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6.491cm"/>
    </style:style>
    <style:style style:name="co3" style:family="table-column">
      <style:table-column-properties fo:break-before="auto" style:column-width="13.3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728cm"/>
    </style:style>
    <style:style style:name="co6" style:family="table-column">
      <style:table-column-properties fo:break-before="auto" style:column-width="14.818cm"/>
    </style:style>
    <style:style style:name="co7" style:family="table-column">
      <style:table-column-properties fo:break-before="auto" style:column-width="27.601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8.516cm"/>
    </style:style>
    <style:style style:name="co11" style:family="table-column">
      <style:table-column-properties fo:break-before="auto" style:column-width="17.886cm"/>
    </style:style>
    <style:style style:name="co12" style:family="table-column">
      <style:table-column-properties fo:break-before="auto" style:column-width="52.573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5.937cm"/>
    </style:style>
    <style:style style:name="co15" style:family="table-column">
      <style:table-column-properties fo:break-before="auto" style:column-width="6.01cm"/>
    </style:style>
    <style:style style:name="co16" style:family="table-column">
      <style:table-column-properties fo:break-before="auto" style:column-width="4.757cm"/>
    </style:style>
    <style:style style:name="co17" style:family="table-column">
      <style:table-column-properties fo:break-before="auto" style:column-width="3.231cm"/>
    </style:style>
    <style:style style:name="co18" style:family="table-column">
      <style:table-column-properties fo:break-before="auto" style:column-width="5.519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2.833cm"/>
    </style:style>
    <style:style style:name="co21" style:family="table-column">
      <style:table-column-properties fo:break-before="auto" style:column-width="3.886cm"/>
    </style:style>
    <style:style style:name="co22" style:family="table-column">
      <style:table-column-properties fo:break-before="auto" style:column-width="2.9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12cm" fo:break-before="auto" style:use-optimal-row-height="true"/>
    </style:style>
    <style:style style:name="ro6" style:family="table-row">
      <style:table-row-properties style:row-height="1.29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/>
    </style:style>
    <style:style style:name="ce7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wrap-option="no-wrap"/>
    </style:style>
    <style:style style:name="ce1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fDes Specification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16381"/>
        <table:table-row table:style-name="ro1">
          <table:table-cell table:style-name="ce7" office:value-type="string" calcext:value-type="string">
            <text:p>RefDes</text:p>
          </table:table-cell>
          <table:table-cell table:style-name="ce7" office:value-type="string" calcext:value-type="string">
            <text:p>Popis (slovensky)</text:p>
          </table:table-cell>
          <table:table-cell table:style-name="ce7" office:value-type="string" calcext:value-type="string">
            <text:p>Poznámka / príklad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Zostava, modul</text:p>
          </table:table-cell>
          <table:table-cell table:style-name="ce12" office:value-type="string" calcext:value-type="string">
            <text:p>DC-DC modul, EMI/EMC filter box, celé podsystémy, HMI modul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2" office:value-type="string" calcext:value-type="string">
            <text:p>Batéria, merací alebo ochranný prístroj</text:p>
          </table:table-cell>
          <table:table-cell table:style-name="ce12" office:value-type="string" calcext:value-type="string">
            <text:p>Batéria, akumulátor, merač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Kondenzátor</text:p>
          </table:table-cell>
          <table:table-cell table:style-name="ce12" office:value-type="string" calcext:value-type="string">
            <text:p>Pevné aj nastaviteľné, súčasť EMI filtrov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Dióda (vrátane LED)</text:p>
          </table:table-cell>
          <table:table-cell table:style-name="ce12" office:value-type="string" calcext:value-type="string">
            <text:p>LED, fotodiódy, usmerňovače, Zener diód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Elektrický prvok – všeobecný</text:p>
          </table:table-cell>
          <table:table-cell table:style-name="ce12" office:value-type="string" calcext:value-type="string">
            <text:p>Používa sa výnimočne, keď iné nepasuje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oistka</text:p>
          </table:table-cell>
          <table:table-cell table:style-name="ce12" office:value-type="string" calcext:value-type="string">
            <text:p>Tavné poistky, PTC resetovateľné poistk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12" office:value-type="string" calcext:value-type="string">
            <text:p>Generátor, zdroj signálu</text:p>
          </table:table-cell>
          <table:table-cell table:style-name="ce12" office:value-type="string" calcext:value-type="string">
            <text:p>Oscilátory, generátory impulzov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12" office:value-type="string" calcext:value-type="string">
            <text:p>Výhrevný prvok, žiarovka, displej</text:p>
          </table:table-cell>
          <table:table-cell table:style-name="ce12" office:value-type="string" calcext:value-type="string">
            <text:p>Žiarovky, LCD a LED displeje, výhrevné element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JP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ove prepojky</text:p>
          </table:table-cell>
          <table:table-cell table:style-name="Default" table:number-columns-repeated="16381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12" office:value-type="string" calcext:value-type="string">
            <text:p>Relé, stykač</text:p>
          </table:table-cell>
          <table:table-cell table:style-name="ce12" office:value-type="string" calcext:value-type="string">
            <text:p>Relé, reed relé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L</text:p>
          </table:table-cell>
          <table:table-cell table:style-name="ce12" office:value-type="string" calcext:value-type="string">
            <text:p>Cievka, induktor</text:p>
          </table:table-cell>
          <table:table-cell table:style-name="ce12" office:value-type="string" calcext:value-type="string">
            <text:p>Tlmivky, cievky, transformátorové vinutia, EMI filtre s cievkami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DC motor, krokový motor, servo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2" office:value-type="string" calcext:value-type="string">
            <text:p>Sieťový prvok, uzol</text:p>
          </table:table-cell>
          <table:table-cell table:style-name="ce12" office:value-type="string" calcext:value-type="string">
            <text:p>Skôr vo veľkých systémoch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12" office:value-type="string" calcext:value-type="string">
            <text:p>Zdroj napájania</text:p>
          </table:table-cell>
          <table:table-cell table:style-name="ce12" office:value-type="string" calcext:value-type="string">
            <text:p>Sieťové zdroje, PSU modul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olovodičový prvok</text:p>
          </table:table-cell>
          <table:table-cell table:style-name="ce12" office:value-type="string" calcext:value-type="string">
            <text:p>Tranzistory, MOSFET, IGBT, tyristor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12" office:value-type="string" calcext:value-type="string">
            <text:p>Rezistor</text:p>
          </table:table-cell>
          <table:table-cell table:style-name="ce12" office:value-type="string" calcext:value-type="string">
            <text:p>Rezistory, potenciometre, trimre, termistory (NTC/PTC)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Spínač, prepínač</text:p>
          </table:table-cell>
          <table:table-cell table:style-name="ce12" office:value-type="string" calcext:value-type="string">
            <text:p>Tlačidlá, DIP prepínače, jazýčkové spínače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2" office:value-type="string" calcext:value-type="string">
            <text:p>Transformátor</text:p>
          </table:table-cell>
          <table:table-cell table:style-name="ce12" office:value-type="string" calcext:value-type="string">
            <text:p>Samostatné transformátory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12" office:value-type="string" calcext:value-type="string">
            <text:p>Integrovaný obvod</text:p>
          </table:table-cell>
          <table:table-cell table:style-name="ce12" office:value-type="string" calcext:value-type="string">
            <text:p>IC, regulátory, optočleny ako puzdro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12" office:value-type="string" calcext:value-type="string">
            <text:p>Elektrónka, vákuová trubica</text:p>
          </table:table-cell>
          <table:table-cell table:style-name="ce12" office:value-type="string" calcext:value-type="string">
            <text:p>Dnes prakticky nepoužívané na DPS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Konektor, svorka, pätica</text:p>
          </table:table-cell>
          <table:table-cell table:style-name="ce12" office:value-type="string" calcext:value-type="string">
            <text:p>Header, konektory, svorkovnice, zásuvky, test point (TP)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Snímač, prevodník, kryštál, piezo</text:p>
          </table:table-cell>
          <table:table-cell table:style-name="ce12" office:value-type="string" calcext:value-type="string">
            <text:p>Senzory (teplota, Hall), kryštály, rezonátory, mikrofóny, reproduktory, piezomeniče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12" office:value-type="string" calcext:value-type="string">
            <text:p>Ochranný prvok</text:p>
          </table:table-cell>
          <table:table-cell table:style-name="ce12" office:value-type="string" calcext:value-type="string">
            <text:p>Varistor, bleskoistka, supresor, surge protector</text:p>
          </table:table-cell>
          <table:table-cell table:style-name="ce36" table:number-columns-repeated="16381"/>
        </table:table-row>
        <table:table-row table:style-name="ro2">
          <table:table-cell table:style-name="ce8" office:value-type="string" calcext:value-type="string">
            <text:p>ME</text:p>
          </table:table-cell>
          <table:table-cell table:style-name="ce12" office:value-type="string" calcext:value-type="string">
            <text:p>Mechanická časť</text:p>
          </table:table-cell>
          <table:table-cell table:style-name="ce12" office:value-type="string" calcext:value-type="string">
            <text:p>Chladiče, držiaky, plechy, krabičky, šasi, kryty (plastové aj kovové)</text:p>
            <text:p>Graficke symboly na DPS ako logo, EAN kod</text:p>
            <text:p>Technologicke znacky ako navadzacie body technologicke okolie</text:p>
          </table:table-cell>
          <table:table-cell table:style-name="ce36" table:number-columns-repeated="16381"/>
        </table:table-row>
        <table:table-row table:style-name="ro1">
          <table:table-cell table:style-name="ce8" office:value-type="string" calcext:value-type="string">
            <text:p>MH</text:p>
          </table:table-cell>
          <table:table-cell table:style-name="ce12" office:value-type="string" calcext:value-type="string">
            <text:p>Montážny materiál</text:p>
          </table:table-cell>
          <table:table-cell table:style-name="ce12" office:value-type="string" calcext:value-type="string">
            <text:p>Skrutky, podložky, dištančné stĺpiky, montážny otvor</text:p>
          </table:table-cell>
          <table:table-cell table:style-name="ce36" table:number-columns-repeated="16381"/>
        </table:table-row>
        <table:table-row table:style-name="ro1">
          <table:table-cell table:style-name="Default" table:number-columns-repeated="3"/>
          <table:table-cell table:style-name="ce36" table:number-columns-repeated="16381"/>
        </table:table-row>
        <table:table-row table:style-name="ro1" table:number-rows-repeated="1048548">
          <table:table-cell table:number-columns-repeated="3"/>
          <table:table-cell table:style-name="ce36" table:number-columns-repeated="16381"/>
        </table:table-row>
        <table:table-row table:style-name="ro1">
          <table:table-cell table:number-columns-repeated="3"/>
          <table:table-cell table:style-name="ce36" table:number-columns-repeated="16381"/>
        </table:table-row>
      </table:table>
      <table:table table:name="Export for GitHUB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" table:default-cell-style-name="ce15"/>
        <table:table-column table:style-name="co16" table:default-cell-style-name="ce15"/>
        <table:table-column table:style-name="co17" table:number-columns-repeated="4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" office:value-type="string" calcext:value-type="string">
            <text:p>Filename/Library</text:p>
          </table:table-cell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ki_keywords</text:p>
          </table:table-cell>
          <table:table-cell table:style-name="ce13" office:value-type="string" calcext:value-type="string">
            <text:p>Reference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Footprint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Technology</text:p>
          </table:table-cell>
          <table:table-cell table:style-name="ce13" office:value-type="string" calcext:value-type="string">
            <text:p>MFG</text:p>
          </table:table-cell>
          <table:table-cell table:style-name="ce13" office:value-type="string" calcext:value-type="string">
            <text:p>MPN</text:p>
          </table:table-cell>
          <table:table-cell table:style-name="ce13" office:value-type="string" calcext:value-type="string">
            <text:p>Device_Marking</text:p>
          </table:table-cell>
          <table:table-cell table:style-name="ce14" office:value-type="string" calcext:value-type="string">
            <text:p>OC_LCSC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OC_RS</text:p>
          </table:table-cell>
          <table:table-cell table:style-name="ce14" office:value-type="string" calcext:value-type="string">
            <text:p>OC_DISTRELEC</text:p>
          </table:table-cell>
          <table:table-cell table:style-name="ce14" office:value-type="string" calcext:value-type="string">
            <text:p>OC_TME</text:p>
          </table:table-cell>
          <table:table-cell table:style-name="ce14" office:value-type="string" calcext:value-type="string">
            <text:p>OC_FARNELL</text:p>
          </table:table-cell>
          <table:table-cell table:style-name="ce14" office:value-type="string" calcext:value-type="string">
            <text:p>OC_DIGIKEY</text:p>
          </table:table-cell>
          <table:table-cell table:style-name="ce14" office:value-type="string" calcext:value-type="string">
            <text:p>OC_SOS</text:p>
          </table:table-cell>
          <table:table-cell table:style-name="ce13" office:value-type="string" calcext:value-type="string">
            <text:p>Z-SYSCODE</text:p>
          </table:table-cell>
          <table:table-cell table:style-name="ce13" office:value-type="string" calcext:value-type="string">
            <text:p>Assembly_Note</text:p>
          </table:table-cell>
          <table:table-cell table:style-name="ce1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udio_TDK.kicad_sym</text:p>
          </table:table-cell>
          <table:table-cell office:value-type="string" calcext:value-type="string">
            <text:p>PS1240P02BT, THD, 3V, 70dB, TDK</text:p>
          </table:table-cell>
          <table:table-cell office:value-type="string" calcext:value-type="string">
            <text:p>SMD Piezo element non polarised, 70 dB (4kHz), 3V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S1240P02BT</text:p>
          </table:table-cell>
          <table:table-cell office:value-type="string" calcext:value-type="string">
            <text:p>THD_Audio_TDK:SPKADVV_500W65D1220H655-2N_PS12_TDK</text:p>
          </table:table-cell>
          <table:table-cell office:value-type="string" calcext:value-type="string">
            <text:p>https://product.tdk.com/system/files/dam/doc/product/sw_piezo/sw_piezo/piezo-buzzer/catalog/piezoelectronic_buzzer_ps_en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PS1240P02B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6871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721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ETH_Wurth.kicad_sym</text:p>
          </table:table-cell>
          <table:table-cell office:value-type="string" calcext:value-type="string">
            <text:p>7499010121A, THD, RJ45 8P8C Female, transf+2xLED, Horizontal, Wurth</text:p>
          </table:table-cell>
          <table:table-cell office:value-type="string" calcext:value-type="string">
            <text:p>RJ45 8P8C, Female, with transformer, with 2xLED, 16.1x25.4x13.55mm, Horizontal, Wurth</text:p>
          </table:table-cell>
          <table:table-cell office:value-type="string" calcext:value-type="string">
            <text:p>ETH,RJ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499010121A</text:p>
          </table:table-cell>
          <table:table-cell office:value-type="string" calcext:value-type="string">
            <text:p>THD_Connector_ETH_Wurth:ETHRJ45_8P8C_7499010121A_Wurth</text:p>
          </table:table-cell>
          <table:table-cell office:value-type="string" calcext:value-type="string">
            <text:p>https://www.we-online.com/components/products/datasheet/7499010121A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Wurth Elektronik</text:p>
          </table:table-cell>
          <table:table-cell table:number-columns-repeated="2" office:value-type="string" calcext:value-type="string">
            <text:p>7499010121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10-7499010121A</text:p>
          </table:table-cell>
          <table:table-cell office:value-type="string" calcext:value-type="string">
            <text:p>735-0239</text:p>
          </table:table-cell>
          <table:table-cell office:value-type="string" calcext:value-type="string">
            <text:p>300-63-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36379</text:p>
          </table:table-cell>
          <table:table-cell office:value-type="string" calcext:value-type="string">
            <text:p>732-1650-ND</text:p>
          </table:table-cell>
          <table:table-cell office:value-type="string" calcext:value-type="string">
            <text:p>19484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20-80perc_Y5V_Generic.kicad_sym</text:p>
          </table:table-cell>
          <table:table-cell office:value-type="string" calcext:value-type="string">
            <text:p>100n, THD 5.00mm, 100V, +/-20%, Y5V, Generic</text:p>
          </table:table-cell>
          <table:table-cell office:value-type="string" calcext:value-type="string">
            <text:p>Capacitor ceramic, THD 5.00mm, 100V, 20..80%, Y5V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_JFZ_310V_10perc_X2_JBCapacitors.kicad_sym</text:p>
          </table:table-cell>
          <table:table-cell office:value-type="string" calcext:value-type="string">
            <text:p>100n, THD, RM 15.00mm, 310VAC, +/-10%, JBC</text:p>
          </table:table-cell>
          <table:table-cell office:value-type="string" calcext:value-type="string">
            <text:p>Capacitor X2 PP Foil, THD 15.00mm, 310VAC, JFZ Series, JB Capacitors</text:p>
          </table:table-cell>
          <table:table-cell office:value-type="string" calcext:value-type="string">
            <text:p>CCAP,X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310VAC</text:p>
          </table:table-cell>
          <table:table-cell office:value-type="string" calcext:value-type="string">
            <text:p>THD_Capacitor_JBCap:CAPRR1500W90L1800T600H1200</text:p>
          </table:table-cell>
          <table:table-cell office:value-type="string" calcext:value-type="string">
            <text:p>https://www.tme.eu/Document/13ccb7880bac8bd38632e7baf71c9910/JFZ-X2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B Capacitors</text:p>
          </table:table-cell>
          <table:table-cell office:value-type="string" calcext:value-type="string">
            <text:p>JFZ0A9104K150000B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Elyt_SMD_50V_20perc_LowESR_FK-Series_Panasonic.kicad_sym</text:p>
          </table:table-cell>
          <table:table-cell office:value-type="string" calcext:value-type="string">
            <text:p>100u, SMD, 50V, +/-20%, Low ESR, Panasonic</text:p>
          </table:table-cell>
          <table:table-cell office:value-type="string" calcext:value-type="string">
            <text:p>Capacitor electrolytic, SMD, 50V, Low ESR, 2000-5000Hrs @105Â°C, FK Series, Panasoni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u/50V</text:p>
          </table:table-cell>
          <table:table-cell office:value-type="string" calcext:value-type="string">
            <text:p>SMD_Capacitor_Elyt_Panasonic:CAPAE830X1020N_Panasonic-F</text:p>
          </table:table-cell>
          <table:table-cell office:value-type="string" calcext:value-type="string">
            <text:p>https://industrial.panasonic.com/cdbs/www-data/pdf/RDE0000/ABA0000C11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H101P</text:p>
          </table:table-cell>
          <table:table-cell office:value-type="string" calcext:value-type="string">
            <text:p>100 50 FK</text:p>
          </table:table-cell>
          <table:table-cell office:value-type="string" calcext:value-type="string">
            <text:p>C178548</text:p>
          </table:table-cell>
          <table:table-cell office:value-type="string" calcext:value-type="string">
            <text:p>667-EEE-FK1H101P</text:p>
          </table:table-cell>
          <table:table-cell office:value-type="string" calcext:value-type="string">
            <text:p>537-0540</text:p>
          </table:table-cell>
          <table:table-cell office:value-type="string" calcext:value-type="string">
            <text:p>167-23-868</text:p>
          </table:table-cell>
          <table:table-cell office:value-type="string" calcext:value-type="string">
            <text:p>EEEFK1H101P</text:p>
          </table:table-cell>
          <table:table-cell office:value-type="string" calcext:value-type="string">
            <text:p>9695958</text:p>
          </table:table-cell>
          <table:table-cell office:value-type="string" calcext:value-type="string">
            <text:p>PCE3809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0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Elyt_THD2.50_63V_20perc_105C_1000H_Generic.kicad_sym</text:p>
          </table:table-cell>
          <table:table-cell office:value-type="string" calcext:value-type="string">
            <text:p>47u, THD 2.5, 63V, +/-20%, Generic</text:p>
          </table:table-cell>
          <table:table-cell office:value-type="string" calcext:value-type="string">
            <text:p>Capacitor electrolytic, THD 2.50mm, 63V, 20%, 1000Hrs @105Â°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/63V</text:p>
          </table:table-cell>
          <table:table-cell office:value-type="string" calcext:value-type="string">
            <text:p>THD_Capacitor_Generic:CAPPRD250W70D630H1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USB_Ninigi.kicad_sym</text:p>
          </table:table-cell>
          <table:table-cell office:value-type="string" calcext:value-type="string">
            <text:p>USBB-BV, THD, USB-2.0-B, Vertical, Ninigi</text:p>
          </table:table-cell>
          <table:table-cell office:value-type="string" calcext:value-type="string">
            <text:p>PCB Connector, USB-2.0, Type B, 12x11x16.1mm, Vertical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411 05</text:p>
          </table:table-cell>
          <table:table-cell office:value-type="string" calcext:value-type="string">
            <text:p>THD_Connector_USB_Lumberg:CONNUSBV4W190P250H1610N-241105_Lumberg</text:p>
          </table:table-cell>
          <table:table-cell office:value-type="string" calcext:value-type="string">
            <text:p>https://www.tme.eu/Document/ad321a3664afd6b939251b221569d870/USBB-BV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USBB-BV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USBB-BV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ONSemi.kicad_sym</text:p>
          </table:table-cell>
          <table:table-cell office:value-type="string" calcext:value-type="string">
            <text:p>LL4148, DO213AC, Signal diode, 100V, 200mA, ON</text:p>
          </table:table-cell>
          <table:table-cell office:value-type="string" calcext:value-type="string">
            <text:p>Diode Small Signal, SOD80A/DO-213AC, Vrrm: 100V, If: 200mA, Ir&lt;25nA, Vf&lt;1.0V @10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_Semiconductor_Generic:DIOMELF3414N_DO213AC_MiniMELF</text:p>
          </table:table-cell>
          <table:table-cell office:value-type="string" calcext:value-type="string">
            <text:p>https://www.tme.eu/Document/719e3c29769cb8dee605f959a3db8a4a/LL414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135</text:p>
          </table:table-cell>
          <table:table-cell office:value-type="string" calcext:value-type="string">
            <text:p>512-LL4148</text:p>
          </table:table-cell>
          <table:table-cell office:value-type="string" calcext:value-type="string">
            <text:p>670-8826</text:p>
          </table:table-cell>
          <table:table-cell office:value-type="string" calcext:value-type="string">
            <text:p>302-30-889</text:p>
          </table:table-cell>
          <table:table-cell office:value-type="string" calcext:value-type="string">
            <text:p>LL4148-FAI</text:p>
          </table:table-cell>
          <table:table-cell office:value-type="string" calcext:value-type="string">
            <text:p>2101203</text:p>
          </table:table-cell>
          <table:table-cell office:value-type="string" calcext:value-type="string">
            <text:p>LL4148FSCT-ND</text:p>
          </table:table-cell>
          <table:table-cell office:value-type="string" calcext:value-type="string">
            <text:p>T372589</text:p>
          </table:table-cell>
          <table:table-cell office:value-type="string" calcext:value-type="string">
            <text:p>11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se_Eska.kicad_sym</text:p>
          </table:table-cell>
          <table:table-cell office:value-type="string" calcext:value-type="string">
            <text:p>522.522, Mech, Glass fuse, 3.15A, 250VAC, Eska</text:p>
          </table:table-cell>
          <table:table-cell office:value-type="string" calcext:value-type="string">
            <text:p>Fuse cylindrical glass, Time-Lag, 5x20mm, 250VAC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3,15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9128035b9d50f6bbcf0a57f0845d1c57/22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Eska</text:p>
          </table:table-cell>
          <table:table-cell office:value-type="string" calcext:value-type="string">
            <text:p>522.522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DT_Epcos.kicad_sym</text:p>
          </table:table-cell>
          <table:table-cell office:value-type="string" calcext:value-type="string">
            <text:p>B88069X9590B502, THD, Gas disch. tube, 150V, 4kA, Epcos</text:p>
          </table:table-cell>
          <table:table-cell office:value-type="string" calcext:value-type="string">
            <text:p>Surge Arrester, Fast, 150V, 10kA, -40 to 125Â°C</text:p>
          </table:table-cell>
          <table:table-cell office:value-type="string" calcext:value-type="string">
            <text:p>GD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88069X9590B502</text:p>
          </table:table-cell>
          <table:table-cell office:value-type="string" calcext:value-type="string">
            <text:p>THD_GDT_Epcos:GDTAD880W100L1000D800-3N_Epcos</text:p>
          </table:table-cell>
          <table:table-cell office:value-type="string" calcext:value-type="string">
            <text:p>https://www.farnell.com/datasheets/3954723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B88069X9590B50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2529338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ader_Amphenol.kicad_sym</text:p>
          </table:table-cell>
          <table:table-cell office:value-type="string" calcext:value-type="string">
            <text:p>77313-818-16LF, THD, 2x8pin, 2.54mm, h{colon}8.6mm, Gold, Male, Amphenol</text:p>
          </table:table-cell>
          <table:table-cell office:value-type="string" calcext:value-type="string">
            <text:p>Header Pins Dual Male, 2x8 pin, 2.54, h:8.6mm, Gold, THD</text:p>
          </table:table-cell>
          <table:table-cell office:value-type="string" calcext:value-type="string">
            <text:p>CON16,HEADER2x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7313-818-16LF</text:p>
          </table:table-cell>
          <table:table-cell office:value-type="string" calcext:value-type="string">
            <text:p>THD_Header_Connfly:HDRV16W64P254H860_2X8_PADC+R_170_170H100</text:p>
          </table:table-cell>
          <table:table-cell office:value-type="string" calcext:value-type="string">
            <text:p>https://www.tme.eu/Document/e749bc1109c319ebf4eb6c9c60781caa/77313-818-XXLF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7313-818-16L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338979</text:p>
          </table:table-cell>
          <table:table-cell office:value-type="string" calcext:value-type="string">
            <text:p>649-77313-818-16L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313-818-16LF</text:p>
          </table:table-cell>
          <table:table-cell office:value-type="string" calcext:value-type="string">
            <text:p>3882077</text:p>
          </table:table-cell>
          <table:table-cell office:value-type="string" calcext:value-type="string">
            <text:p>609-5139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552BS, HVQFN24, 16-bit LED Driver, I2C, NXP</text:p>
          </table:table-cell>
          <table:table-cell office:value-type="string" calcext:value-type="string">
            <text:p>16-bit I2C LED Driver 100mA with programmable blink rates, 5V, with A0,A1,A2, HVQFN-24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552B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nxp.com/docs/en/data-sheet/PCA955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552B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678763</text:p>
          </table:table-cell>
          <table:table-cell office:value-type="string" calcext:value-type="string">
            <text:p>771-PCA9552BS-T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5950</text:p>
          </table:table-cell>
          <table:table-cell office:value-type="string" calcext:value-type="string">
            <text:p>568-3389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552D, SO24, 16-bit LED Driver, I2C, NXP</text:p>
          </table:table-cell>
          <table:table-cell office:value-type="string" calcext:value-type="string">
            <text:p>16-bit I2C LED Driver 100mA with programmable blink rates, 5V, with A0,A1,A2, SO-24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552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nxp.com/docs/en/data-sheet/PCA955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552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157803</text:p>
          </table:table-cell>
          <table:table-cell office:value-type="string" calcext:value-type="string">
            <text:p>771-PCA9552D-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CA9552D</text:p>
          </table:table-cell>
          <table:table-cell office:value-type="string" calcext:value-type="string">
            <text:p>2985179</text:p>
          </table:table-cell>
          <table:table-cell office:value-type="string" calcext:value-type="string">
            <text:p>568-PCA9552D118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552PW, TSSOP24, 16-bit LED Driver, I2C, NXP</text:p>
          </table:table-cell>
          <table:table-cell office:value-type="string" calcext:value-type="string">
            <text:p>16-bit I2C LED Driver 100mA with programmable blink rates, 5V, with A0,A1,A2, TSSOP-24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552P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nxp.com/docs/en/data-sheet/PCA955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552P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9513</text:p>
          </table:table-cell>
          <table:table-cell office:value-type="string" calcext:value-type="string">
            <text:p>771-PCA9552PW-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CA9552PW</text:p>
          </table:table-cell>
          <table:table-cell office:value-type="string" calcext:value-type="string">
            <text:p>2775951</text:p>
          </table:table-cell>
          <table:table-cell office:value-type="string" calcext:value-type="string">
            <text:p>568-11924-1-ND</text:p>
          </table:table-cell>
          <table:table-cell office:value-type="string" calcext:value-type="string">
            <text:p>28781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555D, SO24, 16-bit expander, I2C, NXP</text:p>
          </table:table-cell>
          <table:table-cell office:value-type="string" calcext:value-type="string">
            <text:p>16-bit I2C expander with Interrupt, SO-24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555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nxp.com/documents/data_sheet/PCA95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555D</text:p>
          </table:table-cell>
          <table:table-cell office:value-type="string" calcext:value-type="string">
            <text:p>PCA9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PCA9555D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63227</text:p>
          </table:table-cell>
          <table:table-cell office:value-type="string" calcext:value-type="string">
            <text:p>PCA9555D</text:p>
          </table:table-cell>
          <table:table-cell office:value-type="string" calcext:value-type="string">
            <text:p>890607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90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555PW, TSSOP24, 16-bit expander, I2C, NXP</text:p>
          </table:table-cell>
          <table:table-cell office:value-type="string" calcext:value-type="string">
            <text:p>16-bit I2C expander with Interrupt, TSSOP-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nxp.com/documents/data_sheet/PCA95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CA9555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74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622DR, TSSOP32, 16-bit LED Driver, I2C, NXP</text:p>
          </table:table-cell>
          <table:table-cell office:value-type="string" calcext:value-type="string">
            <text:p>16-bit I2C LED Driver 100mA, 40V, <text:s/>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nxp.com/docs/en/data-sheet/PCA96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622D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1-PCA9622DR,11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407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633DP1, TSSOP8, 4-bit LED Driver, I2C, NXP</text:p>
          </table:table-cell>
          <table:table-cell office:value-type="string" calcext:value-type="string">
            <text:p>4-bit I2C LED Driver 100mA, 40V, TSSOP-8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633DP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nxp.com/documents/data_sheet/PCA963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633DP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1-PCA9633DP1-T </text:p>
          </table:table-cell>
          <table:table-cell office:value-type="string" calcext:value-type="string">
            <text:p>510-97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633DP2, TSSOP10, 4-bit LED Driver, I2C, NXP</text:p>
          </table:table-cell>
          <table:table-cell office:value-type="string" calcext:value-type="string">
            <text:p>4-bit I2C LED Driver 100mA, 40V, With A0, A1, TSSOP-10, 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633DP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nxp.com/documents/data_sheet/PCA963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633DP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1-PCA9633DP2-T</text:p>
          </table:table-cell>
          <table:table-cell office:value-type="string" calcext:value-type="string">
            <text:p>510-90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952TW, HTSSOP28, 16-bit LED Driver, I2C, ExtRST, NXP</text:p>
          </table:table-cell>
          <table:table-cell office:value-type="string" calcext:value-type="string">
            <text:p>16-bit I2C LED Driver 100mA, 40V, with Ext.RSET and OE, HTSSOP-28, NXP</text:p>
          </table:table-cell>
          <table:table-cell office:value-type="string" calcext:value-type="string">
            <text:p>I2C,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952TW</text:p>
          </table:table-cell>
          <table:table-cell office:value-type="string" calcext:value-type="string">
            <text:p>SMD_IC_Generic:SOP65P640X110-29N_HTSSOP28_SOT1172-2_MO-153</text:p>
          </table:table-cell>
          <table:table-cell office:value-type="string" calcext:value-type="string">
            <text:p>http://www.nxp.com/documents/data_sheet/PCA9952_PCA99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952T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1-PCA9952TW11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955BTW, HTSSOP28, 16-bit LED Driver, I2C, ExtRST, NXP</text:p>
          </table:table-cell>
          <table:table-cell office:value-type="string" calcext:value-type="string">
            <text:p>16-bit I2C LED Driver 57mA, 20V, with Ext.RSET, HTSSOP-28, NXP</text:p>
          </table:table-cell>
          <table:table-cell office:value-type="string" calcext:value-type="string">
            <text:p>I2C,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955BTW</text:p>
          </table:table-cell>
          <table:table-cell office:value-type="string" calcext:value-type="string">
            <text:p>SMD_IC_Generic:SOP65P640X110-29N_HTSSOP28_SOT1172-2_MO-153</text:p>
          </table:table-cell>
          <table:table-cell office:value-type="string" calcext:value-type="string">
            <text:p>https://www.nxp.com/docs/en/data-sheet/PCA9952_PCA99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955BTWJ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678563</text:p>
          </table:table-cell>
          <table:table-cell office:value-type="string" calcext:value-type="string">
            <text:p>771-PCA9955BTWJ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59859</text:p>
          </table:table-cell>
          <table:table-cell office:value-type="string" calcext:value-type="string">
            <text:p>568-12427-1-ND</text:p>
          </table:table-cell>
          <table:table-cell office:value-type="string" calcext:value-type="string">
            <text:p>T547227</text:p>
          </table:table-cell>
          <table:table-cell office:value-type="string" calcext:value-type="string">
            <text:p>110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NXP.kicad_sym</text:p>
          </table:table-cell>
          <table:table-cell office:value-type="string" calcext:value-type="string">
            <text:p>PCA9955TW, HTSSOP28, 16-bit LED Driver, I2C, ExtRST, NXP</text:p>
          </table:table-cell>
          <table:table-cell office:value-type="string" calcext:value-type="string">
            <text:p>16-bit I2C LED Driver 57mA, 40V, with Ext.RSET, HTSSOP-28, NXP</text:p>
          </table:table-cell>
          <table:table-cell office:value-type="string" calcext:value-type="string">
            <text:p>I2C,L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A9955TW</text:p>
          </table:table-cell>
          <table:table-cell office:value-type="string" calcext:value-type="string">
            <text:p>SMD_IC_Generic:SOP65P640X110-29N_HTSSOP28_SOT1172-2_MO-153</text:p>
          </table:table-cell>
          <table:table-cell office:value-type="string" calcext:value-type="string">
            <text:p>https://www.nxp.com/docs/en/data-sheet/PCA9952_PCA99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955BTWJ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71-PCA9955TWQ90011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0539</text:p>
          </table:table-cell>
          <table:table-cell office:value-type="string" calcext:value-type="string">
            <text:p>2156-PCA9955TW/S911118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3232CDR, SO16, 232 Transceiver, 400kbps, 3-5V, STM</text:p>
          </table:table-cell>
          <table:table-cell office:value-type="string" calcext:value-type="string">
            <text:p>3-5V, SMD, SO-16, <text:s/>400 kbps RS-232 transceiver, 0 to 70Â°C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3232CDR</text:p>
          </table:table-cell>
          <table:table-cell office:value-type="string" calcext:value-type="string">
            <text:p>SMD_IC_STM:SOIC127P700X200-16N_SO-16_STM</text:p>
          </table:table-cell>
          <table:table-cell office:value-type="string" calcext:value-type="string">
            <text:p>https://www.farnell.com/datasheets/1766333.pdf?_gl=1*jgzcpn*_gcl_aw*R0NMLjE3MjcyMTcyOTMuQ2owS0NRand4c20zQmhEckFSSXNBTXRWejZQTEM2T3U0OS1HVWN2S25oXzJGQ1JTdHJIYmJSV3Z6bjdxVnc1Z29uSjlUdU1NLWhWOGZfY2FBanZIRUFMd193Y0I.*_gcl_au*OTA5MjA5OTE2LjE3MjcyMTgwMzI.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3232C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65465</text:p>
          </table:table-cell>
          <table:table-cell office:value-type="string" calcext:value-type="string">
            <text:p>511-ST3232CDR</text:p>
          </table:table-cell>
          <table:table-cell office:value-type="string" calcext:value-type="string">
            <text:p>415-2105</text:p>
          </table:table-cell>
          <table:table-cell office:value-type="string" calcext:value-type="string">
            <text:p>303-74-345</text:p>
          </table:table-cell>
          <table:table-cell office:value-type="string" calcext:value-type="string">
            <text:p>ST3232CDR</text:p>
          </table:table-cell>
          <table:table-cell office:value-type="string" calcext:value-type="string">
            <text:p>2463693</text:p>
          </table:table-cell>
          <table:table-cell office:value-type="string" calcext:value-type="string">
            <text:p>497-3731-1-ND</text:p>
          </table:table-cell>
          <table:table-cell office:value-type="string" calcext:value-type="string">
            <text:p>T110648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3232EBDR, SO16, 232 Transceiver, 400kbps, 3-5V, STM</text:p>
          </table:table-cell>
          <table:table-cell office:value-type="string" calcext:value-type="string">
            <text:p>3-5V, SMD, SO-16, <text:s/>400 kbps RS-232 transceiver, ESD, -40 to 85Â°C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3232EBDR</text:p>
          </table:table-cell>
          <table:table-cell office:value-type="string" calcext:value-type="string">
            <text:p>SMD_IC_STM:SOIC127P700X200-16N_SO-16_STM</text:p>
          </table:table-cell>
          <table:table-cell office:value-type="string" calcext:value-type="string">
            <text:p>https://www.tme.eu/Document/de702572cb81736231cab73a6afbf9f9/ST3232E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3232EB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70561</text:p>
          </table:table-cell>
          <table:table-cell office:value-type="string" calcext:value-type="string">
            <text:p>511-ST3232EBDR</text:p>
          </table:table-cell>
          <table:table-cell office:value-type="string" calcext:value-type="string">
            <text:p>426-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3232EBDR</text:p>
          </table:table-cell>
          <table:table-cell office:value-type="string" calcext:value-type="string">
            <text:p>1467753</text:p>
          </table:table-cell>
          <table:table-cell office:value-type="string" calcext:value-type="string">
            <text:p>497-6996-1-ND</text:p>
          </table:table-cell>
          <table:table-cell office:value-type="string" calcext:value-type="string">
            <text:p>T122545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3485EBDR, SO8, 485/422 Transceiver, 3.3V, STM</text:p>
          </table:table-cell>
          <table:table-cell office:value-type="string" calcext:value-type="string">
            <text:p>3.3V, SMD, 15 kV ESD protected, up to 12 Mbps RS-485/RS-422 transceiver, -40 to 85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3485EBDR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://www.st.com/st-web-ui/static/active/en/resource/technical/document/datasheet/CD0000313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3485EBDR</text:p>
          </table:table-cell>
          <table:table-cell office:value-type="string" calcext:value-type="string">
            <text:p>3485EB</text:p>
          </table:table-cell>
          <table:table-cell office:value-type="string" calcext:value-type="string">
            <text:p>C75809</text:p>
          </table:table-cell>
          <table:table-cell office:value-type="string" calcext:value-type="string">
            <text:p>511-ST3485EBD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T3485EBD</text:p>
          </table:table-cell>
          <table:table-cell office:value-type="string" calcext:value-type="string">
            <text:p>2253266</text:p>
          </table:table-cell>
          <table:table-cell office:value-type="string" calcext:value-type="string">
            <text:p>516-3164-5-ND</text:p>
          </table:table-cell>
          <table:table-cell office:value-type="string" calcext:value-type="string">
            <text:p>W008452</text:p>
          </table:table-cell>
          <table:table-cell office:value-type="string" calcext:value-type="string">
            <text:p>94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3485ECDR, SO8, 485/422 Transceiver, 3.3V, STM</text:p>
          </table:table-cell>
          <table:table-cell office:value-type="string" calcext:value-type="string">
            <text:p>3.3V, SMD, SO-8, ST, 15 kV ESD protected, up to 12 Mbps RS-485/RS-422 transceiver, 0 to 70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3485ECDR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://www.st.com/st-web-ui/static/active/en/resource/technical/document/datasheet/CD0000313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3485ECDR</text:p>
          </table:table-cell>
          <table:table-cell office:value-type="string" calcext:value-type="string">
            <text:p>3485EC</text:p>
          </table:table-cell>
          <table:table-cell office:value-type="string" calcext:value-type="string">
            <text:p>C81185</text:p>
          </table:table-cell>
          <table:table-cell office:value-type="string" calcext:value-type="string">
            <text:p>511-ST3485ECDR</text:p>
          </table:table-cell>
          <table:table-cell office:value-type="string" calcext:value-type="string">
            <text:p>103-21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3485ECDR</text:p>
          </table:table-cell>
          <table:table-cell office:value-type="string" calcext:value-type="string">
            <text:p>1842628</text:p>
          </table:table-cell>
          <table:table-cell office:value-type="string" calcext:value-type="string">
            <text:p>497-6540-1-ND</text:p>
          </table:table-cell>
          <table:table-cell office:value-type="string" calcext:value-type="string">
            <text:p>13435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485EBDR, SO8, 485/422 Transceiver, 5V, 5Mbps, STM</text:p>
          </table:table-cell>
          <table:table-cell office:value-type="string" calcext:value-type="string">
            <text:p>5V, SMD, SO-8, ST, 15 kV ESD protected, 5 Mbps RS-485/RS-422 transceiver, - 40 to 85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485EBDR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st.com/resource/en/datasheet/st485e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485EBDR</text:p>
          </table:table-cell>
          <table:table-cell office:value-type="string" calcext:value-type="string">
            <text:p>3485EB</text:p>
          </table:table-cell>
          <table:table-cell office:value-type="string" calcext:value-type="string">
            <text:p>C81186</text:p>
          </table:table-cell>
          <table:table-cell office:value-type="string" calcext:value-type="string">
            <text:p>511-ST485EBDR</text:p>
          </table:table-cell>
          <table:table-cell office:value-type="string" calcext:value-type="string">
            <text:p>426-073</text:p>
          </table:table-cell>
          <table:table-cell office:value-type="string" calcext:value-type="string">
            <text:p>301-70-656</text:p>
          </table:table-cell>
          <table:table-cell office:value-type="string" calcext:value-type="string">
            <text:p>ST485EBDR</text:p>
          </table:table-cell>
          <table:table-cell office:value-type="string" calcext:value-type="string">
            <text:p>1467755</text:p>
          </table:table-cell>
          <table:table-cell office:value-type="string" calcext:value-type="string">
            <text:p>497-2083-1-ND</text:p>
          </table:table-cell>
          <table:table-cell office:value-type="string" calcext:value-type="string">
            <text:p>T122875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Interface_STM.kicad_sym</text:p>
          </table:table-cell>
          <table:table-cell office:value-type="string" calcext:value-type="string">
            <text:p>ST485ECDR, SO8, 485/422 Transceiver, 5V, 5Mbps, STM</text:p>
          </table:table-cell>
          <table:table-cell office:value-type="string" calcext:value-type="string">
            <text:p>5V, SMD, SO-8, ST, 15 kV ESD protected, 5 Mbps RS-485/RS-422 transceiver, 0 to 70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st.com/resource/en/datasheet/st485e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485EC</text:p>
          </table:table-cell>
          <table:table-cell office:value-type="string" calcext:value-type="string">
            <text:p>C283405</text:p>
          </table:table-cell>
          <table:table-cell office:value-type="string" calcext:value-type="string">
            <text:p>511-ST485ECDR</text:p>
          </table:table-cell>
          <table:table-cell office:value-type="string" calcext:value-type="string">
            <text:p>686-4904</text:p>
          </table:table-cell>
          <table:table-cell office:value-type="string" calcext:value-type="string">
            <text:p>301-70-657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1842627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T12591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MCU32_NXP.kicad_sym</text:p>
          </table:table-cell>
          <table:table-cell office:value-type="string" calcext:value-type="string">
            <text:p>LPC5512JBD64, HTQFP64, ARM Cortex-M33, 64kB/48kB, 150MHz, NXP</text:p>
          </table:table-cell>
          <table:table-cell office:value-type="string" calcext:value-type="string">
            <text:p>32-bit ARM Cortex-M33 microcontroller, 150MHz, 64kB Flash, 48kB SRAM, USB FS, CAN2.0, 2 Msps 16b ADC, 36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5512JBD64</text:p>
          </table:table-cell>
          <table:table-cell office:value-type="string" calcext:value-type="string">
            <text:p>SMD_IC_NXP:QFP50P1200X1200X120-65N_HTQFP64_SOT855-5_NXP</text:p>
          </table:table-cell>
          <table:table-cell office:value-type="string" calcext:value-type="string">
            <text:p>https://www.nxp.com/part/MCXC242VL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512JBD64</text:p>
          </table:table-cell>
          <table:table-cell office:value-type="string" calcext:value-type="string">
            <text:p>LPC5512 JBD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LPC5512JBD64E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85149</text:p>
          </table:table-cell>
          <table:table-cell office:value-type="string" calcext:value-type="string">
            <text:p>568-LPC5512JBD64Y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C_MCU32_NXP.kicad_sym</text:p>
          </table:table-cell>
          <table:table-cell office:value-type="string" calcext:value-type="string">
            <text:p>LPC5514JBD64, HTQFP64, ARM Cortex-M33, 128kB/80kB, 150MHz, NXP</text:p>
          </table:table-cell>
          <table:table-cell office:value-type="string" calcext:value-type="string">
            <text:p>32-bit ARM Cortex-M33 microcontroller, 150MHz, 128kB Flash, 80kB SRAM, USB FS+HS, CAN FD, 2 Msps 16b ADC, 36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5514JBD64</text:p>
          </table:table-cell>
          <table:table-cell office:value-type="string" calcext:value-type="string">
            <text:p>SMD_IC_NXP:SMD_IC_NXP:QFP50P1200X1200X120-65N_HTQFP64_SOT855-5_NXP</text:p>
          </table:table-cell>
          <table:table-cell office:value-type="string" calcext:value-type="string">
            <text:p>https://www.nxp.com/part/MCXC242VL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514JBD64</text:p>
          </table:table-cell>
          <table:table-cell office:value-type="string" calcext:value-type="string">
            <text:p>LPC5514 JBD64</text:p>
          </table:table-cell>
          <table:table-cell office:value-type="string" calcext:value-type="string">
            <text:p>C1012832</text:p>
          </table:table-cell>
          <table:table-cell office:value-type="string" calcext:value-type="string">
            <text:p>771-LPC5514JBD64E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85147</text:p>
          </table:table-cell>
          <table:table-cell office:value-type="string" calcext:value-type="string">
            <text:p>568-LPC5514JBD64YCT-ND,568-LPC5514JBD64K-ND,568-LPC5514JBD64E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5516JBD100, HTQFP100, ARM Cortex-M33, 256kB/96kB, 150MHz, NXP</text:p>
          </table:table-cell>
          <table:table-cell office:value-type="string" calcext:value-type="string">
            <text:p>32-bit ARM Cortex-M33 microcontroller, 150MHz, 256kB Flash, 96kB SRAM, USB FS+HS, CAN FD, 2 Msps 16b ADC, 64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5516JBD100</text:p>
          </table:table-cell>
          <table:table-cell office:value-type="string" calcext:value-type="string">
            <text:p>SMD_IC_NXP:QFP50P1600X1600X160-101N_HLQFP100_SOT1570-3_NXP</text:p>
          </table:table-cell>
          <table:table-cell office:value-type="string" calcext:value-type="string">
            <text:p>https://www.nxp.com/docs/en/nxp/data-sheets/LPC55S1x_LPC551x_D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table:number-columns-repeated="2" office:value-type="string" calcext:value-type="string">
            <text:p>LPC5516JBD100</text:p>
          </table:table-cell>
          <table:table-cell office:value-type="string" calcext:value-type="string">
            <text:p>C5194658</text:p>
          </table:table-cell>
          <table:table-cell office:value-type="string" calcext:value-type="string">
            <text:p>771-LPC5516JBD100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PC5516JBD100E</text:p>
          </table:table-cell>
          <table:table-cell office:value-type="string" calcext:value-type="string">
            <text:p>3385143</text:p>
          </table:table-cell>
          <table:table-cell office:value-type="string" calcext:value-type="string">
            <text:p>568-LPC5516JBD100K-ND</text:p>
          </table:table-cell>
          <table:table-cell office:value-type="string" calcext:value-type="string">
            <text:p>T111114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C_MCU32_NXP.kicad_sym</text:p>
          </table:table-cell>
          <table:table-cell office:value-type="string" calcext:value-type="string">
            <text:p>LPC5516JBD64, HTQFP64, ARM Cortex-M33, 256kB/96kB, 150MHz, NXP</text:p>
          </table:table-cell>
          <table:table-cell office:value-type="string" calcext:value-type="string">
            <text:p>32-bit ARM Cortex-M33 microcontroller, 150MHz, 256kB Flash, 96kB SRAM, USB FS+HS, CAN FD, 2 Msps 16b ADC, 36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5516JBD64</text:p>
          </table:table-cell>
          <table:table-cell office:value-type="string" calcext:value-type="string">
            <text:p>SMD_IC_NXP:QFP50P1200X1200X120-65N_HTQFP64_SOT855-5_NXP</text:p>
          </table:table-cell>
          <table:table-cell office:value-type="string" calcext:value-type="string">
            <text:p>https://www.nxp.com/docs/en/nxp/data-sheets/LPC55S1x_LPC551x_D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516JBD64</text:p>
          </table:table-cell>
          <table:table-cell office:value-type="string" calcext:value-type="string">
            <text:p>LPC5516 JBD64</text:p>
          </table:table-cell>
          <table:table-cell office:value-type="string" calcext:value-type="string">
            <text:p>C1012835</text:p>
          </table:table-cell>
          <table:table-cell office:value-type="string" calcext:value-type="string">
            <text:p>771-LPC5516JBD64K,771-LPC5516JBD64E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85145</text:p>
          </table:table-cell>
          <table:table-cell office:value-type="string" calcext:value-type="string">
            <text:p>568-LPC5516JBD64E-ND,568-LPC5516JBD64K-ND,568-LPC5516JBD64Y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C_MCU32_NXP.kicad_sym</text:p>
          </table:table-cell>
          <table:table-cell office:value-type="string" calcext:value-type="string">
            <text:p>LPC5528JBD64, HTQFP64, ARM Cortex-M33, 512kB/256kB, 150MHz, NXP</text:p>
          </table:table-cell>
          <table:table-cell office:value-type="string" calcext:value-type="string">
            <text:p>32-bit ARM Cortex-M33 microcontroller, 150MHz, 512kB Flash, 256kB SRAM, USB FS+HS, SDIO, 1 Msps 16b ADC, 36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5528JBD64</text:p>
          </table:table-cell>
          <table:table-cell office:value-type="string" calcext:value-type="string">
            <text:p>SMD_IC_NXP:QFP50P1200X1200X120-65N_HTQFP64_SOT855-5_NXP</text:p>
          </table:table-cell>
          <table:table-cell office:value-type="string" calcext:value-type="string">
            <text:p>https://www.nxp.com/part/MCXC242VL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528JBD64</text:p>
          </table:table-cell>
          <table:table-cell office:value-type="string" calcext:value-type="string">
            <text:p>LPC5528 JBD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LPC5528JBD64E,771-LPC5528JBD64Y,771-LPC5528JBD64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PC5528JBD64E,LPC5528JBD64K,LPC5528JBD64Y</text:p>
          </table:table-cell>
          <table:table-cell office:value-type="string" calcext:value-type="string">
            <text:p>3265622</text:p>
          </table:table-cell>
          <table:table-cell office:value-type="string" calcext:value-type="string">
            <text:p>568-LPC5528JBD64E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824M201JDH20, TSSOP20, ARM Cortex-M0, 32kB/8kB, NXP</text:p>
          </table:table-cell>
          <table:table-cell office:value-type="string" calcext:value-type="string">
            <text:p>32-bit ARM Cortex-M0 microcontroller, 32kB flash, 8kB SRAM, 16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824M201JDH20</text:p>
          </table:table-cell>
          <table:table-cell office:value-type="string" calcext:value-type="string">
            <text:p>SMD_IC_Generic:SOP65P640X110-20N_TSSOP-20</text:p>
          </table:table-cell>
          <table:table-cell office:value-type="string" calcext:value-type="string">
            <text:p>http://www.nxp.com/documents/data_sheet/LPC82X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24M201JDH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812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22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824M201JHI33, HVQFN32, ARM Cortex-M0, 32kB/8kB, 30MHz, NXP</text:p>
          </table:table-cell>
          <table:table-cell office:value-type="string" calcext:value-type="string">
            <text:p>32-bit ARM Cortex-M0 microcontroller, 30MHz, 32kB flash, 8kB SRAM, 29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824M201JHI33</text:p>
          </table:table-cell>
          <table:table-cell office:value-type="string" calcext:value-type="string">
            <text:p>SMD_IC_NXP:QFN50P500X500X100-33N_HVQFN32_NXP</text:p>
          </table:table-cell>
          <table:table-cell office:value-type="string" calcext:value-type="string">
            <text:p>https://www.nxp.com/docs/en/data-sheet/LPC82X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24M201JHI33Y</text:p>
          </table:table-cell>
          <table:table-cell office:value-type="string" calcext:value-type="string">
            <text:p>824M</text:p>
          </table:table-cell>
          <table:table-cell office:value-type="string" calcext:value-type="string">
            <text:p>C528755</text:p>
          </table:table-cell>
          <table:table-cell office:value-type="string" calcext:value-type="string">
            <text:p>771-LPC824M201JHI33Y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0181</text:p>
          </table:table-cell>
          <table:table-cell office:value-type="string" calcext:value-type="string">
            <text:p>568-13786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844M201JHI33, HVQFN32, ARM Cortex-M0, 64kB/8kB, 30MHz, NXP</text:p>
          </table:table-cell>
          <table:table-cell office:value-type="string" calcext:value-type="string">
            <text:p>32-bit ARM Cortex-M0 microcontroller, 30MHz, 64kB flash, 8kB SRAM, 29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844M201JHI33</text:p>
          </table:table-cell>
          <table:table-cell office:value-type="string" calcext:value-type="string">
            <text:p>SMD_IC_NXP:QFN50P500X500X100-33N_HVQFN32_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44M201JHI33</text:p>
          </table:table-cell>
          <table:table-cell office:value-type="string" calcext:value-type="string">
            <text:p>844M</text:p>
          </table:table-cell>
          <table:table-cell office:value-type="string" calcext:value-type="string">
            <text:p>C2054839</text:p>
          </table:table-cell>
          <table:table-cell office:value-type="string" calcext:value-type="string">
            <text:p>771-LPC844M201JHI33Y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5173</text:p>
          </table:table-cell>
          <table:table-cell office:value-type="string" calcext:value-type="string">
            <text:p>568-LPC844M201JHI33Y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845M301JHI33, HVQFN32, ARM Cortex-M0, 64kB/16kB, 30MHz, NXP</text:p>
          </table:table-cell>
          <table:table-cell office:value-type="string" calcext:value-type="string">
            <text:p>32-bit ARM Cortex-M0 microcontroller, 30MHz, 64kB flash, 16kB SRAM, 29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845M301JHI33</text:p>
          </table:table-cell>
          <table:table-cell office:value-type="string" calcext:value-type="string">
            <text:p>SMD_IC_NXP:QFN50P500X500X100-33N_HVQFN32_NX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45M301JHI33Y</text:p>
          </table:table-cell>
          <table:table-cell office:value-type="string" calcext:value-type="string">
            <text:p>845M</text:p>
          </table:table-cell>
          <table:table-cell office:value-type="string" calcext:value-type="string">
            <text:p>C2052902</text:p>
          </table:table-cell>
          <table:table-cell office:value-type="string" calcext:value-type="string">
            <text:p>771-LPC845M301JHI33Y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5175</text:p>
          </table:table-cell>
          <table:table-cell office:value-type="string" calcext:value-type="string">
            <text:p>568-14091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LPC865M201JHI33, HVQFN32, ARM Cortex-M0, 64kB/8kB, 60MHz, NXP</text:p>
          </table:table-cell>
          <table:table-cell office:value-type="string" calcext:value-type="string">
            <text:p>32-bit ARM Cortex-M0 microcontroller, 60MHz, 64kB flash, 8kB SRAM, 29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PC865M201JHI33</text:p>
          </table:table-cell>
          <table:table-cell office:value-type="string" calcext:value-type="string">
            <text:p>SMD_IC_NXP:QFN50P500X500X100-33N_HVQFN32_NXP</text:p>
          </table:table-cell>
          <table:table-cell office:value-type="string" calcext:value-type="string">
            <text:p>https://www.nxp.com/products/processors-and-microcontrollers/arm-microcontrollers/general-purpose-mcus/lpc800-arm-cortex-m0-plus-/lpc860-32-bit-arm-cortex-m0-plus-based-low-cost-mcu-with-i3c-interface:LPC86X?fpsp=1#documenta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65M201JHI33/0E</text:p>
          </table:table-cell>
          <table:table-cell office:value-type="string" calcext:value-type="string">
            <text:p>865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PC865M201JHI330E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568-LPC865M201JHI33/0E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MCXC242VFM, QFN32, ARM Cortex-M0+, 64kB/16kB, 48MHz, NXP</text:p>
          </table:table-cell>
          <table:table-cell office:value-type="string" calcext:value-type="string">
            <text:p>32-bit ARM Cortex-M0+ microcontroller, 48MHz, 64kB Flash, 16kB SRAM, USB, 24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CXC242VFM</text:p>
          </table:table-cell>
          <table:table-cell office:value-type="string" calcext:value-type="string">
            <text:p>SMD_IC_NXP:QFN50P500X500X58-33N_HUQFN32_NXP</text:p>
          </table:table-cell>
          <table:table-cell office:value-type="string" calcext:value-type="string">
            <text:p>https://www.nxp.com/part/MCXC242VF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CXC242VFM</text:p>
          </table:table-cell>
          <table:table-cell office:value-type="string" calcext:value-type="string">
            <text:p>MC242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MCXC242VFM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57994</text:p>
          </table:table-cell>
          <table:table-cell office:value-type="string" calcext:value-type="string">
            <text:p>568-MCXC242VFM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MCU32_NXP.kicad_sym</text:p>
          </table:table-cell>
          <table:table-cell office:value-type="string" calcext:value-type="string">
            <text:p>MCXC242VLH, LQFP64, ARM Cortex-M0+, 64kB/16kB, 48MHz, NXP</text:p>
          </table:table-cell>
          <table:table-cell office:value-type="string" calcext:value-type="string">
            <text:p>32-bit ARM Cortex-M0+ microcontroller, 48MHz, 64kB Flash, 16kB SRAM, USB, 51 GPIO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CXC242VLH</text:p>
          </table:table-cell>
          <table:table-cell office:value-type="string" calcext:value-type="string">
            <text:p>SMD_IC_NXP:QFP50P1200X1200X120-65N_HTQFP64_SOT855-5_NXP</text:p>
          </table:table-cell>
          <table:table-cell office:value-type="string" calcext:value-type="string">
            <text:p>https://www.nxp.com/part/MCXC242VL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CXC242VLH</text:p>
          </table:table-cell>
          <table:table-cell office:value-type="string" calcext:value-type="string">
            <text:p>MCXC242/VL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1-MCXC242VLH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57993</text:p>
          </table:table-cell>
          <table:table-cell office:value-type="string" calcext:value-type="string">
            <text:p>568-MCXC242VLH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TopPowerASIC.kicad_sym</text:p>
          </table:table-cell>
          <table:table-cell office:value-type="string" calcext:value-type="string">
            <text:p>TP5400, ESOP8, Li-lon Battery Charger, 0.13-1.0A, VBat 3.8V, TopPowerAsic</text:p>
          </table:table-cell>
          <table:table-cell office:value-type="string" calcext:value-type="string">
            <text:p>Li-Ion Charger and boost, Bat: 4.2V, Vi: max 9V, Vo: 5V, 0.13-1.0A, 400kHz, -40 to 85Â°C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P5400</text:p>
          </table:table-cell>
          <table:table-cell office:value-type="string" calcext:value-type="string">
            <text:p>SMD_IC_TopPowerASIC:SOP127P600X175-9N_ESOP-8_TOPPWR</text:p>
          </table:table-cell>
          <table:table-cell office:value-type="string" calcext:value-type="string">
            <text:p>http://toppwr.com/uploadfile/file/20240913/66e3d16e96d7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anJing Top Power ASIC Corp.</text:p>
          </table:table-cell>
          <table:table-cell office:value-type="string" calcext:value-type="string">
            <text:p>TP5400-ESOP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89143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TopPowerASIC.kicad_sym</text:p>
          </table:table-cell>
          <table:table-cell office:value-type="string" calcext:value-type="string">
            <text:p>TP5410, ESOP8, Li-lon Battery Charger, 0.13-1.0A, VBat 3.8V, TopPowerAsic</text:p>
          </table:table-cell>
          <table:table-cell office:value-type="string" calcext:value-type="string">
            <text:p>Li-Ion Charger and boost, Bat: 4.2V, Vi: max 10V, Vo: 5V, 0.13-1.0A, 400kHz, -40 to 85Â°C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P5410</text:p>
          </table:table-cell>
          <table:table-cell office:value-type="string" calcext:value-type="string">
            <text:p>SMD_IC_TopPowerASIC:SOP127P600X175-9N_ESOP-8_TOPPWR</text:p>
          </table:table-cell>
          <table:table-cell office:value-type="string" calcext:value-type="string">
            <text:p>http://www.toppwr.com/uploadfile/file/20240913/66e3a6134c8d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anJing Top Power ASIC Corp.</text:p>
          </table:table-cell>
          <table:table-cell office:value-type="string" calcext:value-type="string">
            <text:p>TP5410-ESOP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89143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Socket_Connfly.kicad_sym</text:p>
          </table:table-cell>
          <table:table-cell office:value-type="string" calcext:value-type="string">
            <text:p>DS1001-01-32BT1WSF6S-JKB, IC Socket, DIP32, ConnFly</text:p>
          </table:table-cell>
          <table:table-cell office:value-type="string" calcext:value-type="string">
            <text:p>IC Socket, DIP32, RM2.54mm, Width:15.24mm, Height:4.7mm, with Central Support, Precise, Gold Plating 3um</text:p>
          </table:table-cell>
          <table:table-cell office:value-type="string" calcext:value-type="string">
            <text:p>IC,Socke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_IC_Socket_Connfly:DIPS1524W50P254L4064H470Q32-N_Connfly</text:p>
          </table:table-cell>
          <table:table-cell office:value-type="string" calcext:value-type="string">
            <text:p>https://www.tme.eu/Document/4e675710cbbe7d2c7527f172074a3ea6/DS1001-01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01-01-32BT1WSF6S-JK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2128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58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Schmid.kicad_sym</text:p>
          </table:table-cell>
          <table:table-cell office:value-type="string" calcext:value-type="string">
            <text:p>K5A SDRH-3.5x4.5x0.8, THD, Schmid</text:p>
          </table:table-cell>
          <table:table-cell office:value-type="string" calcext:value-type="string">
            <text:p>Ferrite Bead for wire, Z: 60Î©, -55 to 125Â°C, Mat: K5A, SDRH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0Î©</text:p>
          </table:table-cell>
          <table:table-cell office:value-type="string" calcext:value-type="string">
            <text:p>THD_Inductor_Schmid:INDAD1300W65L45D35</text:p>
          </table:table-cell>
          <table:table-cell office:value-type="string" calcext:value-type="string">
            <text:p>http://www.smsk.sk/images/8_SDR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K5A SDRH3,5x4,5x0,8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5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t: K5B RH-3.5x4.5x0.8-T26</text:p>
          </table:table-cell>
        </table:table-row>
        <table:table-row table:style-name="ro1">
          <table:table-cell office:value-type="string" calcext:value-type="string">
            <text:p>Inductor_Schmid.kicad_sym</text:p>
          </table:table-cell>
          <table:table-cell office:value-type="string" calcext:value-type="string">
            <text:p>SCB160808A-601, SMD 0603, 600Î©, 1A, Schmid</text:p>
          </table:table-cell>
          <table:table-cell office:value-type="string" calcext:value-type="string">
            <text:p>Chip Ferrite Bead, 1A, Rdc: 200mÎ©, Z: 600Î©, 25%, -55 to 125Â°C, SCB-A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00Î©/1A</text:p>
          </table:table-cell>
          <table:table-cell office:value-type="string" calcext:value-type="string">
            <text:p>SMD_Inductor_Generic:INDC1608X80N_0603</text:p>
          </table:table-cell>
          <table:table-cell office:value-type="string" calcext:value-type="string">
            <text:p>https://www.angiela-elektronik.ro/ferite+inductori/SCHMID-M_EMC%20201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SCB160808A-601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119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Schmid.kicad_sym</text:p>
          </table:table-cell>
          <table:table-cell office:value-type="string" calcext:value-type="string">
            <text:p>SCB321611A-601/2, SMD 1206, 600Î©, 2A, Schmid</text:p>
          </table:table-cell>
          <table:table-cell office:value-type="string" calcext:value-type="string">
            <text:p>Chip Ferrite Bead, 2A, Rdc: 100mÎ©, Z: 600Î©, 25%, -55 to 125Â°C, SCB-A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00Î©/2A</text:p>
          </table:table-cell>
          <table:table-cell office:value-type="string" calcext:value-type="string">
            <text:p>SMD_Inductor_Generic:INDC3216X110N_1206</text:p>
          </table:table-cell>
          <table:table-cell office:value-type="string" calcext:value-type="string">
            <text:p>https://www.angiela-elektronik.ro/ferite+inductori/SCHMID-M_EMC%20201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SCB321611A-601/2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Schmid.kicad_sym</text:p>
          </table:table-cell>
          <table:table-cell office:value-type="string" calcext:value-type="string">
            <text:p>SPRH1207-101M, SMD 12x12x8, 100uH, 1.7A, 220mÎ©, Schmid</text:p>
          </table:table-cell>
          <table:table-cell office:value-type="string" calcext:value-type="string">
            <text:p>Inductor Power Shielded, 1.7A, Rdc: 220mÎ©, Body: 12x12x8mm, SPRH-DD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uH/1.7A</text:p>
          </table:table-cell>
          <table:table-cell office:value-type="string" calcext:value-type="string">
            <text:p>SMD_Inductor_Schmid:INDP12001200X800N</text:p>
          </table:table-cell>
          <table:table-cell office:value-type="string" calcext:value-type="string">
            <text:p>http://www.schmid-multitech.sk/images/62_SPRH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SPRH1207-101M</text:p>
          </table:table-cell>
          <table:table-cell office:value-type="string" calcext:value-type="string">
            <text:p>101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6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nductor_TDK.kicad_sym</text:p>
          </table:table-cell>
          <table:table-cell office:value-type="string" calcext:value-type="string">
            <text:p>MLZ2012N100LTD25, SMD 0805, 10uH, 110mA, 300mÎ©, TDK</text:p>
          </table:table-cell>
          <table:table-cell office:value-type="string" calcext:value-type="string">
            <text:p>Chip Multilayer Ferrite Inductor, 110mA, Rdc: 300mÎ©, 20%, -55 to 125Â°C, MLZ 2012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uH/110mA</text:p>
          </table:table-cell>
          <table:table-cell office:value-type="string" calcext:value-type="string">
            <text:p>SMD_Inductor_Generic:INDC2012X145N_0805</text:p>
          </table:table-cell>
          <table:table-cell office:value-type="string" calcext:value-type="string">
            <text:p>https://product.tdk.com/system/files/dam/doc/product/inductor/inductor/smd/catalog/inductor_automotive_decoupling_mlz2012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00LTD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8183</text:p>
          </table:table-cell>
          <table:table-cell office:value-type="string" calcext:value-type="string">
            <text:p>810-MLZ2012N100LTD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LZ2012N100LTD25</text:p>
          </table:table-cell>
          <table:table-cell office:value-type="string" calcext:value-type="string">
            <text:p>3516865</text:p>
          </table:table-cell>
          <table:table-cell office:value-type="string" calcext:value-type="string">
            <text:p>445-16376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7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o_Ampul.kicad_sym</text:p>
          </table:table-cell>
          <table:table-cell office:value-type="string" calcext:value-type="string">
            <text:p>AM4140AM8957, THD, Yellow, Red, 20mA, Ampul</text:p>
          </table:table-cell>
          <table:table-cell office:value-type="string" calcext:value-type="string">
            <text:p>LED THD, Yellow, Rectangle, 2x5x7mm, 600mcd, 160Â°, Flat clear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M4140-Yellow</text:p>
          </table:table-cell>
          <table:table-cell office:value-type="string" calcext:value-type="string">
            <text:p>THD_LED_Generic:LEDRRV508W70L500T200H700-2_White_Short</text:p>
          </table:table-cell>
          <table:table-cell office:value-type="string" calcext:value-type="string">
            <text:p>https://www.ampul.eu/cs/led-obdelnikove/2973-led-dioda-obdelnikova-2x5x7mm-zluta-cira</text:p>
          </table:table-cell>
          <table:table-cell office:value-type="string" calcext:value-type="string">
            <text:p>THD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Ampul.eu-&gt;order code: AM4140</text:p>
          </table:table-cell>
        </table:table-row>
        <table:table-row table:style-name="ro1">
          <table:table-cell office:value-type="string" calcext:value-type="string">
            <text:p>Opto_Ampul.kicad_sym</text:p>
          </table:table-cell>
          <table:table-cell office:value-type="string" calcext:value-type="string">
            <text:p>AM8774AM8957, THD, Rectange, Green, 20mA, Ampul</text:p>
          </table:table-cell>
          <table:table-cell office:value-type="string" calcext:value-type="string">
            <text:p>LED THD, Green, Rectangle, 2x5x7mm, 1500mcd, 160Â°, Flat clear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M8774-Green</text:p>
          </table:table-cell>
          <table:table-cell office:value-type="string" calcext:value-type="string">
            <text:p>THD_LED_Generic:LEDRRV508W70L500T200H700-2_White_Short</text:p>
          </table:table-cell>
          <table:table-cell office:value-type="string" calcext:value-type="string">
            <text:p>https://www.ampul.eu/cs/led-obdelnikove/2971-led-dioda-obdelnikova-2x5x7mm-zelena-cira</text:p>
          </table:table-cell>
          <table:table-cell office:value-type="string" calcext:value-type="string">
            <text:p>THD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Ampul.eu-&gt;order code: AM8774</text:p>
          </table:table-cell>
        </table:table-row>
        <table:table-row table:style-name="ro1">
          <table:table-cell office:value-type="string" calcext:value-type="string">
            <text:p>Opto_Ampul.kicad_sym</text:p>
          </table:table-cell>
          <table:table-cell office:value-type="string" calcext:value-type="string">
            <text:p>AM8957, THD, Rectange, Red, 20mA, Ampul</text:p>
          </table:table-cell>
          <table:table-cell office:value-type="string" calcext:value-type="string">
            <text:p>LED THD, Red, Rectangle, 2x5x7mm, 800mcd, 160Â°, Flat clear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M8957-Red</text:p>
          </table:table-cell>
          <table:table-cell office:value-type="string" calcext:value-type="string">
            <text:p>THD_LED_Generic:LEDRRV508W70L500T200H700-2_White_Short</text:p>
          </table:table-cell>
          <table:table-cell office:value-type="string" calcext:value-type="string">
            <text:p>https://www.ampul.eu/cs/led-obdelnikove/2975-led-dioda-obdelnikova-2x5x7mm-cervena-cira</text:p>
          </table:table-cell>
          <table:table-cell office:value-type="string" calcext:value-type="string">
            <text:p>THD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Ampul.eu-&gt;order code: AM8957</text:p>
          </table:table-cell>
        </table:table-row>
        <table:table-row table:style-name="ro1">
          <table:table-cell office:value-type="string" calcext:value-type="string">
            <text:p>Opto_Optoflash.kicad_sym</text:p>
          </table:table-cell>
          <table:table-cell office:value-type="string" calcext:value-type="string">
            <text:p>OF-SMD1608B, SMD 0603, Blue, 20mA, Optoflash</text:p>
          </table:table-cell>
          <table:table-cell office:value-type="string" calcext:value-type="string">
            <text:p>LED SMD0603, Blue, Rectangle, <text:s/>1.6x0.8mm, 250mcd, 120Â°, Water Clear Front, 20mA, Vf: 3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-SMD1608B</text:p>
          </table:table-cell>
          <table:table-cell office:value-type="string" calcext:value-type="string">
            <text:p>SMD_LED_Generic:LEDC1608X110-2N_0603_Blue</text:p>
          </table:table-cell>
          <table:table-cell office:value-type="string" calcext:value-type="string">
            <text:p>https://grobotronics.com/images/datasheets/of-smd1608b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ptoflash</text:p>
          </table:table-cell>
          <table:table-cell office:value-type="string" calcext:value-type="string">
            <text:p>OF-SMD1608B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F-SMD1608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1">
          <table:table-cell office:value-type="string" calcext:value-type="string">
            <text:p>ResVariable_Vishay.kicad_sym</text:p>
          </table:table-cell>
          <table:table-cell office:value-type="string" calcext:value-type="string">
            <text:p>T7YA102MT20, R-TRIM 1k, 500mW, 1 turn, Top Adjustment</text:p>
          </table:table-cell>
          <table:table-cell office:value-type="string" calcext:value-type="string">
            <text:p>7mm Circle Single-Turn Cermet Trimm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D_ResVar_Vishay:RESVAR_T7YA_VISHAY</text:p>
          </table:table-cell>
          <table:table-cell office:value-type="string" calcext:value-type="string">
            <text:p>https://www.vishay.com/doc?5102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7YA102MT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54087</text:p>
          </table:table-cell>
          <table:table-cell office:value-type="string" calcext:value-type="string">
            <text:p>72-T7YA102MT20</text:p>
          </table:table-cell>
          <table:table-cell office:value-type="string" calcext:value-type="string">
            <text:p>374-674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997591</text:p>
          </table:table-cell>
          <table:table-cell office:value-type="string" calcext:value-type="string">
            <text:p>716-T7YA102MT20-ND</text:p>
          </table:table-cell>
          <table:table-cell office:value-type="string" calcext:value-type="string">
            <text:p>79747</text:p>
          </table:table-cell>
          <table:table-cell office:value-type="string" calcext:value-type="string">
            <text:p>5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Variable_Vishay.kicad_sym</text:p>
          </table:table-cell>
          <table:table-cell office:value-type="string" calcext:value-type="string">
            <text:p>T93YB103KT20, R-TRIM 10k, 500mW, 21 turns, Top Adjustment</text:p>
          </table:table-cell>
          <table:table-cell office:value-type="string" calcext:value-type="string">
            <text:p>3/8" Square Multi-Turn Cermet Trimm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D_ResVar_Vishay:RESVAR_T93Y_VISHAY</text:p>
          </table:table-cell>
          <table:table-cell office:value-type="string" calcext:value-type="string">
            <text:p>https://www.vishay.com/doc?5102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93YB103KT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334355</text:p>
          </table:table-cell>
          <table:table-cell office:value-type="string" calcext:value-type="string">
            <text:p>72-T93YB-10K</text:p>
          </table:table-cell>
          <table:table-cell office:value-type="string" calcext:value-type="string">
            <text:p>788-5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93YB10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93YB-10K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witch_CTS.kicad_sym</text:p>
          </table:table-cell>
          <table:table-cell office:value-type="string" calcext:value-type="string">
            <text:p>206-4, SMD, Switch DIP 4x, 100mA, 6V, Vertical, CTS</text:p>
          </table:table-cell>
          <table:table-cell office:value-type="string" calcext:value-type="string">
            <text:p>Switch DIP 4x, 100mA, 50VDC, Vertic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itch DIP 4</text:p>
          </table:table-cell>
          <table:table-cell office:value-type="string" calcext:value-type="string">
            <text:p>THD_Switch_CTS:DIP762W40P254L1234H760Q8</text:p>
          </table:table-cell>
          <table:table-cell office:value-type="string" calcext:value-type="string">
            <text:p>https://www.mouser.sk/datasheet/2/96/206-177099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206-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012342</text:p>
          </table:table-cell>
          <table:table-cell office:value-type="string" calcext:value-type="string">
            <text:p>774-2064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VS_STM.kicad_sym</text:p>
          </table:table-cell>
          <table:table-cell office:value-type="string" calcext:value-type="string">
            <text:p>P6SMB10CA</text:p>
          </table:table-cell>
          <table:table-cell office:value-type="string" calcext:value-type="string">
            <text:p>Transient suppresion diode, P6SMB series, bidirectional, 600W, SMD, Littelfus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media?resourcetype=datasheets&amp;itemid=d4d777fb-374b-42c4-a3d8-20066dec10f6&amp;filename=littelfuse-tvs-diode-p6smb-datashee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10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76-P6SMB10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10CA-LF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VS_STM.kicad_sym</text:p>
          </table:table-cell>
          <table:table-cell office:value-type="string" calcext:value-type="string">
            <text:p>P6SMB15CA</text:p>
          </table:table-cell>
          <table:table-cell office:value-type="string" calcext:value-type="string">
            <text:p>Transient suppresion diode, P6SMB series, bidirectional, 600W, SMD, Littelfus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media?resourcetype=datasheets&amp;itemid=d4d777fb-374b-42c4-a3d8-20066dec10f6&amp;filename=littelfuse-tvs-diode-p6smb-datashee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15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76-P6SMB15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15CA-LF</text:p>
          </table:table-cell>
          <table:table-cell office:value-type="string" calcext:value-type="string">
            <text:p>188633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8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VS_STM.kicad_sym</text:p>
          </table:table-cell>
          <table:table-cell office:value-type="string" calcext:value-type="string">
            <text:p>P6SMB6.8CA</text:p>
          </table:table-cell>
          <table:table-cell office:value-type="string" calcext:value-type="string">
            <text:p>Transient suppresion diode, P6SMB series, bidirectional, 600W, SMD, Littelfus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media?resourcetype=datasheets&amp;itemid=d4d777fb-374b-42c4-a3d8-20066dec10f6&amp;filename=littelfuse-tvs-diode-p6smb-datashee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6.8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76-P6SMB6.8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6.8CA-LF</text:p>
          </table:table-cell>
          <table:table-cell office:value-type="string" calcext:value-type="string">
            <text:p>1886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525</text:p>
          </table:table-cell>
          <table:table-cell office:value-type="string" calcext:value-type="string">
            <text:p>34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VS_STM.kicad_sym</text:p>
          </table:table-cell>
          <table:table-cell office:value-type="string" calcext:value-type="string">
            <text:p>SM6T33A, DO214AA, Unidir, 33V, STM</text:p>
          </table:table-cell>
          <table:table-cell office:value-type="string" calcext:value-type="string">
            <text:p>TVS diode, Unidirectional, Vbr: 33V, SM6T series, unidirectional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33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tme.eu/Document/6de1e7315a2889731dd058e46baa50b3/SM6T33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6T33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1336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6-5003</text:p>
          </table:table-cell>
          <table:table-cell office:value-type="string" calcext:value-type="string">
            <text:p>170-40-058</text:p>
          </table:table-cell>
          <table:table-cell office:value-type="string" calcext:value-type="string">
            <text:p>SM6T33A</text:p>
          </table:table-cell>
          <table:table-cell office:value-type="string" calcext:value-type="string">
            <text:p>9802673</text:p>
          </table:table-cell>
          <table:table-cell office:value-type="string" calcext:value-type="string">
            <text:p>497-6493-1-ND</text:p>
          </table:table-cell>
          <table:table-cell office:value-type="string" calcext:value-type="string">
            <text:p>T832123</text:p>
          </table:table-cell>
          <table:table-cell office:value-type="string" calcext:value-type="string">
            <text:p>10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VS_STM.kicad_sym</text:p>
          </table:table-cell>
          <table:table-cell office:value-type="string" calcext:value-type="string">
            <text:p>USBLC6-2SC6, SOT23-6, 2 DataLine, 6V, STM</text:p>
          </table:table-cell>
          <table:table-cell office:value-type="string" calcext:value-type="string">
            <text:p>ESD Protection diodes, Very low capacitance, Vbr: 6V, USB, HDMI, ETH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MD_Semiconductor_Generic:SOT95P280X145-6N_SOT23-6L</text:p>
          </table:table-cell>
          <table:table-cell office:value-type="string" calcext:value-type="string">
            <text:p>https://www.mouser.sk/datasheet/2/389/usblc6_2-185278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519</text:p>
          </table:table-cell>
          <table:table-cell office:value-type="string" calcext:value-type="string">
            <text:p>511-USBLC6-2SC6</text:p>
          </table:table-cell>
          <table:table-cell office:value-type="string" calcext:value-type="string">
            <text:p>624-7693</text:p>
          </table:table-cell>
          <table:table-cell office:value-type="string" calcext:value-type="string">
            <text:p>300-34-148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1269406</text:p>
          </table:table-cell>
          <table:table-cell office:value-type="string" calcext:value-type="string">
            <text:p>497-5235-1-ND</text:p>
          </table:table-cell>
          <table:table-cell office:value-type="string" calcext:value-type="string">
            <text:p>77265</text:p>
          </table:table-cell>
          <table:table-cell office:value-type="string" calcext:value-type="string">
            <text:p>82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20M1, 2p, 5.00, vertical</text:p>
          </table:table-cell>
          <table:table-cell office:value-type="string" calcext:value-type="string">
            <text:p>PCB Terminal, Header, 5.00 mm, 1x2 pin, 300V, 16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20M1</text:p>
          </table:table-cell>
          <table:table-cell office:value-type="string" calcext:value-type="string">
            <text:p>THD_Terminal_Sauro:HDRV2W140P500N_1X2_1000X835X1200_Sauro</text:p>
          </table:table-cell>
          <table:table-cell office:value-type="string" calcext:value-type="string">
            <text:p>https://www.sauro.net/products/CIM020M1/?product_id=CIM020M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2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20M5, 2p, 5.08, vertical</text:p>
          </table:table-cell>
          <table:table-cell office:value-type="string" calcext:value-type="string">
            <text:p>PCB Terminal, Header, 5.08 mm, 1x2 pin, 300V, 16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20M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sauro.net/product/CiM020M5/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20M5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5746-CIM020M5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7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29P5, 2p, 5.08, horizontal</text:p>
          </table:table-cell>
          <table:table-cell office:value-type="string" calcext:value-type="string">
            <text:p>PCB Terminal, Header, 5.08 mm, 1x2 pin, 300V, 16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29P5</text:p>
          </table:table-cell>
          <table:table-cell office:value-type="string" calcext:value-type="string">
            <text:p>THD_Terminal_Sauro:HDRV2W140P508N_1X2_1198X1200X835_Sauro</text:p>
          </table:table-cell>
          <table:table-cell office:value-type="string" calcext:value-type="string">
            <text:p>https://www.sauro.net/products/CIM029P5/?product_id=CIM029P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 srl</text:p>
          </table:table-cell>
          <table:table-cell office:value-type="string" calcext:value-type="string">
            <text:p>CIM029P5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49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30M1, 3p, 5.00, vertical</text:p>
          </table:table-cell>
          <table:table-cell office:value-type="string" calcext:value-type="string">
            <text:p>PCB Terminal, Header, 5.00 mm, 1x3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30M1</text:p>
          </table:table-cell>
          <table:table-cell office:value-type="string" calcext:value-type="string">
            <text:p>THD_Terminal_Sauro:HDRV3W140P500N_1X3_1500X835X1200_Sauro</text:p>
          </table:table-cell>
          <table:table-cell office:value-type="string" calcext:value-type="string">
            <text:p>https://www.sauro.net/products/CIM030M1/?product_id=CIM03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3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40M1, 4p, 5.00, vertical</text:p>
          </table:table-cell>
          <table:table-cell office:value-type="string" calcext:value-type="string">
            <text:p>PCB Terminal, Header, 5.00 mm, 1x4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40M1</text:p>
          </table:table-cell>
          <table:table-cell office:value-type="string" calcext:value-type="string">
            <text:p>THD_Terminal_Sauro:HDRV4W140P500N_1X4_2000X835X1200_Sauro</text:p>
          </table:table-cell>
          <table:table-cell office:value-type="string" calcext:value-type="string">
            <text:p>https://www.sauro.net/products/CIM040M1/?product_id=CIM04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4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50M1, 5p, 5.00, vertical</text:p>
          </table:table-cell>
          <table:table-cell office:value-type="string" calcext:value-type="string">
            <text:p>PCB Terminal, Header, 5.00 mm, 1x5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50M1</text:p>
          </table:table-cell>
          <table:table-cell office:value-type="string" calcext:value-type="string">
            <text:p>THD_Terminal_Sauro:HDRV5W140P500N_1X5_2500X835X1200_Sauro</text:p>
          </table:table-cell>
          <table:table-cell office:value-type="string" calcext:value-type="string">
            <text:p>https://www.sauro.net/products/CIM050M1?product_id=CIM05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5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60M1, 6p, 5.00, vertical</text:p>
          </table:table-cell>
          <table:table-cell office:value-type="string" calcext:value-type="string">
            <text:p>PCB Terminal, Header, 5.00 mm, 1x6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60M1</text:p>
          </table:table-cell>
          <table:table-cell office:value-type="string" calcext:value-type="string">
            <text:p>THD_Terminal_Sauro:HDRV6W140P500N_1X6_3000X835X1200_Sauro</text:p>
          </table:table-cell>
          <table:table-cell office:value-type="string" calcext:value-type="string">
            <text:p>https://www.sauro.net/products/CIM060M1?product_id=CIM06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6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70M1, 7p, 5.00, vertical</text:p>
          </table:table-cell>
          <table:table-cell office:value-type="string" calcext:value-type="string">
            <text:p>PCB Terminal, Header, 5.00 mm, 1x7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70M1</text:p>
          </table:table-cell>
          <table:table-cell office:value-type="string" calcext:value-type="string">
            <text:p>THD_Terminal_Sauro:HDRV7W140P500N_1X7_3500X835X1200_Sauro</text:p>
          </table:table-cell>
          <table:table-cell office:value-type="string" calcext:value-type="string">
            <text:p>https://www.sauro.net/products/CIM070M1?product_id=CIM07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7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80M1, 8p, 5.00, vertical</text:p>
          </table:table-cell>
          <table:table-cell office:value-type="string" calcext:value-type="string">
            <text:p>PCB Terminal, Header, 5.00 mm, 1x8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80M1</text:p>
          </table:table-cell>
          <table:table-cell office:value-type="string" calcext:value-type="string">
            <text:p>THD_Terminal_Sauro:HDRV8W140P500N_1X8_4000X835X1200_Sauro</text:p>
          </table:table-cell>
          <table:table-cell office:value-type="string" calcext:value-type="string">
            <text:p>https://www.sauro.net/products/CIM080M1?product_id=CIM08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8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090M1, 9p, 5.00, vertical</text:p>
          </table:table-cell>
          <table:table-cell office:value-type="string" calcext:value-type="string">
            <text:p>PCB Terminal, Header, 5.00 mm, 1x9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090M1</text:p>
          </table:table-cell>
          <table:table-cell office:value-type="string" calcext:value-type="string">
            <text:p>THD_Terminal_Sauro:HDRV9W140P500N_1X9_4500X835X1200_Sauro</text:p>
          </table:table-cell>
          <table:table-cell office:value-type="string" calcext:value-type="string">
            <text:p>https://www.sauro.net/products/CIM090M1?product_id=CIM09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09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00M1, 10p, 5.00, vertical</text:p>
          </table:table-cell>
          <table:table-cell office:value-type="string" calcext:value-type="string">
            <text:p>PCB Terminal, Header, 5.00 mm, 1x10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00M1</text:p>
          </table:table-cell>
          <table:table-cell office:value-type="string" calcext:value-type="string">
            <text:p>THD_Terminal_Sauro:HDRV10W140P500N_1X10_5000X835X1200_Sauro</text:p>
          </table:table-cell>
          <table:table-cell office:value-type="string" calcext:value-type="string">
            <text:p>https://www.sauro.net/products/CIM100M1?product_id=CIM10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0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10M1, 11p, 5.00, vertical</text:p>
          </table:table-cell>
          <table:table-cell office:value-type="string" calcext:value-type="string">
            <text:p>PCB Terminal, Header, 5.00 mm, 1x11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10M1</text:p>
          </table:table-cell>
          <table:table-cell office:value-type="string" calcext:value-type="string">
            <text:p>THD_Terminal_Sauro:HDRV11W140P500N_1X11_5500X835X1200_Sauro</text:p>
          </table:table-cell>
          <table:table-cell office:value-type="string" calcext:value-type="string">
            <text:p>https://www.sauro.net/products/CIM110M1?product_id=CIM11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1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20M1, 12p, 5.00, vertical</text:p>
          </table:table-cell>
          <table:table-cell office:value-type="string" calcext:value-type="string">
            <text:p>PCB Terminal, Header, 5.00 mm, 1x12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20M1</text:p>
          </table:table-cell>
          <table:table-cell office:value-type="string" calcext:value-type="string">
            <text:p>THD_Terminal_Sauro:HDRV12W140P500N_1X12_6000X835X1200_Sauro</text:p>
          </table:table-cell>
          <table:table-cell office:value-type="string" calcext:value-type="string">
            <text:p>https://www.sauro.net/products/CIM120M1?product_id=CIM12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2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30M1, 13p, 5.00, vertical</text:p>
          </table:table-cell>
          <table:table-cell office:value-type="string" calcext:value-type="string">
            <text:p>PCB Terminal, Header, 5.00 mm, 1x13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30M1</text:p>
          </table:table-cell>
          <table:table-cell office:value-type="string" calcext:value-type="string">
            <text:p>THD_Terminal_Sauro:HDRV13W140P500N_1X13_6500X835X1200_Sauro</text:p>
          </table:table-cell>
          <table:table-cell office:value-type="string" calcext:value-type="string">
            <text:p>https://www.sauro.net/products/CIM130M1?product_id=CIM13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3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40M1, 14p, 5.00, vertical</text:p>
          </table:table-cell>
          <table:table-cell office:value-type="string" calcext:value-type="string">
            <text:p>PCB Terminal, Header, 5.00 mm, 1x14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40M1</text:p>
          </table:table-cell>
          <table:table-cell office:value-type="string" calcext:value-type="string">
            <text:p>THD_Terminal_Sauro:HDRV14W140P500N_1X14_7000X835X1200_Sauro</text:p>
          </table:table-cell>
          <table:table-cell office:value-type="string" calcext:value-type="string">
            <text:p>https://www.sauro.net/products/CIM140M1?product_id=CIM14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4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50M1, 15p, 5.00, vertical</text:p>
          </table:table-cell>
          <table:table-cell office:value-type="string" calcext:value-type="string">
            <text:p>PCB Terminal, Header, 5.00 mm, 1x15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50M1</text:p>
          </table:table-cell>
          <table:table-cell office:value-type="string" calcext:value-type="string">
            <text:p>THD_Terminal_Sauro:HDRV15W140P500N_1X15_7500X835X1200_Sauro</text:p>
          </table:table-cell>
          <table:table-cell office:value-type="string" calcext:value-type="string">
            <text:p>https://www.sauro.net/products/CIM150M1?product_id=CIM15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5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60M1, 16p, 5.00, vertical</text:p>
          </table:table-cell>
          <table:table-cell office:value-type="string" calcext:value-type="string">
            <text:p>PCB Terminal, Header, 5.00 mm, 1x16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60M1</text:p>
          </table:table-cell>
          <table:table-cell office:value-type="string" calcext:value-type="string">
            <text:p>THD_Terminal_Sauro:HDRV16W140P500N_1X16_8000X835X1200_Sauro</text:p>
          </table:table-cell>
          <table:table-cell office:value-type="string" calcext:value-type="string">
            <text:p>https://www.sauro.net/products/CIM160M1?product_id=CIM16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6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Sauro.kicad_sym</text:p>
          </table:table-cell>
          <table:table-cell office:value-type="string" calcext:value-type="string">
            <text:p>CIM180M1, 18p, 5.00, vertical</text:p>
          </table:table-cell>
          <table:table-cell office:value-type="string" calcext:value-type="string">
            <text:p>PCB Terminal, Header, 5.00 mm, 1x18 pin, 16A, 300V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M180M1</text:p>
          </table:table-cell>
          <table:table-cell office:value-type="string" calcext:value-type="string">
            <text:p>THD_Terminal_Sauro:HDRV18W140P500N_1X18_9000X835X1200_Sauro</text:p>
          </table:table-cell>
          <table:table-cell office:value-type="string" calcext:value-type="string">
            <text:p>https://www.sauro.net/products/CIM180M1?product_id=CIM180M1&amp;usableWith=C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uro</text:p>
          </table:table-cell>
          <table:table-cell office:value-type="string" calcext:value-type="string">
            <text:p>CIM180M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BC337-16, TO92, NPN, 45V, 800mA, Diotec</text:p>
          </table:table-cell>
          <table:table-cell office:value-type="string" calcext:value-type="string">
            <text:p>Transistor NPN, THD, 45V, 0.8A, 625mW, hFE:160, TO-92, Diote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337-16</text:p>
          </table:table-cell>
          <table:table-cell office:value-type="string" calcext:value-type="string">
            <text:p>THD_Transistor_Generic:TO92-TO226AA-123-BentLleadInline</text:p>
          </table:table-cell>
          <table:table-cell office:value-type="string" calcext:value-type="string">
            <text:p>https://diotec.com/request/datasheet/bc337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BC337-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01617</text:p>
          </table:table-cell>
          <table:table-cell office:value-type="string" calcext:value-type="string">
            <text:p>637-BC337-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1-46-539</text:p>
          </table:table-cell>
          <table:table-cell office:value-type="string" calcext:value-type="string">
            <text:p>BC337-16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BC337-16-ND</text:p>
          </table:table-cell>
          <table:table-cell office:value-type="string" calcext:value-type="string">
            <text:p>29474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BC337-25, TO92, NPN, 45V, 800mA, Diotec</text:p>
          </table:table-cell>
          <table:table-cell office:value-type="string" calcext:value-type="string">
            <text:p>Transistor NPN, THD, 45V, 0.8A, 625mW, hFE:250, TO-92, Diote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THD_Transistor_Generic:TO92-TO226AA-123-BentLleadInline</text:p>
          </table:table-cell>
          <table:table-cell office:value-type="string" calcext:value-type="string">
            <text:p>https://diotec.com/request/datasheet/bc337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01592</text:p>
          </table:table-cell>
          <table:table-cell office:value-type="string" calcext:value-type="string">
            <text:p>637-BC337-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1-01-458</text:p>
          </table:table-cell>
          <table:table-cell office:value-type="string" calcext:value-type="string">
            <text:p>BC337-25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BC337-25CT-ND</text:p>
          </table:table-cell>
          <table:table-cell office:value-type="string" calcext:value-type="string">
            <text:p>294743</text:p>
          </table:table-cell>
          <table:table-cell office:value-type="string" calcext:value-type="string">
            <text:p>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BC337-40, TO92, NPN, 45V, 800mA, Diotec</text:p>
          </table:table-cell>
          <table:table-cell office:value-type="string" calcext:value-type="string">
            <text:p>Transistor NPN, THD, 45V, 0.8A, 625mW hFE:400, TO-92, Diote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337-40</text:p>
          </table:table-cell>
          <table:table-cell office:value-type="string" calcext:value-type="string">
            <text:p>THD_Transistor_Generic:TO92-TO226AA-123-BentLleadInline</text:p>
          </table:table-cell>
          <table:table-cell office:value-type="string" calcext:value-type="string">
            <text:p>https://diotec.com/request/datasheet/bc337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BC337-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01595</text:p>
          </table:table-cell>
          <table:table-cell office:value-type="string" calcext:value-type="string">
            <text:p>637-BC337-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1-01-459</text:p>
          </table:table-cell>
          <table:table-cell office:value-type="string" calcext:value-type="string">
            <text:p>BC337-40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BC337-40CT-ND</text:p>
          </table:table-cell>
          <table:table-cell office:value-type="string" calcext:value-type="string">
            <text:p>75749</text:p>
          </table:table-cell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BC546B, TO92, NPN, 65V, 100mA, Diotec</text:p>
          </table:table-cell>
          <table:table-cell office:value-type="string" calcext:value-type="string">
            <text:p>Transistor NPN, THD, 65V, 0.1A, 500mW TO-92, Diote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546B</text:p>
          </table:table-cell>
          <table:table-cell office:value-type="string" calcext:value-type="string">
            <text:p>THD_Transistor_Generic:TO92-TO226AA-123-BentLleadInline</text:p>
          </table:table-cell>
          <table:table-cell office:value-type="string" calcext:value-type="string">
            <text:p>https://diotec.com/request/datasheet/bc546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BC546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01532</text:p>
          </table:table-cell>
          <table:table-cell office:value-type="string" calcext:value-type="string">
            <text:p>637-BC546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53-679</text:p>
          </table:table-cell>
          <table:table-cell office:value-type="string" calcext:value-type="string">
            <text:p>BC546B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BC546BCT-ND</text:p>
          </table:table-cell>
          <table:table-cell office:value-type="string" calcext:value-type="string">
            <text:p>75752</text:p>
          </table:table-cell>
          <table:table-cell office:value-type="string" calcext:value-type="string">
            <text:p>1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BC808-40, SOT23, 25V, 800mA, Diotec</text:p>
          </table:table-cell>
          <table:table-cell office:value-type="string" calcext:value-type="string">
            <text:p>Transistor PNP, 25V, 800mA, hFE:250-630, 0.31W, SOT-23, Nexperia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08-40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iotec.com/request/datasheet/bc80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BC808-40</text:p>
          </table:table-cell>
          <table:table-cell office:value-type="string" calcext:value-type="string">
            <text:p>5G, 5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7-BC808-4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C808-40-DIO</text:p>
          </table:table-cell>
          <table:table-cell office:value-type="string" calcext:value-type="string">
            <text:p>4710305</text:p>
          </table:table-cell>
          <table:table-cell office:value-type="string" calcext:value-type="string">
            <text:p>4878-BC808-40CT-ND</text:p>
          </table:table-cell>
          <table:table-cell office:value-type="string" calcext:value-type="string">
            <text:p>29477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istor_Diotec.kicad_sym</text:p>
          </table:table-cell>
          <table:table-cell office:value-type="string" calcext:value-type="string">
            <text:p>MPSA92, TO92, PNP, 300V, 500mA, Diotec</text:p>
          </table:table-cell>
          <table:table-cell office:value-type="string" calcext:value-type="string">
            <text:p>Transistor PNP, THD, 300V, 0.5A, 625mW hFE:40, TO-92, Diotec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THD_Transistor_Generic:TO92-TO226AA-123-BentLleadInline</text:p>
          </table:table-cell>
          <table:table-cell office:value-type="string" calcext:value-type="string">
            <text:p>https://diotec.com/request/datasheet/mpsa92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01614</text:p>
          </table:table-cell>
          <table:table-cell office:value-type="string" calcext:value-type="string">
            <text:p>637-MPSA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53-774</text:p>
          </table:table-cell>
          <table:table-cell office:value-type="string" calcext:value-type="string">
            <text:p>MPSA92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MPSA92CT-ND</text:p>
          </table:table-cell>
          <table:table-cell office:value-type="string" calcext:value-type="string">
            <text:p>295659</text:p>
          </table:table-cell>
          <table:table-cell office:value-type="string" calcext:value-type="string">
            <text:p>7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itch pushbutton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apacitor ceram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SMD_Capacitor_NonPolarised_Generic:CAPC1608X30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ector 6 pin, Male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Z-HEADER_PCB_HEADER_1X6-2.54MM-0.9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D-SCHOTTKY</text:p>
          </table:table-cell>
          <table:table-cell office:value-type="string" calcext:value-type="string">
            <text:p>Diode Schottky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-SCHOTTK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D-SCHOTTKY_DUAL_CA</text:p>
          </table:table-cell>
          <table:table-cell office:value-type="string" calcext:value-type="string">
            <text:p>Diode Schottky Dual Common Anode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-SCHOTTKY_DUAL_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D-SCHOTTKY_DUAL_CC</text:p>
          </table:table-cell>
          <table:table-cell office:value-type="string" calcext:value-type="string">
            <text:p>Diode Schottky Dual Common Cathode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-SCHOTTKY_DUAL_C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D-Zener</text:p>
          </table:table-cell>
          <table:table-cell office:value-type="string" calcext:value-type="string">
            <text:p>Diode <text:s/>Zener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CA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ElectromagneticRepro_Polarised</text:p>
          </table:table-cell>
          <table:table-cell office:value-type="string" calcext:value-type="string">
            <text:p>Electromagnetic element polarised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ectromagneticRepro_Polaris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3" office:value-type="string" calcext:value-type="string">
            <text:p>Fu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us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Gate_Single_NAND_A_B_Y_POW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ate_NAND_A_B_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 withou co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Inductor dual</text:p>
          </table:table-cell>
          <table:table-cell office:value-type="string" calcext:value-type="string">
            <text:p>Inductor dual with co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LED-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-Blu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LED-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-Gre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LED-Orang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-Orang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LED-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-R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LED-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D-Yello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Mechanical Component</text:p>
          </table:table-cell>
          <table:table-cell office:value-type="string" calcext:value-type="string">
            <text:p>Virtual mechanical component only for BO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DPS skl. nĂˇzov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komentĂˇ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aAmp</text:p>
          </table:table-cell>
          <table:table-cell office:value-type="string" calcext:value-type="string">
            <text:p>Single 2â€“Input OpaAmp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AC_Darlington_Singl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AC_EN_OUT_IN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AC_Singl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Dig_Double_In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Dig_Signle_In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Opto_Dig_Single_Inv_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Polymer PTC Fuse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PiezoRepro_NonPolarised</text:p>
          </table:table-cell>
          <table:table-cell office:value-type="string" calcext:value-type="string">
            <text:p>Piezo element non polarised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ezoRepro_NonPolaris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PiezoRepro_Polarised</text:p>
          </table:table-cell>
          <table:table-cell office:value-type="string" calcext:value-type="string">
            <text:p>Piezo element polarised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ezoRepro_Polaris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RES-POT</text:p>
          </table:table-cell>
          <table:table-cell office:value-type="string" calcext:value-type="string">
            <text:p>Resistor Potentiomete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RES-Pack-4-AllIn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RES-Pack-4-Singl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RES-TRIM</text:p>
          </table:table-cell>
          <table:table-cell office:value-type="string" calcext:value-type="string">
            <text:p>Resistor trimm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Relay - DPDT (Dual Pole Dual Throw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- DPDT (Dual Pole Dual Throw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Relay - SPDT (Single Pole Dual Throw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- SPDT (Single Pole Dual Throw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Surge prote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B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_Semiconductor_Generic:SOT95P250X110-3N_SOT23-3__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Switch DIP 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itch DIP 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Switch rotar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itch rotar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RANS-N-FET_w_Diode</text:p>
          </table:table-cell>
          <table:table-cell office:value-type="string" calcext:value-type="string">
            <text:p>Transistor FET N-Chann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NS-NF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RANS-NPN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NS-NP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RANS-Opto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NS-O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RANS-P-FET_w_Diode</text:p>
          </table:table-cell>
          <table:table-cell office:value-type="string" calcext:value-type="string">
            <text:p>Transistor FET P-Chann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NS-PF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RANS-PN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NS-PN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VS-BIDIR</text:p>
          </table:table-cell>
          <table:table-cell office:value-type="string" calcext:value-type="string">
            <text:p>Transient voltage suppressor, Bidirectional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VS-BIDI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VS-UNI</text:p>
          </table:table-cell>
          <table:table-cell office:value-type="string" calcext:value-type="string">
            <text:p>Transient voltage suppressor, Unidirection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VS-UN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Terminal PCB 1P for wir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table:number-columns-repeated="2" office:value-type="string" calcext:value-type="string">
            <text:p>Terminal PCB 2P for wir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Terminal block, 2p, Screw</text:p>
          </table:table-cell>
          <table:table-cell office:value-type="string" calcext:value-type="string">
            <text:p>PCB Terminal block, Screw, 5.08 mm, 1x2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al block, 2p, Scre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_Generic_Symbol.kicad_sym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Metal-oxide Varisto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aristo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witch_Diptronics.kicad_sym</text:p>
          </table:table-cell>
          <table:table-cell office:value-type="string" calcext:value-type="string">
            <text:p>DTS63K, THD 6.2x6.2mm, SwitchTactile, Black Cap, w/o GND Pin 1.0N, Vertical, Diptronics</text:p>
          </table:table-cell>
          <table:table-cell office:value-type="string" calcext:value-type="string">
            <text:p>Switch Tactile, SPST NO, 6.2x6.2mm, 50mA, 12VDC, 1.0N, vertical</text:p>
          </table:table-cell>
          <table:table-cell office:value-type="string" calcext:value-type="string">
            <text:p>Switch,Button,Tacti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TS63K</text:p>
          </table:table-cell>
          <table:table-cell office:value-type="string" calcext:value-type="string">
            <text:p>THD_Switch_Diptronics:SW_PUSH_620X620H700-4N_Diptronics</text:p>
          </table:table-cell>
          <table:table-cell office:value-type="string" calcext:value-type="string">
            <text:p>https://www.tme.eu/Document/59ad2357d9e494ad618a716e15a5da58/DTSG-6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ptronics</text:p>
          </table:table-cell>
          <table:table-cell office:value-type="string" calcext:value-type="string">
            <text:p>DTS63K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TS63K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6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20perc_Z5U_SRPassives.kicad_sym</text:p>
          </table:table-cell>
          <table:table-cell office:value-type="string" calcext:value-type="string">
            <text:p>1u, THD 5.00mm, 50V, +/-20%, Z5U, SRPassives</text:p>
          </table:table-cell>
          <table:table-cell office:value-type="string" calcext:value-type="string">
            <text:p>Capacitor ceramic MLCC, THD 5.00mm, 50V, 20%, Z5U, SR 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>https://www.tme.eu/Document/e79cc0b1d14ccf8c64c1cdffde79c49d/CM-10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M-1U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M-1U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SMD_0805_50V_10perc_X7R_Generic.kicad_sym</text:p>
          </table:table-cell>
          <table:table-cell office:value-type="string" calcext:value-type="string">
            <text:p>15n, SMD 0805, 50V, 10%, X7R, Generic</text:p>
          </table:table-cell>
          <table:table-cell office:value-type="string" calcext:value-type="string">
            <text:p>Capacitor ceramic MLCC, SMD 0805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n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SMD_0805_50V_5perc_C0G-NP0_Generic.kicad_sym</text:p>
          </table:table-cell>
          <table:table-cell office:value-type="string" calcext:value-type="string">
            <text:p>100p, SMD 0805, 50V, 5%, C0G(NP0), Generic</text:p>
          </table:table-cell>
          <table:table-cell office:value-type="string" calcext:value-type="string">
            <text:p>Capacitor ceramic MLCC, SMD 0805, 50V, 5%, C0G(NP0)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p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dio_Multicomp.kicad_sym</text:p>
          </table:table-cell>
          <table:table-cell office:value-type="string" calcext:value-type="string">
            <text:p>ABT-410-RC, SMD, 15mA, 3V, 80dB, Multicomp</text:p>
          </table:table-cell>
          <table:table-cell office:value-type="string" calcext:value-type="string">
            <text:p>Electromagnetic element polarised, 2048Hz, 15mA, 1-3.0V, 80dB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T-410-RC</text:p>
          </table:table-cell>
          <table:table-cell office:value-type="string" calcext:value-type="string">
            <text:p>THD_Audio_Multicomp:SPKADVV_650W60D1200H850-2N_ABT410_MULTICOMP</text:p>
          </table:table-cell>
          <table:table-cell office:value-type="string" calcext:value-type="string">
            <text:p>https://www.farnell.com/datasheets/2861429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ABT-410-RC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02240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SMD_0603_50V_10perc_X7R_Kemet.kicad_sym</text:p>
          </table:table-cell>
          <table:table-cell office:value-type="string" calcext:value-type="string">
            <text:p>100n, SMD 0603, 50V, 10%, X7R, Kemet</text:p>
          </table:table-cell>
          <table:table-cell office:value-type="string" calcext:value-type="string">
            <text:p>Capacitor ceramic MLCC, SMD 0603, 50V, 10%, X7R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mouser.sk/datasheet/2/447/KEM_C1002_X7R_SMD-331609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7833</text:p>
          </table:table-cell>
          <table:table-cell office:value-type="string" calcext:value-type="string">
            <text:p>80-C0603C104K5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0603C104K5RAC</text:p>
          </table:table-cell>
          <table:table-cell office:value-type="string" calcext:value-type="string">
            <text:p>1288255</text:p>
          </table:table-cell>
          <table:table-cell office:value-type="string" calcext:value-type="string">
            <text:p>399-C0603C104K5RACTU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dio_Murata.kicad_sym</text:p>
          </table:table-cell>
          <table:table-cell office:value-type="string" calcext:value-type="string">
            <text:p>PKLCS1212E4001-R1, SMD, 25V, 65dB, Murata</text:p>
          </table:table-cell>
          <table:table-cell office:value-type="string" calcext:value-type="string">
            <text:p>SMD Piezo element non polarised, 65 dB (4kHz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KLCS1212E4001-R1</text:p>
          </table:table-cell>
          <table:table-cell office:value-type="string" calcext:value-type="string">
            <text:p>SMD_Audio_Murata:SPK_1200X1200H300-2N_PLKCS_MURATA</text:p>
          </table:table-cell>
          <table:table-cell office:value-type="string" calcext:value-type="string">
            <text:p>https://www.farnell.com/datasheets/215798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PKLCS1212E4001-R1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19255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8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pacitor_Ceramic_SMD_1206_50V_10perc_X7R_Samsung.kicad_sym</text:p>
          </table:table-cell>
          <table:table-cell office:value-type="string" calcext:value-type="string">
            <text:p>10n, SMD 1206, 50V, 10%, X7R, Samsung</text:p>
          </table:table-cell>
          <table:table-cell office:value-type="string" calcext:value-type="string">
            <text:p>Capacitor ceramic MLCC, SMD 1206, 50V, 10%, X7R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50V</text:p>
          </table:table-cell>
          <table:table-cell office:value-type="string" calcext:value-type="string">
            <text:p>SMD_Capacitor_NonPolarised_Generic:CAPC3216X85N_1206</text:p>
          </table:table-cell>
          <table:table-cell office:value-type="string" calcext:value-type="string">
            <text:p>https://www.tme.eu/Document/7da762c1dbaf553c64ad9c40d3603826/mlcc_samsung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3KBC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3292</text:p>
          </table:table-cell>
          <table:table-cell office:value-type="string" calcext:value-type="string">
            <text:p>187-CL31B103KBCNNNC</text:p>
          </table:table-cell>
          <table:table-cell office:value-type="string" calcext:value-type="string">
            <text:p>766-6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31B103KBCNNNC</text:p>
          </table:table-cell>
          <table:table-cell office:value-type="string" calcext:value-type="string">
            <text:p>3013520</text:p>
          </table:table-cell>
          <table:table-cell office:value-type="string" calcext:value-type="string">
            <text:p>1276-1035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pacitor_Ceramic_SMD_1206_50V_10perc_X7R_Samsung.kicad_sym</text:p>
          </table:table-cell>
          <table:table-cell office:value-type="string" calcext:value-type="string">
            <text:p>2u2, SMD 1206, 50V, 10%, X7R, Samsung</text:p>
          </table:table-cell>
          <table:table-cell office:value-type="string" calcext:value-type="string">
            <text:p>Capacitor ceramic MLCC, SMD 1206, 50V, 10%, X7R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u2/50V</text:p>
          </table:table-cell>
          <table:table-cell office:value-type="string" calcext:value-type="string">
            <text:p>SMD_Capacitor_NonPolarised_Generic:CAPC3216X160N_1206</text:p>
          </table:table-cell>
          <table:table-cell office:value-type="string" calcext:value-type="string">
            <text:p>https://weblib.samsungsem.com/mlcc/mlcc-ec-data-sheet.do?partNumber=CL31B225KBHNN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225KBHNN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254</text:p>
          </table:table-cell>
          <table:table-cell office:value-type="string" calcext:value-type="string">
            <text:p>187-CL31B225KBHNNNE</text:p>
          </table:table-cell>
          <table:table-cell office:value-type="string" calcext:value-type="string">
            <text:p>766-6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31B225KBHNNNE</text:p>
          </table:table-cell>
          <table:table-cell office:value-type="string" calcext:value-type="string">
            <text:p>4539046</text:p>
          </table:table-cell>
          <table:table-cell office:value-type="string" calcext:value-type="string">
            <text:p>1276-1291-1-ND</text:p>
          </table:table-cell>
          <table:table-cell office:value-type="string" calcext:value-type="string">
            <text:p>104630</text:p>
          </table:table-cell>
          <table:table-cell office:value-type="string" calcext:value-type="string">
            <text:p>70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SMD_0603_50V_10perc_X7R_Samsung.kicad_sym</text:p>
          </table:table-cell>
          <table:table-cell office:value-type="string" calcext:value-type="string">
            <text:p>100n, SMD 0603, 50V, 10%, X7R, Samsung</text:p>
          </table:table-cell>
          <table:table-cell office:value-type="string" calcext:value-type="string">
            <text:p>Capacitor ceramic MLCC, SMD 0603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media.digikey.com/pdf/Data%20Sheets/Samsung%20PDFs/CL10B104KB8NNNC_Spe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9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276-1000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pacitor_Ceramic_SMD_0603_50V_10perc_X7R_Samsung.kicad_sym</text:p>
          </table:table-cell>
          <table:table-cell office:value-type="string" calcext:value-type="string">
            <text:p>22n, SMD 0603, 50V, 10%, X7R, Samsung</text:p>
          </table:table-cell>
          <table:table-cell office:value-type="string" calcext:value-type="string">
            <text:p>Capacitor ceramic MLCC, SMD 0603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4a42202b32dab16128fe107dd69598cc/samsung-chip-cap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1122</text:p>
          </table:table-cell>
          <table:table-cell office:value-type="string" calcext:value-type="string">
            <text:p>187-CL10B223KB8NNNC</text:p>
          </table:table-cell>
          <table:table-cell office:value-type="string" calcext:value-type="string">
            <text:p>766-5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>3013425</text:p>
          </table:table-cell>
          <table:table-cell office:value-type="string" calcext:value-type="string">
            <text:p>1276-1104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pacitor_Ceramic_SMD_0603_50V_10perc_X7R_Samsung.kicad_sym</text:p>
          </table:table-cell>
          <table:table-cell office:value-type="string" calcext:value-type="string">
            <text:p>6n8, SMD 0603, 50V, 10%, X7R, Samsung</text:p>
          </table:table-cell>
          <table:table-cell office:value-type="string" calcext:value-type="string">
            <text:p>Capacitor ceramic MLCC, SMD 0603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n8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4a42202b32dab16128fe107dd69598cc/samsung-chip-cap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682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723</text:p>
          </table:table-cell>
          <table:table-cell office:value-type="string" calcext:value-type="string">
            <text:p>187-CL10B682KB8NN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10B682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6-1185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DC_Ninigi.kicad_sym</text:p>
          </table:table-cell>
          <table:table-cell office:value-type="string" calcext:value-type="string">
            <text:p>PC-GK2.1, THD, DC Power Barrel Jack, PCB, Horizontal, Ninigi</text:p>
          </table:table-cell>
          <table:table-cell office:value-type="string" calcext:value-type="string">
            <text:p>DC Power Barrel Jack, Male, 5.5x2.1mm, PCB, Horizont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-GK2.1</text:p>
          </table:table-cell>
          <table:table-cell office:value-type="string" calcext:value-type="string">
            <text:p>THD_Connector_DC_Ninigi:MPD_EJ508A</text:p>
          </table:table-cell>
          <table:table-cell office:value-type="string" calcext:value-type="string">
            <text:p>https://www.tme.eu/Document/78afd4fb8a41e4211137cd818ea9e93d/PC-GK21.jpg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PC-GK2.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PC-GK2.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1N4148, DO35, Signal diode, 100V, 200mA, Diotec</text:p>
          </table:table-cell>
          <table:table-cell office:value-type="string" calcext:value-type="string">
            <text:p>Diode Small Signal, THD DO-35, Vrrm: 100V, If: 200mA, Ir&lt;25nA, Vf&lt;1.0V @10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THD_Diode_Generic:DIOAD762W50L390D190N_DO-35</text:p>
          </table:table-cell>
          <table:table-cell office:value-type="string" calcext:value-type="string">
            <text:p>https://www.tme.eu/Document/c6f6445616a0da67965224a113dd79b5/1n4148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1N414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0-00-557</text:p>
          </table:table-cell>
          <table:table-cell office:value-type="string" calcext:value-type="string">
            <text:p>1N4148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1N4148CT-ND</text:p>
          </table:table-cell>
          <table:table-cell office:value-type="string" calcext:value-type="string">
            <text:p>14088</text:p>
          </table:table-cell>
          <table:table-cell office:value-type="string" calcext:value-type="string">
            <text:p>2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BAS70-06, SOT23, Schottky dual diode CA, 70V, 70mA, Diotec</text:p>
          </table:table-cell>
          <table:table-cell office:value-type="string" calcext:value-type="string">
            <text:p>Diode Schottky Dual Common Anode, SOT-23, Vrrm: 70V, If: 70mA, Ir=100nA, Vf=1.0V @15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AS70-06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c7f77dfcc13a1a9c9abcb29db7308aba/bas7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BAS70-06</text:p>
          </table:table-cell>
          <table:table-cell office:value-type="string" calcext:value-type="string">
            <text:p>76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AS70-06-DI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BAT54A, SOT23, Schottky dual diode CA, 30V, 200mA, Diotec</text:p>
          </table:table-cell>
          <table:table-cell office:value-type="string" calcext:value-type="string">
            <text:p>Diode Schottky Dual Common Anode, SOT-23, Vrrm: 30V, If: 200mA, Ir=200nA, Vf=0.4V @10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f17162de6a4eb9b82714a611797118f/bat5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L4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AT54A-DIO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BAT54C, SOT23, Schottky dual diode, CC, 30V, 200mA, Diotec</text:p>
          </table:table-cell>
          <table:table-cell office:value-type="string" calcext:value-type="string">
            <text:p>Diode Schottky Dual Common Cathode, SOT-23, Vrrm: 30V, If: 200mA, Ir=200nA, Vf=0.4V @10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f17162de6a4eb9b82714a611797118f/bat5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43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AT54C-DI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GL1-100, DO213AC, Schottky diode, 100V, 1A, Diotec</text:p>
          </table:table-cell>
          <table:table-cell office:value-type="string" calcext:value-type="string">
            <text:p>Diode Schottky, DO-213AA/MiniMELF, Vrrm: 100V, If: 1A, Ir&lt;1mA, Vf&lt;0.82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GL1-100</text:p>
          </table:table-cell>
          <table:table-cell office:value-type="string" calcext:value-type="string">
            <text:p>SMD_Semiconductor_Generic:DIOMELF3414N_DO213AC_MiniMELF</text:p>
          </table:table-cell>
          <table:table-cell office:value-type="string" calcext:value-type="string">
            <text:p>https://www.tme.eu/Document/0905986325995d0335e211cc3d6db030/sgl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SGL1-100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375786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GL1-100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GL1-100-ND</text:p>
          </table:table-cell>
          <table:table-cell office:value-type="string" calcext:value-type="string">
            <text:p>61216</text:p>
          </table:table-cell>
          <table:table-cell office:value-type="string" calcext:value-type="string">
            <text:p>53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K25, DO214AA, Schottky diode, 50V, 2A, Diotec</text:p>
          </table:table-cell>
          <table:table-cell office:value-type="string" calcext:value-type="string">
            <text:p>Diode Schottky, DO-214AB/SMC, Vrrm: 50V, If: 3A, Ir&lt;8uA, Vf&lt;0.75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25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tme.eu/Document/3679d5d170502be32d192cd5d52751ab/sk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table:number-columns-repeated="2" office:value-type="string" calcext:value-type="string">
            <text:p>SK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7-SK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K25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K25-ND</text:p>
          </table:table-cell>
          <table:table-cell office:value-type="string" calcext:value-type="string">
            <text:p>5090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K35, DO214AB, Schottky diode, 50V, 3A, Diotec</text:p>
          </table:table-cell>
          <table:table-cell office:value-type="string" calcext:value-type="string">
            <text:p>Diode Schottky, DO-214AB/SMC, Vrrm: 50V, If: 3A, Ir&lt;8uA, Vf&lt;0.75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diotec.com/request/datasheet/sk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table:number-columns-repeated="2" office:value-type="string" calcext:value-type="string">
            <text:p>SK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7-SK3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K35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K35CT-ND</text:p>
          </table:table-cell>
          <table:table-cell office:value-type="string" calcext:value-type="string">
            <text:p>29674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M5817,DO213AB, Schottky diode, 20V, 1A, Diotec</text:p>
          </table:table-cell>
          <table:table-cell office:value-type="string" calcext:value-type="string">
            <text:p>Diode Schottky, DO-213AB/MELF, Vrrm: 20V, If: 1A, Ir&lt;1mA, Vf&lt;0.75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M5817</text:p>
          </table:table-cell>
          <table:table-cell office:value-type="string" calcext:value-type="string">
            <text:p>SMD_Semiconductor_Generic:DIOMELF5025N_DO213AB_MELF</text:p>
          </table:table-cell>
          <table:table-cell office:value-type="string" calcext:value-type="string">
            <text:p>https://www.tme.eu/Document/3679d5d170502be32d192cd5d52751ab/sk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SM5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757555</text:p>
          </table:table-cell>
          <table:table-cell office:value-type="string" calcext:value-type="string">
            <text:p>637-SM581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5817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M5817-ND</text:p>
          </table:table-cell>
          <table:table-cell office:value-type="string" calcext:value-type="string">
            <text:p>29679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M5818, DO213AB, Schottky diode, 30V, 1A, Diotec</text:p>
          </table:table-cell>
          <table:table-cell office:value-type="string" calcext:value-type="string">
            <text:p>Diode Schottky, DO-213AB/MELF, Vrrm: 30V, If: 1A, Ir&lt;1mA, Vf&lt;0.875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M5818</text:p>
          </table:table-cell>
          <table:table-cell office:value-type="string" calcext:value-type="string">
            <text:p>SMD_Semiconductor_Generic:DIOMELF5025N_DO213AB_MELF</text:p>
          </table:table-cell>
          <table:table-cell office:value-type="string" calcext:value-type="string">
            <text:p>https://www.tme.eu/Document/3679d5d170502be32d192cd5d52751ab/sk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SM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758086</text:p>
          </table:table-cell>
          <table:table-cell office:value-type="string" calcext:value-type="string">
            <text:p>637-SM581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5818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M5818CT-ND</text:p>
          </table:table-cell>
          <table:table-cell office:value-type="string" calcext:value-type="string">
            <text:p>29679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M5819, DO213AB, Schottky diode, 40V, 1A, Diotec</text:p>
          </table:table-cell>
          <table:table-cell office:value-type="string" calcext:value-type="string">
            <text:p>Diode Schottky, DO-213AB/MELF, Vrrm: 40V, If: 1A, Ir&lt;1mA, Vf&lt;0.9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M5819</text:p>
          </table:table-cell>
          <table:table-cell office:value-type="string" calcext:value-type="string">
            <text:p>SMD_Semiconductor_Generic:DIOMELF5025N_DO213AB_MELF</text:p>
          </table:table-cell>
          <table:table-cell office:value-type="string" calcext:value-type="string">
            <text:p>https://www.tme.eu/Document/1d8f7dd98ee82990c83a0684739a1ae9/sm58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SM5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758931</text:p>
          </table:table-cell>
          <table:table-cell office:value-type="string" calcext:value-type="string">
            <text:p>637-SM581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5819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78-SM5819CT-ND</text:p>
          </table:table-cell>
          <table:table-cell office:value-type="string" calcext:value-type="string">
            <text:p>50338</text:p>
          </table:table-cell>
          <table:table-cell office:value-type="string" calcext:value-type="string">
            <text:p>101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de_Diotec.kicad_sym</text:p>
          </table:table-cell>
          <table:table-cell office:value-type="string" calcext:value-type="string">
            <text:p>SMS290, DO213AB, Schottky diode, 90V, 2A, Diotec</text:p>
          </table:table-cell>
          <table:table-cell office:value-type="string" calcext:value-type="string">
            <text:p>Diode Schottky, DO-213AB/MELF, Vrrm: 90V, If: 2A, Ir&lt;500uA, Vf&lt;0.79V @2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MS290</text:p>
          </table:table-cell>
          <table:table-cell office:value-type="string" calcext:value-type="string">
            <text:p>SMD_Semiconductor_Generic:DIOMELF5025N_DO213AB_MELF</text:p>
          </table:table-cell>
          <table:table-cell office:value-type="string" calcext:value-type="string">
            <text:p>https://www.tme.eu/Document/c249acbb221bab9532f1d9f2b3d79a8b/sms2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tec Semiconducto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3758483</text:p>
          </table:table-cell>
          <table:table-cell office:value-type="string" calcext:value-type="string">
            <text:p>637-SMS2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53-931</text:p>
          </table:table-cell>
          <table:table-cell office:value-type="string" calcext:value-type="string">
            <text:p>SMS290-D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21-SMS290TR-ND</text:p>
          </table:table-cell>
          <table:table-cell office:value-type="string" calcext:value-type="string">
            <text:p>125039</text:p>
          </table:table-cell>
          <table:table-cell office:value-type="string" calcext:value-type="string">
            <text:p>11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MI-EMC_Module_Schaffner.kicad_sym</text:p>
          </table:table-cell>
          <table:table-cell office:value-type="string" calcext:value-type="string">
            <text:p>FN 402-1.6-02, THD, 1.6A, 230VAC, RM 10.0mm, Body{colon}45x28x16.5, Schaffner</text:p>
          </table:table-cell>
          <table:table-cell office:value-type="string" calcext:value-type="string">
            <text:p>EMC Filter, 230VAC, 1.6A</text:p>
          </table:table-cell>
          <table:table-cell office:value-type="string" calcext:value-type="string">
            <text:p>EMI,E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N 402-1.6-02</text:p>
          </table:table-cell>
          <table:table-cell office:value-type="string" calcext:value-type="string">
            <text:p>THD_Filter_Schaffner:DIP3300W60P100L4500H1650Q5_Schaffner</text:p>
          </table:table-cell>
          <table:table-cell office:value-type="string" calcext:value-type="string">
            <text:p>https://www.farnell.com/datasheets/2189000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chaffner</text:p>
          </table:table-cell>
          <table:table-cell office:value-type="string" calcext:value-type="string">
            <text:p>FN 402-1.6-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31-FN402-1.6-02</text:p>
          </table:table-cell>
          <table:table-cell office:value-type="string" calcext:value-type="string">
            <text:p>217-0763</text:p>
          </table:table-cell>
          <table:table-cell office:value-type="string" calcext:value-type="string">
            <text:p>169-66-030</text:p>
          </table:table-cell>
          <table:table-cell office:value-type="string" calcext:value-type="string">
            <text:p>FN402-1.6-02</text:p>
          </table:table-cell>
          <table:table-cell office:value-type="string" calcext:value-type="string">
            <text:p>1191325</text:p>
          </table:table-cell>
          <table:table-cell office:value-type="string" calcext:value-type="string">
            <text:p>817-118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seHolder_Stelvio.kicad_sym</text:p>
          </table:table-cell>
          <table:table-cell office:value-type="string" calcext:value-type="string">
            <text:p>PTF/78, THD, Fuse holder, 5x20, Stelvio</text:p>
          </table:table-cell>
          <table:table-cell office:value-type="string" calcext:value-type="string">
            <text:p>Fuse holder 5x20mm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TF/78</text:p>
          </table:table-cell>
          <table:table-cell office:value-type="string" calcext:value-type="string">
            <text:p>THD_FuseHolder_Stelvio:PTF-78+BS232</text:p>
          </table:table-cell>
          <table:table-cell office:value-type="string" calcext:value-type="string">
            <text:p>https://www.tme.eu/Document/3b48dbe2b9714a62652c97b08fcd464b/PTF78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telvio Kontek</text:p>
          </table:table-cell>
          <table:table-cell office:value-type="string" calcext:value-type="string">
            <text:p>PTF/78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HL7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DT_Bourns.kicad_sym</text:p>
          </table:table-cell>
          <table:table-cell office:value-type="string" calcext:value-type="string">
            <text:p>2030-23T-SM-RPLF, SMD, Gas disch. tube, 185V, 4kA, Bourns</text:p>
          </table:table-cell>
          <table:table-cell office:value-type="string" calcext:value-type="string">
            <text:p>Gas Discharge Tube, Fast, 185V, 4kA, -40 to 90Â°C</text:p>
          </table:table-cell>
          <table:table-cell office:value-type="string" calcext:value-type="string">
            <text:p>GD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030-23T-SM-RPLF</text:p>
          </table:table-cell>
          <table:table-cell office:value-type="string" calcext:value-type="string">
            <text:p>SMD_GDT_Bourns:2030-xxT-SM_BOURNS</text:p>
          </table:table-cell>
          <table:table-cell office:value-type="string" calcext:value-type="string">
            <text:p>https://www.bourns.com/docs/product-datasheets/2030-xxt-sm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2030-23T-SM-RPL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659692</text:p>
          </table:table-cell>
          <table:table-cell office:value-type="string" calcext:value-type="string">
            <text:p>652-2030-23T-SM-RPLF</text:p>
          </table:table-cell>
          <table:table-cell office:value-type="string" calcext:value-type="string">
            <text:p>233-0723</text:p>
          </table:table-cell>
          <table:table-cell office:value-type="string" calcext:value-type="string">
            <text:p>302-38-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18248</text:p>
          </table:table-cell>
          <table:table-cell office:value-type="string" calcext:value-type="string">
            <text:p>118-2030-23T-SM-RPLF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ader_Generic.kicad_sym</text:p>
          </table:table-cell>
          <table:table-cell office:value-type="string" calcext:value-type="string">
            <text:p>HEAD_10_PIN, 2x5pin, 2.54mm, Locker, Ma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D_10_PIN</text:p>
          </table:table-cell>
          <table:table-cell office:value-type="string" calcext:value-type="string">
            <text:p>THD_Connector_IDC_Generic:HDRV10W64P254H2800_2X5_LongLatches-DIN4165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ader_Generic.kicad_sym</text:p>
          </table:table-cell>
          <table:table-cell office:value-type="string" calcext:value-type="string">
            <text:p>HEAD_20_PIN, 2x10pin, 2.54mm, PCB Onl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D_20_PI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ader_Generic.kicad_sym</text:p>
          </table:table-cell>
          <table:table-cell office:value-type="string" calcext:value-type="string">
            <text:p>HEAD_8_PIN, 1x8pin, 2.54mm, PCB Onl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D_8_PIN</text:p>
          </table:table-cell>
          <table:table-cell office:value-type="string" calcext:value-type="string">
            <text:p>THD_Header_Generic:HDRV8W64P254H0_1X8_PADRR_140x240_FEMAL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INA139NA, SOT23-5, HS Current shunt monitor, 2.7-40V, TI</text:p>
          </table:table-cell>
          <table:table-cell office:value-type="string" calcext:value-type="string">
            <text:p>High-Side Measurement Current Shunt Monitor, 2.7-40V, SOT23-5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NA139</text:p>
          </table:table-cell>
          <table:table-cell office:value-type="string" calcext:value-type="string">
            <text:p>SMD_IC_Generic:SOT95P280X145-5N_SOT23-5__12345</text:p>
          </table:table-cell>
          <table:table-cell office:value-type="string" calcext:value-type="string">
            <text:p>https://www.ti.com/lit/ds/symlink/ina13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139NA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C129947</text:p>
          </table:table-cell>
          <table:table-cell office:value-type="string" calcext:value-type="string">
            <text:p>595-INA139NA/3K</text:p>
          </table:table-cell>
          <table:table-cell office:value-type="string" calcext:value-type="string">
            <text:p>461-6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A139NA/250</text:p>
          </table:table-cell>
          <table:table-cell office:value-type="string" calcext:value-type="string">
            <text:p>3118123</text:p>
          </table:table-cell>
          <table:table-cell office:value-type="string" calcext:value-type="string">
            <text:p>296-26061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NE555P, THD, Precision timer, 4.5-16V, TI</text:p>
          </table:table-cell>
          <table:table-cell office:value-type="string" calcext:value-type="string">
            <text:p>Precision Timer, TTL, 4.5-16V, DIP-8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THD_IC_Generic:DIP-8_W7.62mm</text:p>
          </table:table-cell>
          <table:table-cell office:value-type="string" calcext:value-type="string">
            <text:p>https://www.ti.com/lit/gpn/ne55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6749</text:p>
          </table:table-cell>
          <table:table-cell office:value-type="string" calcext:value-type="string">
            <text:p>595-NE555P</text:p>
          </table:table-cell>
          <table:table-cell office:value-type="string" calcext:value-type="string">
            <text:p>221-5535</text:p>
          </table:table-cell>
          <table:table-cell office:value-type="string" calcext:value-type="string">
            <text:p>173-04-265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3006909</text:p>
          </table:table-cell>
          <table:table-cell office:value-type="string" calcext:value-type="string">
            <text:p>296-NE555P-ND</text:p>
          </table:table-cell>
          <table:table-cell office:value-type="string" calcext:value-type="string">
            <text:p>17814</text:p>
          </table:table-cell>
          <table:table-cell office:value-type="string" calcext:value-type="string">
            <text:p>5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OPA2990IDSGR, WSON8, Dual 2-input opamp, R-to-R, 2.7-40V, TI</text:p>
          </table:table-cell>
          <table:table-cell office:value-type="string" calcext:value-type="string">
            <text:p>Dual 2â€“Input OpAmp, Rail-to-Rail, 2.7-40V, WSON-8, TI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PA2990IDSGR</text:p>
          </table:table-cell>
          <table:table-cell office:value-type="string" calcext:value-type="string">
            <text:p>SMD_IC_Generic:SON50P200X80-9N_WSON-8</text:p>
          </table:table-cell>
          <table:table-cell office:value-type="string" calcext:value-type="string">
            <text:p>https://www.ti.com/lit/ds/symlink/opa299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A2990IDSGR</text:p>
          </table:table-cell>
          <table:table-cell office:value-type="string" calcext:value-type="string">
            <text:p>O29G</text:p>
          </table:table-cell>
          <table:table-cell office:value-type="string" calcext:value-type="string">
            <text:p>C2057874</text:p>
          </table:table-cell>
          <table:table-cell office:value-type="string" calcext:value-type="string">
            <text:p>595-OPA2990IDSG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OPA2990IDSG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6-OPA2990IDSG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TL074CDR, SOIC14, Dual 2-input opamp, JFET, 4.5-40V, TI</text:p>
          </table:table-cell>
          <table:table-cell office:value-type="string" calcext:value-type="string">
            <text:p>Quad 2â€“Input OpAmp, LowNoise, JFET, 4.5-40V, 0 to 70 Â°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L074CDR</text:p>
          </table:table-cell>
          <table:table-cell office:value-type="string" calcext:value-type="string">
            <text:p>SMD_IC_TI:SOIC127P600X175-14N_SO-14_TI</text:p>
          </table:table-cell>
          <table:table-cell office:value-type="string" calcext:value-type="string">
            <text:p>https://www.farnell.com/datasheets/186117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074CDR</text:p>
          </table:table-cell>
          <table:table-cell office:value-type="string" calcext:value-type="string">
            <text:p>TL074C</text:p>
          </table:table-cell>
          <table:table-cell office:value-type="string" calcext:value-type="string">
            <text:p>C12594</text:p>
          </table:table-cell>
          <table:table-cell office:value-type="string" calcext:value-type="string">
            <text:p>595-TL074CD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L074CDR</text:p>
          </table:table-cell>
          <table:table-cell office:value-type="string" calcext:value-type="string">
            <text:p>3005123</text:p>
          </table:table-cell>
          <table:table-cell office:value-type="string" calcext:value-type="string">
            <text:p>296-1283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TMUX11001, SOT23-5, Precicion switch, 1{gt}1 SPST, 1.08-5.5V, TI</text:p>
          </table:table-cell>
          <table:table-cell office:value-type="string" calcext:value-type="string">
            <text:p>Precision switch, low-leakage-current, 1:1 SPST, 1.08-5.5V, SOT23-5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MUX11001</text:p>
          </table:table-cell>
          <table:table-cell office:value-type="string" calcext:value-type="string">
            <text:p>SMD_IC_Generic:SOT95P280X145-5N_SOT23-5__12345</text:p>
          </table:table-cell>
          <table:table-cell office:value-type="string" calcext:value-type="string">
            <text:p>https://www.ti.com/lit/ds/symlink/tmux1102.pdf?HQS=dis-mous-null-mousermode-dsf-pf-null-wwe&amp;ts=1695627192365&amp;ref_url=https%253A%252F%252Fwww.mouser.sk%252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W1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95-TMUX1101DBVR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296-TMUX1101DBV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Analog_TI.kicad_sym</text:p>
          </table:table-cell>
          <table:table-cell office:value-type="string" calcext:value-type="string">
            <text:p>TS5A23159, VSSOP10, Analog switch, 2Ch, SPDT, 5V/3V, TI</text:p>
          </table:table-cell>
          <table:table-cell office:value-type="string" calcext:value-type="string">
            <text:p>Analog switch Bidirectional, 1 Ohm, Switching: 1.65-5.5V, 2:1 SPDT, VCC: 1.65-5.5V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S5A23159</text:p>
          </table:table-cell>
          <table:table-cell office:value-type="string" calcext:value-type="string">
            <text:p>SMD_IC_Generic:SOP50P500X110-10N_VSSOP-10</text:p>
          </table:table-cell>
          <table:table-cell office:value-type="string" calcext:value-type="string">
            <text:p>https://www.ti.com/lit/ds/symlink/tmux1102.pdf?HQS=dis-mous-null-mousermode-dsf-pf-null-wwe&amp;ts=1695627192365&amp;ref_url=https%253A%252F%252Fwww.mouser.sk%252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5A23159DGSR</text:p>
          </table:table-cell>
          <table:table-cell office:value-type="string" calcext:value-type="string">
            <text:p>JEQ, JER</text:p>
          </table:table-cell>
          <table:table-cell office:value-type="string" calcext:value-type="string">
            <text:p>C42751</text:p>
          </table:table-cell>
          <table:table-cell office:value-type="string" calcext:value-type="string">
            <text:p>595-TS5A23159DGS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S5A23159DGSR</text:p>
          </table:table-cell>
          <table:table-cell office:value-type="string" calcext:value-type="string">
            <text:p>3005459</text:p>
          </table:table-cell>
          <table:table-cell office:value-type="string" calcext:value-type="string">
            <text:p>296-18598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Logic_Nexperia.kicad_sym</text:p>
          </table:table-cell>
          <table:table-cell office:value-type="string" calcext:value-type="string">
            <text:p>74AHC08D, SO14, 4x 2-Input AND, 2.0-5.5V, O{colon}25mA, Nexperia</text:p>
          </table:table-cell>
          <table:table-cell office:value-type="string" calcext:value-type="string">
            <text:p>Quad 2â€“Input And gate, High-speed, 2.0...5.5V, Out:+/-25mA, -40...+125 Â°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74AHC08D</text:p>
          </table:table-cell>
          <table:table-cell office:value-type="string" calcext:value-type="string">
            <text:p>SMD_IC_Nexperia:SOIC127P600X175-14N_SO-14_NEXPERIA</text:p>
          </table:table-cell>
          <table:table-cell office:value-type="string" calcext:value-type="string">
            <text:p>https://assets.nexperia.com/documents/data-sheet/74AHC_AHCT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AHC08D,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506</text:p>
          </table:table-cell>
          <table:table-cell office:value-type="string" calcext:value-type="string">
            <text:p>771-AHC08D118</text:p>
          </table:table-cell>
          <table:table-cell office:value-type="string" calcext:value-type="string">
            <text:p>182-1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AHC08D.118</text:p>
          </table:table-cell>
          <table:table-cell office:value-type="string" calcext:value-type="string">
            <text:p>2438528</text:p>
          </table:table-cell>
          <table:table-cell office:value-type="string" calcext:value-type="string">
            <text:p>1727-5915-1-ND</text:p>
          </table:table-cell>
          <table:table-cell office:value-type="string" calcext:value-type="string">
            <text:p>T109598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Logic_Nexperia.kicad_sym</text:p>
          </table:table-cell>
          <table:table-cell office:value-type="string" calcext:value-type="string">
            <text:p>74HCT08D, SO14, 4x 2-Input AND, 4.5-5.5V, Nexperia</text:p>
          </table:table-cell>
          <table:table-cell office:value-type="string" calcext:value-type="string">
            <text:p>Quad 2â€“Input And gate, High-speed, 4.5...5.5V, -40...+125 Â°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74HCT08D</text:p>
          </table:table-cell>
          <table:table-cell office:value-type="string" calcext:value-type="string">
            <text:p>SMD_IC_Nexperia:SOIC127P600X175-14N_SO-14_NEXPERIA</text:p>
          </table:table-cell>
          <table:table-cell office:value-type="string" calcext:value-type="string">
            <text:p>https://www.tme.eu/Document/0d71b21dae086a3e7b4608ad17ed3b20/74HCT08D,65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T08D,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59</text:p>
          </table:table-cell>
          <table:table-cell office:value-type="string" calcext:value-type="string">
            <text:p>771-74HCT08D-T</text:p>
          </table:table-cell>
          <table:table-cell office:value-type="string" calcext:value-type="string">
            <text:p>219-4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HCT08D.653</text:p>
          </table:table-cell>
          <table:table-cell office:value-type="string" calcext:value-type="string">
            <text:p>1085301</text:p>
          </table:table-cell>
          <table:table-cell office:value-type="string" calcext:value-type="string">
            <text:p>1727-2831-1-ND</text:p>
          </table:table-cell>
          <table:table-cell office:value-type="string" calcext:value-type="string">
            <text:p>T120007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Logic_TI.kicad_sym</text:p>
          </table:table-cell>
          <table:table-cell office:value-type="string" calcext:value-type="string">
            <text:p>74AHC08D, SO14, 4x 2-Input AND, 2.0-5.5V, O{colon}25mA, TI</text:p>
          </table:table-cell>
          <table:table-cell office:value-type="string" calcext:value-type="string">
            <text:p>Quad 2â€“Input And gate, High-speed, 2.0...5.5V, Out:+/-25mA, -40...+125 Â°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N74AHC08DR</text:p>
          </table:table-cell>
          <table:table-cell office:value-type="string" calcext:value-type="string">
            <text:p>SMD_IC_TI:SOIC127P600X175-14N_SO-14_TI</text:p>
          </table:table-cell>
          <table:table-cell office:value-type="string" calcext:value-type="string">
            <text:p>https://www.ti.com/lit/ds/symlink/sn74ahc08.pdf?ts=1723157451898&amp;ref_url=https%253A%252F%252Fwww.ti.com%252Fsitesearch%252Fen-us%252Fdocs%252Funiversalsearch.tsp%253FlangPref%253Den-US%2526nr%253D6%2526searchTerm%253DSN74AHC08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08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937</text:p>
          </table:table-cell>
          <table:table-cell office:value-type="string" calcext:value-type="string">
            <text:p>595-SN74AHC08D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N74AHC08DR</text:p>
          </table:table-cell>
          <table:table-cell office:value-type="string" calcext:value-type="string">
            <text:p>3120291</text:p>
          </table:table-cell>
          <table:table-cell office:value-type="string" calcext:value-type="string">
            <text:p>296-4523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Logic_TI.kicad_sym</text:p>
          </table:table-cell>
          <table:table-cell office:value-type="string" calcext:value-type="string">
            <text:p>SN74AHC1G00DBV, SOT23-5, Single 2-Input NAND, 2.0-5.5V, TI</text:p>
          </table:table-cell>
          <table:table-cell office:value-type="string" calcext:value-type="string">
            <text:p>Single 2â€“Input NAN Gate, 2.0-5.5V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74AHC1G00</text:p>
          </table:table-cell>
          <table:table-cell office:value-type="string" calcext:value-type="string">
            <text:p>SMD_IC_Generic:SOT95P280X145-5N_SOT23-5__12345</text:p>
          </table:table-cell>
          <table:table-cell office:value-type="string" calcext:value-type="string">
            <text:p>http://www.ti.com/lit/ds/symlink/sn74ahc1g0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AHC1G00DB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95-SN74AHC1G00DBV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66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05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009788</text:p>
          </table:table-cell>
          <table:table-cell office:value-type="string" calcext:value-type="string">
            <text:p>90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Power_Infineon.kicad_sym</text:p>
          </table:table-cell>
          <table:table-cell office:value-type="string" calcext:value-type="string">
            <text:p>TLS810B1LDV33XUMA1, TSON10, LDO reg, 3.3V, 100mA, Infineon</text:p>
          </table:table-cell>
          <table:table-cell office:value-type="string" calcext:value-type="string">
            <text:p>LDO Regulator, Vo: 3.3V, Iq: 5.5ÎĽA, Vi:max 42V, Io: 100mA, with Enab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LS810B1LDV33XUMA1</text:p>
          </table:table-cell>
          <table:table-cell office:value-type="string" calcext:value-type="string">
            <text:p>SMD_IC_Infineon:SON50P330X100-10N_PG-TSON-10_Infineon</text:p>
          </table:table-cell>
          <table:table-cell office:value-type="string" calcext:value-type="string">
            <text:p>https://www.farnell.com/datasheets/235484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TLS810B1LDV33XUMA1</text:p>
          </table:table-cell>
          <table:table-cell office:value-type="string" calcext:value-type="string">
            <text:p>810B1V3</text:p>
          </table:table-cell>
          <table:table-cell office:value-type="string" calcext:value-type="string">
            <text:p>C3750147</text:p>
          </table:table-cell>
          <table:table-cell office:value-type="string" calcext:value-type="string">
            <text:p>726-TLS810B1LDV33XUM</text:p>
          </table:table-cell>
          <table:table-cell office:value-type="string" calcext:value-type="string">
            <text:p>258-168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80918</text:p>
          </table:table-cell>
          <table:table-cell office:value-type="string" calcext:value-type="string">
            <text:p>TLS810B1LDV33XUMA1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Power_TI.kicad_sym</text:p>
          </table:table-cell>
          <table:table-cell office:value-type="string" calcext:value-type="string">
            <text:p>LM22674MR-ADJ/NOPB, HSOP8, Switching Volt Reg, Adj, 3A, TI</text:p>
          </table:table-cell>
          <table:table-cell office:value-type="string" calcext:value-type="string">
            <text:p>Switching Voltage Regulators, Vo: Adj, Fb:1.28V, Iq: 6mA, Vi: 4.5-42V, Io: 3A, 500kHz, -40 to 125Â°C, With Enab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M22674MR-ADJ/NOPB</text:p>
          </table:table-cell>
          <table:table-cell office:value-type="string" calcext:value-type="string">
            <text:p>SMD_IC_Generic:SOP127P600X175-9N_HSOP-8</text:p>
          </table:table-cell>
          <table:table-cell office:value-type="string" calcext:value-type="string">
            <text:p>https://www.ti.com/lit/ds/symlink/lm22674.pdf?ts=172736397093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2674MR-ADJ/NOPB</text:p>
          </table:table-cell>
          <table:table-cell office:value-type="string" calcext:value-type="string">
            <text:p>L22674 ADJ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6-LM22674MRADJNOPB</text:p>
          </table:table-cell>
          <table:table-cell office:value-type="string" calcext:value-type="string">
            <text:p>121-904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LM22674MR-ADJ/NOPB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Power_TI.kicad_sym</text:p>
          </table:table-cell>
          <table:table-cell office:value-type="string" calcext:value-type="string">
            <text:p>LM22675MRE-ADJ/NOPB, HSOP8, Switching Volt Reg, Adj, 1A, TI</text:p>
          </table:table-cell>
          <table:table-cell office:value-type="string" calcext:value-type="string">
            <text:p>Switching Voltage Regulators, Vo: Adj, Fb:5.0V, Iq: 6mA, Vi: 4.5-42V, Io: 1A, 500kHz, -40 to 125Â°C, With Enab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M22675MRE-ADJ</text:p>
          </table:table-cell>
          <table:table-cell office:value-type="string" calcext:value-type="string">
            <text:p>SMD_IC_Generic:SOP127P600X175-9N_HSOP-8</text:p>
          </table:table-cell>
          <table:table-cell office:value-type="string" calcext:value-type="string">
            <text:p>https://www.ti.com/general/docs/suppproductinfo.tsp?distId=10&amp;gotoUrl=https%3A%2F%2Fwww.ti.com%2Flit%2Fgpn%2Flm2267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2675MRE-ADJ/NOP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070735</text:p>
          </table:table-cell>
          <table:table-cell office:value-type="string" calcext:value-type="string">
            <text:p>926-M22675MREADJNOPB</text:p>
          </table:table-cell>
          <table:table-cell office:value-type="string" calcext:value-type="string">
            <text:p>660-6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22675MRE-ADJ</text:p>
          </table:table-cell>
          <table:table-cell office:value-type="string" calcext:value-type="string">
            <text:p>2435846</text:p>
          </table:table-cell>
          <table:table-cell office:value-type="string" calcext:value-type="string">
            <text:p>LM22675MRE-ADJ/NOPB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C_Power_TI.kicad_sym</text:p>
          </table:table-cell>
          <table:table-cell office:value-type="string" calcext:value-type="string">
            <text:p>LM2576HVS-12, TO263, Switching Volt Reg, 12V, 3A, TI</text:p>
          </table:table-cell>
          <table:table-cell office:value-type="string" calcext:value-type="string">
            <text:p>Switching Voltage Regulators, Vo: 12V, Fb:1.23V, Iq: 10mA, Vi: max63V, Io: 3A, Pd: 2.25W, 52kHz, -40 to 125Â°C, With OnOf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M2576HVS-12</text:p>
          </table:table-cell>
          <table:table-cell office:value-type="string" calcext:value-type="string">
            <text:p>SMD_IC_Generic:TO170P1435X465-6N_D2PAK_TO-263BA_TS5B_TI</text:p>
          </table:table-cell>
          <table:table-cell office:value-type="string" calcext:value-type="string">
            <text:p>https://www.ti.com/lit/ds/symlink/lm257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576HVS-12/NOPB</text:p>
          </table:table-cell>
          <table:table-cell office:value-type="string" calcext:value-type="string">
            <text:p>LM2576 HVS-12 P+</text:p>
          </table:table-cell>
          <table:table-cell office:value-type="string" calcext:value-type="string">
            <text:p>C143960</text:p>
          </table:table-cell>
          <table:table-cell office:value-type="string" calcext:value-type="string">
            <text:p>926-LM2576HVS-12NOP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M2576HVSX-12/NOPB</text:p>
          </table:table-cell>
          <table:table-cell office:value-type="string" calcext:value-type="string">
            <text:p>3122855</text:p>
          </table:table-cell>
          <table:table-cell office:value-type="string" calcext:value-type="string">
            <text:p>LM2576HVS-12/NOPB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C_Power_TI.kicad_sym</text:p>
          </table:table-cell>
          <table:table-cell office:value-type="string" calcext:value-type="string">
            <text:p>LM27313XMF/NOPB, SOT23-5, Boost Volt Reg, Vout up to 30V, 800mA, TI</text:p>
          </table:table-cell>
          <table:table-cell office:value-type="string" calcext:value-type="string">
            <text:p>Boost Voltage Regulators, Vo: max30V, Fb:1.23V, Iq: 1ÂµA, Vi: 2.7-14V, Io: 800mA, 1.6MHz, -40 to 125Â°C, With Shutdow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M27313</text:p>
          </table:table-cell>
          <table:table-cell office:value-type="string" calcext:value-type="string">
            <text:p>SMD_IC_Generic:SOT95P280X145-5N_SOT23-5__12345</text:p>
          </table:table-cell>
          <table:table-cell office:value-type="string" calcext:value-type="string">
            <text:p>https://www.ti.com/lit/gpn/LM273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7313XMF/NOPB</text:p>
          </table:table-cell>
          <table:table-cell office:value-type="string" calcext:value-type="string">
            <text:p>SRPB</text:p>
          </table:table-cell>
          <table:table-cell office:value-type="string" calcext:value-type="string">
            <text:p>C32355</text:p>
          </table:table-cell>
          <table:table-cell office:value-type="string" calcext:value-type="string">
            <text:p>926-LM27313XMF/NOPB</text:p>
          </table:table-cell>
          <table:table-cell office:value-type="string" calcext:value-type="string">
            <text:p>761-5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27313XMF/NOPB</text:p>
          </table:table-cell>
          <table:table-cell office:value-type="string" calcext:value-type="string">
            <text:p>3121546</text:p>
          </table:table-cell>
          <table:table-cell office:value-type="string" calcext:value-type="string">
            <text:p>LM27313XMF/NOPB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TI.kicad_sym</text:p>
          </table:table-cell>
          <table:table-cell office:value-type="string" calcext:value-type="string">
            <text:p>TLV70233DBVR, SOT23-5, LDO reg, 3.3V, 860mA, TI</text:p>
          </table:table-cell>
          <table:table-cell office:value-type="string" calcext:value-type="string">
            <text:p>LDO Regulator, Vo: 3.3V, Drop: 375mV, Iq: 35ÎĽA, Vi: max5.5V, Io: 860mA, Pd: 2.25W, -40 to 125Â°C, With Enab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LV70233</text:p>
          </table:table-cell>
          <table:table-cell office:value-type="string" calcext:value-type="string">
            <text:p>SMD_Semiconductor_Generic:SOT95P280X145-5N_SOT23-5__12345</text:p>
          </table:table-cell>
          <table:table-cell office:value-type="string" calcext:value-type="string">
            <text:p>https://www.lcsc.com/datasheet/lcsc_datasheet_1809251716_Texas-Instruments-TLV70233DBVR_C2683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0233DBVR</text:p>
          </table:table-cell>
          <table:table-cell office:value-type="string" calcext:value-type="string">
            <text:p>QVD</text:p>
          </table:table-cell>
          <table:table-cell office:value-type="string" calcext:value-type="string">
            <text:p>C26833</text:p>
          </table:table-cell>
          <table:table-cell office:value-type="string" calcext:value-type="string">
            <text:p>595-TLV70233DBVR</text:p>
          </table:table-cell>
          <table:table-cell office:value-type="string" calcext:value-type="string">
            <text:p>218-4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V70233DBVR</text:p>
          </table:table-cell>
          <table:table-cell office:value-type="string" calcext:value-type="string">
            <text:p>3007784</text:p>
          </table:table-cell>
          <table:table-cell office:value-type="string" calcext:value-type="string">
            <text:p>296-32415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4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nductor_Epcos.kicad_sym</text:p>
          </table:table-cell>
          <table:table-cell office:value-type="string" calcext:value-type="string">
            <text:p>B82790S0513N201, SMD 9x6.0x5.2, 51uH, 500mA, 140mÎ©, Epcos</text:p>
          </table:table-cell>
          <table:table-cell office:value-type="string" calcext:value-type="string">
            <text:p>Data/Signal line coil choke, Common mode, <text:s/>51uH, 500mA, Rdc: 140mÎ©, Body: 7.1x6.0x5.2mm</text:p>
          </table:table-cell>
          <table:table-cell office:value-type="string" calcext:value-type="string">
            <text:p>EMI,EMC,Co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82790S0513N201</text:p>
          </table:table-cell>
          <table:table-cell office:value-type="string" calcext:value-type="string">
            <text:p>SMD_Coil_Epcos:FLT_B82790S0_Common_Mode_Choke_EPCOS</text:p>
          </table:table-cell>
          <table:table-cell office:value-type="string" calcext:value-type="string">
            <text:p>https://www.tdk-electronics.tdk.com/inf/30/db/ind_2008/b82790c0_s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pcos/TDK</text:p>
          </table:table-cell>
          <table:table-cell office:value-type="string" calcext:value-type="string">
            <text:p>B82790S0513N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04025</text:p>
          </table:table-cell>
          <table:table-cell office:value-type="string" calcext:value-type="string">
            <text:p>871-B82790S513N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03-621</text:p>
          </table:table-cell>
          <table:table-cell office:value-type="string" calcext:value-type="string">
            <text:p>B82790S0513N201</text:p>
          </table:table-cell>
          <table:table-cell office:value-type="string" calcext:value-type="string">
            <text:p>9752250</text:p>
          </table:table-cell>
          <table:table-cell office:value-type="string" calcext:value-type="string">
            <text:p>495-1868-1-ND</text:p>
          </table:table-cell>
          <table:table-cell office:value-type="string" calcext:value-type="string">
            <text:p>8787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Liteon.kicad_sym</text:p>
          </table:table-cell>
          <table:table-cell office:value-type="string" calcext:value-type="string">
            <text:p>LTST-C190KFKT, SMD 0603, Orange, 20mA, Liteon</text:p>
          </table:table-cell>
          <table:table-cell office:value-type="string" calcext:value-type="string">
            <text:p>LED SMD0603, Orange, Rectangle, 1.6x0.8mm, 90mcd, 13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TST-C190KFKT</text:p>
          </table:table-cell>
          <table:table-cell office:value-type="string" calcext:value-type="string">
            <text:p>SMD_LED_Generic:LEDC1608X110-2N_0603_Orange</text:p>
          </table:table-cell>
          <table:table-cell office:value-type="string" calcext:value-type="string">
            <text:p>https://www.mouser.sk/datasheet/2/239/LTST_C190KFKT-114131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ST-C190KFK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7740</text:p>
          </table:table-cell>
          <table:table-cell office:value-type="string" calcext:value-type="string">
            <text:p>859-LTST-C190KFKT</text:p>
          </table:table-cell>
          <table:table-cell office:value-type="string" calcext:value-type="string">
            <text:p>692-0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TST-C190KFK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0-1434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4">
          <table:table-cell office:value-type="string" calcext:value-type="string">
            <text:p>Opto_Liteon.kicad_sym</text:p>
          </table:table-cell>
          <table:table-cell office:value-type="string" calcext:value-type="string">
            <text:p>LTST-C193KRKT-5A, SMD 0603, Red, 5mA, Liteon</text:p>
          </table:table-cell>
          <table:table-cell office:value-type="string" calcext:value-type="string">
            <text:p>LED SMD0603, Red, Rectangle, 1.6x0.8mm, 45mcd, 130Â°, Water Clear Front, 5mA, Vf: 2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TST-C193KRKT-5A</text:p>
          </table:table-cell>
          <table:table-cell office:value-type="string" calcext:value-type="string">
            <text:p>SMD_LED_Generic:LEDC1608X110-2N_0603_Red</text:p>
          </table:table-cell>
          <table:table-cell office:value-type="string" calcext:value-type="string">
            <text:p>https://optoelectronics.liteon.com/upload/download/DS22-2005-077/LTST-C193KRKT-5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ST-C193KRKT-5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7741</text:p>
          </table:table-cell>
          <table:table-cell office:value-type="string" calcext:value-type="string">
            <text:p>859-LTSTC193KRKT5A</text:p>
          </table:table-cell>
          <table:table-cell office:value-type="string" calcext:value-type="string">
            <text:p>692-1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TST-C193KRKT-5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0-1830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Liteon.kicad_sym</text:p>
          </table:table-cell>
          <table:table-cell office:value-type="string" calcext:value-type="string">
            <text:p>LTV-814S-TA1, SMD, AC Optocoupler, 5kV, Liteon</text:p>
          </table:table-cell>
          <table:table-cell office:value-type="string" calcext:value-type="string">
            <text:p>Transistor AC optocoupler, 5kV, FIP-4 GullWing, CTR 20-300%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TV-814S-TA1</text:p>
          </table:table-cell>
          <table:table-cell office:value-type="string" calcext:value-type="string">
            <text:p>SMD_IC_Generic:DIP254P1016X450-4N-GULLWING</text:p>
          </table:table-cell>
          <table:table-cell office:value-type="string" calcext:value-type="string">
            <text:p>https://optoelectronics.liteon.com/upload/download/DS-70-96-0013/LTV-8X4%20series%2020150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V-814S-TA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LTV-814S-TA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Liteon.kicad_sym</text:p>
          </table:table-cell>
          <table:table-cell office:value-type="string" calcext:value-type="string">
            <text:p>LTW-C193TS5, SMD 0603, Blue, 5mA, Liteon</text:p>
          </table:table-cell>
          <table:table-cell office:value-type="string" calcext:value-type="string">
            <text:p>LED SMD0603, Blue, Rectangle, 1.6x0.8mm, 100mcd, 130Â°, Yellow Front, 5mA, Vf: 3.1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TW-C193TS5</text:p>
          </table:table-cell>
          <table:table-cell office:value-type="string" calcext:value-type="string">
            <text:p>SMD_LED_Generic:LEDC1608X110-2N_0603_Blue</text:p>
          </table:table-cell>
          <table:table-cell office:value-type="string" calcext:value-type="string">
            <text:p>https://www.mouser.sk/datasheet/2/239/Lite-On-LTW-C193TS5-117544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W-C193TS5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60-172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Lumex.kicad_sym</text:p>
          </table:table-cell>
          <table:table-cell office:value-type="string" calcext:value-type="string">
            <text:p>SSL-LX2573GD, THD, Rectangle, Green, 20mA, Lumex</text:p>
          </table:table-cell>
          <table:table-cell office:value-type="string" calcext:value-type="string">
            <text:p>LED THD, Green, Rectangle, 2x5x7mm, 10mcd, 110Â°, Flat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SL-LX2573GD</text:p>
          </table:table-cell>
          <table:table-cell office:value-type="string" calcext:value-type="string">
            <text:p>THD_LED_Generic:LEDRRV508W50L500T200H700-2_Green</text:p>
          </table:table-cell>
          <table:table-cell office:value-type="string" calcext:value-type="string">
            <text:p>https://www.tme.eu/Document/54494f5ad70b21ec7439207b380571ed/SSL-LX2573G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SL-LX2573G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SL-LX2573GD</text:p>
          </table:table-cell>
          <table:table-cell office:value-type="string" calcext:value-type="string">
            <text:p>800748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Lumex.kicad_sym</text:p>
          </table:table-cell>
          <table:table-cell office:value-type="string" calcext:value-type="string">
            <text:p>SSL-LX2573SRD, THD, Rectangle, Red, 20mA, Lumex</text:p>
          </table:table-cell>
          <table:table-cell office:value-type="string" calcext:value-type="string">
            <text:p>LED THD, Red Super, Rectangle, 2x5x7mm, 80mcd, 110Â°, Flat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SL-LX2573SRD</text:p>
          </table:table-cell>
          <table:table-cell office:value-type="string" calcext:value-type="string">
            <text:p>THD_LED_Generic:LEDRRV508W50L500T200H700-2_Red</text:p>
          </table:table-cell>
          <table:table-cell office:value-type="string" calcext:value-type="string">
            <text:p>https://www.tme.eu/Document/f9e78a70e01250847c87c62edc2b270d/SSL-LX2573SR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SL-LX2573SR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SL-LX2573SRD</text:p>
          </table:table-cell>
          <table:table-cell office:value-type="string" calcext:value-type="string">
            <text:p>2062546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Lumex.kicad_sym</text:p>
          </table:table-cell>
          <table:table-cell office:value-type="string" calcext:value-type="string">
            <text:p>SSL-LX2573YD, THD, Rectangle, Yellow, 20mA, Lumex</text:p>
          </table:table-cell>
          <table:table-cell office:value-type="string" calcext:value-type="string">
            <text:p>LED THD, Yellow, Rectangle, 2x5x7mm, 10mcd, 110Â°, Flat front, 20m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SL-LX2573YD</text:p>
          </table:table-cell>
          <table:table-cell office:value-type="string" calcext:value-type="string">
            <text:p>THD_LED_Generic:LEDRRV508W50L500T200H700-2_Yellow</text:p>
          </table:table-cell>
          <table:table-cell office:value-type="string" calcext:value-type="string">
            <text:p>https://www.tme.eu/Document/338f21c24112093a7ab70dc595a38659/SSL-LX2573Y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SL-LX2573Y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SL-LX2573YD</text:p>
          </table:table-cell>
          <table:table-cell office:value-type="string" calcext:value-type="string">
            <text:p>1657076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Traco.kicad_sym</text:p>
          </table:table-cell>
          <table:table-cell office:value-type="string" calcext:value-type="string">
            <text:p>TMPW 25-112</text:p>
          </table:table-cell>
          <table:table-cell office:value-type="string" calcext:value-type="string">
            <text:p>AC/DC converter module, 25W, 90Ă·305VAC, 12VDC, Iout: 2083mA, OUT: 1, 87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MPW 25-112</text:p>
          </table:table-cell>
          <table:table-cell office:value-type="string" calcext:value-type="string">
            <text:p>THD_PowerModule_Traco:TMPW25_Traco</text:p>
          </table:table-cell>
          <table:table-cell office:value-type="string" calcext:value-type="string">
            <text:p>https://www.tracopower.com/sites/default/files/products/datasheets/tmpw25_datashee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MPW 25-1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95-TMPW25-112</text:p>
          </table:table-cell>
          <table:table-cell office:value-type="string" calcext:value-type="string">
            <text:p>211-0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MPW25-112</text:p>
          </table:table-cell>
          <table:table-cell office:value-type="string" calcext:value-type="string">
            <text:p>3533102</text:p>
          </table:table-cell>
          <table:table-cell office:value-type="string" calcext:value-type="string">
            <text:p>1951-TMPW25-112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Traco.kicad_sym</text:p>
          </table:table-cell>
          <table:table-cell office:value-type="string" calcext:value-type="string">
            <text:p>TMPW 25-124</text:p>
          </table:table-cell>
          <table:table-cell office:value-type="string" calcext:value-type="string">
            <text:p>AC/DC converter module, 25W, 85Ă·264VAC, 24VDC, Iout: 1042mA, OUT: 1, 87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MPW 25-124</text:p>
          </table:table-cell>
          <table:table-cell office:value-type="string" calcext:value-type="string">
            <text:p>THD_PowerModule_Traco:TMPW25_Traco</text:p>
          </table:table-cell>
          <table:table-cell office:value-type="string" calcext:value-type="string">
            <text:p>https://www.tracopower.com/sites/default/files/products/datasheets/tmpw25_datashee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MPW 25-1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95-TMPW25-124</text:p>
          </table:table-cell>
          <table:table-cell office:value-type="string" calcext:value-type="string">
            <text:p>211-0583</text:p>
          </table:table-cell>
          <table:table-cell office:value-type="string" calcext:value-type="string">
            <text:p>302-24-898</text:p>
          </table:table-cell>
          <table:table-cell office:value-type="string" calcext:value-type="string">
            <text:p>TMPW25-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51-TMPW25-124-ND</text:p>
          </table:table-cell>
          <table:table-cell office:value-type="string" calcext:value-type="string">
            <text:p>34257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lay_Idec.kicad_sym</text:p>
          </table:table-cell>
          <table:table-cell office:value-type="string" calcext:value-type="string">
            <text:p>RJ1S-C-D12</text:p>
          </table:table-cell>
          <table:table-cell office:value-type="string" calcext:value-type="string">
            <text:p>Relay Power THD 1P2T, Coil: 12VDC/44mA, Contacts: 12A/250VAC (Res), 7.5A/250VAC (Ind), 6A/30VD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J1S-C-D12</text:p>
          </table:table-cell>
          <table:table-cell office:value-type="string" calcext:value-type="string">
            <text:p>MECH_noPCB_Relay_Idec:Relay_RJ1S-Cxx_Idec</text:p>
          </table:table-cell>
          <table:table-cell office:value-type="string" calcext:value-type="string">
            <text:p>https://www.mouser.sk/datasheet/2/650/IDEC_RJSeries-1902385.pdf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Idec</text:p>
          </table:table-cell>
          <table:table-cell office:value-type="string" calcext:value-type="string">
            <text:p>RJ1S-C-D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99-RJ1SCD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3555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Insert to so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lay_Idec.kicad_sym</text:p>
          </table:table-cell>
          <table:table-cell office:value-type="string" calcext:value-type="string">
            <text:p>RJ1S-C-D24</text:p>
          </table:table-cell>
          <table:table-cell office:value-type="string" calcext:value-type="string">
            <text:p>Relay Power THD 1P2T, Coil: 24VDC/22mA, Contacts: 12A/250VAC (Res), 7.5A/250VAC (Ind), 6A/30VD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J1S-C-D24</text:p>
          </table:table-cell>
          <table:table-cell office:value-type="string" calcext:value-type="string">
            <text:p>MECH_noPCB_Relay_Idec:Relay_RJ1S-Cxx_Idec</text:p>
          </table:table-cell>
          <table:table-cell office:value-type="string" calcext:value-type="string">
            <text:p>https://media.digikey.com/pdf/Data%20Sheets/Phoenix%20Contact%20PDFs/1851232.pdf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Idec</text:p>
          </table:table-cell>
          <table:table-cell office:value-type="string" calcext:value-type="string">
            <text:p>RJ1S-C-D24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Insert to so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lay_Idec.kicad_sym</text:p>
          </table:table-cell>
          <table:table-cell office:value-type="string" calcext:value-type="string">
            <text:p>SJ1S-61, Idec</text:p>
          </table:table-cell>
          <table:table-cell office:value-type="string" calcext:value-type="string">
            <text:p>Socket Relay THD PCB for RJ1S</text:p>
          </table:table-cell>
          <table:table-cell office:value-type="string" calcext:value-type="string">
            <text:p>Socket 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J1S-61</text:p>
          </table:table-cell>
          <table:table-cell office:value-type="string" calcext:value-type="string">
            <text:p>THD_Relay_Idec:RelaySocket_SJ1S-61_Idec</text:p>
          </table:table-cell>
          <table:table-cell office:value-type="string" calcext:value-type="string">
            <text:p>https://www.tme.eu/Document/f4ce04c0de6aa16ceb848d178d97ac1d/RJSeries-DTE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dec</text:p>
          </table:table-cell>
          <table:table-cell office:value-type="string" calcext:value-type="string">
            <text:p>SJ1S-6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lay_Idec.kicad_sym</text:p>
          </table:table-cell>
          <table:table-cell office:value-type="string" calcext:value-type="string">
            <text:p>SJ1S-61, Idec Style-B</text:p>
          </table:table-cell>
          <table:table-cell office:value-type="string" calcext:value-type="string">
            <text:p>Socket Relay THD PCB for RJ1S</text:p>
          </table:table-cell>
          <table:table-cell office:value-type="string" calcext:value-type="string">
            <text:p>Socket 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J1S-61</text:p>
          </table:table-cell>
          <table:table-cell office:value-type="string" calcext:value-type="string">
            <text:p>THD_Relay_Idec:RelaySocket_SJ1S-61_Idec</text:p>
          </table:table-cell>
          <table:table-cell office:value-type="string" calcext:value-type="string">
            <text:p>https://www.tme.eu/Document/f4ce04c0de6aa16ceb848d178d97ac1d/RJSeries-DTE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dec</text:p>
          </table:table-cell>
          <table:table-cell office:value-type="string" calcext:value-type="string">
            <text:p>SJ1S-61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0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1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5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2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2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2k1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1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2k4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4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3k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3k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5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7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5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5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9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8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8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8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8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8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9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M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M2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4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1M5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5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2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2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2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4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4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4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4k3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k3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2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7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7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4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7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8k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8k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R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8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k2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k4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5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2k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9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16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1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2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3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3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9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3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3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6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9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9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9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9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8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9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R3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k3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3k9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47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47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0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4R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R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4k3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4k7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1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8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1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0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4k9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4k9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6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6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5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6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6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76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7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9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9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R1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R1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k1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5k6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2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5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8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8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8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7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8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R8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R8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k49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49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6k8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750R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4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750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82k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Generic.kicad_sym</text:p>
          </table:table-cell>
          <table:table-cell office:value-type="string" calcext:value-type="string">
            <text:p>8k2, SMD 0603, 0.1W, 1%</text:p>
          </table:table-cell>
          <table:table-cell office:value-type="string" calcext:value-type="string">
            <text:p>Resistor, SMD 0603, 0.1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0R0, SMD 1206, 2A, 5%</text:p>
          </table:table-cell>
          <table:table-cell office:value-type="string" calcext:value-type="string">
            <text:p>Resistor, SMD 1206, 2A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0R3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9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0R6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6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0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0M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2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8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8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M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M5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M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0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R5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1k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0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2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2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M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2k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0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0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3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3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9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9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M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3k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3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7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M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R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k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4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4k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56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56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68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6M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M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6R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82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8M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M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5perc_Generic.kicad_sym</text:p>
          </table:table-cell>
          <table:table-cell office:value-type="string" calcext:value-type="string">
            <text:p>8R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R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2512_1W_1perc_600ppm_Yageo_RL.kicad_sym</text:p>
          </table:table-cell>
          <table:table-cell office:value-type="string" calcext:value-type="string">
            <text:p>0R33, SMD 2512, 1W, 1%, 600ppm</text:p>
          </table:table-cell>
          <table:table-cell office:value-type="string" calcext:value-type="string">
            <text:p>Resistor, SMD 2512, 1W, 1%, Â±600ppm, Yageo, RL Serie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3/1W/1%</text:p>
          </table:table-cell>
          <table:table-cell office:value-type="string" calcext:value-type="string">
            <text:p>SMD_Resistor_Generic:RESC6432X60N_2512</text:p>
          </table:table-cell>
          <table:table-cell office:value-type="string" calcext:value-type="string">
            <text:p>https://www.farnell.com/datasheets/304608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L2512FK-070R33L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C314696</text:p>
          </table:table-cell>
          <table:table-cell office:value-type="string" calcext:value-type="string">
            <text:p>603-RL252FK070R33L</text:p>
          </table:table-cell>
          <table:table-cell office:value-type="string" calcext:value-type="string">
            <text:p>199-613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779467</text:p>
          </table:table-cell>
          <table:table-cell office:value-type="string" calcext:value-type="string">
            <text:p>311-0.33TCT-ND</text:p>
          </table:table-cell>
          <table:table-cell office:value-type="string" calcext:value-type="string">
            <text:p>76196</text:p>
          </table:table-cell>
          <table:table-cell office:value-type="string" calcext:value-type="string">
            <text:p>85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0R10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0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7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0R2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2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0R33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3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0R4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4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0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0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0M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1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2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2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2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2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3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3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5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5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5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9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5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6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6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8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8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8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8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M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R0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0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R1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1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8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R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R5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5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R8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8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k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k5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9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k6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6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1k8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0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0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2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2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8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2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4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49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9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3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5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7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7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7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7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M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M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M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R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R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k0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k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k4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2k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0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3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3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9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9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9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9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9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M3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3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R3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5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R9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9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1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k6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1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3k9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7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7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1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7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7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M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M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R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R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k3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k7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k75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5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4k99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99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1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1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7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1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6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6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9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6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6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3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M6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M6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R6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R6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k1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5k6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2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2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8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8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8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8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R8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R8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6k8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75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7k5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6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82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820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82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8k2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910R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R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9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91k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5perc_50ppm_Generic.kicad_sym</text:p>
          </table:table-cell>
          <table:table-cell office:value-type="string" calcext:value-type="string">
            <text:p>9k1, THD 0207, 0.6W, 5%, +/-50ppm</text:p>
          </table:table-cell>
          <table:table-cell office:value-type="string" calcext:value-type="string">
            <text:p>Resistor, THD 0207, 0.6W, 5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/0.6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Switch_KnitterSwitch.kicad_sym</text:p>
          </table:table-cell>
          <table:table-cell office:value-type="string" calcext:value-type="string">
            <text:p>MPBS-22H01-LF-14, THD, Switch Isosat, 3p, 2 section, 1A, 25VDC, 3N, Horizontal, Knitter-Switch</text:p>
          </table:table-cell>
          <table:table-cell office:value-type="string" calcext:value-type="string">
            <text:p>Switch PushButton, 3p, 2 section, 1A, 25VDC, 0.5A, 100VAC, 3N, Horizont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PBS-22H01-LF-14</text:p>
          </table:table-cell>
          <table:table-cell office:value-type="string" calcext:value-type="string">
            <text:p>THD_Switch_KnitterSwitch:MPBS-22H01</text:p>
          </table:table-cell>
          <table:table-cell office:value-type="string" calcext:value-type="string">
            <text:p>https://www.knitter-switch.com/var/pms/model-268/MPBS22H01L-F14_2018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nitter-Switch</text:p>
          </table:table-cell>
          <table:table-cell office:value-type="string" calcext:value-type="string">
            <text:p>MPBS-22H01-LF-1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3-8876</text:p>
          </table:table-cell>
          <table:table-cell office:value-type="string" calcext:value-type="string">
            <text:p>300-39-961</text:p>
          </table:table-cell>
          <table:table-cell office:value-type="string" calcext:value-type="string">
            <text:p>MPBS-22H01-LF-1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Degson.kicad_sym</text:p>
          </table:table-cell>
          <table:table-cell office:value-type="string" calcext:value-type="string">
            <text:p>15EDGRC-3.81-06P-14-00A(H), 6p, 3.81, horizontal</text:p>
          </table:table-cell>
          <table:table-cell office:value-type="string" calcext:value-type="string">
            <text:p>PCB Terminal, Header, 3.81 mm, 1x6 pin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EDGRC-3.81-06P-14-00A(H)</text:p>
          </table:table-cell>
          <table:table-cell office:value-type="string" calcext:value-type="string">
            <text:p>THD_Terminal_Degson:HDRV6W120P381N_1X6_2425X920X725_H_Degson</text:p>
          </table:table-cell>
          <table:table-cell office:value-type="string" calcext:value-type="string">
            <text:p>15EDGRC-3.81-06P-14-00A(H)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15EDGRC-3.81-06P-14-00A(H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700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EDGRC3.81-06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2P, 2p, 5.08, Screw, horizontal</text:p>
          </table:table-cell>
          <table:table-cell office:value-type="string" calcext:value-type="string">
            <text:p>PCB Terminal block, Header, 5.08 mm, 1x2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2P</text:p>
          </table:table-cell>
          <table:table-cell office:value-type="string" calcext:value-type="string">
            <text:p>THD_Terminal_Degson:HDRV2W130P508_1X2_1016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2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2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3P, 3p, 5.08, Screw, horizontal</text:p>
          </table:table-cell>
          <table:table-cell office:value-type="string" calcext:value-type="string">
            <text:p>PCB Terminal block, Header, 5.08 mm, 1x3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3P</text:p>
          </table:table-cell>
          <table:table-cell office:value-type="string" calcext:value-type="string">
            <text:p>THD_Terminal_Degson:HDRV3W130P508_1X3_1524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3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3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4P, 4p, 5.08, Screw, horizontal</text:p>
          </table:table-cell>
          <table:table-cell office:value-type="string" calcext:value-type="string">
            <text:p>PCB Terminal block, Header, 5.08 mm, 1x4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4P</text:p>
          </table:table-cell>
          <table:table-cell office:value-type="string" calcext:value-type="string">
            <text:p>THD_Terminal_Degson:HDRV4W130P508_1X4_2032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4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4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5P, 5p, 5.08, Screw, horizontal</text:p>
          </table:table-cell>
          <table:table-cell office:value-type="string" calcext:value-type="string">
            <text:p>PCB Terminal block, Header, 5.08 mm, 1x5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5P</text:p>
          </table:table-cell>
          <table:table-cell office:value-type="string" calcext:value-type="string">
            <text:p>THD_Terminal_Degson:HDRV5W130P508_1X5_2540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5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5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6P, 6p, 5.08, Screw, horizontal</text:p>
          </table:table-cell>
          <table:table-cell office:value-type="string" calcext:value-type="string">
            <text:p>PCB Terminal block, Header, 5.08 mm, 1x6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6P</text:p>
          </table:table-cell>
          <table:table-cell office:value-type="string" calcext:value-type="string">
            <text:p>THD_Terminal_Degson:HDRV6W130P508_1X6_3048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6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6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7P, 7p, 5.08, Screw, horizontal</text:p>
          </table:table-cell>
          <table:table-cell office:value-type="string" calcext:value-type="string">
            <text:p>PCB Terminal block, Header, 5.08 mm, 1x7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7P</text:p>
          </table:table-cell>
          <table:table-cell office:value-type="string" calcext:value-type="string">
            <text:p>THD_Terminal_Degson:HDRV7W130P508_1X7_3556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7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7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8P, 8p, 5.08, Screw, horizontal</text:p>
          </table:table-cell>
          <table:table-cell office:value-type="string" calcext:value-type="string">
            <text:p>PCB Terminal block, Header, 5.08 mm, 1x8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8P</text:p>
          </table:table-cell>
          <table:table-cell office:value-type="string" calcext:value-type="string">
            <text:p>THD_Terminal_Degson:HDRV8W130P508_1X8_4064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8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8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09P, 9p, 5.08, Screw, horizontal</text:p>
          </table:table-cell>
          <table:table-cell office:value-type="string" calcext:value-type="string">
            <text:p>PCB Terminal block, Header, 5.08 mm, 1x9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09P</text:p>
          </table:table-cell>
          <table:table-cell office:value-type="string" calcext:value-type="string">
            <text:p>THD_Terminal_Degson:HDRV9W130P508_1X9_4572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09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09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Degson.kicad_sym</text:p>
          </table:table-cell>
          <table:table-cell office:value-type="string" calcext:value-type="string">
            <text:p>DG127-5.08-10P, 10p, 5.08, Screw, horizontal</text:p>
          </table:table-cell>
          <table:table-cell office:value-type="string" calcext:value-type="string">
            <text:p>PCB Terminal block, Header, 5.08 mm, 1x10 pin, Straight, Side entry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127-5.08-10P</text:p>
          </table:table-cell>
          <table:table-cell office:value-type="string" calcext:value-type="string">
            <text:p>THD_Terminal_Degson:HDRV10W130P508_1X10_5080X810X1010_Degson</text:p>
          </table:table-cell>
          <table:table-cell office:value-type="string" calcext:value-type="string">
            <text:p>https://www.tme.eu/Document/02768ebd08bc40351bd2d2d5e49ba791/DG127-5.0x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DG127-5.08-10P-14-1000A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G127-5.08-10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stor_SRPassives.kicad_sym</text:p>
          </table:table-cell>
          <table:table-cell office:value-type="string" calcext:value-type="string">
            <text:p>NTCS-06-5R-1, THD, Termistor, 5R, 1A, SRPassives</text:p>
          </table:table-cell>
          <table:table-cell office:value-type="string" calcext:value-type="string">
            <text:p>Thermistor protective NTC, 5R, 1A, -55...200Â°C, 350V, Disc 6.5mm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TCS-06-5R-1</text:p>
          </table:table-cell>
          <table:table-cell office:value-type="string" calcext:value-type="string">
            <text:p>THD_Thermistor_SRPassives:RTD900W500P500</text:p>
          </table:table-cell>
          <table:table-cell office:value-type="string" calcext:value-type="string">
            <text:p>https://www.tme.eu/sk/details/ntcs-06-5r-1/ochranne-termistory-ntc/sr-passives/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NTCS-06-5R-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TCS-06-5R-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Diodes.kicad_sym</text:p>
          </table:table-cell>
          <table:table-cell office:value-type="string" calcext:value-type="string">
            <text:p>BSS123, SOT23, N-mosfet, 100V, 170mA, Diodes</text:p>
          </table:table-cell>
          <table:table-cell office:value-type="string" calcext:value-type="string">
            <text:p>Transistor MOSFET N-Channel, SMD, 100V, 170mA, 6â„¦, Vgs(th) 2.0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lcsc.com/datasheet/lcsc_datasheet_2005291032_Diodes-Incorporated-BSS123Q-7_C46018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SS123Q-7</text:p>
          </table:table-cell>
          <table:table-cell office:value-type="string" calcext:value-type="string">
            <text:p>K23</text:p>
          </table:table-cell>
          <table:table-cell office:value-type="string" calcext:value-type="string">
            <text:p>C460187</text:p>
          </table:table-cell>
          <table:table-cell office:value-type="string" calcext:value-type="string">
            <text:p>621-BSS123Q-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SS123Q-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1-BSS123Q-7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Diodes.kicad_sym</text:p>
          </table:table-cell>
          <table:table-cell office:value-type="string" calcext:value-type="string">
            <text:p>FZT690B, SOT223, NPN, 45V, 3A, Diodes</text:p>
          </table:table-cell>
          <table:table-cell office:value-type="string" calcext:value-type="string">
            <text:p>Transistor NPN, SMD, 45V, 3A, SOT223, Diodes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ZT690BTA</text:p>
          </table:table-cell>
          <table:table-cell office:value-type="string" calcext:value-type="string">
            <text:p>SMD_Semiconductor_Generic:SOT230P630X330-4N_SOT223__BCE</text:p>
          </table:table-cell>
          <table:table-cell office:value-type="string" calcext:value-type="string">
            <text:p>https://www.mouser.sk/datasheet/2/115/DIOD_S_A0006455657_1-254273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ZT690BTA</text:p>
          </table:table-cell>
          <table:table-cell office:value-type="string" calcext:value-type="string">
            <text:p>FZT690B </text:p>
          </table:table-cell>
          <table:table-cell office:value-type="string" calcext:value-type="string">
            <text:p>C156316</text:p>
          </table:table-cell>
          <table:table-cell office:value-type="string" calcext:value-type="string">
            <text:p>522-FZT690BTA</text:p>
          </table:table-cell>
          <table:table-cell office:value-type="string" calcext:value-type="string">
            <text:p>121-99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ZT690B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ZT690B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R.kicad_sym</text:p>
          </table:table-cell>
          <table:table-cell office:value-type="string" calcext:value-type="string">
            <text:p>IRF7240, SO8, P-Mosfet, 40V, 10.5A, IR</text:p>
          </table:table-cell>
          <table:table-cell office:value-type="string" calcext:value-type="string">
            <text:p>Transistor MOSFET P-Channel, SMD, 40V, 10.5A, 25mâ„¦, Vgs(th): -3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F7240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infineon.com/assets/row/public/documents/24/49/infineon-irf7240-datasheet-en.pdf?fileId=5546d462533600a4015355f19e0d1af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RF7240TRPBF</text:p>
          </table:table-cell>
          <table:table-cell office:value-type="string" calcext:value-type="string">
            <text:p>F7240</text:p>
          </table:table-cell>
          <table:table-cell office:value-type="string" calcext:value-type="string">
            <text:p>C27159</text:p>
          </table:table-cell>
          <table:table-cell office:value-type="string" calcext:value-type="string">
            <text:p>942-IRF7240TRPBF</text:p>
          </table:table-cell>
          <table:table-cell office:value-type="string" calcext:value-type="string">
            <text:p>826-8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RF7240TR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RF7240TRPBF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3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R.kicad_sym</text:p>
          </table:table-cell>
          <table:table-cell office:value-type="string" calcext:value-type="string">
            <text:p>IRFR5305PBF, TO252, P-Mosfet, 55V, 31A, IR</text:p>
          </table:table-cell>
          <table:table-cell office:value-type="string" calcext:value-type="string">
            <text:p>Transistor MOSFET P-Channel, SMD, 55V, 31A, 65mâ„¦, DPAK, 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FR5305PBF</text:p>
          </table:table-cell>
          <table:table-cell office:value-type="string" calcext:value-type="string">
            <text:p>SMD_Semiconductor_Generic:TO228P1010X240-3N_DPAK_TO-252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FR5305PB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942-IRFR5305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1-17-294</text:p>
          </table:table-cell>
          <table:table-cell office:value-type="string" calcext:value-type="string">
            <text:p>IRFR5305PBF</text:p>
          </table:table-cell>
          <table:table-cell office:value-type="string" calcext:value-type="string">
            <text:p>8649820</text:p>
          </table:table-cell>
          <table:table-cell office:value-type="string" calcext:value-type="string">
            <text:p>2156-IRFR5305PBF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olete! Alt: IRFR5305TRPBF</text:p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07-16.215, SOT23, NPN, 45V, 500mA, Nexperia</text:p>
          </table:table-cell>
          <table:table-cell office:value-type="string" calcext:value-type="string">
            <text:p>Transistor NPN, SMD, 45V, 500mA, hFE:100-25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07-16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0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07-16.215</text:p>
          </table:table-cell>
          <table:table-cell office:value-type="string" calcext:value-type="string">
            <text:p>5A%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25-8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07-16.215</text:p>
          </table:table-cell>
          <table:table-cell office:value-type="string" calcext:value-type="string">
            <text:p>10812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8703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07-25.215, SOT23, NPN, 45V, 500mA, Nexperia</text:p>
          </table:table-cell>
          <table:table-cell office:value-type="string" calcext:value-type="string">
            <text:p>Transistor NPN, SMD, 45V, 500mA, hFE:160-40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07-25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0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07-25.215</text:p>
          </table:table-cell>
          <table:table-cell office:value-type="string" calcext:value-type="string">
            <text:p>5B%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36-7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07-25.215</text:p>
          </table:table-cell>
          <table:table-cell office:value-type="string" calcext:value-type="string">
            <text:p>1081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750</text:p>
          </table:table-cell>
          <table:table-cell office:value-type="string" calcext:value-type="string">
            <text:p>4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07-40.215, SOT23, NPN, 45V, 500mA, Nexperia</text:p>
          </table:table-cell>
          <table:table-cell office:value-type="string" calcext:value-type="string">
            <text:p>Transistor NPN, SMD, 45V, 500mA, hFE:250-60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07-40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0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07-40.215</text:p>
          </table:table-cell>
          <table:table-cell office:value-type="string" calcext:value-type="string">
            <text:p>5C%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84-5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07-40.215</text:p>
          </table:table-cell>
          <table:table-cell office:value-type="string" calcext:value-type="string">
            <text:p>1081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83218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17-16.215, SOT23, NPN, 45V, 500mA, Nexperia</text:p>
          </table:table-cell>
          <table:table-cell office:value-type="string" calcext:value-type="string">
            <text:p>Transistor NPN, SMD, 45V, 500mA, hFE:100-25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17-16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1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17-16.215</text:p>
          </table:table-cell>
          <table:table-cell office:value-type="string" calcext:value-type="string">
            <text:p>6A%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38-0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17-25.215</text:p>
          </table:table-cell>
          <table:table-cell office:value-type="string" calcext:value-type="string">
            <text:p>8734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4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17-25.215, SOT23, NPN, 45V, 500mA, Nexperia</text:p>
          </table:table-cell>
          <table:table-cell office:value-type="string" calcext:value-type="string">
            <text:p>Transistor NPN, SMD, 45V, 500mA, hFE:160-40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17-25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1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17-25.215</text:p>
          </table:table-cell>
          <table:table-cell office:value-type="string" calcext:value-type="string">
            <text:p>6B%</text:p>
          </table:table-cell>
          <table:table-cell office:value-type="string" calcext:value-type="string">
            <text:p>436-790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BC817-25.215</text:p>
          </table:table-cell>
          <table:table-cell office:value-type="string" calcext:value-type="string">
            <text:p>1081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83219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17-40.215, SOT23, NPN, 45V, 500mA, Nexperia</text:p>
          </table:table-cell>
          <table:table-cell office:value-type="string" calcext:value-type="string">
            <text:p>Transistor NPN, SMD, 45V, 500mA, hFE:250-60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17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17-40.215</text:p>
          </table:table-cell>
          <table:table-cell office:value-type="string" calcext:value-type="string">
            <text:p>6C%</text:p>
          </table:table-cell>
          <table:table-cell office:value-type="string" calcext:value-type="string">
            <text:p>C52801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436-7919</text:p>
          </table:table-cell>
          <table:table-cell office:value-type="string" calcext:value-type="string">
            <text:p>171-00-639</text:p>
          </table:table-cell>
          <table:table-cell office:value-type="string" calcext:value-type="string">
            <text:p>BC817-40.215</text:p>
          </table:table-cell>
          <table:table-cell office:value-type="string" calcext:value-type="string">
            <text:p>1081225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2275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46,215, SOT23, NPN, 65V, 100mA, Nexperia</text:p>
          </table:table-cell>
          <table:table-cell office:value-type="string" calcext:value-type="string">
            <text:p>Transistor NPN, SMD, 65V, 100mA, hFE:110-45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91a62334f0250ffe02449626443b5d1/BC846_BC546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46,215</text:p>
          </table:table-cell>
          <table:table-cell office:value-type="string" calcext:value-type="string">
            <text:p>1D%</text:p>
          </table:table-cell>
          <table:table-cell office:value-type="string" calcext:value-type="string">
            <text:p>C179342</text:p>
          </table:table-cell>
          <table:table-cell office:value-type="string" calcext:value-type="string">
            <text:p>771-BC846215</text:p>
          </table:table-cell>
          <table:table-cell office:value-type="string" calcext:value-type="string">
            <text:p>484-2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46.215</text:p>
          </table:table-cell>
          <table:table-cell office:value-type="string" calcext:value-type="string">
            <text:p>1081227</text:p>
          </table:table-cell>
          <table:table-cell office:value-type="string" calcext:value-type="string">
            <text:p>1727-4851-1-ND</text:p>
          </table:table-cell>
          <table:table-cell office:value-type="string" calcext:value-type="string">
            <text:p>T36346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46A,215, SOT23, NPN, 65V, 100mA, Nexperia</text:p>
          </table:table-cell>
          <table:table-cell office:value-type="string" calcext:value-type="string">
            <text:p>Transistor NPN, SMD, 65V, 100mA, hFE:110-220, 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46A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91a62334f0250ffe02449626443b5d1/BC846_BC546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46A,215</text:p>
          </table:table-cell>
          <table:table-cell office:value-type="string" calcext:value-type="string">
            <text:p>1A%</text:p>
          </table:table-cell>
          <table:table-cell office:value-type="string" calcext:value-type="string">
            <text:p>C90281</text:p>
          </table:table-cell>
          <table:table-cell office:value-type="string" calcext:value-type="string">
            <text:p>771-BC846A-T/R</text:p>
          </table:table-cell>
          <table:table-cell office:value-type="string" calcext:value-type="string">
            <text:p>484-2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46A.215</text:p>
          </table:table-cell>
          <table:table-cell office:value-type="string" calcext:value-type="string">
            <text:p>1081228</text:p>
          </table:table-cell>
          <table:table-cell office:value-type="string" calcext:value-type="string">
            <text:p>1727-4239-1-ND</text:p>
          </table:table-cell>
          <table:table-cell office:value-type="string" calcext:value-type="string">
            <text:p>34787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46B,215, SOT23, NPN, 65V, 100mA, Nexperia</text:p>
          </table:table-cell>
          <table:table-cell office:value-type="string" calcext:value-type="string">
            <text:p>Transistor NPN, SMD, 65V, 100mA, hFE:200-450,SOT-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91a62334f0250ffe02449626443b5d1/BC846_BC546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46B,215</text:p>
          </table:table-cell>
          <table:table-cell office:value-type="string" calcext:value-type="string">
            <text:p>1B%</text:p>
          </table:table-cell>
          <table:table-cell office:value-type="string" calcext:value-type="string">
            <text:p>C87062</text:p>
          </table:table-cell>
          <table:table-cell office:value-type="string" calcext:value-type="string">
            <text:p>771-BC846B-T/R</text:p>
          </table:table-cell>
          <table:table-cell office:value-type="string" calcext:value-type="string">
            <text:p>436-7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46B.215</text:p>
          </table:table-cell>
          <table:table-cell office:value-type="string" calcext:value-type="string">
            <text:p>1081229</text:p>
          </table:table-cell>
          <table:table-cell office:value-type="string" calcext:value-type="string">
            <text:p>1727-2920-1-ND</text:p>
          </table:table-cell>
          <table:table-cell office:value-type="string" calcext:value-type="string">
            <text:p>34787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46S,115, SOT363, Dual NPN, 65V, 100mA, Nexperia</text:p>
          </table:table-cell>
          <table:table-cell office:value-type="string" calcext:value-type="string">
            <text:p>Transistor NPN+NPN, SMD, 65V, 100mA, hFE:min110, SOT-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46S</text:p>
          </table:table-cell>
          <table:table-cell office:value-type="string" calcext:value-type="string">
            <text:p>SMD_Semiconductor_Generic:SOT65P210X110-6N_TSSOP6_SOT363</text:p>
          </table:table-cell>
          <table:table-cell office:value-type="string" calcext:value-type="string">
            <text:p>https://www.lcsc.com/datasheet/lcsc_datasheet_2410010302_Nexperia-BC846S-115_C13318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46S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3184</text:p>
          </table:table-cell>
          <table:table-cell office:value-type="string" calcext:value-type="string">
            <text:p>771-BC846S-T/R</text:p>
          </table:table-cell>
          <table:table-cell office:value-type="string" calcext:value-type="string">
            <text:p>780-5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46S.115</text:p>
          </table:table-cell>
          <table:table-cell office:value-type="string" calcext:value-type="string">
            <text:p>2069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09693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56A.215, SOT23, PNP, 65V, 100mA, Nexperia</text:p>
          </table:table-cell>
          <table:table-cell office:value-type="string" calcext:value-type="string">
            <text:p>Transistor PNP, 65V, 100mA, hFE:125-250, SOT-23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56A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56_BC857_BC8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56A.215</text:p>
          </table:table-cell>
          <table:table-cell office:value-type="string" calcext:value-type="string">
            <text:p>3A%</text:p>
          </table:table-cell>
          <table:table-cell office:value-type="string" calcext:value-type="string">
            <text:p>C424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38-0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56A.215</text:p>
          </table:table-cell>
          <table:table-cell office:value-type="string" calcext:value-type="string">
            <text:p>1907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363535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56B.215, SOT23, PNP, 65V, 100mA, Nexperia</text:p>
          </table:table-cell>
          <table:table-cell office:value-type="string" calcext:value-type="string">
            <text:p>Transistor PNP, 65V, 100mA, hFE:220-475, SOT-23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56B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assets.nexperia.com/documents/data-sheet/BC856_BC857_BC8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56B.215</text:p>
          </table:table-cell>
          <table:table-cell office:value-type="string" calcext:value-type="string">
            <text:p>3B%</text:p>
          </table:table-cell>
          <table:table-cell office:value-type="string" calcext:value-type="string">
            <text:p>C1093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38-0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56B.215</text:p>
          </table:table-cell>
          <table:table-cell office:value-type="string" calcext:value-type="string">
            <text:p>1081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363544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C856BS,115, SOT363, Dual PNP, 65V, 100mA, Nexperia</text:p>
          </table:table-cell>
          <table:table-cell office:value-type="string" calcext:value-type="string">
            <text:p>Transistor PNP+PNP, SMD, 65V, 100mA, hFE:200-450, SOT-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856BS</text:p>
          </table:table-cell>
          <table:table-cell office:value-type="string" calcext:value-type="string">
            <text:p>SMD_Semiconductor_Generic:SOT65P210X110-6N_TSSOP6_SOT363</text:p>
          </table:table-cell>
          <table:table-cell office:value-type="string" calcext:value-type="string">
            <text:p>https://assets.nexperia.com/documents/data-sheet/BC856B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56BS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3184</text:p>
          </table:table-cell>
          <table:table-cell office:value-type="string" calcext:value-type="string">
            <text:p>771-BC856BS115</text:p>
          </table:table-cell>
          <table:table-cell office:value-type="string" calcext:value-type="string">
            <text:p>792-0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C856BS.115</text:p>
          </table:table-cell>
          <table:table-cell office:value-type="string" calcext:value-type="string">
            <text:p>2069530</text:p>
          </table:table-cell>
          <table:table-cell office:value-type="string" calcext:value-type="string">
            <text:p>1727-6196-1-ND</text:p>
          </table:table-cell>
          <table:table-cell office:value-type="string" calcext:value-type="string">
            <text:p>T363540</text:p>
          </table:table-cell>
          <table:table-cell office:value-type="string" calcext:value-type="string">
            <text:p>115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Nexperia.kicad_sym</text:p>
          </table:table-cell>
          <table:table-cell office:value-type="string" calcext:value-type="string">
            <text:p>BSS138P, SOT23, N-Mosfet, 60V, 360mA, Nexperia</text:p>
          </table:table-cell>
          <table:table-cell office:value-type="string" calcext:value-type="string">
            <text:p>Transistor MOSFET N-Channel, SMD, 60V, 360mA, 900mâ„¦, Vgs(th) 1.5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SS138P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b68bac297b25bd7df5ef74b3715fd3b4/BSS138P.2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SS138P,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5547</text:p>
          </table:table-cell>
          <table:table-cell office:value-type="string" calcext:value-type="string">
            <text:p>771-BSS138P215</text:p>
          </table:table-cell>
          <table:table-cell office:value-type="string" calcext:value-type="string">
            <text:p>124-2291</text:p>
          </table:table-cell>
          <table:table-cell office:value-type="string" calcext:value-type="string">
            <text:p>300-32-521</text:p>
          </table:table-cell>
          <table:table-cell office:value-type="string" calcext:value-type="string">
            <text:p>BSS138P.215</text:p>
          </table:table-cell>
          <table:table-cell office:value-type="string" calcext:value-type="string">
            <text:p>1859849</text:p>
          </table:table-cell>
          <table:table-cell office:value-type="string" calcext:value-type="string">
            <text:p>1727-1142-1-ND</text:p>
          </table:table-cell>
          <table:table-cell office:value-type="string" calcext:value-type="string">
            <text:p>185821</text:p>
          </table:table-cell>
          <table:table-cell office:value-type="string" calcext:value-type="string">
            <text:p>3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10CA, DO214AA, Bidir, 10V, Littelfuse</text:p>
          </table:table-cell>
          <table:table-cell office:value-type="string" calcext:value-type="string">
            <text:p>TVS diode, Bidirectional, Vbr: 10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assetdocs/tvs-diodes-p6smb-series-datasheet?assetguid=f5388c46-7505-4228-a009-0af00fd1043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10CA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6-P6SMB10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10CA-LF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15CA, DO214AA, Bidir, 15V, Littelfuse</text:p>
          </table:table-cell>
          <table:table-cell office:value-type="string" calcext:value-type="string">
            <text:p>TVS diode, Bidirectional, Vbr: 15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assetdocs/tvs-diodes-p6smb-series-datasheet?assetguid=d4d777fb-374b-42c4-a3d8-20066dec10f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15CA</text:p>
          </table:table-cell>
          <table:table-cell office:value-type="string" calcext:value-type="string">
            <text:p>15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6-P6SMB15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15CA-LF</text:p>
          </table:table-cell>
          <table:table-cell office:value-type="string" calcext:value-type="string">
            <text:p>188633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8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18CA, DO214AA, Bidir, 18V, Littelfuse</text:p>
          </table:table-cell>
          <table:table-cell office:value-type="string" calcext:value-type="string">
            <text:p>TVS diode, Bidirectional, Vbr: 18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assetdocs/tvs-diodes-p6smb-series-datasheet?assetguid=d4d777fb-374b-42c4-a3d8-20066dec10f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18CA-LF</text:p>
          </table:table-cell>
          <table:table-cell office:value-type="string" calcext:value-type="string">
            <text:p>16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6-P6SMB18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18CA-LF</text:p>
          </table:table-cell>
          <table:table-cell office:value-type="string" calcext:value-type="string">
            <text:p>168065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4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27A, DO214AA, Unidir, 27V, Littelfuse</text:p>
          </table:table-cell>
          <table:table-cell office:value-type="string" calcext:value-type="string">
            <text:p>TVS diode, Unidirectional, Vbr:27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7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assetdocs/tvs-diodes-p6smb-series-datasheet?assetguid=d4d777fb-374b-42c4-a3d8-20066dec10f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27A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C130399</text:p>
          </table:table-cell>
          <table:table-cell office:value-type="string" calcext:value-type="string">
            <text:p>576-P6SMB27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27A-LF</text:p>
          </table:table-cell>
          <table:table-cell office:value-type="string" calcext:value-type="string">
            <text:p>2762988</text:p>
          </table:table-cell>
          <table:table-cell office:value-type="string" calcext:value-type="string">
            <text:p>P6SMB27ALF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5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33CA, DO214AA, Bidir, 33V, Littelfuse</text:p>
          </table:table-cell>
          <table:table-cell office:value-type="string" calcext:value-type="string">
            <text:p>TVS diode, Bidirectional, Vbr: 33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33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tme.eu/Document/4061842c44355fc11a7130718c2b3fa5/P6SMB_ser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C</text:p>
          </table:table-cell>
          <table:table-cell office:value-type="string" calcext:value-type="string">
            <text:p>C409414</text:p>
          </table:table-cell>
          <table:table-cell office:value-type="string" calcext:value-type="string">
            <text:p>576-P6SMB33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33CA-LF</text:p>
          </table:table-cell>
          <table:table-cell office:value-type="string" calcext:value-type="string">
            <text:p>1886335</text:p>
          </table:table-cell>
          <table:table-cell office:value-type="string" calcext:value-type="string">
            <text:p>P6SMB33CALF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Littelfuse.kicad_sym</text:p>
          </table:table-cell>
          <table:table-cell office:value-type="string" calcext:value-type="string">
            <text:p>P6SMB6.8CA, DO214AA, Bidir, 6.8V, Littelfuse</text:p>
          </table:table-cell>
          <table:table-cell office:value-type="string" calcext:value-type="string">
            <text:p>TVS diode, Bidirectional, Vbr: 6.8V, P6SMB series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littelfuse.com/assetdocs/tvs-diodes-p6smb-series-datasheet?assetguid=d4d777fb-374b-42c4-a3d8-20066dec10f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6SMB6.8CA</text:p>
          </table:table-cell>
          <table:table-cell office:value-type="string" calcext:value-type="string">
            <text:p>6V8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6-P6SMB6.8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6SMB6.8CA-LF</text:p>
          </table:table-cell>
          <table:table-cell office:value-type="string" calcext:value-type="string">
            <text:p>1886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525</text:p>
          </table:table-cell>
          <table:table-cell office:value-type="string" calcext:value-type="string">
            <text:p>34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Elyt_THD5.00_50V_20perc_LowESR_105C_3000H_Samxon.kicad_sym</text:p>
          </table:table-cell>
          <table:table-cell office:value-type="string" calcext:value-type="string">
            <text:p>100u, THD 5.0, 50V, +/-20%, LowESR, Samxon</text:p>
          </table:table-cell>
          <table:table-cell office:value-type="string" calcext:value-type="string">
            <text:p>Capacitor electrolytic, THD 5.00mm, 50V, 20%, LowESR, High Ripple Current, 3000Hrs @105Â°C, GF Series, Samxon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u/50V LESR</text:p>
          </table:table-cell>
          <table:table-cell office:value-type="string" calcext:value-type="string">
            <text:p>THD_Capacitor_Generic:CAPPRD500W60D1000H1250</text:p>
          </table:table-cell>
          <table:table-cell office:value-type="string" calcext:value-type="string">
            <text:p>https://www.tme.eu/Document/432be199f64d3df3d738d47ea320196f/MY_SAMXON+E-Cap+Catalog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mxon</text:p>
          </table:table-cell>
          <table:table-cell office:value-type="string" calcext:value-type="string">
            <text:p>EGF107M1HG1BRRSHP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92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Tantal_SMD_2917_16V_10perc_Vishay.kicad_sym</text:p>
          </table:table-cell>
          <table:table-cell office:value-type="string" calcext:value-type="string">
            <text:p>100u, SMD 2917, 16V, 10%, LowESR, Vishay</text:p>
          </table:table-cell>
          <table:table-cell office:value-type="string" calcext:value-type="string">
            <text:p>Capacitor Tantal, LowESR, 16V, 10%, SMD 2917</text:p>
          </table:table-cell>
          <table:table-cell office:value-type="string" calcext:value-type="string">
            <text:p>TCAP,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u/16V-LESR</text:p>
          </table:table-cell>
          <table:table-cell office:value-type="string" calcext:value-type="string">
            <text:p>SMD_Capacitor_Polarised_Generic:CAPMP7343X280N_2916_Case-D</text:p>
          </table:table-cell>
          <table:table-cell office:value-type="string" calcext:value-type="string">
            <text:p>https://www.vishay.com/docs/40080/tr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R3D107K016C01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953348</text:p>
          </table:table-cell>
          <table:table-cell office:value-type="string" calcext:value-type="string">
            <text:p>74-TR3D107K016C015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R3D107K016C0150</text:p>
          </table:table-cell>
          <table:table-cell office:value-type="string" calcext:value-type="string">
            <text:p>1754095</text:p>
          </table:table-cell>
          <table:table-cell office:value-type="string" calcext:value-type="string">
            <text:p>718-149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onnector_AUD_Cliff.kicad_sym</text:p>
          </table:table-cell>
          <table:table-cell office:value-type="string" calcext:value-type="string">
            <text:p>FC2410, THD, 7p, 1/4{dblquote} Jack/XLR, Horizontal, Cliff</text:p>
          </table:table-cell>
          <table:table-cell office:value-type="string" calcext:value-type="string">
            <text:p>XLR, 3 poles, 1/4" Jack, Female, PCB, Horizontal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C2410</text:p>
          </table:table-cell>
          <table:table-cell office:value-type="string" calcext:value-type="string">
            <text:p>THD_Connector_Audio_Cliff:AUDCONXLRJACK-10N_9540X2700X3000_FC2410-Rean</text:p>
          </table:table-cell>
          <table:table-cell office:value-type="string" calcext:value-type="string">
            <text:p>https://www.rean-connectors.com/en/product/nys219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FC24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FC2410</text:p>
          </table:table-cell>
          <table:table-cell office:value-type="string" calcext:value-type="string">
            <text:p>351966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9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ithout 3D Body!</text:p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FK-MCP 1,5/10-STF-3,81</text:p>
          </table:table-cell>
          <table:table-cell office:value-type="string" calcext:value-type="string">
            <text:p>Terminal Block Pluggable, 1x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K-MCP 1,5/10-STF-3,81</text:p>
          </table:table-cell>
          <table:table-cell office:value-type="string" calcext:value-type="string">
            <text:p>MECH_noPCB_TerminalBlockPluggable_Phoenix:FK-MCP 1.5-10-STF-3.81</text:p>
          </table:table-cell>
          <table:table-cell office:value-type="string" calcext:value-type="string">
            <text:p>https://www.phoenixcontact.com/en-pc/products/printed-circuit-board-connector-fk-mcp-15-10-stf-381-1851313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5131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793102</text:p>
          </table:table-cell>
          <table:table-cell office:value-type="string" calcext:value-type="string">
            <text:p>277-6745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FK-MCP 1,5/2-STF-3,81</text:p>
          </table:table-cell>
          <table:table-cell office:value-type="string" calcext:value-type="string">
            <text:p>Terminal Block Pluggable, 1x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K-MCP 1,5/2-STF-3,81</text:p>
          </table:table-cell>
          <table:table-cell office:value-type="string" calcext:value-type="string">
            <text:p>MECH_noPCB_TerminalBlockPluggable_Phoenix:FK-MCP 1.5-2-STF-3.81</text:p>
          </table:table-cell>
          <table:table-cell office:value-type="string" calcext:value-type="string">
            <text:p>https://media.digikey.com/pdf/Data%20Sheets/Phoenix%20Contact%20PDFs/1851232.pdf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51232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77-12368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FK-MCP 1,5/3-STF-3,81</text:p>
          </table:table-cell>
          <table:table-cell office:value-type="string" calcext:value-type="string">
            <text:p>Terminal Block Pluggable, 1x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K-MCP 1,5/3-STF-3,81</text:p>
          </table:table-cell>
          <table:table-cell office:value-type="string" calcext:value-type="string">
            <text:p>MECH_noPCB_TerminalBlockPluggable_Phoenix:FK-MCP 1.5-3-STF-3.81</text:p>
          </table:table-cell>
          <table:table-cell office:value-type="string" calcext:value-type="string">
            <text:p>https://media.digikey.com/pdf/Data%20Sheets/Phoenix%20Contact%20PDFs/1851245.pdf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5124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793096</text:p>
          </table:table-cell>
          <table:table-cell office:value-type="string" calcext:value-type="string">
            <text:p>277-6582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FK-MCP 1,5/4-STF-3,81</text:p>
          </table:table-cell>
          <table:table-cell office:value-type="string" calcext:value-type="string">
            <text:p>Terminal Block Pluggable, 1x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K-MCP 1,5/4-STF-3,81</text:p>
          </table:table-cell>
          <table:table-cell office:value-type="string" calcext:value-type="string">
            <text:p>MECH_noPCB_TerminalBlockPluggable_Phoenix:FK-MCP 1.5-4-STF-3.81</text:p>
          </table:table-cell>
          <table:table-cell office:value-type="string" calcext:value-type="string">
            <text:p>https://www.phoenixcontact.com/en-pc/products/printed-circuit-board-connector-fk-mcp-15-4-stf-381-1851258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5125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793097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FK-MCP 1,5/8-STF-3,81</text:p>
          </table:table-cell>
          <table:table-cell office:value-type="string" calcext:value-type="string">
            <text:p>Terminal Block Pluggable, 1x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K-MCP 1,5/8-STF-3,81</text:p>
          </table:table-cell>
          <table:table-cell office:value-type="string" calcext:value-type="string">
            <text:p>MECH_noPCB_TerminalBlockPluggable_Phoenix:FK-MCP 1.5-8-STF-3.81</text:p>
          </table:table-cell>
          <table:table-cell office:value-type="string" calcext:value-type="string">
            <text:p>https://www.phoenixcontact.com/en-pc/products/printed-circuit-board-connector-fk-mcp-15-8-stf-381-1851290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512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793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709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C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C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5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Lateral closure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4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L116.5M</text:p>
          </table:table-cell>
          <table:table-cell office:value-type="string" calcext:value-type="string">
            <text:p>PCB length: 120.0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L116.5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11165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L156.5M</text:p>
          </table:table-cell>
          <table:table-cell office:value-type="string" calcext:value-type="string">
            <text:p>PCB length: 160.0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L156.5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11565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L175M</text:p>
          </table:table-cell>
          <table:table-cell office:value-type="string" calcext:value-type="string">
            <text:p>PCB length: 178.5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L175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1175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L191.5</text:p>
          </table:table-cell>
          <table:table-cell office:value-type="string" calcext:value-type="string">
            <text:p>PCB length: 195.0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L191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11915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107MT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07MT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40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 2m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C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C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5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Lateral closure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4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L106.5</text:p>
          </table:table-cell>
          <table:table-cell office:value-type="string" calcext:value-type="string">
            <text:p>PCB length: 110.0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L106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11065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L117.75</text:p>
          </table:table-cell>
          <table:table-cell office:value-type="string" calcext:value-type="string">
            <text:p>PCB length: 121.25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L117.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11177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L129</text:p>
          </table:table-cell>
          <table:table-cell office:value-type="string" calcext:value-type="string">
            <text:p>PCB length: 132.5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L12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1129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L140.25</text:p>
          </table:table-cell>
          <table:table-cell office:value-type="string" calcext:value-type="string">
            <text:p>PCB length: 143.75 m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L140.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11402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72MT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72MT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0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Base part 2m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Italtronic-DIN Rail mount support-E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Italtronic</text:p>
          </table:table-cell>
          <table:table-cell office:value-type="string" calcext:value-type="string">
            <text:p>07.6360000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Screw. Alt: 2.9x13</text:p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LCD Module, 16x2, Flax cable 8 pin, Bolymin</text:p>
          </table:table-cell>
          <table:table-cell office:value-type="string" calcext:value-type="string">
            <text:p>LCD Module, 16x2, 3-5V I2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 1602D GPNEH</text:p>
          </table:table-cell>
          <table:table-cell office:value-type="string" calcext:value-type="string">
            <text:p>MECH_noPCB_LCD_Bolymin:LCD_BO1602D_Bolymin</text:p>
          </table:table-cell>
          <table:table-cell office:value-type="string" calcext:value-type="string">
            <text:p>https://cdn.soselectronic.com/productdata/d0/6e/9d3fe462/bo-1602d-gpneh-bo1602d-gpnbh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Bolymin</text:p>
          </table:table-cell>
          <table:table-cell office:value-type="string" calcext:value-type="string">
            <text:p>BO 1602D GPNEH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64822</text:p>
          </table:table-cell>
          <table:table-cell office:value-type="string" calcext:value-type="string">
            <text:p>55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5_NoPCB_Component.kicad_sym</text:p>
          </table:table-cell>
          <table:table-cell office:value-type="string" calcext:value-type="string">
            <text:p>MSTB 2.5/2-STF-5.08</text:p>
          </table:table-cell>
          <table:table-cell office:value-type="string" calcext:value-type="string">
            <text:p>Terminal Block Pluggable, 1x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.5/2-STF-5.08</text:p>
          </table:table-cell>
          <table:table-cell office:value-type="string" calcext:value-type="string">
            <text:p>MECH_noPCB_TerminalBlockPluggable_Phoenix:MSTB 2.5-2-STF-5.08</text:p>
          </table:table-cell>
          <table:table-cell office:value-type="string" calcext:value-type="string">
            <text:p>https://www.phoenixcontact.com/en-pc/products/printed-circuit-board-connector-mstb-25-2-stf-508-1777989</text:p>
          </table:table-cell>
          <table:table-cell office:value-type="string" calcext:value-type="string">
            <text:p>noPCB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77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22</text:p>
          </table:table-cell>
          <table:table-cell office:value-type="string" calcext:value-type="string">
            <text:p>651-1777989</text:p>
          </table:table-cell>
          <table:table-cell office:value-type="string" calcext:value-type="string">
            <text:p>802-6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TB2.5/2STF5.08</text:p>
          </table:table-cell>
          <table:table-cell office:value-type="string" calcext:value-type="string">
            <text:p>1792832</text:p>
          </table:table-cell>
          <table:table-cell office:value-type="string" calcext:value-type="string">
            <text:p>277-5710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5_NoPCB_Component.kicad_sym</text:p>
          </table:table-cell>
          <table:table-cell office:value-type="string" calcext:value-type="string">
            <text:p>Mechanical Part Generic - non P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RK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Ass.Note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Potentiometer knob 6 mm, Dia{colon}16.00, H{colon}16.00, Gray</text:p>
          </table:table-cell>
          <table:table-cell office:value-type="string" calcext:value-type="string">
            <text:p>Potentiometer knob 6 mm, Dia:16.00, H:16.00, Gr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Kno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GMN-2GY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GMN-2GY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5_NoPCB_Component.kicad_sym</text:p>
          </table:table-cell>
          <table:table-cell office:value-type="string" calcext:value-type="string">
            <text:p>Potentiometer knob 6 mm, Dia{colon}16.00, H{colon}16.00, Red</text:p>
          </table:table-cell>
          <table:table-cell office:value-type="string" calcext:value-type="string">
            <text:p>Potentiometer knob 6 mm, Dia:16.00, H:16.00, R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Kno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GMN-2R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GMN-2RD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Tantal_SMD_0805_6.3V_10perc_AVX.kicad_sym</text:p>
          </table:table-cell>
          <table:table-cell office:value-type="string" calcext:value-type="string">
            <text:p>4u7, SMD 0805, 6.3V, 10%, AVX</text:p>
          </table:table-cell>
          <table:table-cell office:value-type="string" calcext:value-type="string">
            <text:p>Capacitor Tantal</text:p>
          </table:table-cell>
          <table:table-cell office:value-type="string" calcext:value-type="string">
            <text:p>TCAP,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6.3V</text:p>
          </table:table-cell>
          <table:table-cell office:value-type="string" calcext:value-type="string">
            <text:p>SMD_Capacitor_Polarised_Generic:CAPCP2012X120N_0805_Case-R</text:p>
          </table:table-cell>
          <table:table-cell office:value-type="string" calcext:value-type="string">
            <text:p>https://www.mouser.sk/datasheet/2/40/TAJ_LOW_PROFILE-93265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R475K006RNJ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08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5-5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JR475K006RNJ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78-3272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5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20-80perc_Y5V_Generic.kicad_sym</text:p>
          </table:table-cell>
          <table:table-cell office:value-type="string" calcext:value-type="string">
            <text:p>15n, THD 5.00mm, 50V, 20..80%, Y5V, Generic</text:p>
          </table:table-cell>
          <table:table-cell office:value-type="string" calcext:value-type="string">
            <text:p>Capacitor ceramic, THD 5.00mm, 50V, 20..80%, Y5V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n/5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3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50V_20-80perc_Y5V_Generic.kicad_sym</text:p>
          </table:table-cell>
          <table:table-cell office:value-type="string" calcext:value-type="string">
            <text:p>220n, THD 5.00mm, 50V, -80..+22%, Y5V, Generic</text:p>
          </table:table-cell>
          <table:table-cell office:value-type="string" calcext:value-type="string">
            <text:p>Capacitor ceramic MLCC, THD 5.00mm, 50V, -80..+22%, Y5V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0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M-220N-Y5V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THD5.00_50V_20-80perc_Y5V_Generic.kicad_sym</text:p>
          </table:table-cell>
          <table:table-cell office:value-type="string" calcext:value-type="string">
            <text:p>330n, THD 5.00mm, 50V, +/-20%, Y5V, Generic</text:p>
          </table:table-cell>
          <table:table-cell office:value-type="string" calcext:value-type="string">
            <text:p>Capacitor ceramic MLCC, THD 5.00mm, 50V, 20%, Y5V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M-330N-Y5V/50-T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M-330N-Y5V/50-T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Elyt_SMD_16V_20perc_LowESR_FT-Series_Panasonic.kicad_sym</text:p>
          </table:table-cell>
          <table:table-cell office:value-type="string" calcext:value-type="string">
            <text:p>47u, SMD, 16V, +/-20%, Low ESR, Panasonic</text:p>
          </table:table-cell>
          <table:table-cell office:value-type="string" calcext:value-type="string">
            <text:p>Capacitor electrolytic, SMD, 16V, Low ESR, 2000-5000Hrs @105Â°C, FT Series, Panasoni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SMD_Capacitor_Elyt_Panasonic:CAPAE430X580N_Panasonic-B</text:p>
          </table:table-cell>
          <table:table-cell office:value-type="string" calcext:value-type="string">
            <text:p>https://industrial.panasonic.com/cdbs/www-data/pdf/RDE0000/ABA0000C124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T1C470AR</text:p>
          </table:table-cell>
          <table:table-cell office:value-type="string" calcext:value-type="string">
            <text:p>47 10 FT</text:p>
          </table:table-cell>
          <table:table-cell office:value-type="string" calcext:value-type="string">
            <text:p>C178589</text:p>
          </table:table-cell>
          <table:table-cell office:value-type="string" calcext:value-type="string">
            <text:p>667-EEE-FT1C470AR</text:p>
          </table:table-cell>
          <table:table-cell office:value-type="string" calcext:value-type="string">
            <text:p>747-2487</text:p>
          </table:table-cell>
          <table:table-cell office:value-type="string" calcext:value-type="string">
            <text:p>167-25-285</text:p>
          </table:table-cell>
          <table:table-cell office:value-type="string" calcext:value-type="string">
            <text:p>EEEFT1C470AR</text:p>
          </table:table-cell>
          <table:table-cell office:value-type="string" calcext:value-type="string">
            <text:p>2065967</text:p>
          </table:table-cell>
          <table:table-cell office:value-type="string" calcext:value-type="string">
            <text:p>P15090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10.00_400V_20perc_Y5V_SRPassives.kicad_sym</text:p>
          </table:table-cell>
          <table:table-cell office:value-type="string" calcext:value-type="string">
            <text:p>2n2, THD 10.00mm, 400VAC, +/-20%, Y5V, SRPassives</text:p>
          </table:table-cell>
          <table:table-cell office:value-type="string" calcext:value-type="string">
            <text:p>Capacitor Disc X1, Y1, THD 10.00mm, 400VAC, Y5V, CY1V Series, SR Passives</text:p>
          </table:table-cell>
          <table:table-cell office:value-type="string" calcext:value-type="string">
            <text:p>CCAP,X1,Y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/400VAC</text:p>
          </table:table-cell>
          <table:table-cell office:value-type="string" calcext:value-type="string">
            <text:p>THD_Capacitor_Generic:CAPRB1000W70D1750T600H2000</text:p>
          </table:table-cell>
          <table:table-cell office:value-type="string" calcext:value-type="string">
            <text:p>https://cdn.sos.sk/productdata/6f/5a/d7ebcd0d/k0805-1000pf-x7r-50v-reel-cc0805krx7r9bb102-1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Y1V-2N2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Y1V-2N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OL!</text:p>
          </table:table-cell>
        </table:table-row>
        <table:table-row table:style-name="ro5">
          <table:table-cell office:value-type="string" calcext:value-type="string">
            <text:p>Connector_ZIF_Amphenol.kicad_sym</text:p>
          </table:table-cell>
          <table:table-cell office:value-type="string" calcext:value-type="string">
            <text:p>F52Q-1A7H1-11008, SMD, ZIF 1x8 Pin, 1.00mm, Horizontal, Amphenol</text:p>
          </table:table-cell>
          <table:table-cell office:value-type="string" calcext:value-type="string">
            <text:p>ZIF Flex Connector, Slider type, 8 pin, Pitch:1.0mm, H:2.0mm, horizontal, SMD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F 1x8 Pin, 1mm</text:p>
          </table:table-cell>
          <table:table-cell office:value-type="string" calcext:value-type="string">
            <text:p>SMD_Connector_Amphenol:F52Q-1A7A1-11008N_AMPHENOL</text:p>
          </table:table-cell>
          <table:table-cell office:value-type="string" calcext:value-type="string">
            <text:p>https://www.amphenol-cs.com/product/f52q1a7h111008.htm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F52Q-1A7H1-11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168080</text:p>
          </table:table-cell>
          <table:table-cell office:value-type="string" calcext:value-type="string">
            <text:p>649-F52Q-1A7H1-1100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52Q-1A7A1-11008</text:p>
          </table:table-cell>
          <table:table-cell office:value-type="string" calcext:value-type="string">
            <text:p>3526851</text:p>
          </table:table-cell>
          <table:table-cell office:value-type="string" calcext:value-type="string">
            <text:p>609-F52Q-1A7H1-11008CT-ND</text:p>
          </table:table-cell>
          <table:table-cell office:value-type="string" calcext:value-type="string">
            <text:p>T1251665</text:p>
          </table:table-cell>
          <table:table-cell office:value-type="string" calcext:value-type="string">
            <text:p>57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onnector_ETH_Amphenol.kicad_sym</text:p>
          </table:table-cell>
          <table:table-cell office:value-type="string" calcext:value-type="string">
            <text:p>LMJ2018813130DL3T1LFG, THD, RJ45 8P8C Female, transf+2xGreen LED, Grounding, Horizontal, Amphenol</text:p>
          </table:table-cell>
          <table:table-cell office:value-type="string" calcext:value-type="string">
            <text:p>RJ45 8P8C, Female, with transformer, with 2xGreen LED, 16.26x25.4x13.51mm, Horizontal, Amphenol</text:p>
          </table:table-cell>
          <table:table-cell office:value-type="string" calcext:value-type="string">
            <text:p>ETH,RJ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J201 8813 130D L3T1 LFG</text:p>
          </table:table-cell>
          <table:table-cell office:value-type="string" calcext:value-type="string">
            <text:p>THD_Connector_ETH_Amphenol:ETHRJ45_8P8C_LMJ2018814100DL2T1B_Amphenol</text:p>
          </table:table-cell>
          <table:table-cell office:value-type="string" calcext:value-type="string">
            <text:p>https://www.tme.eu/Document/2d6ae99f49724ad59dda6760a3c1c758/LMJ201881X130DL3T1LFG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mphenol</text:p>
          </table:table-cell>
          <table:table-cell table:number-columns-repeated="2" office:value-type="string" calcext:value-type="string">
            <text:p>LMJ2018813130DL3T1LF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LMJ2018813130DL3T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onnector_ETH_Amphenol.kicad_sym</text:p>
          </table:table-cell>
          <table:table-cell office:value-type="string" calcext:value-type="string">
            <text:p>LMJ2018814100DL2T1B, THD, RJ45 8P8C Female, transf+2xLED, Horizontal, Amphenol</text:p>
          </table:table-cell>
          <table:table-cell office:value-type="string" calcext:value-type="string">
            <text:p>RJ45 8P8C, Female, with transformer, with 2xLED, 16.26x25.4x13.51mm, Horizontal, Amphenol</text:p>
          </table:table-cell>
          <table:table-cell office:value-type="string" calcext:value-type="string">
            <text:p>ETH,RJ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J201 8814 100D L2T1 B</text:p>
          </table:table-cell>
          <table:table-cell office:value-type="string" calcext:value-type="string">
            <text:p>THD_Connector_ETH_Amphenol:ETHRJ45_8P8C_LMJ2018814100DL2T1B_Amphenol</text:p>
          </table:table-cell>
          <table:table-cell office:value-type="string" calcext:value-type="string">
            <text:p>https://www.tme.eu/Document/2a683aa6a0332a2b2da9827128cd6123/rj45trafol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mphenol</text:p>
          </table:table-cell>
          <table:table-cell table:number-columns-repeated="2" office:value-type="string" calcext:value-type="string">
            <text:p>LMJ2018814100DL2T1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RJ45-TRAFO-LT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onnector_USB_HRO.kicad_sym</text:p>
          </table:table-cell>
          <table:table-cell office:value-type="string" calcext:value-type="string">
            <text:p>Type-C-31-M-12, SMD, USB-C 16p, Horizontal, HRO</text:p>
          </table:table-cell>
          <table:table-cell office:value-type="string" calcext:value-type="string">
            <text:p>USB-C, Female, 16p, 8.94x7.35x3.26mm, Horizontal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SMD_Connector_HRO:HRO-TYPE-C-31-M-12N</text:p>
          </table:table-cell>
          <table:table-cell office:value-type="string" calcext:value-type="string">
            <text:p>https://www.lcsc.com/datasheet/lcsc_datasheet_2410010003_Korean-Hroparts-Elec-TYPE-C-31-M-12_C16594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RO Electronics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6594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20perc_Z5U_Generic.kicad_sym</text:p>
          </table:table-cell>
          <table:table-cell office:value-type="string" calcext:value-type="string">
            <text:p>3n3, THD 5.00mm, 100V, +/-20%, Z5U, Generic</text:p>
          </table:table-cell>
          <table:table-cell office:value-type="string" calcext:value-type="string">
            <text:p>Capacitor ceramic, THD 5.00mm, 100V, 20%, Z5U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n3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100V_10perc_X7R_SRPassives.kicad_sym</text:p>
          </table:table-cell>
          <table:table-cell office:value-type="string" calcext:value-type="string">
            <text:p>10n, THD 2.54mm, 100V, 10%, X7R, SRPassives</text:p>
          </table:table-cell>
          <table:table-cell office:value-type="string" calcext:value-type="string">
            <text:p>Capacitor ceramic MLCC, THD 2.54mm, 100V, 10%, X7R, CT4 Series, SR 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10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B103K101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10N/10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808_2000V_10perc_X7R_Yageo.kicad_sym</text:p>
          </table:table-cell>
          <table:table-cell office:value-type="string" calcext:value-type="string">
            <text:p>1n, SMD 1808, 2000V, 10%, X7R, Yageo</text:p>
          </table:table-cell>
          <table:table-cell office:value-type="string" calcext:value-type="string">
            <text:p>Capacitor ceramic MLCC, SMD 1808, 2kV, +/-10%, X7R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SMD_Capacitor_NonPolarised_Generic:CAPC4520X200N_1808</text:p>
          </table:table-cell>
          <table:table-cell office:value-type="string" calcext:value-type="string">
            <text:p>https://www.yageo.com/upload/media/product/productsearch/datasheet/mlcc/UPY-NP0X7R_HV_500V-to-3KV_1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808KKX7RDBB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6594</text:p>
          </table:table-cell>
          <table:table-cell office:value-type="string" calcext:value-type="string">
            <text:p>603-CC808KKX7RDBB1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1808KKX7RDBB102</text:p>
          </table:table-cell>
          <table:table-cell office:value-type="string" calcext:value-type="string">
            <text:p>1779520</text:p>
          </table:table-cell>
          <table:table-cell office:value-type="string" calcext:value-type="string">
            <text:p>311-3405-1-ND</text:p>
          </table:table-cell>
          <table:table-cell office:value-type="string" calcext:value-type="string">
            <text:p>293790</text:p>
          </table:table-cell>
          <table:table-cell office:value-type="string" calcext:value-type="string">
            <text:p>117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100V_10perc_Y5P_Generic.kicad_sym</text:p>
          </table:table-cell>
          <table:table-cell office:value-type="string" calcext:value-type="string">
            <text:p>220p, THD 5.00mm, 100V, +/-10%, Y5P, Generic</text:p>
          </table:table-cell>
          <table:table-cell office:value-type="string" calcext:value-type="string">
            <text:p>Capacitor ceramic, THD 5.00mm, 100V, 10%, Y5P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0p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220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220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100V_10perc_Y5P_Generic.kicad_sym</text:p>
          </table:table-cell>
          <table:table-cell office:value-type="string" calcext:value-type="string">
            <text:p>470p, THD 5.00mm, 100V, +/-10%, Y5P, Generic</text:p>
          </table:table-cell>
          <table:table-cell office:value-type="string" calcext:value-type="string">
            <text:p>Capacitor ceramic, THD 5.00mm, 100V, 10%, Y5P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p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470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470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EMI-EMC_Module_Mornsun.kicad_sym</text:p>
          </table:table-cell>
          <table:table-cell office:value-type="string" calcext:value-type="string">
            <text:p>FC-LX1D, THD, 1.5A, 85-305VAC, 20dB/150k-1GHz, RM 15.24mm, Body{colon} 33.7x22.2x18.0mm, Mornsun</text:p>
          </table:table-cell>
          <table:table-cell office:value-type="string" calcext:value-type="string">
            <text:p>EMC Filter, 85-305VAC, 1.5A</text:p>
          </table:table-cell>
          <table:table-cell office:value-type="string" calcext:value-type="string">
            <text:p>EMI,E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C-LX1D</text:p>
          </table:table-cell>
          <table:table-cell office:value-type="string" calcext:value-type="string">
            <text:p>THD_Filter_Mornsun:DIP2800W110P762L3370H1800Q5N_Mornsun</text:p>
          </table:table-cell>
          <table:table-cell office:value-type="string" calcext:value-type="string">
            <text:p>https://www.mornsun-power.com/html/pdf/FC-LX1D.html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ornsun</text:p>
          </table:table-cell>
          <table:table-cell office:value-type="string" calcext:value-type="string">
            <text:p>FC-LX1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1696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010X-2, 0805, Polymer fuse, 0.1A/15V, Bourns</text:p>
          </table:table-cell>
          <table:table-cell office:value-type="string" calcext:value-type="string">
            <text:p>Polymer PTC Resettable Fuse, PPTC, 0805 (2012 Metric), MF-PSMF, 15 VDC, 100 mA, 300 mA, 1.5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010X</text:p>
          </table:table-cell>
          <table:table-cell office:value-type="string" calcext:value-type="string">
            <text:p>SMD_Fuse_Bourns:FUSC2012X8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010X-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6171</text:p>
          </table:table-cell>
          <table:table-cell office:value-type="string" calcext:value-type="string">
            <text:p>652-MF-PSMF010X-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487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23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020X, 0805, Polymer fuse, 0.2A/9V, Bourns</text:p>
          </table:table-cell>
          <table:table-cell office:value-type="string" calcext:value-type="string">
            <text:p>Polymer PTC Resettable Fuse, PPTC, 0805 (2012 Metric), MF-PSMF, 9 VDC, 200 mA, 500 mA, 0.02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020X</text:p>
          </table:table-cell>
          <table:table-cell office:value-type="string" calcext:value-type="string">
            <text:p>SMD_Fuse_Bourns:FUSC2012X8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020X-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89657</text:p>
          </table:table-cell>
          <table:table-cell office:value-type="string" calcext:value-type="string">
            <text:p>652-MF-PSMF020X-2</text:p>
          </table:table-cell>
          <table:table-cell office:value-type="string" calcext:value-type="string">
            <text:p>691-7500</text:p>
          </table:table-cell>
          <table:table-cell office:value-type="string" calcext:value-type="string">
            <text:p>303-97-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94874</text:p>
          </table:table-cell>
          <table:table-cell office:value-type="string" calcext:value-type="string">
            <text:p>MF-PSMF020X-2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035X, 0805, Polymer fuse, 0.35A/6V, Bourns</text:p>
          </table:table-cell>
          <table:table-cell office:value-type="string" calcext:value-type="string">
            <text:p>Polymer PTC Resettable Fuse, PPTC, 0805 (2012 Metric), MF-PSMF, 6 VDC, 350 mA, 750 mA, 0.1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035X</text:p>
          </table:table-cell>
          <table:table-cell office:value-type="string" calcext:value-type="string">
            <text:p>SMD_Fuse_Bourns:FUSC2012X8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035X-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16172</text:p>
          </table:table-cell>
          <table:table-cell office:value-type="string" calcext:value-type="string">
            <text:p>652-MF-PSMF035X-2</text:p>
          </table:table-cell>
          <table:table-cell office:value-type="string" calcext:value-type="string">
            <text:p>246-3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F-PSMF035X-2</text:p>
          </table:table-cell>
          <table:table-cell office:value-type="string" calcext:value-type="string">
            <text:p>1294875</text:p>
          </table:table-cell>
          <table:table-cell office:value-type="string" calcext:value-type="string">
            <text:p>MF-PSMF035X-2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050X, 0805, Polymer fuse, 0.5A/6V, Bourns</text:p>
          </table:table-cell>
          <table:table-cell office:value-type="string" calcext:value-type="string">
            <text:p>Polymer PTC Resettable Fuse, PPTC, 0805 (2012 Metric), MF-PSMF, 6 VDC, 500 mA, 1 A, 0.5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050X</text:p>
          </table:table-cell>
          <table:table-cell office:value-type="string" calcext:value-type="string">
            <text:p>SMD_Fuse_Bourns:FUSC2012X8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050X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16170</text:p>
          </table:table-cell>
          <table:table-cell office:value-type="string" calcext:value-type="string">
            <text:p>652-MF-PSMF050X-2</text:p>
          </table:table-cell>
          <table:table-cell office:value-type="string" calcext:value-type="string">
            <text:p>691-7507</text:p>
          </table:table-cell>
          <table:table-cell office:value-type="string" calcext:value-type="string">
            <text:p>303-97-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94876</text:p>
          </table:table-cell>
          <table:table-cell office:value-type="string" calcext:value-type="string">
            <text:p>MF-PSMF050X-2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075X, 0805, Polymer fuse, 0.75A/6V, Bourns</text:p>
          </table:table-cell>
          <table:table-cell office:value-type="string" calcext:value-type="string">
            <text:p>Polymer PTC Resettable Fuse, PPTC, 0805 (2012 Metric), MF-PSMF, 6 VDC, 750 mA, 1 A, 0.6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075X</text:p>
          </table:table-cell>
          <table:table-cell office:value-type="string" calcext:value-type="string">
            <text:p>SMD_Fuse_Bourns:FUSC2012X12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075X-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116170</text:p>
          </table:table-cell>
          <table:table-cell office:value-type="string" calcext:value-type="string">
            <text:p>652-MF-PSMF075X-2</text:p>
          </table:table-cell>
          <table:table-cell office:value-type="string" calcext:value-type="string">
            <text:p>691-75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961498</text:p>
          </table:table-cell>
          <table:table-cell office:value-type="string" calcext:value-type="string">
            <text:p>MF-PSMF075X-2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use_Bourns.kicad_sym</text:p>
          </table:table-cell>
          <table:table-cell office:value-type="string" calcext:value-type="string">
            <text:p>MF-PSMF110X, 0805, Polymer fuse, 1.1A/6V, Bourns</text:p>
          </table:table-cell>
          <table:table-cell office:value-type="string" calcext:value-type="string">
            <text:p>Polymer PTC Resettable Fuse, PPTC, 0805 (2012 Metric), MF-PSMF, 6 VDC, 1.1 A, 2.2 A, 0.6 s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-PSMF110X</text:p>
          </table:table-cell>
          <table:table-cell office:value-type="string" calcext:value-type="string">
            <text:p>SMD_Fuse_Bourns:FUSC2012X125N_0805_BOURNS</text:p>
          </table:table-cell>
          <table:table-cell office:value-type="string" calcext:value-type="string">
            <text:p>https://www.farnell.com/datasheets/20414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PSMF110X-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89658</text:p>
          </table:table-cell>
          <table:table-cell office:value-type="string" calcext:value-type="string">
            <text:p>652-MF-PSMF110X-2</text:p>
          </table:table-cell>
          <table:table-cell office:value-type="string" calcext:value-type="string">
            <text:p>233-0775</text:p>
          </table:table-cell>
          <table:table-cell office:value-type="string" calcext:value-type="string">
            <text:p>303-97-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94879</text:p>
          </table:table-cell>
          <table:table-cell office:value-type="string" calcext:value-type="string">
            <text:p>MF-PSMF110X-2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Analog_STM.kicad_sym</text:p>
          </table:table-cell>
          <table:table-cell office:value-type="string" calcext:value-type="string">
            <text:p>TL072CDT, SO8, Dual 2-input opamp, JFET, 6-36V, STM</text:p>
          </table:table-cell>
          <table:table-cell office:value-type="string" calcext:value-type="string">
            <text:p>Dual 2â€“Input OpAmp, LowNoise, JFET, 6-36V, 0 to 70 Â°C, SO-8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farnell.com/datasheets/186117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072C</text:p>
          </table:table-cell>
          <table:table-cell office:value-type="string" calcext:value-type="string">
            <text:p>C6961</text:p>
          </table:table-cell>
          <table:table-cell office:value-type="string" calcext:value-type="string">
            <text:p>511-TL072CDT</text:p>
          </table:table-cell>
          <table:table-cell office:value-type="string" calcext:value-type="string">
            <text:p>426-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1467663</text:p>
          </table:table-cell>
          <table:table-cell office:value-type="string" calcext:value-type="string">
            <text:p>497-2200-1-ND</text:p>
          </table:table-cell>
          <table:table-cell office:value-type="string" calcext:value-type="string">
            <text:p>T1200579</text:p>
          </table:table-cell>
          <table:table-cell office:value-type="string" calcext:value-type="string">
            <text:p>27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Interface_Nanjing.kicad_sym</text:p>
          </table:table-cell>
          <table:table-cell office:value-type="string" calcext:value-type="string">
            <text:p>CH340C, SOP16, USB Transceiver, 2Mbps, NQM</text:p>
          </table:table-cell>
          <table:table-cell office:value-type="string" calcext:value-type="string">
            <text:p>USB Transceiver, SOP-16, 2 Mbps, UART Full</text:p>
          </table:table-cell>
          <table:table-cell office:value-type="string" calcext:value-type="string">
            <text:p>USB,UAR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MD_IC_Generic:SOP127P700X200-16N_SOP-16</text:p>
          </table:table-cell>
          <table:table-cell office:value-type="string" calcext:value-type="string">
            <text:p>https://www.google.com/url?sa=t&amp;rct=j&amp;q=&amp;esrc=s&amp;source=web&amp;cd=&amp;cad=rja&amp;uact=8&amp;ved=2ahUKEwiB3o-OwO6JAxWc1QIHHaF4A0gQFnoECB0QAQ&amp;url=https%3A%2F%2Fwww.wch-ic.com%2Fdownloads%2Ffile%2F79.html&amp;usg=AOvVaw3TQHuPRWPyws8l2vy-qyYC&amp;opi=8997844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anjing Qinheng Microelectronics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68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IC_Power_STM.kicad_sym</text:p>
          </table:table-cell>
          <table:table-cell office:value-type="string" calcext:value-type="string">
            <text:p>L5972D, SO8, Switching Volt Reg, Adj, 500mA, STM</text:p>
          </table:table-cell>
          <table:table-cell office:value-type="string" calcext:value-type="string">
            <text:p>Switching Voltage Regulators, Vo: 1.235-35V, Fb:1.23V, Iq: 5mA, Vi: 4-36V, Io: 500mA, Pd: 1.2W, 250kHz, -40 to 150Â°C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5972D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st.com/resource/en/datasheet/l5972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table:number-columns-repeated="2" office:value-type="string" calcext:value-type="string">
            <text:p>L5972D</text:p>
          </table:table-cell>
          <table:table-cell office:value-type="string" calcext:value-type="string">
            <text:p>C361019</text:p>
          </table:table-cell>
          <table:table-cell table:number-columns-repeated="2" office:value-type="string" calcext:value-type="string">
            <text:p>511-L5972D013T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5972D</text:p>
          </table:table-cell>
          <table:table-cell office:value-type="string" calcext:value-type="string">
            <text:p>1077142</text:p>
          </table:table-cell>
          <table:table-cell office:value-type="string" calcext:value-type="string">
            <text:p>497-14765-5-ND</text:p>
          </table:table-cell>
          <table:table-cell office:value-type="string" calcext:value-type="string">
            <text:p>T1228740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5972D013TR-Tape and reel Packaging</text:p>
          </table:table-cell>
        </table:table-row>
        <table:table-row table:style-name="ro3">
          <table:table-cell office:value-type="string" calcext:value-type="string">
            <text:p>IC_Power_STM.kicad_sym</text:p>
          </table:table-cell>
          <table:table-cell office:value-type="string" calcext:value-type="string">
            <text:p>L5973D, HSOP8, Switching Volt Reg, Adj, 3A, STM</text:p>
          </table:table-cell>
          <table:table-cell office:value-type="string" calcext:value-type="string">
            <text:p>Switching Voltage Regulators, Vo: 1.235-35V, Fb:1.23V, Iq: 2.5mA, Vi: 4-36V, Io: 3A, Pd: 2.25W, 250kHz, -40 to 150Â°C, With Inhibit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5973D</text:p>
          </table:table-cell>
          <table:table-cell office:value-type="string" calcext:value-type="string">
            <text:p>SMD_IC_Generic:SOP127P600X175-9N_HSOP-8</text:p>
          </table:table-cell>
          <table:table-cell office:value-type="string" calcext:value-type="string">
            <text:p>https://www.st.com/resource/en/datasheet/l5973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table:number-columns-repeated="2" office:value-type="string" calcext:value-type="string">
            <text:p>L5973D</text:p>
          </table:table-cell>
          <table:table-cell office:value-type="string" calcext:value-type="string">
            <text:p>C54619</text:p>
          </table:table-cell>
          <table:table-cell office:value-type="string" calcext:value-type="string">
            <text:p>511-L5973D013TR</text:p>
          </table:table-cell>
          <table:table-cell office:value-type="string" calcext:value-type="string">
            <text:p>380-034</text:p>
          </table:table-cell>
          <table:table-cell office:value-type="string" calcext:value-type="string">
            <text:p>304-45-884</text:p>
          </table:table-cell>
          <table:table-cell office:value-type="string" calcext:value-type="string">
            <text:p>L5973D</text:p>
          </table:table-cell>
          <table:table-cell office:value-type="string" calcext:value-type="string">
            <text:p>2253491</text:p>
          </table:table-cell>
          <table:table-cell office:value-type="string" calcext:value-type="string">
            <text:p>497-14766-5-ND</text:p>
          </table:table-cell>
          <table:table-cell office:value-type="string" calcext:value-type="string">
            <text:p>53146</text:p>
          </table:table-cell>
          <table:table-cell office:value-type="string" calcext:value-type="string">
            <text:p>2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5973D013TR-Tape and reel Packaging</text:p>
          </table:table-cell>
        </table:table-row>
        <table:table-row table:style-name="ro3">
          <table:table-cell office:value-type="string" calcext:value-type="string">
            <text:p>IC_Power_STM.kicad_sym</text:p>
          </table:table-cell>
          <table:table-cell office:value-type="string" calcext:value-type="string">
            <text:p>LD1086D2T33, TO263, LowDrop Reg, 3.3V, 1.5A, STM</text:p>
          </table:table-cell>
          <table:table-cell office:value-type="string" calcext:value-type="string">
            <text:p>LDO Regulator, Vo: 3.3V, Drop: 1.5V, Iq: 10mA, Vi: max30V, Io: 3A, Pd: 2.25W, -40 to 125Â°C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1086D2T33TR</text:p>
          </table:table-cell>
          <table:table-cell office:value-type="string" calcext:value-type="string">
            <text:p>SMD_IC_Generic:TO254P1542X450-3N_TO263-3S_D2PAK_STM</text:p>
          </table:table-cell>
          <table:table-cell office:value-type="string" calcext:value-type="string">
            <text:p>https://www.lcsc.com/datasheet/lcsc_datasheet_1809050011_STMicroelectronics-LD1086D2T33TR_C79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086D2T33T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915</text:p>
          </table:table-cell>
          <table:table-cell office:value-type="string" calcext:value-type="string">
            <text:p>511-LD1086D2T33-TR</text:p>
          </table:table-cell>
          <table:table-cell office:value-type="string" calcext:value-type="string">
            <text:p>714-7799</text:p>
          </table:table-cell>
          <table:table-cell office:value-type="string" calcext:value-type="string">
            <text:p>304-43-860</text:p>
          </table:table-cell>
          <table:table-cell office:value-type="string" calcext:value-type="string">
            <text:p>LD1086D2T33TR</text:p>
          </table:table-cell>
          <table:table-cell office:value-type="string" calcext:value-type="string">
            <text:p>1467771</text:p>
          </table:table-cell>
          <table:table-cell office:value-type="string" calcext:value-type="string">
            <text:p>497-1224-1-ND</text:p>
          </table:table-cell>
          <table:table-cell office:value-type="string" calcext:value-type="string">
            <text:p>T124514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Sumida.kicad_sym</text:p>
          </table:table-cell>
          <table:table-cell office:value-type="string" calcext:value-type="string">
            <text:p>5503 331 24, SMD 1206, 330nH, 410mA, 620mÎ©, Sumida</text:p>
          </table:table-cell>
          <table:table-cell office:value-type="string" calcext:value-type="string">
            <text:p>Chip Inductor, 410mA, Rdc: 620mÎ©, 10%, 5503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nH/410mA</text:p>
          </table:table-cell>
          <table:table-cell office:value-type="string" calcext:value-type="string">
            <text:p>SMD_Inductor_Sumida:INDC3216X140N_1206</text:p>
          </table:table-cell>
          <table:table-cell office:value-type="string" calcext:value-type="string">
            <text:p>https://products.sumida.com/products/pdf/06_DS_CI_1206_5403_550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umida</text:p>
          </table:table-cell>
          <table:table-cell office:value-type="string" calcext:value-type="string">
            <text:p>5503 331 24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90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H4, Flash{colon} 4 MB, PSRAM{colon} -</text:p>
          </table:table-cell>
          <table:table-cell office:value-type="string" calcext:value-type="string">
            <text:p>MCU Module, Flash: 4 MB, PSRAM: -, WiFi, Bluetooth, ESP32S3 SoCs, dualcore 32bit LX7 microprocessor Xtensa, 36 GPIOs, Onboard PCB antenna, -40 to 10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H4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H4</text:p>
          </table:table-cell>
          <table:table-cell table:number-columns-repeated="11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16, Flash{colon} 16 MB, PSRAM{colon} -</text:p>
          </table:table-cell>
          <table:table-cell office:value-type="string" calcext:value-type="string">
            <text:p>MCU Module, Flash: 16 MB, PSRAM: -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16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16</text:p>
          </table:table-cell>
          <table:table-cell office:value-type="string" calcext:value-type="string">
            <text:p>C2980298</text:p>
          </table:table-cell>
          <table:table-cell office:value-type="string" calcext:value-type="string">
            <text:p>356-ESP32S3WROM1UN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16CT-ND</text:p>
          </table:table-cell>
          <table:table-cell office:value-type="string" calcext:value-type="string">
            <text:p>39102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16R16, Flash{colon} 16 MB, PSRAM{colon} 16 MB, VDD_SPI{colon} 1.8V</text:p>
          </table:table-cell>
          <table:table-cell office:value-type="string" calcext:value-type="string">
            <text:p>MCU Module, Flash: 16 MB, PSRAM: 16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16R16V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16R16V</text:p>
          </table:table-cell>
          <table:table-cell table:number-columns-repeated="11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16R2, Flash{colon} 16 MB, PSRAM{colon} 2 MB</text:p>
          </table:table-cell>
          <table:table-cell office:value-type="string" calcext:value-type="string">
            <text:p>MCU Module, Flash: 16 MB, PSRAM: 2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16R2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16R2</text:p>
          </table:table-cell>
          <table:table-cell office:value-type="string" calcext:value-type="string">
            <text:p>C3013945</text:p>
          </table:table-cell>
          <table:table-cell office:value-type="string" calcext:value-type="string">
            <text:p>356-ESP32S3WM1UN16R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16R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16R2CT-ND</text:p>
          </table:table-cell>
          <table:table-cell office:value-type="string" calcext:value-type="string">
            <text:p>39103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16R8, Flash{colon} 16 MB, PSRAM{colon} 8 MB</text:p>
          </table:table-cell>
          <table:table-cell office:value-type="string" calcext:value-type="string">
            <text:p>MCU Module, Flash: 16 MB, PSRAM: 8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16R8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16R8</text:p>
          </table:table-cell>
          <table:table-cell office:value-type="string" calcext:value-type="string">
            <text:p>C3013946</text:p>
          </table:table-cell>
          <table:table-cell office:value-type="string" calcext:value-type="string">
            <text:p>356-ESP32S3WM1UN16R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16R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16R8CT-ND</text:p>
          </table:table-cell>
          <table:table-cell office:value-type="string" calcext:value-type="string">
            <text:p>39103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4, Flash{colon} 4 MB, PSRAM{colon} -</text:p>
          </table:table-cell>
          <table:table-cell office:value-type="string" calcext:value-type="string">
            <text:p>MCU Module, Flash: 4 MB, PSRAM: -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4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4</text:p>
          </table:table-cell>
          <table:table-cell office:value-type="string" calcext:value-type="string">
            <text:p>C2980296</text:p>
          </table:table-cell>
          <table:table-cell office:value-type="string" calcext:value-type="string">
            <text:p>356-ESP32S3WROOM1UN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4CT-ND</text:p>
          </table:table-cell>
          <table:table-cell office:value-type="string" calcext:value-type="string">
            <text:p>39102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4R2, Flash{colon} 4 MB, PSRAM{colon} 2MB</text:p>
          </table:table-cell>
          <table:table-cell office:value-type="string" calcext:value-type="string">
            <text:p>MCU Module, Flash: 4 MB, PSRAM: 2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4R2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4R2</text:p>
          </table:table-cell>
          <table:table-cell office:value-type="string" calcext:value-type="string">
            <text:p>C3013942</text:p>
          </table:table-cell>
          <table:table-cell office:value-type="string" calcext:value-type="string">
            <text:p>356-ESP32S3WRM1UN4R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4R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4R2CT-ND</text:p>
          </table:table-cell>
          <table:table-cell office:value-type="string" calcext:value-type="string">
            <text:p>39102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4R8, Flash{colon} 4 MB, PSRAM{colon} 8 MB</text:p>
          </table:table-cell>
          <table:table-cell office:value-type="string" calcext:value-type="string">
            <text:p>MCU Module, Flash: 4 MB, PSRAM: 8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4R8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4R8</text:p>
          </table:table-cell>
          <table:table-cell office:value-type="string" calcext:value-type="string">
            <text:p>C3013943</text:p>
          </table:table-cell>
          <table:table-cell office:value-type="string" calcext:value-type="string">
            <text:p>356-ESP32S3WRM1UN4R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4R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4R8CT-ND</text:p>
          </table:table-cell>
          <table:table-cell office:value-type="string" calcext:value-type="string">
            <text:p>3910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8, Flash{colon} 8 MB, PSRAM{colon} -</text:p>
          </table:table-cell>
          <table:table-cell office:value-type="string" calcext:value-type="string">
            <text:p>MCU Module, Flash: 8 MB, PSRAM: -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8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8</text:p>
          </table:table-cell>
          <table:table-cell office:value-type="string" calcext:value-type="string">
            <text:p>C2980297</text:p>
          </table:table-cell>
          <table:table-cell office:value-type="string" calcext:value-type="string">
            <text:p>356-ESP32S3WROOM1UN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8CT-ND</text:p>
          </table:table-cell>
          <table:table-cell office:value-type="string" calcext:value-type="string">
            <text:p>3910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8R2, Flash{colon} 8 MB, PSRAM{colon} 2 MB</text:p>
          </table:table-cell>
          <table:table-cell office:value-type="string" calcext:value-type="string">
            <text:p>MCU Module, Flash: 8 MB, PSRAM: 2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8R2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8R2</text:p>
          </table:table-cell>
          <table:table-cell office:value-type="string" calcext:value-type="string">
            <text:p>C3013944</text:p>
          </table:table-cell>
          <table:table-cell office:value-type="string" calcext:value-type="string">
            <text:p>356-ESP32S3WRM1UN8R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8R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8R2CT-ND</text:p>
          </table:table-cell>
          <table:table-cell office:value-type="string" calcext:value-type="string">
            <text:p>39103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Module_MCU_Espressif.kicad_sym</text:p>
          </table:table-cell>
          <table:table-cell office:value-type="string" calcext:value-type="string">
            <text:p>ESP32-S3-WROOM-1U-N8R8, Flash{colon} 8 MB, PSRAM{colon} 8 MB</text:p>
          </table:table-cell>
          <table:table-cell office:value-type="string" calcext:value-type="string">
            <text:p>MCU Module, Flash: 8 MB, PSRAM: 8 MB, WiFi, Bluetooth, ESP32S3 SoCs, dualcore 32bit LX7 microprocessor Xtensa, 36 GPIOs, Onboard PCB antenna, -40 to 85Â°C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32-S3-WROOM-1U-N8R8</text:p>
          </table:table-cell>
          <table:table-cell office:value-type="string" calcext:value-type="string">
            <text:p>SMD_Module_MCU_Espressif:ESP32-S3-WROOM-1U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spressif</text:p>
          </table:table-cell>
          <table:table-cell table:number-columns-repeated="2" office:value-type="string" calcext:value-type="string">
            <text:p>ESP32-S3-WROOM-1U-N8R8</text:p>
          </table:table-cell>
          <table:table-cell office:value-type="string" calcext:value-type="string">
            <text:p>C2980300</text:p>
          </table:table-cell>
          <table:table-cell office:value-type="string" calcext:value-type="string">
            <text:p>356-ESP32S3WRM1UN8R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SP32S3-WRM1U-8R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65-ESP32-S3-WROOM-1U-N8R8CT-ND</text:p>
          </table:table-cell>
          <table:table-cell office:value-type="string" calcext:value-type="string">
            <text:p>39102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Net_Tie</text:p>
          </table:table-cell>
          <table:table-cell office:value-type="string" calcext:value-type="string">
            <text:p>Symbol for connection two separate n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t_Tie</text:p>
          </table:table-cell>
          <table:table-cell office:value-type="string" calcext:value-type="string">
            <text:p>Technology:Net_Tie</text:p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PWR_FLAG</text:p>
          </table:table-cell>
          <table:table-cell office:value-type="string" calcext:value-type="string">
            <text:p>Special symbol for telling ERC where power comes from</text:p>
          </table:table-cell>
          <table:table-cell office:value-type="string" calcext:value-type="string">
            <text:p>flag power</text:p>
          </table:table-cell>
          <table:table-cell office:value-type="string" calcext:value-type="string">
            <text:p>#FLG</text:p>
          </table:table-cell>
          <table:table-cell office:value-type="string" calcext:value-type="string">
            <text:p>PWR_FLA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~</text:p>
          </table:table-cell>
          <table:table-cell table:number-columns-repeated="1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_Symbol_Arro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wer-flag</text:p>
          </table:table-cell>
          <table:table-cell office:value-type="string" calcext:value-type="string">
            <text:p>#PWR</text:p>
          </table:table-cell>
          <table:table-cell office:value-type="string" calcext:value-type="string">
            <text:p>_Symbol_Arrow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_Symbol_B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wer-flag</text:p>
          </table:table-cell>
          <table:table-cell office:value-type="string" calcext:value-type="string">
            <text:p>#PWR</text:p>
          </table:table-cell>
          <table:table-cell office:value-type="string" calcext:value-type="string">
            <text:p>_Symbol_Bar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_Symbol_Circ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wer-flag</text:p>
          </table:table-cell>
          <table:table-cell office:value-type="string" calcext:value-type="string">
            <text:p>#PWR</text:p>
          </table:table-cell>
          <table:table-cell office:value-type="string" calcext:value-type="string">
            <text:p>_Symbol_Circle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_Symbol_Ear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wer-flag</text:p>
          </table:table-cell>
          <table:table-cell office:value-type="string" calcext:value-type="string">
            <text:p>#PWR</text:p>
          </table:table-cell>
          <table:table-cell office:value-type="string" calcext:value-type="string">
            <text:p>_Symbol_Earth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wer_Symbol.kicad_sym</text:p>
          </table:table-cell>
          <table:table-cell office:value-type="string" calcext:value-type="string">
            <text:p>_Symbol_Shiel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wer-flag</text:p>
          </table:table-cell>
          <table:table-cell office:value-type="string" calcext:value-type="string">
            <text:p>#PWR</text:p>
          </table:table-cell>
          <table:table-cell office:value-type="string" calcext:value-type="string">
            <text:p>_Symbol_Shield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0.1perc_10ppm_Panasonic_ERA3V.kicad_sym</text:p>
          </table:table-cell>
          <table:table-cell office:value-type="string" calcext:value-type="string">
            <text:p>4k7, SMD 0603, 0.1W, 0.1%, 10ppm</text:p>
          </table:table-cell>
          <table:table-cell office:value-type="string" calcext:value-type="string">
            <text:p>Resistor, SMD 0603, 0.1W, 0.1%, Â±10ppm, Panasonic, ERA3V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/0.1%/10ppm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>https://www.farnell.com/datasheets/317017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3VRB4701V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3602707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805_0.125W_0.1perc_25ppm_Yageo.kicad_sym</text:p>
          </table:table-cell>
          <table:table-cell office:value-type="string" calcext:value-type="string">
            <text:p>100k, SMD 0805, 0.125W, 0.1%, 25ppm, Thick Film</text:p>
          </table:table-cell>
          <table:table-cell office:value-type="string" calcext:value-type="string">
            <text:p>Resistor, SMD 0805, 0.125W, 0.1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0.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farnell.com/datasheets/379501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BRD07100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2537</text:p>
          </table:table-cell>
          <table:table-cell office:value-type="string" calcext:value-type="string">
            <text:p>603-RT0805BRD07100KL</text:p>
          </table:table-cell>
          <table:table-cell office:value-type="string" calcext:value-type="string">
            <text:p>198-5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T0805BRD07100KL</text:p>
          </table:table-cell>
          <table:table-cell office:value-type="string" calcext:value-type="string">
            <text:p>3496713</text:p>
          </table:table-cell>
          <table:table-cell office:value-type="string" calcext:value-type="string">
            <text:p>YAG1759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1perc_100ppm_Vishay.kicad_sym</text:p>
          </table:table-cell>
          <table:table-cell office:value-type="string" calcext:value-type="string">
            <text:p>10M, SMD 0805, 0.125W, 1%</text:p>
          </table:table-cell>
          <table:table-cell office:value-type="string" calcext:value-type="string">
            <text:p>Resistor, SMD 0805, 0.125W, 1%, 100ppm, Vishay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M0FKE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4596</text:p>
          </table:table-cell>
          <table:table-cell office:value-type="string" calcext:value-type="string">
            <text:p>71-CRCW0805-10M-E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0-58-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69858</text:p>
          </table:table-cell>
          <table:table-cell office:value-type="string" calcext:value-type="string">
            <text:p>541-10.0MC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1perc_50ppm_Yageo.kicad_sym</text:p>
          </table:table-cell>
          <table:table-cell office:value-type="string" calcext:value-type="string">
            <text:p>1k5, SMD 0805, 0.125W, 1%, 50ppm, Thick Film</text:p>
          </table:table-cell>
          <table:table-cell office:value-type="string" calcext:value-type="string">
            <text:p>Resistor, SMD 0805, 0.125W, 1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210182030_YAGEO-RT0805FRE071K5L_C86925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1K5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9255</text:p>
          </table:table-cell>
          <table:table-cell office:value-type="string" calcext:value-type="string">
            <text:p>603-RT0805FRE071K5L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14098</text:p>
          </table:table-cell>
          <table:table-cell office:value-type="string" calcext:value-type="string">
            <text:p>13-RT0805FRE071K5L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1perc_50ppm_Yageo.kicad_sym</text:p>
          </table:table-cell>
          <table:table-cell office:value-type="string" calcext:value-type="string">
            <text:p>330R, SMD 0805, 0.125W, 1%, 50ppm, Thick Film</text:p>
          </table:table-cell>
          <table:table-cell office:value-type="string" calcext:value-type="string">
            <text:p>Resistor, SMD 0805, 0.125W, 1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mouser.sk/datasheet/2/447/PYu_RT_1_to_0_01_RoHS_L_15-346150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33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9377</text:p>
          </table:table-cell>
          <table:table-cell office:value-type="string" calcext:value-type="string">
            <text:p>603-RT0805FRE07330RL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0705</text:p>
          </table:table-cell>
          <table:table-cell office:value-type="string" calcext:value-type="string">
            <text:p>13-RT0805FRE07330RL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0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1perc_50ppm_Yageo.kicad_sym</text:p>
          </table:table-cell>
          <table:table-cell office:value-type="string" calcext:value-type="string">
            <text:p>5k1, SMD 0805, 0.125W, 1%, 50ppm, Thick Film</text:p>
          </table:table-cell>
          <table:table-cell office:value-type="string" calcext:value-type="string">
            <text:p>Resistor, SMD 0805, 0.125W, 1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product-detail/Chip-Resistor-Surface-Mount_YAGEO-RT0805FRE075K1L_C869519.html?s_z=n_RT0805FRE075K1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5K1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9519</text:p>
          </table:table-cell>
          <table:table-cell office:value-type="string" calcext:value-type="string">
            <text:p>603-RT0805FRE075K1L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14131</text:p>
          </table:table-cell>
          <table:table-cell office:value-type="string" calcext:value-type="string">
            <text:p>13-RT0805FRE075K1L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1perc_50ppm_Yageo.kicad_sym</text:p>
          </table:table-cell>
          <table:table-cell office:value-type="string" calcext:value-type="string">
            <text:p>820R, SMD 0805, 0.125W, 1%, 50ppm, Thick Film</text:p>
          </table:table-cell>
          <table:table-cell office:value-type="string" calcext:value-type="string">
            <text:p>Resistor, SMD 0805, 0.125W, 1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mouser.sk/datasheet/2/447/PYu_RT_1_to_0_01_RoHS_L_15-346150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82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9595</text:p>
          </table:table-cell>
          <table:table-cell office:value-type="string" calcext:value-type="string">
            <text:p>603-RT0805FRE07820RL</text:p>
          </table:table-cell>
          <table:table-cell office:value-type="string" calcext:value-type="string">
            <text:p>198-556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500737</text:p>
          </table:table-cell>
          <table:table-cell office:value-type="string" calcext:value-type="string">
            <text:p>13-RT0805FRE07820RL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0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0R0, SMD 1206, 2A, 5%</text:p>
          </table:table-cell>
          <table:table-cell office:value-type="string" calcext:value-type="string">
            <text:p>Resistor, SMD 1206, 2A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0R3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9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0R6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6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0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0M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2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8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8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M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M5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M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0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R5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1k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0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2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2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M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2k2, SMD 1206, 0.25W, 0.1%</text:p>
          </table:table-cell>
          <table:table-cell office:value-type="string" calcext:value-type="string">
            <text:p>Resistor, SMD 1206, 0.25W, 0.1%, 25ppm, Viking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/0.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AR06BTCV2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4827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R1206-2K2-0.1%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0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0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3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3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9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9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M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3k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3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7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M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R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k3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4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4k7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56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56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680k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6M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M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6R8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820R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0.1perc_Viking.kicad_sym</text:p>
          </table:table-cell>
          <table:table-cell office:value-type="string" calcext:value-type="string">
            <text:p>8R2, SMD 1206, 0.25W, 5%</text:p>
          </table:table-cell>
          <table:table-cell office:value-type="string" calcext:value-type="string">
            <text:p>Resistor, SMD 1206, 0.25W, 5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R2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ensor_STM.kicad_sym</text:p>
          </table:table-cell>
          <table:table-cell office:value-type="string" calcext:value-type="string">
            <text:p>LIS2DH12TR, STM</text:p>
          </table:table-cell>
          <table:table-cell office:value-type="string" calcext:value-type="string">
            <text:p>MEMS digital output motion sensor: ultra-low-power high-performance 3-axis "femto" accelerometer</text:p>
          </table:table-cell>
          <table:table-cell office:value-type="string" calcext:value-type="string">
            <text:p>MEMS,Accelerome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IS2DH12TR</text:p>
          </table:table-cell>
          <table:table-cell office:value-type="string" calcext:value-type="string">
            <text:p>SMD_IC_Generic:LGA12R5P4X4_20X20X10_LGA-12</text:p>
          </table:table-cell>
          <table:table-cell office:value-type="string" calcext:value-type="string">
            <text:p>https://datasheet.lcsc.com/lcsc/1810010329_STMicroelectronics-LIS2DH12TR_C11092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IS2DH12T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10926</text:p>
          </table:table-cell>
          <table:table-cell office:value-type="string" calcext:value-type="string">
            <text:p>511-LIS2DH12TR</text:p>
          </table:table-cell>
          <table:table-cell office:value-type="string" calcext:value-type="string">
            <text:p>878-7465</text:p>
          </table:table-cell>
          <table:table-cell office:value-type="string" calcext:value-type="string">
            <text:p>301-70-5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97-1485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5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Keystone.kicad_sym</text:p>
          </table:table-cell>
          <table:table-cell table:number-columns-repeated="2" office:value-type="string" calcext:value-type="string">
            <text:p>Terminal Screw, UNC 6-32 (M3.5x0.6), silver, 7x5mm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693</text:p>
          </table:table-cell>
          <table:table-cell office:value-type="string" calcext:value-type="string">
            <text:p>THD_Terminal_Keystone:7693_Keystone</text:p>
          </table:table-cell>
          <table:table-cell office:value-type="string" calcext:value-type="string">
            <text:p>https://datasheet.lcsc.com/lcsc/1811051310_Keystone-7693_C238164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7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38164</text:p>
          </table:table-cell>
          <table:table-cell office:value-type="string" calcext:value-type="string">
            <text:p>534-769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EYS7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6-769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 1,5/6-G-3,81-LR, 6p, 3.81, horizontal</text:p>
          </table:table-cell>
          <table:table-cell office:value-type="string" calcext:value-type="string">
            <text:p>PCB Terminal, Header, 3.81 mm, 1x6 pin, 160V, 8A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 1,5/6-G-3,81</text:p>
          </table:table-cell>
          <table:table-cell office:value-type="string" calcext:value-type="string">
            <text:p>THD_Terminal_Phoenix:HDRV6W120P381N_1X6_2425X920X725_MC1,5xx-Phoenix</text:p>
          </table:table-cell>
          <table:table-cell office:value-type="string" calcext:value-type="string">
            <text:p>https://www.phoenixcontact.com/en-in/products/pcb-header-mc-15-6-g-381-180331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03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80</text:p>
          </table:table-cell>
          <table:table-cell office:value-type="string" calcext:value-type="string">
            <text:p>651-1803316</text:p>
          </table:table-cell>
          <table:table-cell office:value-type="string" calcext:value-type="string">
            <text:p>220-4771</text:p>
          </table:table-cell>
          <table:table-cell office:value-type="string" calcext:value-type="string">
            <text:p>148-36-284</text:p>
          </table:table-cell>
          <table:table-cell office:value-type="string" calcext:value-type="string">
            <text:p>MC1.5/6-G-3.81</text:p>
          </table:table-cell>
          <table:table-cell office:value-type="string" calcext:value-type="string">
            <text:p>3704762</text:p>
          </table:table-cell>
          <table:table-cell office:value-type="string" calcext:value-type="string">
            <text:p>277-1210-ND</text:p>
          </table:table-cell>
          <table:table-cell office:value-type="string" calcext:value-type="string">
            <text:p>13677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emale: FMC 1.5/6-ST-3.81, FK-MCP 1,5/4-ST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10-GF-3,81-LR, 10p, 3.81, vertical</text:p>
          </table:table-cell>
          <table:table-cell office:value-type="string" calcext:value-type="string">
            <text:p>PCB Terminal, Header, 3.81 mm, 1x10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10-GF-3,81-LR</text:p>
          </table:table-cell>
          <table:table-cell office:value-type="string" calcext:value-type="string">
            <text:p>THD_Terminal_Phoenix:HDRV10W120P381N_1X10_4849X725X920_MCV1,5xx-Phoenix</text:p>
          </table:table-cell>
          <table:table-cell office:value-type="string" calcext:value-type="string">
            <text:p>https://www.phoenixcontact.com/en-il/products/pcb-header-mcv-15-8-gf-381-lr-181824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18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7732361</text:p>
          </table:table-cell>
          <table:table-cell office:value-type="string" calcext:value-type="string">
            <text:p>651-1818245</text:p>
          </table:table-cell>
          <table:table-cell office:value-type="string" calcext:value-type="string">
            <text:p>517-0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3935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Female: FMC 1.5/10-STF-3.81, FK-MCP 1,5/10-STF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2-GF-3,81-LR, 2p, 3.81, vertical</text:p>
          </table:table-cell>
          <table:table-cell office:value-type="string" calcext:value-type="string">
            <text:p>PCB Terminal, Header, 3.81 mm, 1x2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2-GF-3,81-LR</text:p>
          </table:table-cell>
          <table:table-cell office:value-type="string" calcext:value-type="string">
            <text:p>THD_Terminal_Phoenix:HDRV2W120P381N_1X2_1801X725X920_MCV1,5xx-Phoenix</text:p>
          </table:table-cell>
          <table:table-cell office:value-type="string" calcext:value-type="string">
            <text:p>https://www.phoenixcontact.com/en-pc/products/pcb-header-mcv-15-2-gf-381-lr-181818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181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239351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Female: FMC 1.5/2-STF-3.81, FK-MCP 1,5/2-STF-3,81</text:p>
          </table:table-cell>
        </table:table-row>
        <table:table-row table:style-name="ro1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3-GF-3,81-LR, 3p, 3.81, vertical</text:p>
          </table:table-cell>
          <table:table-cell office:value-type="string" calcext:value-type="string">
            <text:p>PCB Terminal, Header, 3.81 mm, 1x3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3-GF-3,81-LR</text:p>
          </table:table-cell>
          <table:table-cell office:value-type="string" calcext:value-type="string">
            <text:p>THD_Terminal_Phoenix:HDRV3W120P381N_1X3_2182X725X920_MCV1,5xx-Phoenix</text:p>
          </table:table-cell>
          <table:table-cell office:value-type="string" calcext:value-type="string">
            <text:p>https://www.phoenixcontact.com/en-il/products/pcb-header-mcv-15-3-gf-381-lr-181819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18193</text:p>
          </table:table-cell>
          <table:table-cell table:number-columns-repeated="11" office:value-type="string" calcext:value-type="string">
            <text:p/>
          </table:table-cell>
          <table:table-cell office:value-type="string" calcext:value-type="string">
            <text:p>Female: FMC 1.5/3-STF-3.81, FK-MCP 1,5/3-STF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4-GF-3,81-LR, 4p, 3.81, vertical</text:p>
          </table:table-cell>
          <table:table-cell office:value-type="string" calcext:value-type="string">
            <text:p>PCB Terminal, Header, 3.81 mm, 1x4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4-GF-3,81-LR</text:p>
          </table:table-cell>
          <table:table-cell office:value-type="string" calcext:value-type="string">
            <text:p>THD_Terminal_Phoenix:HDRV4W120P381N_1X4_2563X725X920_MCV1,5xx-Phoenix</text:p>
          </table:table-cell>
          <table:table-cell office:value-type="string" calcext:value-type="string">
            <text:p>https://www.phoenixcontact.com/en-il/products/pcb-header-mcv-15-4-gf-381-lr-181820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1820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2393518</text:p>
          </table:table-cell>
          <table:table-cell office:value-type="string" calcext:value-type="string">
            <text:p>277-1818203-N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emale: FMC 1.5/4-STF-3.81, FK-MCP 1,5/4-STF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6-G-3,81-LR, 6p, 3.81, vertical</text:p>
          </table:table-cell>
          <table:table-cell office:value-type="string" calcext:value-type="string">
            <text:p>PCB Terminal, Header, 3.81 mm, 1x6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6-G-3,81</text:p>
          </table:table-cell>
          <table:table-cell office:value-type="string" calcext:value-type="string">
            <text:p>THD_Terminal_Phoenix:HDRV6W120P381N_1X6_2425X725X920_MCV1,5xx-Phoenix</text:p>
          </table:table-cell>
          <table:table-cell office:value-type="string" calcext:value-type="string">
            <text:p>https://www.phoenixcontact.com/en-pc/products/printed-circuit-board-connector-mcv-15-6-g-381-1803468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03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38</text:p>
          </table:table-cell>
          <table:table-cell office:value-type="string" calcext:value-type="string">
            <text:p>651-1803468</text:p>
          </table:table-cell>
          <table:table-cell office:value-type="string" calcext:value-type="string">
            <text:p>220-4872</text:p>
          </table:table-cell>
          <table:table-cell office:value-type="string" calcext:value-type="string">
            <text:p>148-36-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913119</text:p>
          </table:table-cell>
          <table:table-cell office:value-type="string" calcext:value-type="string">
            <text:p>277-1225-ND</text:p>
          </table:table-cell>
          <table:table-cell office:value-type="string" calcext:value-type="string">
            <text:p>12358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emale: FMC 1.5/6-ST-3.81, FK-MCP 1,5/4-ST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CV 1,5/8-GF-3,81-LR, 8p, 3.81, vertical</text:p>
          </table:table-cell>
          <table:table-cell office:value-type="string" calcext:value-type="string">
            <text:p>PCB Terminal, Header, 3.81 mm, 1x8 pin, 160V, 8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V 1,5/8-GF-3,81-LR</text:p>
          </table:table-cell>
          <table:table-cell office:value-type="string" calcext:value-type="string">
            <text:p>THD_Terminal_Phoenix:HDRV8W120P381N_1X8_4087X725X920_MCV1,5xx-Phoenix</text:p>
          </table:table-cell>
          <table:table-cell office:value-type="string" calcext:value-type="string">
            <text:p>https://www.phoenixcontact.com/en-il/products/pcb-header-mcv-15-8-gf-381-lr-181824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818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7732361</text:p>
          </table:table-cell>
          <table:table-cell office:value-type="string" calcext:value-type="string">
            <text:p>651-1818245</text:p>
          </table:table-cell>
          <table:table-cell office:value-type="string" calcext:value-type="string">
            <text:p>517-0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3935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Female: FMC 1.5/8-STF-3.81, FK-MCP 1,5/8-STF-3,81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10-G-5,08, 10p, 5.08, horizontal</text:p>
          </table:table-cell>
          <table:table-cell office:value-type="string" calcext:value-type="string">
            <text:p>PCB Terminal, Header, 5.08 mm, 1x10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10-G-5,08</text:p>
          </table:table-cell>
          <table:table-cell office:value-type="string" calcext:value-type="string">
            <text:p>THD_Terminal_Phoenix:HDRV10W140P508N_1X10_5080X1200X857_MSTB2,5xx-G-5,08-Phoenix</text:p>
          </table:table-cell>
          <table:table-cell office:value-type="string" calcext:value-type="string">
            <text:p>https://www.phoenixcontact.com/en-pc/products/printed-circuit-board-connector-mstba-25-10-g-508-175732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581516</text:p>
          </table:table-cell>
          <table:table-cell office:value-type="string" calcext:value-type="string">
            <text:p>651-1759091</text:p>
          </table:table-cell>
          <table:table-cell office:value-type="string" calcext:value-type="string">
            <text:p>802-5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TB2.5/10G508</text:p>
          </table:table-cell>
          <table:table-cell office:value-type="string" calcext:value-type="string">
            <text:p>2671267</text:p>
          </table:table-cell>
          <table:table-cell office:value-type="string" calcext:value-type="string">
            <text:p>277-110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12-G-5,08, 10p, 5.08, horizontal</text:p>
          </table:table-cell>
          <table:table-cell office:value-type="string" calcext:value-type="string">
            <text:p>PCB Terminal, Header, 5.08 mm, 1x12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12-G-5,08</text:p>
          </table:table-cell>
          <table:table-cell office:value-type="string" calcext:value-type="string">
            <text:p>THD_Terminal_Phoenix:HDRV12W140P508N_1X12_6096X1200X857_MSTB2,5xx-G-5,08-Phoenix</text:p>
          </table:table-cell>
          <table:table-cell office:value-type="string" calcext:value-type="string">
            <text:p>https://www.phoenixcontact.com/en-pc/products/printed-circuit-board-connector-mstba-25-10-g-508-175732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978437</text:p>
          </table:table-cell>
          <table:table-cell office:value-type="string" calcext:value-type="string">
            <text:p>651-1759114</text:p>
          </table:table-cell>
          <table:table-cell office:value-type="string" calcext:value-type="string">
            <text:p>535-36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385</text:p>
          </table:table-cell>
          <table:table-cell office:value-type="string" calcext:value-type="string">
            <text:p>277-1105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2-G-5,08, 2p, 5.08, horizontal</text:p>
          </table:table-cell>
          <table:table-cell office:value-type="string" calcext:value-type="string">
            <text:p>PCB Terminal, Header, 5.08 mm, 1x2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2-G-5,08</text:p>
          </table:table-cell>
          <table:table-cell office:value-type="string" calcext:value-type="string">
            <text:p>THD_Terminal_Phoenix:HDRV2W140P508N_1X2_1016X1200X857_MSTB2,5xx-G-5,08-Phoenix</text:p>
          </table:table-cell>
          <table:table-cell office:value-type="string" calcext:value-type="string">
            <text:p>https://www.phoenixcontact.com/en-pc/products/pcb-header-mstb-25-2-g-508-175901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2151</text:p>
          </table:table-cell>
          <table:table-cell office:value-type="string" calcext:value-type="string">
            <text:p>651-1759017</text:p>
          </table:table-cell>
          <table:table-cell office:value-type="string" calcext:value-type="string">
            <text:p>607-14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671261</text:p>
          </table:table-cell>
          <table:table-cell office:value-type="string" calcext:value-type="string">
            <text:p>277-1095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3-G-5,08, 3p, 5.08, horizontal</text:p>
          </table:table-cell>
          <table:table-cell office:value-type="string" calcext:value-type="string">
            <text:p>PCB Terminal, Header, 5.08 mm, 1x3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3-G-5,08</text:p>
          </table:table-cell>
          <table:table-cell office:value-type="string" calcext:value-type="string">
            <text:p>THD_Terminal_Phoenix:HDRV3W140P508N_1X3_1524X1200X857_MSTB2,5xx-G-5,08-Phoenix</text:p>
          </table:table-cell>
          <table:table-cell office:value-type="string" calcext:value-type="string">
            <text:p>https://www.phoenixcontact.com/en-pc/products/printed-circuit-board-connector-mstba-25-3-g-508-175725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92797</text:p>
          </table:table-cell>
          <table:table-cell office:value-type="string" calcext:value-type="string">
            <text:p>651-1759020</text:p>
          </table:table-cell>
          <table:table-cell office:value-type="string" calcext:value-type="string">
            <text:p>189-6571</text:p>
          </table:table-cell>
          <table:table-cell office:value-type="string" calcext:value-type="string">
            <text:p>304-32-3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71262</text:p>
          </table:table-cell>
          <table:table-cell office:value-type="string" calcext:value-type="string">
            <text:p>277-1096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4-G-5,08, 4p, 5.08, horizontal</text:p>
          </table:table-cell>
          <table:table-cell office:value-type="string" calcext:value-type="string">
            <text:p>PCB Terminal, Header, 5.08 mm, 1x4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4-G-5,08</text:p>
          </table:table-cell>
          <table:table-cell office:value-type="string" calcext:value-type="string">
            <text:p>THD_Terminal_Phoenix:HDRV4W140P508N_1X4_2032X1200X857_MSTB2,5xx-G-5,08-Phoenix</text:p>
          </table:table-cell>
          <table:table-cell office:value-type="string" calcext:value-type="string">
            <text:p>https://www.phoenixcontact.com/en-pc/products/printed-circuit-board-connector-mstba-25-4-g-508-1757268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92796</text:p>
          </table:table-cell>
          <table:table-cell office:value-type="string" calcext:value-type="string">
            <text:p>651-1759033</text:p>
          </table:table-cell>
          <table:table-cell office:value-type="string" calcext:value-type="string">
            <text:p>265-7354</text:p>
          </table:table-cell>
          <table:table-cell office:value-type="string" calcext:value-type="string">
            <text:p>304-41-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71263</text:p>
          </table:table-cell>
          <table:table-cell office:value-type="string" calcext:value-type="string">
            <text:p>277-1097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5-G-5,08, 5p, 5.08, horizontal</text:p>
          </table:table-cell>
          <table:table-cell office:value-type="string" calcext:value-type="string">
            <text:p>PCB Terminal, Header, 5.08 mm, 1x5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5-G-5,08</text:p>
          </table:table-cell>
          <table:table-cell office:value-type="string" calcext:value-type="string">
            <text:p>THD_Terminal_Phoenix:HDRV5W140P508N_1X5_2540X1200X857_MSTB2,5xx-G-5,08-Phoenix</text:p>
          </table:table-cell>
          <table:table-cell office:value-type="string" calcext:value-type="string">
            <text:p>https://www.phoenixcontact.com/en-pc/products/printed-circuit-board-connector-mstba-25-5-g-508-175727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651651</text:p>
          </table:table-cell>
          <table:table-cell office:value-type="string" calcext:value-type="string">
            <text:p>651-1759046</text:p>
          </table:table-cell>
          <table:table-cell office:value-type="string" calcext:value-type="string">
            <text:p>802-594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671264</text:p>
          </table:table-cell>
          <table:table-cell office:value-type="string" calcext:value-type="string">
            <text:p>277-1098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6-G-5,08, 6p, 5.08, horizontal</text:p>
          </table:table-cell>
          <table:table-cell office:value-type="string" calcext:value-type="string">
            <text:p>PCB Terminal, Header, 5.08 mm, 1x6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6-G-5,08</text:p>
          </table:table-cell>
          <table:table-cell office:value-type="string" calcext:value-type="string">
            <text:p>THD_Terminal_Phoenix:HDRV6W140P508N_1X6_3048X1200X857_MSTB2,5xx-G-5,08-Phoenix</text:p>
          </table:table-cell>
          <table:table-cell office:value-type="string" calcext:value-type="string">
            <text:p>https://www.phoenixcontact.com/en-pc/products/printed-circuit-board-connector-mstba-25-6-g-508-1757284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66674</text:p>
          </table:table-cell>
          <table:table-cell office:value-type="string" calcext:value-type="string">
            <text:p>651-1759059</text:p>
          </table:table-cell>
          <table:table-cell office:value-type="string" calcext:value-type="string">
            <text:p>566-284</text:p>
          </table:table-cell>
          <table:table-cell office:value-type="string" calcext:value-type="string">
            <text:p>148-41-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71265</text:p>
          </table:table-cell>
          <table:table-cell office:value-type="string" calcext:value-type="string">
            <text:p>277-1099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7-G-5,08, 7p, 5.08, horizontal</text:p>
          </table:table-cell>
          <table:table-cell office:value-type="string" calcext:value-type="string">
            <text:p>PCB Terminal, Header, 5.08 mm, 1x7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7-G-5,08</text:p>
          </table:table-cell>
          <table:table-cell office:value-type="string" calcext:value-type="string">
            <text:p>THD_Terminal_Phoenix:HDRV7W140P508N_1X7_3556X1200X857_MSTB2,5xx-G-5,08-Phoenix</text:p>
          </table:table-cell>
          <table:table-cell office:value-type="string" calcext:value-type="string">
            <text:p>https://www.phoenixcontact.com/en-pc/products/printed-circuit-board-connector-mstba-25-7-g-508-175729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978435</text:p>
          </table:table-cell>
          <table:table-cell office:value-type="string" calcext:value-type="string">
            <text:p>651-1759062</text:p>
          </table:table-cell>
          <table:table-cell office:value-type="string" calcext:value-type="string">
            <text:p>638-75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379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8-G-5,08, 8p, 5.08, horizontal</text:p>
          </table:table-cell>
          <table:table-cell office:value-type="string" calcext:value-type="string">
            <text:p>PCB Terminal, Header, 5.08 mm, 1x8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8-G-5,08</text:p>
          </table:table-cell>
          <table:table-cell office:value-type="string" calcext:value-type="string">
            <text:p>THD_Terminal_Phoenix:HDRV8W140P508N_1X8_4064X1200X857_MSTB2,5xx-G-5,08-Phoenix</text:p>
          </table:table-cell>
          <table:table-cell office:value-type="string" calcext:value-type="string">
            <text:p>https://www.phoenixcontact.com/en-pc/products/printed-circuit-board-connector-mstba-25-8-g-508-175730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164514</text:p>
          </table:table-cell>
          <table:table-cell office:value-type="string" calcext:value-type="string">
            <text:p>651-1759075</text:p>
          </table:table-cell>
          <table:table-cell office:value-type="string" calcext:value-type="string">
            <text:p>802-5959</text:p>
          </table:table-cell>
          <table:table-cell office:value-type="string" calcext:value-type="string">
            <text:p>148-41-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71266</text:p>
          </table:table-cell>
          <table:table-cell office:value-type="string" calcext:value-type="string">
            <text:p>277-110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 2,5/9-G-5,08, 9p, 5.08, horizontal</text:p>
          </table:table-cell>
          <table:table-cell office:value-type="string" calcext:value-type="string">
            <text:p>PCB Terminal, Header, 5.08 mm, 1x9 pin, 320V, 12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 2,5/9-G-5,08</text:p>
          </table:table-cell>
          <table:table-cell office:value-type="string" calcext:value-type="string">
            <text:p>THD_Terminal_Phoenix:HDRV9W140P508N_1X9_4572X1200X857_MSTB2,5xx-G-5,08-Phoenix</text:p>
          </table:table-cell>
          <table:table-cell office:value-type="string" calcext:value-type="string">
            <text:p>https://www.phoenixcontact.com/en-pc/products/printed-circuit-board-connector-mstba-25-9-g-508-175731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9088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3582524</text:p>
          </table:table-cell>
          <table:table-cell office:value-type="string" calcext:value-type="string">
            <text:p>802-595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382</text:p>
          </table:table-cell>
          <table:table-cell office:value-type="string" calcext:value-type="string">
            <text:p>277-1102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10-G-5,08, 10p, 5.08, horizontal</text:p>
          </table:table-cell>
          <table:table-cell office:value-type="string" calcext:value-type="string">
            <text:p>PCB Terminal, Header, 5.08 mm, 1x10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10-G-5,08</text:p>
          </table:table-cell>
          <table:table-cell office:value-type="string" calcext:value-type="string">
            <text:p>THD_Terminal_Phoenix:HDRV10W140P508N_1X10_5280X1200X857_MSTBA2,5xx-Phoenix</text:p>
          </table:table-cell>
          <table:table-cell office:value-type="string" calcext:value-type="string">
            <text:p>https://www.phoenixcontact.com/en-pc/products/printed-circuit-board-connector-mstba-25-10-g-508-175732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581728</text:p>
          </table:table-cell>
          <table:table-cell office:value-type="string" calcext:value-type="string">
            <text:p>651-1757323</text:p>
          </table:table-cell>
          <table:table-cell office:value-type="string" calcext:value-type="string">
            <text:p>189-617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705249</text:p>
          </table:table-cell>
          <table:table-cell office:value-type="string" calcext:value-type="string">
            <text:p>277-1114-ND</text:p>
          </table:table-cell>
          <table:table-cell office:value-type="string" calcext:value-type="string">
            <text:p>15338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2-G-5,08, 2p, 5.08, horizontal</text:p>
          </table:table-cell>
          <table:table-cell office:value-type="string" calcext:value-type="string">
            <text:p>PCB Terminal, Header, 5.08 mm, 1x2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2-G-5,08</text:p>
          </table:table-cell>
          <table:table-cell office:value-type="string" calcext:value-type="string">
            <text:p>THD_Terminal_Phoenix:HDRV2W140P508N_1X2_1216X1200X857_MSTBA2,5xx-Phoenix</text:p>
          </table:table-cell>
          <table:table-cell office:value-type="string" calcext:value-type="string">
            <text:p>https://www.phoenixcontact.com/en-pc/products/printed-circuit-board-connector-mstba-25-2-g-508-1757242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0074</text:p>
          </table:table-cell>
          <table:table-cell office:value-type="string" calcext:value-type="string">
            <text:p>651-1757242</text:p>
          </table:table-cell>
          <table:table-cell office:value-type="string" calcext:value-type="string">
            <text:p>189-6105</text:p>
          </table:table-cell>
          <table:table-cell office:value-type="string" calcext:value-type="string">
            <text:p>304-38-736</text:p>
          </table:table-cell>
          <table:table-cell office:value-type="string" calcext:value-type="string">
            <text:p>MSTBA2.5/2-G-5.08</text:p>
          </table:table-cell>
          <table:table-cell office:value-type="string" calcext:value-type="string">
            <text:p>1757242</text:p>
          </table:table-cell>
          <table:table-cell office:value-type="string" calcext:value-type="string">
            <text:p>277-1106-ND</text:p>
          </table:table-cell>
          <table:table-cell office:value-type="string" calcext:value-type="string">
            <text:p>1827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3-G-5,08, 3p, 5.08, horizontal</text:p>
          </table:table-cell>
          <table:table-cell office:value-type="string" calcext:value-type="string">
            <text:p>PCB Terminal, Header, 5.08 mm, 1x3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3-G-5,08</text:p>
          </table:table-cell>
          <table:table-cell office:value-type="string" calcext:value-type="string">
            <text:p>THD_Terminal_Phoenix:HDRV3W140P508N_1X3_1724X1200X857_MSTBA2,5xx-Phoenix</text:p>
          </table:table-cell>
          <table:table-cell office:value-type="string" calcext:value-type="string">
            <text:p>https://www.phoenixcontact.com/en-pc/products/printed-circuit-board-connector-mstba-25-3-g-508-175725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83941, C92141</text:p>
          </table:table-cell>
          <table:table-cell office:value-type="string" calcext:value-type="string">
            <text:p>651-1757255</text:p>
          </table:table-cell>
          <table:table-cell office:value-type="string" calcext:value-type="string">
            <text:p>189-6111</text:p>
          </table:table-cell>
          <table:table-cell office:value-type="string" calcext:value-type="string">
            <text:p>304-38-737</text:p>
          </table:table-cell>
          <table:table-cell office:value-type="string" calcext:value-type="string">
            <text:p>MSTBA2.5/3G5.08</text:p>
          </table:table-cell>
          <table:table-cell office:value-type="string" calcext:value-type="string">
            <text:p>3705183</text:p>
          </table:table-cell>
          <table:table-cell office:value-type="string" calcext:value-type="string">
            <text:p>277-1107-ND</text:p>
          </table:table-cell>
          <table:table-cell office:value-type="string" calcext:value-type="string">
            <text:p>1827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4-G-5,08, 4p, 5.08, horizontal</text:p>
          </table:table-cell>
          <table:table-cell office:value-type="string" calcext:value-type="string">
            <text:p>PCB Terminal, Header, 5.08 mm, 1x4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4-G-5,08</text:p>
          </table:table-cell>
          <table:table-cell office:value-type="string" calcext:value-type="string">
            <text:p>THD_Terminal_Phoenix:HDRV4W140P508N_1X4_2232X1200X857_MSTBA2,5xx-Phoenix</text:p>
          </table:table-cell>
          <table:table-cell office:value-type="string" calcext:value-type="string">
            <text:p>https://www.phoenixcontact.com/en-pc/products/printed-circuit-board-connector-mstba-25-4-g-508-1757268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0076</text:p>
          </table:table-cell>
          <table:table-cell office:value-type="string" calcext:value-type="string">
            <text:p>651-1757268</text:p>
          </table:table-cell>
          <table:table-cell office:value-type="string" calcext:value-type="string">
            <text:p>189-6127</text:p>
          </table:table-cell>
          <table:table-cell office:value-type="string" calcext:value-type="string">
            <text:p>304-09-791</text:p>
          </table:table-cell>
          <table:table-cell office:value-type="string" calcext:value-type="string">
            <text:p>MSTBA2.5/4G5.08</text:p>
          </table:table-cell>
          <table:table-cell office:value-type="string" calcext:value-type="string">
            <text:p>3705195</text:p>
          </table:table-cell>
          <table:table-cell office:value-type="string" calcext:value-type="string">
            <text:p>277-1108-ND</text:p>
          </table:table-cell>
          <table:table-cell office:value-type="string" calcext:value-type="string">
            <text:p>302606</text:p>
          </table:table-cell>
          <table:table-cell office:value-type="string" calcext:value-type="string">
            <text:p>113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5-G-5,08, 5p, 5.08, horizontal</text:p>
          </table:table-cell>
          <table:table-cell office:value-type="string" calcext:value-type="string">
            <text:p>PCB Terminal, Header, 5.08 mm, 1x5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5-G-5,08</text:p>
          </table:table-cell>
          <table:table-cell office:value-type="string" calcext:value-type="string">
            <text:p>THD_Terminal_Phoenix:HDRV5W140P508N_1X5_2740X1200X857_MSTBA2,5xx-Phoenix</text:p>
          </table:table-cell>
          <table:table-cell office:value-type="string" calcext:value-type="string">
            <text:p>https://www.phoenixcontact.com/en-pc/products/printed-circuit-board-connector-mstba-25-5-g-508-175727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57197</text:p>
          </table:table-cell>
          <table:table-cell office:value-type="string" calcext:value-type="string">
            <text:p>651-1757271</text:p>
          </table:table-cell>
          <table:table-cell office:value-type="string" calcext:value-type="string">
            <text:p>189-6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TBA2.5/5G508</text:p>
          </table:table-cell>
          <table:table-cell office:value-type="string" calcext:value-type="string">
            <text:p>3705201</text:p>
          </table:table-cell>
          <table:table-cell office:value-type="string" calcext:value-type="string">
            <text:p>277-1109-ND</text:p>
          </table:table-cell>
          <table:table-cell office:value-type="string" calcext:value-type="string">
            <text:p>113541</text:p>
          </table:table-cell>
          <table:table-cell office:value-type="string" calcext:value-type="string">
            <text:p>113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6-G-5,08, 6p, 5.08, horizontal</text:p>
          </table:table-cell>
          <table:table-cell office:value-type="string" calcext:value-type="string">
            <text:p>PCB Terminal, Header, 5.08 mm, 1x6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6-G-5,08</text:p>
          </table:table-cell>
          <table:table-cell office:value-type="string" calcext:value-type="string">
            <text:p>THD_Terminal_Phoenix:HDRV6W140P508N_1X6_3248X1200X857_MSTBA2,5xx-Phoenix</text:p>
          </table:table-cell>
          <table:table-cell office:value-type="string" calcext:value-type="string">
            <text:p>https://www.phoenixcontact.com/en-pc/products/printed-circuit-board-connector-mstba-25-6-g-508-1757284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57198</text:p>
          </table:table-cell>
          <table:table-cell office:value-type="string" calcext:value-type="string">
            <text:p>651-1757284</text:p>
          </table:table-cell>
          <table:table-cell office:value-type="string" calcext:value-type="string">
            <text:p>535-36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705213</text:p>
          </table:table-cell>
          <table:table-cell office:value-type="string" calcext:value-type="string">
            <text:p>277-1110-ND</text:p>
          </table:table-cell>
          <table:table-cell office:value-type="string" calcext:value-type="string">
            <text:p>4537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7-G-5,08, 7p, 5.08, horizontal</text:p>
          </table:table-cell>
          <table:table-cell office:value-type="string" calcext:value-type="string">
            <text:p>PCB Terminal, Header, 5.08 mm, 1x7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7-G-5,08</text:p>
          </table:table-cell>
          <table:table-cell office:value-type="string" calcext:value-type="string">
            <text:p>THD_Terminal_Phoenix:HDRV7W140P508N_1X7_3756X1200X857_MSTBA2,5xx-Phoenix</text:p>
          </table:table-cell>
          <table:table-cell office:value-type="string" calcext:value-type="string">
            <text:p>https://www.phoenixcontact.com/en-pc/products/printed-circuit-board-connector-mstba-25-7-g-508-175729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042800</text:p>
          </table:table-cell>
          <table:table-cell office:value-type="string" calcext:value-type="string">
            <text:p>651-1757297</text:p>
          </table:table-cell>
          <table:table-cell office:value-type="string" calcext:value-type="string">
            <text:p>222-148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671247</text:p>
          </table:table-cell>
          <table:table-cell office:value-type="string" calcext:value-type="string">
            <text:p>277-111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8-G-5,08, 8p, 5.08, horizontal</text:p>
          </table:table-cell>
          <table:table-cell office:value-type="string" calcext:value-type="string">
            <text:p>PCB Terminal, Header, 5.08 mm, 1x8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8-G-5,08</text:p>
          </table:table-cell>
          <table:table-cell office:value-type="string" calcext:value-type="string">
            <text:p>THD_Terminal_Phoenix:HDRV8W140P508N_1X8_4264X1200X857_MSTBA2,5xx-Phoenix</text:p>
          </table:table-cell>
          <table:table-cell office:value-type="string" calcext:value-type="string">
            <text:p>https://www.phoenixcontact.com/en-pc/products/printed-circuit-board-connector-mstba-25-8-g-508-175730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0065</text:p>
          </table:table-cell>
          <table:table-cell table:number-columns-repeated="2" office:value-type="string" calcext:value-type="string">
            <text:p>651-175730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705225</text:p>
          </table:table-cell>
          <table:table-cell office:value-type="string" calcext:value-type="string">
            <text:p>277-1112-ND</text:p>
          </table:table-cell>
          <table:table-cell office:value-type="string" calcext:value-type="string">
            <text:p>20972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A 2,5/9-G-5,08, 9p, 5.08, horizontal</text:p>
          </table:table-cell>
          <table:table-cell office:value-type="string" calcext:value-type="string">
            <text:p>PCB Terminal, Header, 5.08 mm, 1x9 pin, 320V, 12A, Closed side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9-G-5,08</text:p>
          </table:table-cell>
          <table:table-cell office:value-type="string" calcext:value-type="string">
            <text:p>THD_Terminal_Phoenix:HDRV9W140P508N_1X9_4772X1200X857_MSTBA2,5xx-Phoenix</text:p>
          </table:table-cell>
          <table:table-cell office:value-type="string" calcext:value-type="string">
            <text:p>https://www.phoenixcontact.com/en-pc/products/printed-circuit-board-connector-mstba-25-9-g-508-175731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73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873316</text:p>
          </table:table-cell>
          <table:table-cell office:value-type="string" calcext:value-type="string">
            <text:p>651-1757310</text:p>
          </table:table-cell>
          <table:table-cell office:value-type="string" calcext:value-type="string">
            <text:p>222-149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390</text:p>
          </table:table-cell>
          <table:table-cell office:value-type="string" calcext:value-type="string">
            <text:p>277-1113-ND</text:p>
          </table:table-cell>
          <table:table-cell office:value-type="string" calcext:value-type="string">
            <text:p>1827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 2,5/2-GF-5,08, 2p, 5.08, vertical</text:p>
          </table:table-cell>
          <table:table-cell office:value-type="string" calcext:value-type="string">
            <text:p>PCB Terminal, Header, 5.08 mm, 1x2 pin, 320V, 12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 2,5/2-GF-5,08</text:p>
          </table:table-cell>
          <table:table-cell office:value-type="string" calcext:value-type="string">
            <text:p>THD_Terminal_Phoenix:HDRV2W140P508N_1X2_2032X857X1215_MSTBV2,5xx-Phoenix</text:p>
          </table:table-cell>
          <table:table-cell office:value-type="string" calcext:value-type="string">
            <text:p>https://www.phoenixcontact.com/en-pc/products/printed-circuit-board-connector-mstbv-25-3-gf-508-177708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7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52</text:p>
          </table:table-cell>
          <table:table-cell office:value-type="string" calcext:value-type="string">
            <text:p>651-177707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STBV2.5/2-GF-5</text:p>
          </table:table-cell>
          <table:table-cell office:value-type="string" calcext:value-type="string">
            <text:p>1792792</text:p>
          </table:table-cell>
          <table:table-cell office:value-type="string" calcext:value-type="string">
            <text:p>277-5755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2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emale: MSTB 2.5/2-STF-5.08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 2,5/3-GF-5,08, 3p, 5.08, vertical</text:p>
          </table:table-cell>
          <table:table-cell office:value-type="string" calcext:value-type="string">
            <text:p>PCB Terminal, Header, 5.08 mm, 1x3 pin, 320V, 12A, Locking Thread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 2,5/3-GF-5,08</text:p>
          </table:table-cell>
          <table:table-cell office:value-type="string" calcext:value-type="string">
            <text:p>THD_Terminal_Phoenix:HDRV3W140P508N_1X3_2540X857X1215_MSTBV2,5xx-Phoenix</text:p>
          </table:table-cell>
          <table:table-cell office:value-type="string" calcext:value-type="string">
            <text:p>https://www.phoenixcontact.com/en-pc/products/printed-circuit-board-connector-mstbv-25-3-gf-508-177708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7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019612</text:p>
          </table:table-cell>
          <table:table-cell office:value-type="string" calcext:value-type="string">
            <text:p>651-177708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2793</text:p>
          </table:table-cell>
          <table:table-cell office:value-type="string" calcext:value-type="string">
            <text:p>277-5773-N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emale: MSTB 2.5/3-STF-5.08</text:p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0-G-5,08, 10p, 5.08, vertical</text:p>
          </table:table-cell>
          <table:table-cell office:value-type="string" calcext:value-type="string">
            <text:p>PCB Terminal, Header, 5.08 mm, 1x10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0-G-5,08</text:p>
          </table:table-cell>
          <table:table-cell office:value-type="string" calcext:value-type="string">
            <text:p>THD_Terminal_Phoenix:HDRV10W140P508N_1X10_5280X857X1200_MSTBVA2,5xx-G-5,08-Phoenix</text:p>
          </table:table-cell>
          <table:table-cell office:value-type="string" calcext:value-type="string">
            <text:p>https://www.phoenixcontact.com/en-ie/products/pcb-header-mstbva-2510-g-508-175581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586712</text:p>
          </table:table-cell>
          <table:table-cell office:value-type="string" calcext:value-type="string">
            <text:p>651-1755817</text:p>
          </table:table-cell>
          <table:table-cell office:value-type="string" calcext:value-type="string">
            <text:p>189-6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TBVA2.5/10G5.08</text:p>
          </table:table-cell>
          <table:table-cell office:value-type="string" calcext:value-type="string">
            <text:p>3705330</text:p>
          </table:table-cell>
          <table:table-cell office:value-type="string" calcext:value-type="string">
            <text:p>277-1158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1-G-5,08, 11p, 5.08, vertical</text:p>
          </table:table-cell>
          <table:table-cell office:value-type="string" calcext:value-type="string">
            <text:p>PCB Terminal, Header, 5.08 mm, 1x11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1-G-5,08</text:p>
          </table:table-cell>
          <table:table-cell office:value-type="string" calcext:value-type="string">
            <text:p>THD_Terminal_Phoenix:HDRV11W140P508N_1X11_5788X857X1200_MSTBVA2,5xx-G-5,08-Phoenix</text:p>
          </table:table-cell>
          <table:table-cell office:value-type="string" calcext:value-type="string">
            <text:p>https://www.phoenixcontact.com/en-ie/products/pcb-header-mstbva-2511-g-508-175582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91080</text:p>
          </table:table-cell>
          <table:table-cell office:value-type="string" calcext:value-type="string">
            <text:p>651-1755820</text:p>
          </table:table-cell>
          <table:table-cell office:value-type="string" calcext:value-type="string">
            <text:p>292-902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413</text:p>
          </table:table-cell>
          <table:table-cell office:value-type="string" calcext:value-type="string">
            <text:p>277-1159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2-G-5,08, 12p, 5.08, vertical</text:p>
          </table:table-cell>
          <table:table-cell office:value-type="string" calcext:value-type="string">
            <text:p>PCB Terminal, Header, 5.08 mm, 1x12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2-G-5,08</text:p>
          </table:table-cell>
          <table:table-cell office:value-type="string" calcext:value-type="string">
            <text:p>THD_Terminal_Phoenix:HDRV12W140P508N_1X12_6296X857X1200_MSTBVA2,5xx-G-5,08-Phoenix</text:p>
          </table:table-cell>
          <table:table-cell office:value-type="string" calcext:value-type="string">
            <text:p>https://www.phoenixcontact.com/en-ie/products/pcb-header-mstbva-2512-g-508-175583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95</text:p>
          </table:table-cell>
          <table:table-cell table:number-columns-repeated="2" office:value-type="string" calcext:value-type="string">
            <text:p>651-175583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705341</text:p>
          </table:table-cell>
          <table:table-cell office:value-type="string" calcext:value-type="string">
            <text:p>1755833</text:p>
          </table:table-cell>
          <table:table-cell office:value-type="string" calcext:value-type="string">
            <text:p>1275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3-G-5,08, 13p, 5.08, vertical</text:p>
          </table:table-cell>
          <table:table-cell office:value-type="string" calcext:value-type="string">
            <text:p>PCB Terminal, Header, 5.08 mm, 1x13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3-G-5,08</text:p>
          </table:table-cell>
          <table:table-cell office:value-type="string" calcext:value-type="string">
            <text:p>THD_Terminal_Phoenix:HDRV13W140P508N_1X13_6804X857X1200_MSTBVA2,5xx-G-5,08-Phoenix</text:p>
          </table:table-cell>
          <table:table-cell office:value-type="string" calcext:value-type="string">
            <text:p>https://www.phoenixcontact.com/en-ie/products/pcb-header-mstbva-2513-g-508-175584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787358</text:p>
          </table:table-cell>
          <table:table-cell office:value-type="string" calcext:value-type="string">
            <text:p>651-1755846</text:p>
          </table:table-cell>
          <table:table-cell office:value-type="string" calcext:value-type="string">
            <text:p>638-54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414</text:p>
          </table:table-cell>
          <table:table-cell office:value-type="string" calcext:value-type="string">
            <text:p>277-5852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4-G-5,08, 14p, 5.08, vertical</text:p>
          </table:table-cell>
          <table:table-cell office:value-type="string" calcext:value-type="string">
            <text:p>PCB Terminal, Header, 5.08 mm, 1x14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4-G-5,08</text:p>
          </table:table-cell>
          <table:table-cell office:value-type="string" calcext:value-type="string">
            <text:p>THD_Terminal_Phoenix:HDRV14W140P508N_1X14_7312X857X1200_MSTBVA2,5xx-G-5,08-Phoenix</text:p>
          </table:table-cell>
          <table:table-cell office:value-type="string" calcext:value-type="string">
            <text:p>https://www.phoenixcontact.com/en-ie/products/pcb-header-mstbva-2514-g-508-175585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83890</text:p>
          </table:table-cell>
          <table:table-cell office:value-type="string" calcext:value-type="string">
            <text:p>651-1755859</text:p>
          </table:table-cell>
          <table:table-cell office:value-type="string" calcext:value-type="string">
            <text:p>493-26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671241</text:p>
          </table:table-cell>
          <table:table-cell office:value-type="string" calcext:value-type="string">
            <text:p>277-5846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5-G-5,08, 15p, 5.08, vertical</text:p>
          </table:table-cell>
          <table:table-cell office:value-type="string" calcext:value-type="string">
            <text:p>PCB Terminal, Header, 5.08 mm, 1x15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5-G-5,08</text:p>
          </table:table-cell>
          <table:table-cell office:value-type="string" calcext:value-type="string">
            <text:p>THD_Terminal_Phoenix:HDRV15W140P508N_1X15_7820X857X1200_MSTBVA2,5xx-G-5,08-Phoenix</text:p>
          </table:table-cell>
          <table:table-cell office:value-type="string" calcext:value-type="string">
            <text:p>https://www.phoenixcontact.com/en-ie/products/pcb-header-mstbva-2515-g-508-1755862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77457</text:p>
          </table:table-cell>
          <table:table-cell office:value-type="string" calcext:value-type="string">
            <text:p>651-1755862</text:p>
          </table:table-cell>
          <table:table-cell office:value-type="string" calcext:value-type="string">
            <text:p>638-74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415</text:p>
          </table:table-cell>
          <table:table-cell office:value-type="string" calcext:value-type="string">
            <text:p>277-6030-ND</text:p>
          </table:table-cell>
          <table:table-cell office:value-type="string" calcext:value-type="string">
            <text:p>T12029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6-G-5,08, 16p, 5.08, vertical</text:p>
          </table:table-cell>
          <table:table-cell office:value-type="string" calcext:value-type="string">
            <text:p>PCB Terminal, Header, 5.08 mm, 1x16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6-G-5,08</text:p>
          </table:table-cell>
          <table:table-cell office:value-type="string" calcext:value-type="string">
            <text:p>THD_Terminal_Phoenix:HDRV16W140P508N_1X16_8328X857X1200_MSTBVA2,5xx-G-5,08-Phoenix</text:p>
          </table:table-cell>
          <table:table-cell office:value-type="string" calcext:value-type="string">
            <text:p>https://www.phoenixcontact.com/en-ie/products/pcb-header-mstbva-2516-g-508-175587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87</text:p>
          </table:table-cell>
          <table:table-cell office:value-type="string" calcext:value-type="string">
            <text:p>651-1755875</text:p>
          </table:table-cell>
          <table:table-cell office:value-type="string" calcext:value-type="string">
            <text:p>493-263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416</text:p>
          </table:table-cell>
          <table:table-cell office:value-type="string" calcext:value-type="string">
            <text:p>277-5797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7-G-5,08, 17p, 5.08, vertical</text:p>
          </table:table-cell>
          <table:table-cell office:value-type="string" calcext:value-type="string">
            <text:p>PCB Terminal, Header, 5.08 mm, 1x17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7-G-5,08</text:p>
          </table:table-cell>
          <table:table-cell office:value-type="string" calcext:value-type="string">
            <text:p>THD_Terminal_Phoenix:HDRV17W140P508N_1X17_8836X857X1200_MSTBVA2,5xx-G-5,08-Phoenix</text:p>
          </table:table-cell>
          <table:table-cell office:value-type="string" calcext:value-type="string">
            <text:p>https://www.phoenixcontact.com/en-ie/products/pcb-header-mstbva-2517-g-508-1755888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91083</text:p>
          </table:table-cell>
          <table:table-cell office:value-type="string" calcext:value-type="string">
            <text:p>651-1755888</text:p>
          </table:table-cell>
          <table:table-cell office:value-type="string" calcext:value-type="string">
            <text:p>607-14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7993</text:p>
          </table:table-cell>
          <table:table-cell office:value-type="string" calcext:value-type="string">
            <text:p>277-6901-ND</text:p>
          </table:table-cell>
          <table:table-cell office:value-type="string" calcext:value-type="string">
            <text:p>T111508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8-G-5,08, 18p, 5.08, vertical</text:p>
          </table:table-cell>
          <table:table-cell office:value-type="string" calcext:value-type="string">
            <text:p>PCB Terminal, Header, 5.08 mm, 1x18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8-G-5,08</text:p>
          </table:table-cell>
          <table:table-cell office:value-type="string" calcext:value-type="string">
            <text:p>THD_Terminal_Phoenix:HDRV18W140P508N_1X18_9344X857X1200_MSTBVA2,5xx-G-5,08-Phoenix</text:p>
          </table:table-cell>
          <table:table-cell office:value-type="string" calcext:value-type="string">
            <text:p>https://www.phoenixcontact.com/en-ie/products/pcb-header-mstbva-2518-g-508-175589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78253</text:p>
          </table:table-cell>
          <table:table-cell office:value-type="string" calcext:value-type="string">
            <text:p>651-1755891</text:p>
          </table:table-cell>
          <table:table-cell office:value-type="string" calcext:value-type="string">
            <text:p>566-28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7995</text:p>
          </table:table-cell>
          <table:table-cell office:value-type="string" calcext:value-type="string">
            <text:p>277-6067-ND</text:p>
          </table:table-cell>
          <table:table-cell office:value-type="string" calcext:value-type="string">
            <text:p>1275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19-G-5,08, 19p, 5.08, vertical</text:p>
          </table:table-cell>
          <table:table-cell office:value-type="string" calcext:value-type="string">
            <text:p>PCB Terminal, Header, 5.08 mm, 1x19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19-G-5,08</text:p>
          </table:table-cell>
          <table:table-cell office:value-type="string" calcext:value-type="string">
            <text:p>THD_Terminal_Phoenix:HDRV19W140P508N_1X19_9852X857X1200_MSTBVA2,5xx-G-5,08-Phoenix</text:p>
          </table:table-cell>
          <table:table-cell office:value-type="string" calcext:value-type="string">
            <text:p>https://www.phoenixcontact.com/en-ie/products/pcb-header-mstbva-2519-g-508-175590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164481</text:p>
          </table:table-cell>
          <table:table-cell office:value-type="string" calcext:value-type="string">
            <text:p>651-1755901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277-6659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-G-5,08, 2p, 5.08, vertical</text:p>
          </table:table-cell>
          <table:table-cell office:value-type="string" calcext:value-type="string">
            <text:p>PCB Terminal, Header, 5.08 mm, 1x2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-G-5,08</text:p>
          </table:table-cell>
          <table:table-cell office:value-type="string" calcext:value-type="string">
            <text:p>THD_Terminal_Phoenix:HDRV2W140P508N_1X2_1216X857X1200_MSTBVA2,5xx-G-5,08-Phoenix</text:p>
          </table:table-cell>
          <table:table-cell office:value-type="string" calcext:value-type="string">
            <text:p>https://www.phoenixcontact.com/en-ie/products/pcb-header-mstbva-25-2-g-508-175573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03</text:p>
          </table:table-cell>
          <table:table-cell office:value-type="string" calcext:value-type="string">
            <text:p>651-1755736</text:p>
          </table:table-cell>
          <table:table-cell office:value-type="string" calcext:value-type="string">
            <text:p>189-6199</text:p>
          </table:table-cell>
          <table:table-cell office:value-type="string" calcext:value-type="string">
            <text:p>304-38-734</text:p>
          </table:table-cell>
          <table:table-cell office:value-type="string" calcext:value-type="string">
            <text:p>MSTBVA2.5/2G5.0</text:p>
          </table:table-cell>
          <table:table-cell office:value-type="string" calcext:value-type="string">
            <text:p>3705262</text:p>
          </table:table-cell>
          <table:table-cell office:value-type="string" calcext:value-type="string">
            <text:p>277-1150-ND</text:p>
          </table:table-cell>
          <table:table-cell office:value-type="string" calcext:value-type="string">
            <text:p>889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0-G-5,08, 20p, 5.08, vertical</text:p>
          </table:table-cell>
          <table:table-cell office:value-type="string" calcext:value-type="string">
            <text:p>PCB Terminal, Header, 5.08 mm, 1x20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0-G-5,08</text:p>
          </table:table-cell>
          <table:table-cell office:value-type="string" calcext:value-type="string">
            <text:p>THD_Terminal_Phoenix:HDRV20W140P508N_1X20_10360X857X1200_MSTBVA2,5xx-G-5,08-Phoenix</text:p>
          </table:table-cell>
          <table:table-cell office:value-type="string" calcext:value-type="string">
            <text:p>https://www.phoenixcontact.com/en-ie/products/pcb-header-mstbva-2520-g-508-1755914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14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7164483</text:p>
          </table:table-cell>
          <table:table-cell office:value-type="string" calcext:value-type="string">
            <text:p>882-040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7996</text:p>
          </table:table-cell>
          <table:table-cell office:value-type="string" calcext:value-type="string">
            <text:p>277-5989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1-G-5,08, 21p, 5.08, vertical</text:p>
          </table:table-cell>
          <table:table-cell office:value-type="string" calcext:value-type="string">
            <text:p>PCB Terminal, Header, 5.08 mm, 1x21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1-G-5,08</text:p>
          </table:table-cell>
          <table:table-cell office:value-type="string" calcext:value-type="string">
            <text:p>THD_Terminal_Phoenix:HDRV21W140P508N_1X21_10868X857X1200_MSTBVA2,5xx-G-5,08-Phoenix</text:p>
          </table:table-cell>
          <table:table-cell office:value-type="string" calcext:value-type="string">
            <text:p>https://www.phoenixcontact.com/en-ie/products/pcb-header-mstbva-2521-g-508-175592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91084</text:p>
          </table:table-cell>
          <table:table-cell office:value-type="string" calcext:value-type="string">
            <text:p>651-1755927</text:p>
          </table:table-cell>
          <table:table-cell office:value-type="string" calcext:value-type="string">
            <text:p>882-041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-13932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2-G-5,08, 22p, 5.08, vertical</text:p>
          </table:table-cell>
          <table:table-cell office:value-type="string" calcext:value-type="string">
            <text:p>PCB Terminal, Header, 5.08 mm, 1x22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2-G-5,08</text:p>
          </table:table-cell>
          <table:table-cell office:value-type="string" calcext:value-type="string">
            <text:p>THD_Terminal_Phoenix:HDRV22W140P508N_1X22_11376X857X1200_MSTBVA2,5xx-G-5,08-Phoenix</text:p>
          </table:table-cell>
          <table:table-cell office:value-type="string" calcext:value-type="string">
            <text:p>https://www.phoenixcontact.com/en-ie/products/pcb-header-mstbva-2522-g-508-175593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66594</text:p>
          </table:table-cell>
          <table:table-cell office:value-type="string" calcext:value-type="string">
            <text:p>651-1755930</text:p>
          </table:table-cell>
          <table:table-cell office:value-type="string" calcext:value-type="string">
            <text:p>882-041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7997</text:p>
          </table:table-cell>
          <table:table-cell office:value-type="string" calcext:value-type="string">
            <text:p>277-6753-ND</text:p>
          </table:table-cell>
          <table:table-cell office:value-type="string" calcext:value-type="string">
            <text:p>12757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3-G-5,08, 23p, 5.08, vertical</text:p>
          </table:table-cell>
          <table:table-cell office:value-type="string" calcext:value-type="string">
            <text:p>PCB Terminal, Header, 5.08 mm, 1x23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3-G-5,08</text:p>
          </table:table-cell>
          <table:table-cell office:value-type="string" calcext:value-type="string">
            <text:p>THD_Terminal_Phoenix:HDRV23W140P508N_1X23_11884X857X1200_MSTBVA2,5xx-G-5,08-Phoenix</text:p>
          </table:table-cell>
          <table:table-cell office:value-type="string" calcext:value-type="string">
            <text:p>https://www.phoenixcontact.com/en-ie/products/pcb-header-mstbva-2523-g-508-175594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651612</text:p>
          </table:table-cell>
          <table:table-cell office:value-type="string" calcext:value-type="string">
            <text:p>651-1755943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75594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24-G-5,08, 24p, 5.08, vertical</text:p>
          </table:table-cell>
          <table:table-cell office:value-type="string" calcext:value-type="string">
            <text:p>PCB Terminal, Header, 5.08 mm, 1x24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24-G-5,08</text:p>
          </table:table-cell>
          <table:table-cell office:value-type="string" calcext:value-type="string">
            <text:p>THD_Terminal_Phoenix:HDRV24W140P508N_1X24_12392X857X1200_MSTBVA2,5xx-G-5,08-Phoenix</text:p>
          </table:table-cell>
          <table:table-cell office:value-type="string" calcext:value-type="string">
            <text:p>https://www.phoenixcontact.com/en-ie/products/pcb-header-mstbva-2524-g-508-175595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83902</text:p>
          </table:table-cell>
          <table:table-cell office:value-type="string" calcext:value-type="string">
            <text:p>651-1755956</text:p>
          </table:table-cell>
          <table:table-cell office:value-type="string" calcext:value-type="string">
            <text:p>638-74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7999</text:p>
          </table:table-cell>
          <table:table-cell office:value-type="string" calcext:value-type="string">
            <text:p>277-628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3-G-5,08, 3p, 5.08, vertical</text:p>
          </table:table-cell>
          <table:table-cell office:value-type="string" calcext:value-type="string">
            <text:p>PCB Terminal, Header, 5.08 mm, 1x3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3-G-5,08</text:p>
          </table:table-cell>
          <table:table-cell office:value-type="string" calcext:value-type="string">
            <text:p>THD_Terminal_Phoenix:HDRV3W140P508N_1X3_1724X857X1200_MSTBVA2,5xx-G-5,08-Phoenix</text:p>
          </table:table-cell>
          <table:table-cell office:value-type="string" calcext:value-type="string">
            <text:p>https://www.phoenixcontact.com/en-ie/products/pcb-header-mstbva-25-3-g-508-175574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09</text:p>
          </table:table-cell>
          <table:table-cell office:value-type="string" calcext:value-type="string">
            <text:p>651-1755749</text:p>
          </table:table-cell>
          <table:table-cell office:value-type="string" calcext:value-type="string">
            <text:p>189-6212</text:p>
          </table:table-cell>
          <table:table-cell office:value-type="string" calcext:value-type="string">
            <text:p>304-29-116</text:p>
          </table:table-cell>
          <table:table-cell office:value-type="string" calcext:value-type="string">
            <text:p>MSTBVA2.5/3G5.0</text:p>
          </table:table-cell>
          <table:table-cell office:value-type="string" calcext:value-type="string">
            <text:p>3705274</text:p>
          </table:table-cell>
          <table:table-cell office:value-type="string" calcext:value-type="string">
            <text:p>277-1151-ND</text:p>
          </table:table-cell>
          <table:table-cell office:value-type="string" calcext:value-type="string">
            <text:p>200405</text:p>
          </table:table-cell>
          <table:table-cell office:value-type="string" calcext:value-type="string">
            <text:p>70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4-G-5,08, 4p, 5.08, vertical</text:p>
          </table:table-cell>
          <table:table-cell office:value-type="string" calcext:value-type="string">
            <text:p>PCB Terminal, Header, 5.08 mm, 1x4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A 2,5/4-G-5,08</text:p>
          </table:table-cell>
          <table:table-cell office:value-type="string" calcext:value-type="string">
            <text:p>THD_Terminal_Phoenix:HDRV4W140P508N_1X4_2232X857X1200_MSTBVA2,5xx-G-5,08-Phoenix</text:p>
          </table:table-cell>
          <table:table-cell office:value-type="string" calcext:value-type="string">
            <text:p>https://www.phoenixcontact.com/en-ie/products/pcb-header-mstbva-25-4-g-508-1755752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10</text:p>
          </table:table-cell>
          <table:table-cell office:value-type="string" calcext:value-type="string">
            <text:p>651-1755752</text:p>
          </table:table-cell>
          <table:table-cell office:value-type="string" calcext:value-type="string">
            <text:p>189-6228</text:p>
          </table:table-cell>
          <table:table-cell office:value-type="string" calcext:value-type="string">
            <text:p>304-29-117</text:p>
          </table:table-cell>
          <table:table-cell office:value-type="string" calcext:value-type="string">
            <text:p>MSTBVA2.5/4G5.0</text:p>
          </table:table-cell>
          <table:table-cell office:value-type="string" calcext:value-type="string">
            <text:p>3705286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200407</text:p>
          </table:table-cell>
          <table:table-cell office:value-type="string" calcext:value-type="string">
            <text:p>70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5-G-5,08, 5p, 5.08, vertical</text:p>
          </table:table-cell>
          <table:table-cell office:value-type="string" calcext:value-type="string">
            <text:p>PCB Terminal, Header, 5.08 mm, 1x5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5-G-5,08</text:p>
          </table:table-cell>
          <table:table-cell office:value-type="string" calcext:value-type="string">
            <text:p>THD_Terminal_Phoenix:HDRV5W140P508N_1X5_2740X857X1200_MSTBVA2,5xx-G-5,08-Phoenix</text:p>
          </table:table-cell>
          <table:table-cell office:value-type="string" calcext:value-type="string">
            <text:p>https://www.phoenixcontact.com/en-ie/products/pcb-header-mstbva-25-5-g-508-1755765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42</text:p>
          </table:table-cell>
          <table:table-cell office:value-type="string" calcext:value-type="string">
            <text:p>651-1755765</text:p>
          </table:table-cell>
          <table:table-cell office:value-type="string" calcext:value-type="string">
            <text:p>189-6234</text:p>
          </table:table-cell>
          <table:table-cell office:value-type="string" calcext:value-type="string">
            <text:p>304-38-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5298</text:p>
          </table:table-cell>
          <table:table-cell office:value-type="string" calcext:value-type="string">
            <text:p>277-1153-ND</text:p>
          </table:table-cell>
          <table:table-cell office:value-type="string" calcext:value-type="string">
            <text:p>104063</text:p>
          </table:table-cell>
          <table:table-cell office:value-type="string" calcext:value-type="string">
            <text:p>70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6-G-5,08, 6p, 5.08, vertical</text:p>
          </table:table-cell>
          <table:table-cell office:value-type="string" calcext:value-type="string">
            <text:p>PCB Terminal, Header, 5.08 mm, 1x6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6-G-5,08</text:p>
          </table:table-cell>
          <table:table-cell office:value-type="string" calcext:value-type="string">
            <text:p>THD_Terminal_Phoenix:HDRV6W140P508N_1X6_3248X857X1200_MSTBVA2,5xx-G-5,08-Phoenix</text:p>
          </table:table-cell>
          <table:table-cell office:value-type="string" calcext:value-type="string">
            <text:p>https://www.phoenixcontact.com/en-ie/products/pcb-header-mstbva-25-6-g-508-1755778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15</text:p>
          </table:table-cell>
          <table:table-cell office:value-type="string" calcext:value-type="string">
            <text:p>651-1755778</text:p>
          </table:table-cell>
          <table:table-cell office:value-type="string" calcext:value-type="string">
            <text:p>189-6240</text:p>
          </table:table-cell>
          <table:table-cell office:value-type="string" calcext:value-type="string">
            <text:p>304-32-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705304</text:p>
          </table:table-cell>
          <table:table-cell office:value-type="string" calcext:value-type="string">
            <text:p>277-1154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7-G-5,08, 7p, 5.08, vertical</text:p>
          </table:table-cell>
          <table:table-cell office:value-type="string" calcext:value-type="string">
            <text:p>PCB Terminal, Header, 5.08 mm, 1x7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7-G-5,08</text:p>
          </table:table-cell>
          <table:table-cell office:value-type="string" calcext:value-type="string">
            <text:p>THD_Terminal_Phoenix:HDRV7W140P508N_1X7_3756X857X1200_MSTBVA2,5xx-G-5,08-Phoenix</text:p>
          </table:table-cell>
          <table:table-cell office:value-type="string" calcext:value-type="string">
            <text:p>https://www.phoenixcontact.com/en-ie/products/pcb-header-mstbva-25-7-g-508-1755781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472144</text:p>
          </table:table-cell>
          <table:table-cell office:value-type="string" calcext:value-type="string">
            <text:p>651-1755781</text:p>
          </table:table-cell>
          <table:table-cell office:value-type="string" calcext:value-type="string">
            <text:p>292-900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671240</text:p>
          </table:table-cell>
          <table:table-cell office:value-type="string" calcext:value-type="string">
            <text:p>277-1155-ND</text:p>
          </table:table-cell>
          <table:table-cell office:value-type="string" calcext:value-type="string">
            <text:p>T11245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8-G-5,08, 8p, 5.08, vertical</text:p>
          </table:table-cell>
          <table:table-cell office:value-type="string" calcext:value-type="string">
            <text:p>PCB Terminal, Header, 5.08 mm, 1x8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8-G-5,08</text:p>
          </table:table-cell>
          <table:table-cell office:value-type="string" calcext:value-type="string">
            <text:p>THD_Terminal_Phoenix:HDRV8W140P508N_1X8_4264X857X1200_MSTBVA2,5xx-G-5,08-Phoenix</text:p>
          </table:table-cell>
          <table:table-cell office:value-type="string" calcext:value-type="string">
            <text:p>https://www.phoenixcontact.com/en-ie/products/pcb-header-mstbva-25-8-g-508-1755794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62</text:p>
          </table:table-cell>
          <table:table-cell office:value-type="string" calcext:value-type="string">
            <text:p>651-1755794</text:p>
          </table:table-cell>
          <table:table-cell office:value-type="string" calcext:value-type="string">
            <text:p>189-6256</text:p>
          </table:table-cell>
          <table:table-cell office:value-type="string" calcext:value-type="string">
            <text:p>304-32-308</text:p>
          </table:table-cell>
          <table:table-cell office:value-type="string" calcext:value-type="string">
            <text:p>MSTBVA2.5/8-G-5.08</text:p>
          </table:table-cell>
          <table:table-cell office:value-type="string" calcext:value-type="string">
            <text:p>3705316</text:p>
          </table:table-cell>
          <table:table-cell office:value-type="string" calcext:value-type="string">
            <text:p>277-1156-ND</text:p>
          </table:table-cell>
          <table:table-cell office:value-type="string" calcext:value-type="string">
            <text:p>T1200820</text:p>
          </table:table-cell>
          <table:table-cell office:value-type="string" calcext:value-type="string">
            <text:p>70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MSTBVA 2,5/9-G-5,08, 9p, 5.08, vertical</text:p>
          </table:table-cell>
          <table:table-cell office:value-type="string" calcext:value-type="string">
            <text:p>PCB Terminal, Header, 5.08 mm, 1x9 pin, 320V, 12A, Closed side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TBVA 2,5/9-G-5,08</text:p>
          </table:table-cell>
          <table:table-cell office:value-type="string" calcext:value-type="string">
            <text:p>THD_Terminal_Phoenix:HDRV9W140P508N_1X9_4772X857X1200_MSTBVA2,5xx-G-5,08-Phoenix</text:p>
          </table:table-cell>
          <table:table-cell office:value-type="string" calcext:value-type="string">
            <text:p>https://www.phoenixcontact.com/en-ie/products/pcb-header-mstbva-25-9-g-508-1755804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755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80569</text:p>
          </table:table-cell>
          <table:table-cell office:value-type="string" calcext:value-type="string">
            <text:p>651-1755804</text:p>
          </table:table-cell>
          <table:table-cell office:value-type="string" calcext:value-type="string">
            <text:p>265-7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TBVA2.5/9-5.0</text:p>
          </table:table-cell>
          <table:table-cell office:value-type="string" calcext:value-type="string">
            <text:p>3705328</text:p>
          </table:table-cell>
          <table:table-cell office:value-type="string" calcext:value-type="string">
            <text:p>277-1157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2-HV-2,5-THR R32, 2p, 2.50, vertical</text:p>
          </table:table-cell>
          <table:table-cell office:value-type="string" calcext:value-type="string">
            <text:p>PCB Terminal, Header, 2.50 mm, 1x2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2-HV-2,5-THR R32</text:p>
          </table:table-cell>
          <table:table-cell office:value-type="string" calcext:value-type="string">
            <text:p>THD_Header_Phoenix:HDRV2W110P250N_1X2_670X500X700_PTSM0,5xx-Phoenix</text:p>
          </table:table-cell>
          <table:table-cell office:value-type="string" calcext:value-type="string">
            <text:p>https://www.phoenixcontact.com/en-pc/products/printed-circuit-board-connector-ptsm-05-2-hv-25-thr-r32-1778557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43</text:p>
          </table:table-cell>
          <table:table-cell office:value-type="string" calcext:value-type="string">
            <text:p>651-1778557</text:p>
          </table:table-cell>
          <table:table-cell office:value-type="string" calcext:value-type="string">
            <text:p>712-452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8424</text:p>
          </table:table-cell>
          <table:table-cell office:value-type="string" calcext:value-type="string">
            <text:p>277-2301-1-ND</text:p>
          </table:table-cell>
          <table:table-cell office:value-type="string" calcext:value-type="string">
            <text:p>127417</text:p>
          </table:table-cell>
          <table:table-cell office:value-type="string" calcext:value-type="string">
            <text:p>10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3-HV-2,5-THR R32, 3p, 2.50, vertical</text:p>
          </table:table-cell>
          <table:table-cell office:value-type="string" calcext:value-type="string">
            <text:p>PCB Terminal, Header, 2.50 mm, 1x3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3-HV-2,5-THR R32</text:p>
          </table:table-cell>
          <table:table-cell office:value-type="string" calcext:value-type="string">
            <text:p>THD_Header_Phoenix:HDRV3W110P250N_1X3_920X500X700_PTSM0,5xx-Phoenix</text:p>
          </table:table-cell>
          <table:table-cell office:value-type="string" calcext:value-type="string">
            <text:p>https://www.phoenixcontact.com/en-pc/products/printed-circuit-board-connector-ptsm-05-3-hv-25-thr-r32-177856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5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39</text:p>
          </table:table-cell>
          <table:table-cell office:value-type="string" calcext:value-type="string">
            <text:p>651-1778560</text:p>
          </table:table-cell>
          <table:table-cell office:value-type="string" calcext:value-type="string">
            <text:p>265-737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40553</text:p>
          </table:table-cell>
          <table:table-cell office:value-type="string" calcext:value-type="string">
            <text:p>277-2302-1-ND</text:p>
          </table:table-cell>
          <table:table-cell office:value-type="string" calcext:value-type="string">
            <text:p>127418</text:p>
          </table:table-cell>
          <table:table-cell office:value-type="string" calcext:value-type="string">
            <text:p>8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4-HV-2,5-THR R32, 4p, 2.50, vertical</text:p>
          </table:table-cell>
          <table:table-cell office:value-type="string" calcext:value-type="string">
            <text:p>PCB Terminal, Header, 2.50 mm, 1x4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4-HV-2,5-THR R32</text:p>
          </table:table-cell>
          <table:table-cell office:value-type="string" calcext:value-type="string">
            <text:p>THD_Header_Phoenix:HDRV4W110P250N_1X4_1170X500X700_PTSM0,5xx-Phoenix</text:p>
          </table:table-cell>
          <table:table-cell office:value-type="string" calcext:value-type="string">
            <text:p>https://www.phoenixcontact.com/en-pc/products/printed-circuit-board-connector-ptsm-05-4-hv-25-thr-r32-1778573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35</text:p>
          </table:table-cell>
          <table:table-cell office:value-type="string" calcext:value-type="string">
            <text:p>651-1778573</text:p>
          </table:table-cell>
          <table:table-cell office:value-type="string" calcext:value-type="string">
            <text:p>712-452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776418</text:p>
          </table:table-cell>
          <table:table-cell office:value-type="string" calcext:value-type="string">
            <text:p>277-2303-1-ND</text:p>
          </table:table-cell>
          <table:table-cell office:value-type="string" calcext:value-type="string">
            <text:p>127419</text:p>
          </table:table-cell>
          <table:table-cell office:value-type="string" calcext:value-type="string">
            <text:p>9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5-HV-2,5-THR R32, 5p, 2.50, vertical</text:p>
          </table:table-cell>
          <table:table-cell office:value-type="string" calcext:value-type="string">
            <text:p>PCB Terminal, Header, 2.50 mm, 1x5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5-HV-2,5-THR R32</text:p>
          </table:table-cell>
          <table:table-cell office:value-type="string" calcext:value-type="string">
            <text:p>THD_Header_Phoenix:HDRV5W110P250N_1X5_1420X500X700_PTSM0,5xx-Phoenix</text:p>
          </table:table-cell>
          <table:table-cell office:value-type="string" calcext:value-type="string">
            <text:p>https://www.phoenixcontact.com/en-pc/products/printed-circuit-board-connector-ptsm-05-5-hv-25-thr-r32-1778586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42</text:p>
          </table:table-cell>
          <table:table-cell office:value-type="string" calcext:value-type="string">
            <text:p>651-1778586</text:p>
          </table:table-cell>
          <table:table-cell office:value-type="string" calcext:value-type="string">
            <text:p>712-4535</text:p>
          </table:table-cell>
          <table:table-cell office:value-type="string" calcext:value-type="string">
            <text:p>304-43-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28438</text:p>
          </table:table-cell>
          <table:table-cell office:value-type="string" calcext:value-type="string">
            <text:p>277-2304-1-ND</text:p>
          </table:table-cell>
          <table:table-cell office:value-type="string" calcext:value-type="string">
            <text:p>127420</text:p>
          </table:table-cell>
          <table:table-cell office:value-type="string" calcext:value-type="string">
            <text:p>9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6-HV-2,5-THR R32, 6p, 2.50, vertical</text:p>
          </table:table-cell>
          <table:table-cell office:value-type="string" calcext:value-type="string">
            <text:p>PCB Terminal, Header, 2.50 mm, 1x6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6-HV-2,5-THR R32</text:p>
          </table:table-cell>
          <table:table-cell office:value-type="string" calcext:value-type="string">
            <text:p>THD_Header_Phoenix:HDRV6W110P250N_1X6_1670X500X700_PTSM0,5xx-Phoenix</text:p>
          </table:table-cell>
          <table:table-cell office:value-type="string" calcext:value-type="string">
            <text:p>https://www.phoenixcontact.com/en-pc/products/printed-circuit-board-connector-ptsm-05-6-hv-25-thr-r32-177859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41</text:p>
          </table:table-cell>
          <table:table-cell office:value-type="string" calcext:value-type="string">
            <text:p>651-1778599</text:p>
          </table:table-cell>
          <table:table-cell office:value-type="string" calcext:value-type="string">
            <text:p>265-73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8446</text:p>
          </table:table-cell>
          <table:table-cell office:value-type="string" calcext:value-type="string">
            <text:p>277-2305-1-ND</text:p>
          </table:table-cell>
          <table:table-cell office:value-type="string" calcext:value-type="string">
            <text:p>127421</text:p>
          </table:table-cell>
          <table:table-cell office:value-type="string" calcext:value-type="string">
            <text:p>91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7-HV-2,5-THR R44, 7p, 2.50, vertical</text:p>
          </table:table-cell>
          <table:table-cell office:value-type="string" calcext:value-type="string">
            <text:p>PCB Terminal, Header, 2.50 mm, 1x7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7-HV-2,5-THR R44</text:p>
          </table:table-cell>
          <table:table-cell office:value-type="string" calcext:value-type="string">
            <text:p>THD_Header_Phoenix:HDRV7W110P250N_1X7_1920X500X700_PTSM0,5xx-Phoenix</text:p>
          </table:table-cell>
          <table:table-cell office:value-type="string" calcext:value-type="string">
            <text:p>https://www.phoenixcontact.com/en-pc/products/printed-circuit-board-connector-ptsm-05-7-hv-25-thr-r44-177860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40</text:p>
          </table:table-cell>
          <table:table-cell office:value-type="string" calcext:value-type="string">
            <text:p>651-1778609</text:p>
          </table:table-cell>
          <table:table-cell office:value-type="string" calcext:value-type="string">
            <text:p>638-41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-2306-1-ND</text:p>
          </table:table-cell>
          <table:table-cell office:value-type="string" calcext:value-type="string">
            <text:p>12742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erminal_Phoenix.kicad_sym</text:p>
          </table:table-cell>
          <table:table-cell office:value-type="string" calcext:value-type="string">
            <text:p>PTSM 0,5/8-HV-2,5-THR R44, 8p, 2.50, vertical</text:p>
          </table:table-cell>
          <table:table-cell office:value-type="string" calcext:value-type="string">
            <text:p>PCB Terminal, Header, 2.50 mm, 1x8 pin, 160V, 6A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SM 0,5/8-HV-2,5-THR R44</text:p>
          </table:table-cell>
          <table:table-cell office:value-type="string" calcext:value-type="string">
            <text:p>THD_Header_Phoenix:HDRV8W110P250N_1X8_2170X500X700_PTSM0,5xx-Phoenix</text:p>
          </table:table-cell>
          <table:table-cell office:value-type="string" calcext:value-type="string">
            <text:p>https://www.phoenixcontact.com/en-pc/products/printed-circuit-board-connector-ptsm-05-8-hv-25-thr-r44-1778612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7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73844</text:p>
          </table:table-cell>
          <table:table-cell office:value-type="string" calcext:value-type="string">
            <text:p>651-1778612</text:p>
          </table:table-cell>
          <table:table-cell office:value-type="string" calcext:value-type="string">
            <text:p>638-38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928456</text:p>
          </table:table-cell>
          <table:table-cell office:value-type="string" calcext:value-type="string">
            <text:p>277-2307-1-ND</text:p>
          </table:table-cell>
          <table:table-cell office:value-type="string" calcext:value-type="string">
            <text:p>127423</text:p>
          </table:table-cell>
          <table:table-cell office:value-type="string" calcext:value-type="string">
            <text:p>9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s: PTSM0,5/x-HHI-2,5-SMD R44, PTSM 0.5/x-P-2,5WH, PTSM 0,5/x-HHI1-2,5-THR R32, PTCM 0,5/x-P-2,5WH, PTSM 0,5/x-HHI0-2,5-SMD-WH R44</text:p>
          </table:table-cell>
        </table:table-row>
        <table:table-row table:style-name="ro3">
          <table:table-cell office:value-type="string" calcext:value-type="string">
            <text:p>Transistor_OnSemi.kicad_sym</text:p>
          </table:table-cell>
          <table:table-cell office:value-type="string" calcext:value-type="string">
            <text:p>BSS123, SOT23, N-Mosfet, 100V, 170mA, ONSemi</text:p>
          </table:table-cell>
          <table:table-cell office:value-type="string" calcext:value-type="string">
            <text:p>Transistor MOSFET N-Channel, SMD, 100V, 170mA, 6â„¦, Vgs(th) 2.0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onsemi.com/pdf/datasheet/bss123lt1-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SS123LT1G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78755</text:p>
          </table:table-cell>
          <table:table-cell office:value-type="string" calcext:value-type="string">
            <text:p>863-BSS123LT1G</text:p>
          </table:table-cell>
          <table:table-cell office:value-type="string" calcext:value-type="string">
            <text:p>545-0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SS123LT1G</text:p>
          </table:table-cell>
          <table:table-cell office:value-type="string" calcext:value-type="string">
            <text:p>9558640</text:p>
          </table:table-cell>
          <table:table-cell office:value-type="string" calcext:value-type="string">
            <text:p>BSS123LT1GOSCT-ND</text:p>
          </table:table-cell>
          <table:table-cell office:value-type="string" calcext:value-type="string">
            <text:p>31192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OnSemi.kicad_sym</text:p>
          </table:table-cell>
          <table:table-cell office:value-type="string" calcext:value-type="string">
            <text:p>MJD127T4G, DPAK, PNP Darl., 100V, 8A, ONSemi</text:p>
          </table:table-cell>
          <table:table-cell office:value-type="string" calcext:value-type="string">
            <text:p>Transistor PNP Darlington, SMD, 100V, 8A, 20W, DP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JD127T4G</text:p>
          </table:table-cell>
          <table:table-cell office:value-type="string" calcext:value-type="string">
            <text:p>SMD_Semiconductor_Generic:TO228P1010X240-3N_DPAK_TO-252AA</text:p>
          </table:table-cell>
          <table:table-cell office:value-type="string" calcext:value-type="string">
            <text:p>https://docs.rs-online.com/f115/0900766b81574cd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JD127T4G</text:p>
          </table:table-cell>
          <table:table-cell office:value-type="string" calcext:value-type="string">
            <text:p>J127G</text:p>
          </table:table-cell>
          <table:table-cell office:value-type="string" calcext:value-type="string">
            <text:p>C111639</text:p>
          </table:table-cell>
          <table:table-cell office:value-type="string" calcext:value-type="string">
            <text:p>863-MJD127T4G</text:p>
          </table:table-cell>
          <table:table-cell office:value-type="string" calcext:value-type="string">
            <text:p>463-111</text:p>
          </table:table-cell>
          <table:table-cell office:value-type="string" calcext:value-type="string">
            <text:p>171-00-052</text:p>
          </table:table-cell>
          <table:table-cell office:value-type="string" calcext:value-type="string">
            <text:p>MJD127T4G</text:p>
          </table:table-cell>
          <table:table-cell office:value-type="string" calcext:value-type="string">
            <text:p>2317582</text:p>
          </table:table-cell>
          <table:table-cell office:value-type="string" calcext:value-type="string">
            <text:p>MJD127T4GOSCT-ND</text:p>
          </table:table-cell>
          <table:table-cell office:value-type="string" calcext:value-type="string">
            <text:p>T1222474</text:p>
          </table:table-cell>
          <table:table-cell office:value-type="string" calcext:value-type="string">
            <text:p>6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OnSemi.kicad_sym</text:p>
          </table:table-cell>
          <table:table-cell office:value-type="string" calcext:value-type="string">
            <text:p>MPSA29, TO92, NPN, 100V, 800mA, ONSemi</text:p>
          </table:table-cell>
          <table:table-cell office:value-type="string" calcext:value-type="string">
            <text:p>Transistor NPN, THD, 100V, 0.8A, 625mW hFE:10000, TO-92-3 case 135AN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PSA29</text:p>
          </table:table-cell>
          <table:table-cell office:value-type="string" calcext:value-type="string">
            <text:p>THD_Transistor_Generic:TO92-TO226AA-123-StraightLead</text:p>
          </table:table-cell>
          <table:table-cell office:value-type="string" calcext:value-type="string">
            <text:p>https://diotec.com/request/datasheet/bc337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PSA2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12-MPSA2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PSA29</text:p>
          </table:table-cell>
          <table:table-cell office:value-type="string" calcext:value-type="string">
            <text:p>2825124</text:p>
          </table:table-cell>
          <table:table-cell office:value-type="string" calcext:value-type="string">
            <text:p>MPSA29-ND</text:p>
          </table:table-cell>
          <table:table-cell office:value-type="string" calcext:value-type="string">
            <text:p>T1091259</text:p>
          </table:table-cell>
          <table:table-cell office:value-type="string" calcext:value-type="string">
            <text:p>121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Bourns.kicad_sym</text:p>
          </table:table-cell>
          <table:table-cell office:value-type="string" calcext:value-type="string">
            <text:p>CDSOT23-SM712, SOT23, Dual, 400W, 17A</text:p>
          </table:table-cell>
          <table:table-cell office:value-type="string" calcext:value-type="string">
            <text:p>TVS, ESD, EFT, Dual, for RS485, 12V, 400W, 30k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bourns.com/pdfs/CDSOT23-SM71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404012</text:p>
          </table:table-cell>
          <table:table-cell office:value-type="string" calcext:value-type="string">
            <text:p>652-CDSOT23-SM712</text:p>
          </table:table-cell>
          <table:table-cell office:value-type="string" calcext:value-type="string">
            <text:p>767-3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1824869</text:p>
          </table:table-cell>
          <table:table-cell office:value-type="string" calcext:value-type="string">
            <text:p>CDSOT23-SM712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7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VS_Bourns.kicad_sym</text:p>
          </table:table-cell>
          <table:table-cell office:value-type="string" calcext:value-type="string">
            <text:p>TBU-CA065-100-WH, DFN, 650V, 150mA, Bourns</text:p>
          </table:table-cell>
          <table:table-cell office:value-type="string" calcext:value-type="string">
            <text:p>Surge protector, 650V, 150mA, 2kV, -40 to 125Â°C</text:p>
          </table:table-cell>
          <table:table-cell office:value-type="string" calcext:value-type="string">
            <text:p>TB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BU-CA065-100-WH</text:p>
          </table:table-cell>
          <table:table-cell office:value-type="string" calcext:value-type="string">
            <text:p>SMD_TVS_Bourns:DIOM6540X100-3N_BOURNS</text:p>
          </table:table-cell>
          <table:table-cell office:value-type="string" calcext:value-type="string">
            <text:p>https://www.bourns.com/docs/Product-Datasheets/TBU-C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BU-CA065-100-W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0527</text:p>
          </table:table-cell>
          <table:table-cell office:value-type="string" calcext:value-type="string">
            <text:p>652-TBU-CA065-100-WH</text:p>
          </table:table-cell>
          <table:table-cell office:value-type="string" calcext:value-type="string">
            <text:p>177-5422</text:p>
          </table:table-cell>
          <table:table-cell office:value-type="string" calcext:value-type="string">
            <text:p>302-38-913</text:p>
          </table:table-cell>
          <table:table-cell office:value-type="string" calcext:value-type="string">
            <text:p>TBU-CA065-100-WH</text:p>
          </table:table-cell>
          <table:table-cell office:value-type="string" calcext:value-type="string">
            <text:p>1833392</text:p>
          </table:table-cell>
          <table:table-cell office:value-type="string" calcext:value-type="string">
            <text:p>TBU-CA065-100-WH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VS_Bourns.kicad_sym</text:p>
          </table:table-cell>
          <table:table-cell office:value-type="string" calcext:value-type="string">
            <text:p>TBU-CA065-200-WH, DFN, 650V, 300mA, Bourns</text:p>
          </table:table-cell>
          <table:table-cell office:value-type="string" calcext:value-type="string">
            <text:p>Surge protector, 650V, 300mA, 2kV, -40 to 125Â°C</text:p>
          </table:table-cell>
          <table:table-cell office:value-type="string" calcext:value-type="string">
            <text:p>TB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BU-CA065-200-WH</text:p>
          </table:table-cell>
          <table:table-cell office:value-type="string" calcext:value-type="string">
            <text:p>SMD_TVS_Bourns:DIOM6540X100-3N_BOURNS</text:p>
          </table:table-cell>
          <table:table-cell office:value-type="string" calcext:value-type="string">
            <text:p>https://www.bourns.com/docs/Product-Datasheets/TBU-C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BU-CA065-200-W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13221</text:p>
          </table:table-cell>
          <table:table-cell office:value-type="string" calcext:value-type="string">
            <text:p>652-TBU-CA065-200-WH</text:p>
          </table:table-cell>
          <table:table-cell office:value-type="string" calcext:value-type="string">
            <text:p>177-5418</text:p>
          </table:table-cell>
          <table:table-cell office:value-type="string" calcext:value-type="string">
            <text:p>302-38-914</text:p>
          </table:table-cell>
          <table:table-cell office:value-type="string" calcext:value-type="string">
            <text:p>TBU-CA065-200-WH</text:p>
          </table:table-cell>
          <table:table-cell office:value-type="string" calcext:value-type="string">
            <text:p>1833393</text:p>
          </table:table-cell>
          <table:table-cell office:value-type="string" calcext:value-type="string">
            <text:p>TBU-CA065-200-WH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VS_Bourns.kicad_sym</text:p>
          </table:table-cell>
          <table:table-cell office:value-type="string" calcext:value-type="string">
            <text:p>TBU-CA065-300-WH, DFN, 650V, 450mA, Bourns</text:p>
          </table:table-cell>
          <table:table-cell office:value-type="string" calcext:value-type="string">
            <text:p>Surge protector, 650V, 450mA, 2kV, -40 to 125Â°C</text:p>
          </table:table-cell>
          <table:table-cell office:value-type="string" calcext:value-type="string">
            <text:p>TB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BU-CA065-300-WH</text:p>
          </table:table-cell>
          <table:table-cell office:value-type="string" calcext:value-type="string">
            <text:p>SMD_TVS_Bourns:DIOM6540X100-3N_BOURNS</text:p>
          </table:table-cell>
          <table:table-cell office:value-type="string" calcext:value-type="string">
            <text:p>https://www.bourns.com/docs/Product-Datasheets/TBU-C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BU-CA065-300-W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BU-CA065-300-WH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Wurth.kicad_sym</text:p>
          </table:table-cell>
          <table:table-cell office:value-type="string" calcext:value-type="string">
            <text:p>4.7uH, 1.4A, 0.075Î©, LQH43PN4R7M26L, SMD 1812</text:p>
          </table:table-cell>
          <table:table-cell office:value-type="string" calcext:value-type="string">
            <text:p>Inductor Multilayer for power lines, 0.0.75Î©, 1.4mA, Unshielde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SMD_Inductor_Murata:INDP4532X260N_1812_DL1812_Series_Murata</text:p>
          </table:table-cell>
          <table:table-cell office:value-type="string" calcext:value-type="string">
            <text:p>https://www.murata.com/products/productdetail?partno=LQM31PN4R7M00%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43PN4R7M26L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97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Wurth.kicad_sym</text:p>
          </table:table-cell>
          <table:table-cell office:value-type="string" calcext:value-type="string">
            <text:p>742792116, SMD 1206, 500Î©, 2.5A, Wurth</text:p>
          </table:table-cell>
          <table:table-cell office:value-type="string" calcext:value-type="string">
            <text:p>EMI Suppression, 2.5A, R:60mÎ©, Z:500Î©, -55 to 125Â°C, WE-CBF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00Î©/2.5A</text:p>
          </table:table-cell>
          <table:table-cell office:value-type="string" calcext:value-type="string">
            <text:p>SMD_Inductor_Generic:INDC3216X85N_1206</text:p>
          </table:table-cell>
          <table:table-cell office:value-type="string" calcext:value-type="string">
            <text:p>https://www.farnell.com/datasheets/191096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427921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0-742792116</text:p>
          </table:table-cell>
          <table:table-cell office:value-type="string" calcext:value-type="string">
            <text:p>124-1868</text:p>
          </table:table-cell>
          <table:table-cell office:value-type="string" calcext:value-type="string">
            <text:p>304-30-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35757</text:p>
          </table:table-cell>
          <table:table-cell office:value-type="string" calcext:value-type="string">
            <text:p>732-4652-1-ND</text:p>
          </table:table-cell>
          <table:table-cell office:value-type="string" calcext:value-type="string">
            <text:p>193073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Wurth.kicad_sym</text:p>
          </table:table-cell>
          <table:table-cell office:value-type="string" calcext:value-type="string">
            <text:p>742792651, SMD 0603, 600Î©, 800mA, Wurth</text:p>
          </table:table-cell>
          <table:table-cell office:value-type="string" calcext:value-type="string">
            <text:p>EMI Suppression, 800mA, R:200mÎ©, Z:600Î©, -55 to 125Â°C, WE-CBF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00Î©/0.8A</text:p>
          </table:table-cell>
          <table:table-cell office:value-type="string" calcext:value-type="string">
            <text:p>SMD_Inductor_Generic:INDC1608X80N_0603</text:p>
          </table:table-cell>
          <table:table-cell office:value-type="string" calcext:value-type="string">
            <text:p>https://www.we-online.com/components/products/datasheet/74279265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4279265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10-742792651</text:p>
          </table:table-cell>
          <table:table-cell office:value-type="string" calcext:value-type="string">
            <text:p>124-183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635706</text:p>
          </table:table-cell>
          <table:table-cell office:value-type="string" calcext:value-type="string">
            <text:p>732-1593-1-ND</text:p>
          </table:table-cell>
          <table:table-cell office:value-type="string" calcext:value-type="string">
            <text:p>77454</text:p>
          </table:table-cell>
          <table:table-cell office:value-type="string" calcext:value-type="string">
            <text:p>119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uctor_Wurth.kicad_sym</text:p>
          </table:table-cell>
          <table:table-cell office:value-type="string" calcext:value-type="string">
            <text:p>LQH32MN331J23L, SMD 1210, 330uH, 65mA, 13Î©, Murata</text:p>
          </table:table-cell>
          <table:table-cell office:value-type="string" calcext:value-type="string">
            <text:p>Chip Inductor, 65mA, Rdc: 13Î©, 5%, -40 to 85Â°C, LQH32MN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uH/65mA</text:p>
          </table:table-cell>
          <table:table-cell office:value-type="string" calcext:value-type="string">
            <text:p>SMD_Inductor_Murata:INDP3225X200N_1210_DL1210_Series_Murata</text:p>
          </table:table-cell>
          <table:table-cell office:value-type="string" calcext:value-type="string">
            <text:p>https://eu.mouser.com/datasheet/3/76/1/JELF243A-016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MN331J23L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28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Inductor_Wurth.kicad_sym</text:p>
          </table:table-cell>
          <table:table-cell office:value-type="string" calcext:value-type="string">
            <text:p>LQH43CN470K03, 47uH, 280mA, 1.1Î©, Murata</text:p>
          </table:table-cell>
          <table:table-cell office:value-type="string" calcext:value-type="string">
            <text:p>Chip Inductor, 280mA, Rdc: 1.1Î©, Body: 4.5x3.2x2.6mm, 10%, LQH43CN Se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uH/280mA</text:p>
          </table:table-cell>
          <table:table-cell office:value-type="string" calcext:value-type="string">
            <text:p>SMD_Inductor_Generic:INDC4532X200N_1812</text:p>
          </table:table-cell>
          <table:table-cell office:value-type="string" calcext:value-type="string">
            <text:p>https://eu.mouser.com/datasheet/3/76/1/JELF243A-004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43CN470K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76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5-5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QH43CN470K03L</text:p>
          </table:table-cell>
          <table:table-cell office:value-type="string" calcext:value-type="string">
            <text:p>1515473</text:p>
          </table:table-cell>
          <table:table-cell office:value-type="string" calcext:value-type="string">
            <text:p>490-LQH43CN470K03LCT-N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Wrong Footprint !!!!</text:p>
          </table:table-cell>
        </table:table-row>
        <table:table-row table:style-name="ro1">
          <table:table-cell office:value-type="string" calcext:value-type="string">
            <text:p>Capacitor_Ceramic_THD5.00_500V_10perc_Y5P_SRPassives.kicad_sym</text:p>
          </table:table-cell>
          <table:table-cell office:value-type="string" calcext:value-type="string">
            <text:p>470p,_THD_5.00mm,_500V,_+/-10%,_Y5P,_SRPassives</text:p>
          </table:table-cell>
          <table:table-cell office:value-type="string" calcext:value-type="string">
            <text:p>Capacitor ceramic, THD 5.00mm, 500V, 10%, Y5P, SR 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p/5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-471/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-471/5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Tantal_SMD_2917_35V_10perc_AVX.kicad_sym</text:p>
          </table:table-cell>
          <table:table-cell office:value-type="string" calcext:value-type="string">
            <text:p>10u, SMD 2917, 35V, 10%, LowESR, AVX</text:p>
          </table:table-cell>
          <table:table-cell office:value-type="string" calcext:value-type="string">
            <text:p>Capacitor Tantal, LowESR, 16V, 10%, SMD 2917</text:p>
          </table:table-cell>
          <table:table-cell office:value-type="string" calcext:value-type="string">
            <text:p>TCAP,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/35V-LESR</text:p>
          </table:table-cell>
          <table:table-cell office:value-type="string" calcext:value-type="string">
            <text:p>SMD_Capacitor_Polarised_Generic:CAPMP7343X280N_2916_Case-D</text:p>
          </table:table-cell>
          <table:table-cell office:value-type="string" calcext:value-type="string">
            <text:p>https://www.tme.eu/Document/7e2bdc20d22ab5b1a3ee9a944c4a8c29/TP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D106K035R0300</text:p>
          </table:table-cell>
          <table:table-cell office:value-type="string" calcext:value-type="string">
            <text:p>106 V</text:p>
          </table:table-cell>
          <table:table-cell office:value-type="string" calcext:value-type="string">
            <text:p>C1952977</text:p>
          </table:table-cell>
          <table:table-cell office:value-type="string" calcext:value-type="string">
            <text:p>581-TPSD106K035R03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PSD106K035R030</text:p>
          </table:table-cell>
          <table:table-cell office:value-type="string" calcext:value-type="string">
            <text:p>1432608</text:p>
          </table:table-cell>
          <table:table-cell office:value-type="string" calcext:value-type="string">
            <text:p>478-1775-1-ND</text:p>
          </table:table-cell>
          <table:table-cell office:value-type="string" calcext:value-type="string">
            <text:p>134598</text:p>
          </table:table-cell>
          <table:table-cell office:value-type="string" calcext:value-type="string">
            <text:p>17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5perc_C0G-NP0_Samsung.kicad_sym</text:p>
          </table:table-cell>
          <table:table-cell office:value-type="string" calcext:value-type="string">
            <text:p>22p, SMD 0805, 50V, 5%, C0G, Samsung</text:p>
          </table:table-cell>
          <table:table-cell office:value-type="string" calcext:value-type="string">
            <text:p>Capacitor ceramic MLCC, SMD 0805, 50V, 5%, C0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p/50V</text:p>
          </table:table-cell>
          <table:table-cell office:value-type="string" calcext:value-type="string">
            <text:p>SMD_Capacitor_NonPolarised_Generic:CAPC2012X60N_0805</text:p>
          </table:table-cell>
          <table:table-cell office:value-type="string" calcext:value-type="string">
            <text:p>https://www.tme.eu/Document/7da762c1dbaf553c64ad9c40d3603826/mlcc_samsung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04</text:p>
          </table:table-cell>
          <table:table-cell office:value-type="string" calcext:value-type="string">
            <text:p>187-CL21C220JBANN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>4539104</text:p>
          </table:table-cell>
          <table:table-cell table:number-columns-repeated="2" office:value-type="string" calcext:value-type="string">
            <text:p>1276-1047-1-ND</text:p>
          </table:table-cell>
          <table:table-cell office:value-type="string" calcext:value-type="string">
            <text:p>36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Analog_Microchip.kicad_sym</text:p>
          </table:table-cell>
          <table:table-cell office:value-type="string" calcext:value-type="string">
            <text:p>MCP41010-I/SN, SOIC8, Digital potentiometer SPI, 256 taps, 2.7-5.5V</text:p>
          </table:table-cell>
          <table:table-cell office:value-type="string" calcext:value-type="string">
            <text:p>Digital potentiometer, 2.7-5.5V, : -40Â°C to +85Â°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farnell.com/datasheets/186117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1010-I/S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7064</text:p>
          </table:table-cell>
          <table:table-cell office:value-type="string" calcext:value-type="string">
            <text:p>579-MCP41010-I/SN</text:p>
          </table:table-cell>
          <table:table-cell office:value-type="string" calcext:value-type="string">
            <text:p>628-3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CP41010-I/SN</text:p>
          </table:table-cell>
          <table:table-cell office:value-type="string" calcext:value-type="string">
            <text:p>9758607</text:p>
          </table:table-cell>
          <table:table-cell office:value-type="string" calcext:value-type="string">
            <text:p>MCP41010-I/SN-ND</text:p>
          </table:table-cell>
          <table:table-cell office:value-type="string" calcext:value-type="string">
            <text:p>50298</text:p>
          </table:table-cell>
          <table:table-cell office:value-type="string" calcext:value-type="string">
            <text:p>70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50V_10perc_X7R_SRPassives.kicad_sym</text:p>
          </table:table-cell>
          <table:table-cell office:value-type="string" calcext:value-type="string">
            <text:p>100n, THD 2.54mm, 50V, 10%, X7R, SRPassives</text:p>
          </table:table-cell>
          <table:table-cell office:value-type="string" calcext:value-type="string">
            <text:p>Capacitor ceramic MLCC, THD 2.54mm, 50V, 10%, X7R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THD_Capacitor_Generic:CAPRR254W50L381T254H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T-100N/50V-S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100N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50V_10perc_X7R_SRPassives.kicad_sym</text:p>
          </table:table-cell>
          <table:table-cell office:value-type="string" calcext:value-type="string">
            <text:p>2n2, THD 2.54mm, 50V, 10%, X7R, SRPassives</text:p>
          </table:table-cell>
          <table:table-cell office:value-type="string" calcext:value-type="string">
            <text:p>Capacitor ceramic MLCC, THD 2.54mm, 50V, 10%, X7R, CT4 Series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/5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B222K500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2N2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50V_10perc_X7R_SRPassives.kicad_sym</text:p>
          </table:table-cell>
          <table:table-cell office:value-type="string" calcext:value-type="string">
            <text:p>47n, THD 2.54mm, 50V, 10%, X7R, SRPassives</text:p>
          </table:table-cell>
          <table:table-cell office:value-type="string" calcext:value-type="string">
            <text:p>Capacitor ceramic MLCC, THD 2.54mm, 50V, 10%, X7R, CT4 Series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n/5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>https://www.tme.eu/Document/fa2074634c56a5d5a400b3d58e933b6f/CC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B473K500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47N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50V_5perc_C0G-NP0_SRPassives.kicad_sym</text:p>
          </table:table-cell>
          <table:table-cell office:value-type="string" calcext:value-type="string">
            <text:p>22p, THD 2.54mm, 50V, 5%, C0G/NP0, SRPassives</text:p>
          </table:table-cell>
          <table:table-cell office:value-type="string" calcext:value-type="string">
            <text:p>Capacitor ceramic MLCC, THD 2.54mm, 50V, 5%, C0G/NP0, CT4 Series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p/5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>https://www.tme.eu/Document/fa2074634c56a5d5a400b3d58e933b6f/CC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N220J500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22P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50V_5perc_C0G-NP0_SRPassives.kicad_sym</text:p>
          </table:table-cell>
          <table:table-cell office:value-type="string" calcext:value-type="string">
            <text:p>47p, THD 2.54mm, 50V, 5%, C0G/NP0, SRPassives</text:p>
          </table:table-cell>
          <table:table-cell office:value-type="string" calcext:value-type="string">
            <text:p>Capacitor ceramic MLCC, THD 2.54mm, 50V, 5%, C0G/NP0, CT4 Series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/5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>https://www.tme.eu/Document/fa2074634c56a5d5a400b3d58e933b6f/CCT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N470J500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47P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Tantal_SMD_1206_6.3V_10perc_Generic.kicad_sym</text:p>
          </table:table-cell>
          <table:table-cell office:value-type="string" calcext:value-type="string">
            <text:p>22u, SMD 1206, 6.3V, 10%, Generic</text:p>
          </table:table-cell>
          <table:table-cell office:value-type="string" calcext:value-type="string">
            <text:p>Capacitor Tantal</text:p>
          </table:table-cell>
          <table:table-cell office:value-type="string" calcext:value-type="string">
            <text:p>TCAP,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u/6.3V</text:p>
          </table:table-cell>
          <table:table-cell office:value-type="string" calcext:value-type="string">
            <text:p>SMD_Capacitor_Polarised_Generic:CAPCP3216X170N_1206_Case-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0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Elyt_SMD_16V_20perc_SC-Series_Samwha.kicad_sym</text:p>
          </table:table-cell>
          <table:table-cell office:value-type="string" calcext:value-type="string">
            <text:p>47u, SMD, 16V, +/-20%, Samwha</text:p>
          </table:table-cell>
          <table:table-cell office:value-type="string" calcext:value-type="string">
            <text:p>Capacitor electrolytic, SMD, 16V, 1000Hrs @85Â°C, SC Series, Samwha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SMD_Capacitor_Elyt_Panasonic:CAPAE430X580N_Panasonic-B</text:p>
          </table:table-cell>
          <table:table-cell office:value-type="string" calcext:value-type="string">
            <text:p>https://www.tme.eu/Document/aac1e387ce18b346062dc6a9fcbcf88f/s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wha</text:p>
          </table:table-cell>
          <table:table-cell office:value-type="string" calcext:value-type="string">
            <text:p>SC1C476M05005VR</text:p>
          </table:table-cell>
          <table:table-cell office:value-type="string" calcext:value-type="string">
            <text:p>47 16V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SC1C476M05005VR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IDC_ConnFly.kicad_sym</text:p>
          </table:table-cell>
          <table:table-cell office:value-type="string" calcext:value-type="string">
            <text:p>DS1011-10SBSIB7-B, THD, IDC_2x5 Pin, RM2.54mm, With LongLatch, Connfl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C_2x5 Pin</text:p>
          </table:table-cell>
          <table:table-cell office:value-type="string" calcext:value-type="string">
            <text:p>THD_Connector_IDC_Generic:HDRV10W64P254H2800N_2X5_LongLatches-DIN41651</text:p>
          </table:table-cell>
          <table:table-cell office:value-type="string" calcext:value-type="string">
            <text:p>https://www.tme.eu/Document/a911e76bcf9b13f23ffda9abd299f5e3/DS1011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11-10SBSIB7-B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AWP-10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FASTON_Generic.kicad_sym</text:p>
          </table:table-cell>
          <table:table-cell office:value-type="string" calcext:value-type="string">
            <text:p>Faston Pin 1x1, THD, 4.8, Vertical, Generic</text:p>
          </table:table-cell>
          <table:table-cell office:value-type="string" calcext:value-type="string">
            <text:p>Faston Pin 1x1, Male, 4.8x0.8mm, L:12.8mm, Vertical, Generic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ston 4.8</text:p>
          </table:table-cell>
          <table:table-cell office:value-type="string" calcext:value-type="string">
            <text:p>THD_Terminal-Faston_Generic:1p Faston Male PCB 4.8 Vertical</text:p>
          </table:table-cell>
          <table:table-cell office:value-type="string" calcext:value-type="string">
            <text:p>https://www.soselectronic.com/sk/products/various/fin48-p-653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IN48-P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6539</text:p>
          </table:table-cell>
          <table:table-cell office:value-type="string" calcext:value-type="string">
            <text:p>48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16V_10perc_X7R_Samsung.kicad_sym</text:p>
          </table:table-cell>
          <table:table-cell office:value-type="string" calcext:value-type="string">
            <text:p>22n, SMD 0603, 50V, 10%, X7R, Samsung</text:p>
          </table:table-cell>
          <table:table-cell office:value-type="string" calcext:value-type="string">
            <text:p>Capacitor ceramic MLCC, SMD 0603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4a42202b32dab16128fe107dd69598cc/samsung-chip-cap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1122</text:p>
          </table:table-cell>
          <table:table-cell office:value-type="string" calcext:value-type="string">
            <text:p>187-CL10B223KB8NNNC</text:p>
          </table:table-cell>
          <table:table-cell office:value-type="string" calcext:value-type="string">
            <text:p>766-5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>3013425</text:p>
          </table:table-cell>
          <table:table-cell office:value-type="string" calcext:value-type="string">
            <text:p>1276-1104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16V_10perc_X7R_Samsung.kicad_sym</text:p>
          </table:table-cell>
          <table:table-cell office:value-type="string" calcext:value-type="string">
            <text:p>470n, SMD 0603, 16V, 10%, X7R, Samsung</text:p>
          </table:table-cell>
          <table:table-cell office:value-type="string" calcext:value-type="string">
            <text:p>Capacitor ceramic MLCC, SMD 0603, 16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n/16V</text:p>
          </table:table-cell>
          <table:table-cell office:value-type="string" calcext:value-type="string">
            <text:p>SMD_Capacitor_NonPolarised_Generic:CAPC1608X90N_0603</text:p>
          </table:table-cell>
          <table:table-cell office:value-type="string" calcext:value-type="string">
            <text:p>https://media.digikey.com/pdf/Data%20Sheets/Samsung%20PDFs/CL10B104KB8NNNC_Spe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5526</text:p>
          </table:table-cell>
          <table:table-cell office:value-type="string" calcext:value-type="string">
            <text:p>187-CL10B474KO8NNNC</text:p>
          </table:table-cell>
          <table:table-cell office:value-type="string" calcext:value-type="string">
            <text:p>766-4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3013435</text:p>
          </table:table-cell>
          <table:table-cell office:value-type="string" calcext:value-type="string">
            <text:p>1276-1062-1-ND</text:p>
          </table:table-cell>
          <table:table-cell office:value-type="string" calcext:value-type="string">
            <text:p>31031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16V_10perc_X7R_Samsung.kicad_sym</text:p>
          </table:table-cell>
          <table:table-cell office:value-type="string" calcext:value-type="string">
            <text:p>6n8, SMD 0603, 50V, 10%, X7R, Samsung</text:p>
          </table:table-cell>
          <table:table-cell office:value-type="string" calcext:value-type="string">
            <text:p>Capacitor ceramic MLCC, SMD 0603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n8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4a42202b32dab16128fe107dd69598cc/samsung-chip-cap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682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723</text:p>
          </table:table-cell>
          <table:table-cell office:value-type="string" calcext:value-type="string">
            <text:p>187-CL10B682KB8NN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10B682KB8NN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6-1185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Capacitor_Ceramic_SMD_1206_50V_10perc_X7R_Murata.kicad_sym</text:p>
          </table:table-cell>
          <table:table-cell office:value-type="string" calcext:value-type="string">
            <text:p>2u2, SMD 1206, 50V, 10%, X7R, Murata</text:p>
          </table:table-cell>
          <table:table-cell office:value-type="string" calcext:value-type="string">
            <text:p>Capacitor ceramic MLCC, SMD 1206, 50V, 10%, X7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u2/50V</text:p>
          </table:table-cell>
          <table:table-cell office:value-type="string" calcext:value-type="string">
            <text:p>SMD_Capacitor_NonPolarised_Generic:CAPC3216X160N_1206</text:p>
          </table:table-cell>
          <table:table-cell office:value-type="string" calcext:value-type="string">
            <text:p>https://search.murata.co.jp/Ceramy/image/img/A01X/G101/ENG/GRM31CR71H225KA88-0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H225KA88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7095</text:p>
          </table:table-cell>
          <table:table-cell office:value-type="string" calcext:value-type="string">
            <text:p>81-GRM31CR71H225KA8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1-GRM31CR71H225KA88</text:p>
          </table:table-cell>
          <table:table-cell office:value-type="string" calcext:value-type="string">
            <text:p>1797017</text:p>
          </table:table-cell>
          <table:table-cell office:value-type="string" calcext:value-type="string">
            <text:p>490-3367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Elyt_THD1.50_50V_20perc_85C_SRPassives.kicad_sym</text:p>
          </table:table-cell>
          <table:table-cell office:value-type="string" calcext:value-type="string">
            <text:p>1u, THD 1.5, 50V, +/-20%, SRPassives</text:p>
          </table:table-cell>
          <table:table-cell office:value-type="string" calcext:value-type="string">
            <text:p>Capacitor electrolytic, THD 1.50mm, 50V, 20%, 105Â°C, SR Passives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THD_Capacitor_Generic:CAPPRD150W45D400H7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E-1/50S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E-1/50S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Fischer.kicad_sym</text:p>
          </table:table-cell>
          <table:table-cell office:value-type="string" calcext:value-type="string">
            <text:p>BL 5 3, THD, 1x3 pin, 2.54mm, h{colon}7.0mm, Precise, Female, Fischer</text:p>
          </table:table-cell>
          <table:table-cell office:value-type="string" calcext:value-type="string">
            <text:p>Header Female, 1x3 pin, 2.54, Precise, H: 7mm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 5 3</text:p>
          </table:table-cell>
          <table:table-cell office:value-type="string" calcext:value-type="string">
            <text:p>THD_Header_Fischer:HDRV3W64P254H700N_1X3_PADC+R_140_140H90_FEMALE</text:p>
          </table:table-cell>
          <table:table-cell office:value-type="string" calcext:value-type="string">
            <text:p>https://cdn.soselectronic.com/productdata/c0/f5/5197cb75/bl5-18-z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L 5 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L5.03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8771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2B-PH-K-S, THD, 1x2 Pin, RM2.0mm, Vertical, Male, JST</text:p>
          </table:table-cell>
          <table:table-cell office:value-type="string" calcext:value-type="string">
            <text:p>Connector Header, 1x2 pin, 2.0mm, Vertical, Male, White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2B-PH-K-S</text:p>
          </table:table-cell>
          <table:table-cell office:value-type="string" calcext:value-type="string">
            <text:p>THD_Header_JST:HDRV2W50P200H60N_B2B-PH-K-S_JST</text:p>
          </table:table-cell>
          <table:table-cell office:value-type="string" calcext:value-type="string">
            <text:p>https://www.jst-mfg.com/product/pdf/eng/eP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337</text:p>
          </table:table-cell>
          <table:table-cell office:value-type="string" calcext:value-type="string">
            <text:p>306-B2BPHKSLFSNPP</text:p>
          </table:table-cell>
          <table:table-cell office:value-type="string" calcext:value-type="string">
            <text:p>820-1422</text:p>
          </table:table-cell>
          <table:table-cell office:value-type="string" calcext:value-type="string">
            <text:p>143-01-944</text:p>
          </table:table-cell>
          <table:table-cell office:value-type="string" calcext:value-type="string">
            <text:p>B2B-PH-K-S</text:p>
          </table:table-cell>
          <table:table-cell office:value-type="string" calcext:value-type="string">
            <text:p>9491856</text:p>
          </table:table-cell>
          <table:table-cell office:value-type="string" calcext:value-type="string">
            <text:p>455-1704-ND</text:p>
          </table:table-cell>
          <table:table-cell office:value-type="string" calcext:value-type="string">
            <text:p>808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2B-XH-A, THD, 1x2 Pin, RM2.5mm, Vertical, Male, JST</text:p>
          </table:table-cell>
          <table:table-cell office:value-type="string" calcext:value-type="string">
            <text:p>Connector Header, 1x2 pin, 2.5mm, Vertical, White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2B-XH-A</text:p>
          </table:table-cell>
          <table:table-cell office:value-type="string" calcext:value-type="string">
            <text:p>THD_Header_JST:HDRV2W64P250H70N_B2B-XH-A_JST</text:p>
          </table:table-cell>
          <table:table-cell office:value-type="string" calcext:value-type="string">
            <text:p>https://www.jst-mfg.com/product/pdf/eng/eX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XH-A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8012</text:p>
          </table:table-cell>
          <table:table-cell office:value-type="string" calcext:value-type="string">
            <text:p>306-B2BXHALFSNP</text:p>
          </table:table-cell>
          <table:table-cell office:value-type="string" calcext:value-type="string">
            <text:p>820-1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2B-XH-A</text:p>
          </table:table-cell>
          <table:table-cell office:value-type="string" calcext:value-type="string">
            <text:p>1516276</text:p>
          </table:table-cell>
          <table:table-cell office:value-type="string" calcext:value-type="string">
            <text:p>455-B2B-XH-A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3B-PH-K-S, THD, 1x3 Pin, RM2.0mm, Vertical, Male, JST</text:p>
          </table:table-cell>
          <table:table-cell office:value-type="string" calcext:value-type="string">
            <text:p>Connector Header, 1x3 pin, 2.5mm, Vertical, White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3B-PH-K-S</text:p>
          </table:table-cell>
          <table:table-cell office:value-type="string" calcext:value-type="string">
            <text:p>THD_Header_JST:HDRV3W50P200H60N_B3B-PH-K-S_JST</text:p>
          </table:table-cell>
          <table:table-cell office:value-type="string" calcext:value-type="string">
            <text:p>https://www.jst-mfg.com/product/pdf/eng/eP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3B-PH-K-S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339</text:p>
          </table:table-cell>
          <table:table-cell office:value-type="string" calcext:value-type="string">
            <text:p>306-B3BPHKSLFSNP</text:p>
          </table:table-cell>
          <table:table-cell office:value-type="string" calcext:value-type="string">
            <text:p>172-4899</text:p>
          </table:table-cell>
          <table:table-cell office:value-type="string" calcext:value-type="string">
            <text:p>143-01-945</text:p>
          </table:table-cell>
          <table:table-cell office:value-type="string" calcext:value-type="string">
            <text:p>B3B-PH-K-S</text:p>
          </table:table-cell>
          <table:table-cell office:value-type="string" calcext:value-type="string">
            <text:p>9492429</text:p>
          </table:table-cell>
          <table:table-cell office:value-type="string" calcext:value-type="string">
            <text:p>455-1705-ND</text:p>
          </table:table-cell>
          <table:table-cell office:value-type="string" calcext:value-type="string">
            <text:p>15605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3B-XH-A, THD, 1x3 Pin, RM2.5mm, Vertical, Male, JST</text:p>
          </table:table-cell>
          <table:table-cell office:value-type="string" calcext:value-type="string">
            <text:p>Connector Header, 1x3 pin, 2.5mm, Vertical, White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3B-XH-A</text:p>
          </table:table-cell>
          <table:table-cell office:value-type="string" calcext:value-type="string">
            <text:p>THD_Header_JST:HDRV3W64P250H70N_B3B-XH-A_JST</text:p>
          </table:table-cell>
          <table:table-cell office:value-type="string" calcext:value-type="string">
            <text:p>https://www.jst-mfg.com/product/pdf/eng/eX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3B-XH-A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44394</text:p>
          </table:table-cell>
          <table:table-cell office:value-type="string" calcext:value-type="string">
            <text:p>306-B3BXHALFSNP</text:p>
          </table:table-cell>
          <table:table-cell office:value-type="string" calcext:value-type="string">
            <text:p>820-1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3B-XH-A</text:p>
          </table:table-cell>
          <table:table-cell office:value-type="string" calcext:value-type="string">
            <text:p>1516277</text:p>
          </table:table-cell>
          <table:table-cell office:value-type="string" calcext:value-type="string">
            <text:p>455-2248-ND</text:p>
          </table:table-cell>
          <table:table-cell office:value-type="string" calcext:value-type="string">
            <text:p>471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4B-PH-K-S, THD, 1x4 Pin, RM2.0mm, Vertical, Male, JST</text:p>
          </table:table-cell>
          <table:table-cell office:value-type="string" calcext:value-type="string">
            <text:p>Connector Header, 1x4 pin, 2.0mm, Vertical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THD_Header_JST:HDRV4W50P200H60N_B4B-PH-K-S_JST</text:p>
          </table:table-cell>
          <table:table-cell office:value-type="string" calcext:value-type="string">
            <text:p>https://www.jst-mfg.com/product/pdf/eng/eP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334</text:p>
          </table:table-cell>
          <table:table-cell office:value-type="string" calcext:value-type="string">
            <text:p>306-B4BPHKSLFSNPP</text:p>
          </table:table-cell>
          <table:table-cell office:value-type="string" calcext:value-type="string">
            <text:p>820-1434</text:p>
          </table:table-cell>
          <table:table-cell office:value-type="string" calcext:value-type="string">
            <text:p>143-01-946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9492437</text:p>
          </table:table-cell>
          <table:table-cell office:value-type="string" calcext:value-type="string">
            <text:p>455-1706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4B-XH-A, THD, 1x4 Pin, RM2.5mm, Vertical, Male, JST</text:p>
          </table:table-cell>
          <table:table-cell office:value-type="string" calcext:value-type="string">
            <text:p>Connector Header, 1x4 pin, 2.5mm, Vertical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4B-XH-A</text:p>
          </table:table-cell>
          <table:table-cell office:value-type="string" calcext:value-type="string">
            <text:p>THD_Header_JST:HDRV4W64P250H70N_B4B-XH-A_JST</text:p>
          </table:table-cell>
          <table:table-cell office:value-type="string" calcext:value-type="string">
            <text:p>https://www.jst-mfg.com/product/pdf/eng/eX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XH-A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44395</text:p>
          </table:table-cell>
          <table:table-cell office:value-type="string" calcext:value-type="string">
            <text:p>306-B4BXHALFSN</text:p>
          </table:table-cell>
          <table:table-cell office:value-type="string" calcext:value-type="string">
            <text:p>820-1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4B-XH-A</text:p>
          </table:table-cell>
          <table:table-cell office:value-type="string" calcext:value-type="string">
            <text:p>1516278</text:p>
          </table:table-cell>
          <table:table-cell office:value-type="string" calcext:value-type="string">
            <text:p>455-B4B-XH-A-ND</text:p>
          </table:table-cell>
          <table:table-cell office:value-type="string" calcext:value-type="string">
            <text:p>266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5B-PH-K-S, THD, 1x5 Pin, RM2.0mm, Vertical, Male, JST</text:p>
          </table:table-cell>
          <table:table-cell office:value-type="string" calcext:value-type="string">
            <text:p>Connector Header, 1x5 pin, 2.5mm, Vertical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5B-PH-K-S</text:p>
          </table:table-cell>
          <table:table-cell office:value-type="string" calcext:value-type="string">
            <text:p>THD_Header_JST:HDRV5W50P200H60N_B5B-PH-K-S_JST</text:p>
          </table:table-cell>
          <table:table-cell office:value-type="string" calcext:value-type="string">
            <text:p>https://www.jst-mfg.com/product/pdf/eng/eP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5B-PH-K-S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339</text:p>
          </table:table-cell>
          <table:table-cell office:value-type="string" calcext:value-type="string">
            <text:p>306-B5BPHKSLFSNP</text:p>
          </table:table-cell>
          <table:table-cell office:value-type="string" calcext:value-type="string">
            <text:p>172-4933</text:p>
          </table:table-cell>
          <table:table-cell office:value-type="string" calcext:value-type="string">
            <text:p>143-01-947</text:p>
          </table:table-cell>
          <table:table-cell office:value-type="string" calcext:value-type="string">
            <text:p>B5B-PH-K-S</text:p>
          </table:table-cell>
          <table:table-cell office:value-type="string" calcext:value-type="string">
            <text:p>9492445</text:p>
          </table:table-cell>
          <table:table-cell office:value-type="string" calcext:value-type="string">
            <text:p>455-1707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JST.kicad_sym</text:p>
          </table:table-cell>
          <table:table-cell office:value-type="string" calcext:value-type="string">
            <text:p>B5B-XH-A, THD, 1x5 Pin, RM2.5mm, Vertical, Male, JST</text:p>
          </table:table-cell>
          <table:table-cell office:value-type="string" calcext:value-type="string">
            <text:p>Connector Header, 1x5 pin, 2.5mm, Vertical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5B-XH-A</text:p>
          </table:table-cell>
          <table:table-cell office:value-type="string" calcext:value-type="string">
            <text:p>THD_Header_JST:HDRV5W64P250H70N_B5B-XH-A_JST</text:p>
          </table:table-cell>
          <table:table-cell office:value-type="string" calcext:value-type="string">
            <text:p>https://www.jst-mfg.com/product/pdf/eng/eXH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5B-XH-A(LF)(SN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57991</text:p>
          </table:table-cell>
          <table:table-cell office:value-type="string" calcext:value-type="string">
            <text:p>306-B5BXHALFSN</text:p>
          </table:table-cell>
          <table:table-cell office:value-type="string" calcext:value-type="string">
            <text:p>820-15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5B-XH-A</text:p>
          </table:table-cell>
          <table:table-cell office:value-type="string" calcext:value-type="string">
            <text:p>1516281</text:p>
          </table:table-cell>
          <table:table-cell office:value-type="string" calcext:value-type="string">
            <text:p>455-B5B-XH-A-ND</text:p>
          </table:table-cell>
          <table:table-cell office:value-type="string" calcext:value-type="string">
            <text:p>351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Interface_Maxim.kicad_sym</text:p>
          </table:table-cell>
          <table:table-cell office:value-type="string" calcext:value-type="string">
            <text:p>MAX3485ESA+T, SO-8, 485/422 Transceiver, 10Mbps, 3.0-3.6V, Maxim</text:p>
          </table:table-cell>
          <table:table-cell office:value-type="string" calcext:value-type="string">
            <text:p>3.0-3.6V, SMD, SO-8, up to 10 Mbps RS-485/RS-422 transceiver, -40 to 85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X3485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farnell.com/datasheets/200206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485ESA+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148</text:p>
          </table:table-cell>
          <table:table-cell office:value-type="string" calcext:value-type="string">
            <text:p>700-MAX3485ESA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AX3485ESA+T</text:p>
          </table:table-cell>
          <table:table-cell office:value-type="string" calcext:value-type="string">
            <text:p>2512103</text:p>
          </table:table-cell>
          <table:table-cell office:value-type="string" calcext:value-type="string">
            <text:p>MAX3485ESA+TCT-ND</text:p>
          </table:table-cell>
          <table:table-cell office:value-type="string" calcext:value-type="string">
            <text:p>5294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Interface_TI.kicad_sym</text:p>
          </table:table-cell>
          <table:table-cell office:value-type="string" calcext:value-type="string">
            <text:p>SN65HVD1780D, SO8, 485/422 Transceiver, 3.3-5V, 115kbps, TI</text:p>
          </table:table-cell>
          <table:table-cell office:value-type="string" calcext:value-type="string">
            <text:p>3.3-5V, 115 kbps RS-485/RS-422 transceiver Fault Protected, -40 to 105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N65HVD1780D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ti.com/lit/ds/symlink/sn65hvd17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65HVD1780D</text:p>
          </table:table-cell>
          <table:table-cell office:value-type="string" calcext:value-type="string">
            <text:p>VP1780</text:p>
          </table:table-cell>
          <table:table-cell office:value-type="string" calcext:value-type="string">
            <text:p>C39556</text:p>
          </table:table-cell>
          <table:table-cell office:value-type="string" calcext:value-type="string">
            <text:p>595-SN65HVD1780D</text:p>
          </table:table-cell>
          <table:table-cell office:value-type="string" calcext:value-type="string">
            <text:p>709-3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N65HVD1780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6-26339-5-ND</text:p>
          </table:table-cell>
          <table:table-cell office:value-type="string" calcext:value-type="string">
            <text:p>T550302</text:p>
          </table:table-cell>
          <table:table-cell office:value-type="string" calcext:value-type="string">
            <text:p>127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Interface_TI.kicad_sym</text:p>
          </table:table-cell>
          <table:table-cell office:value-type="string" calcext:value-type="string">
            <text:p>SN75176BDR, SO8, 485/422 Transceiver, 5V, 10Mbps, TI</text:p>
          </table:table-cell>
          <table:table-cell office:value-type="string" calcext:value-type="string">
            <text:p>5V, SMD, SO-8, ST, 10 Mbps RS-485/RS-422 transceiver, 0 to 70 Â°C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N75176BDR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ti.com/lit/ds/symlink/sn75176b.pdf?ts=1723213210184&amp;ref_url=https%253A%252F%252Fwww.ti.com%252Fsitesearch%252Fen-us%252Fdocs%252Funiversalsearch.tsp%253FlangPref%253Den-US%2526nr%253D15%2526searchTerm%253DSN75176BD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5176BDR</text:p>
          </table:table-cell>
          <table:table-cell office:value-type="string" calcext:value-type="string">
            <text:p>75176B</text:p>
          </table:table-cell>
          <table:table-cell office:value-type="string" calcext:value-type="string">
            <text:p>C7063</text:p>
          </table:table-cell>
          <table:table-cell office:value-type="string" calcext:value-type="string">
            <text:p>595-SN75176BDR</text:p>
          </table:table-cell>
          <table:table-cell office:value-type="string" calcext:value-type="string">
            <text:p>526-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N75176BDR</text:p>
          </table:table-cell>
          <table:table-cell office:value-type="string" calcext:value-type="string">
            <text:p>3007055</text:p>
          </table:table-cell>
          <table:table-cell office:value-type="string" calcext:value-type="string">
            <text:p>296-1275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Module_Power_Traco.kicad_sym</text:p>
          </table:table-cell>
          <table:table-cell office:value-type="string" calcext:value-type="string">
            <text:p>TME0303S, 3.0 -{gt} 3.0V, 1W, 260mA, Traco</text:p>
          </table:table-cell>
          <table:table-cell office:value-type="string" calcext:value-type="string">
            <text:p>DC/DC Converter, 3V to 3V, 1W, 260mA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ME0303S</text:p>
          </table:table-cell>
          <table:table-cell office:value-type="string" calcext:value-type="string">
            <text:p>THD_Module_Power_Traco:SIP1150W50P254L610H1020Q4_TRACO_TME</text:p>
          </table:table-cell>
          <table:table-cell office:value-type="string" calcext:value-type="string">
            <text:p>https://www.tme.eu/Document/ecc45a2bcbf6e1314ca25a1f4efc1d56/TME-SERIES-EN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raco</text:p>
          </table:table-cell>
          <table:table-cell office:value-type="string" calcext:value-type="string">
            <text:p>TME0303S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ME0303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lay_TE.kicad_sym</text:p>
          </table:table-cell>
          <table:table-cell office:value-type="string" calcext:value-type="string">
            <text:p>OJE-SH-124DM,000, THD, SPST-NO, 24V, 5A, TE</text:p>
          </table:table-cell>
          <table:table-cell office:value-type="string" calcext:value-type="string">
            <text:p>Relay THD, SPST-NO, 24VDC, 5A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JE-SH-124DM,000</text:p>
          </table:table-cell>
          <table:table-cell office:value-type="string" calcext:value-type="string">
            <text:p>THD_Relay_TE:OJxxxx_TE</text:p>
          </table:table-cell>
          <table:table-cell office:value-type="string" calcext:value-type="string">
            <text:p>https://www.mouser.sk/datasheet/2/418/5/te_ENG_DS_OJ_OJE_series_relay_data_sheet_E_0412-1210634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461400-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77-OJE-SH-124D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21-276</text:p>
          </table:table-cell>
          <table:table-cell office:value-type="string" calcext:value-type="string">
            <text:p>OJESH124DM000-0</text:p>
          </table:table-cell>
          <table:table-cell office:value-type="string" calcext:value-type="string">
            <text:p>1891657</text:p>
          </table:table-cell>
          <table:table-cell office:value-type="string" calcext:value-type="string">
            <text:p>PB877-ND</text:p>
          </table:table-cell>
          <table:table-cell office:value-type="string" calcext:value-type="string">
            <text:p>T115406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0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0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0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13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3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69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69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k2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1k5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2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22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226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27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2M2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470R, SMD 0603, 0.1W, 1%</text:p>
          </table:table-cell>
          <table:table-cell office:value-type="string" calcext:value-type="string">
            <text:p>Resistor, SMD 0603, 0.1W, 1%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14669</text:p>
          </table:table-cell>
          <table:table-cell office:value-type="string" calcext:value-type="string">
            <text:p>603-RC0603FR-07470RL</text:p>
          </table:table-cell>
          <table:table-cell office:value-type="string" calcext:value-type="string">
            <text:p>199-5575</text:p>
          </table:table-cell>
          <table:table-cell office:value-type="string" calcext:value-type="string">
            <text:p>302-13-921</text:p>
          </table:table-cell>
          <table:table-cell office:value-type="string" calcext:value-type="string">
            <text:p>RC0603FR-07470R</text:p>
          </table:table-cell>
          <table:table-cell office:value-type="string" calcext:value-type="string">
            <text:p>9238441</text:p>
          </table:table-cell>
          <table:table-cell office:value-type="string" calcext:value-type="string">
            <text:p>311-470HRCT-ND</text:p>
          </table:table-cell>
          <table:table-cell office:value-type="string" calcext:value-type="string">
            <text:p>447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47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5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8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1W_1perc_100ppm_Yageo.kicad_sym</text:p>
          </table:table-cell>
          <table:table-cell office:value-type="string" calcext:value-type="string">
            <text:p>825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5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5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10R, SMD 0603, 0.1W, 100ppm, 1%</text:p>
          </table:table-cell>
          <table:table-cell office:value-type="string" calcext:value-type="string">
            <text:p>Resistor, SMD 0603, 0.1W, 1%, 100ppm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R0FK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091419</text:p>
          </table:table-cell>
          <table:table-cell office:value-type="string" calcext:value-type="string">
            <text:p>71-CRCW0603-1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RCW060310R0FKTABC</text:p>
          </table:table-cell>
          <table:table-cell office:value-type="string" calcext:value-type="string">
            <text:p>1652831</text:p>
          </table:table-cell>
          <table:table-cell office:value-type="string" calcext:value-type="string">
            <text:p>541-2983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10k, SMD 0603, 0.1W, 100ppm, 1%</text:p>
          </table:table-cell>
          <table:table-cell office:value-type="string" calcext:value-type="string">
            <text:p>Resistor, SMD 0603, 0.1W, 1%, 100ppm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4918</text:p>
          </table:table-cell>
          <table:table-cell office:value-type="string" calcext:value-type="string">
            <text:p>71-CRCW0603-10K-E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0-59-729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1469748</text:p>
          </table:table-cell>
          <table:table-cell office:value-type="string" calcext:value-type="string">
            <text:p>541-10.0KH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120R, SMD 0603, 0.1W, 100ppm, 1%</text:p>
          </table:table-cell>
          <table:table-cell office:value-type="string" calcext:value-type="string">
            <text:p>Resistor, SMD 0603, 0.1W, 1%, 100ppm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20RFKTAB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1-CRCW0603-1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RCW0603120RFKTAB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1k, SMD 0603, 0.1W, 100ppm, 1%</text:p>
          </table:table-cell>
          <table:table-cell office:value-type="string" calcext:value-type="string">
            <text:p>Resistor, SMD 0603, 0.1W, 100ppm, 1%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00FK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187897</text:p>
          </table:table-cell>
          <table:table-cell office:value-type="string" calcext:value-type="string">
            <text:p>71-CRCW0603-1.0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RCW06031K00FKTABC</text:p>
          </table:table-cell>
          <table:table-cell office:value-type="string" calcext:value-type="string">
            <text:p>1652848</text:p>
          </table:table-cell>
          <table:table-cell office:value-type="string" calcext:value-type="string">
            <text:p>541-2987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1k6, SMD 0603, 0.1W, 100ppm, 1%</text:p>
          </table:table-cell>
          <table:table-cell office:value-type="string" calcext:value-type="string">
            <text:p>Resistor, SMD 0603, 0.1W, 100ppm, 1%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6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60FK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290477</text:p>
          </table:table-cell>
          <table:table-cell office:value-type="string" calcext:value-type="string">
            <text:p>71-CRCW0603-1.6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RCW06031K60FKTAB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41-CRCW06031K60FKTA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3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220R, SMD 0603, 0.1W, 100ppm, 1%</text:p>
          </table:table-cell>
          <table:table-cell office:value-type="string" calcext:value-type="string">
            <text:p>Resistor, SMD 0603, 0.1W, 100ppm, 1%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220RFKTAB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019889</text:p>
          </table:table-cell>
          <table:table-cell office:value-type="string" calcext:value-type="string">
            <text:p>71-CRCW0603-220</text:p>
          </table:table-cell>
          <table:table-cell office:value-type="string" calcext:value-type="string">
            <text:p>678-9995</text:p>
          </table:table-cell>
          <table:table-cell office:value-type="string" calcext:value-type="string">
            <text:p>160-59-689</text:p>
          </table:table-cell>
          <table:table-cell office:value-type="string" calcext:value-type="string">
            <text:p>CRCW0603220RFKTABC</text:p>
          </table:table-cell>
          <table:table-cell office:value-type="string" calcext:value-type="string">
            <text:p>4139601</text:p>
          </table:table-cell>
          <table:table-cell office:value-type="string" calcext:value-type="string">
            <text:p>541-CRCW0603220RFKTA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470R, SMD 0603, 0.1W, 100ppm, 1%</text:p>
          </table:table-cell>
          <table:table-cell office:value-type="string" calcext:value-type="string">
            <text:p>Resistor, SMD 0603, 0.1W, 100ppm, 1%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470RFK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54797</text:p>
          </table:table-cell>
          <table:table-cell office:value-type="string" calcext:value-type="string">
            <text:p>71-CRCW0603-47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39702</text:p>
          </table:table-cell>
          <table:table-cell office:value-type="string" calcext:value-type="string">
            <text:p>541-CRCW0603470RFKTA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1perc_Vishay.kicad_sym</text:p>
          </table:table-cell>
          <table:table-cell office:value-type="string" calcext:value-type="string">
            <text:p>49R9, SMD 0603, 0.1W, 100ppm, 1%</text:p>
          </table:table-cell>
          <table:table-cell office:value-type="string" calcext:value-type="string">
            <text:p>Resistor, SMD 0603, 0.1W, 100ppm, 1%, Vishay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9R9/1%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49R9F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4930</text:p>
          </table:table-cell>
          <table:table-cell office:value-type="string" calcext:value-type="string">
            <text:p>71-CRCW0603-49.9-E3</text:p>
          </table:table-cell>
          <table:table-cell office:value-type="string" calcext:value-type="string">
            <text:p>679-0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RCW060349R9FK</text:p>
          </table:table-cell>
          <table:table-cell office:value-type="string" calcext:value-type="string">
            <text:p>1469817</text:p>
          </table:table-cell>
          <table:table-cell office:value-type="string" calcext:value-type="string">
            <text:p>541-49.9H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2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603_0.1W_5perc_Yageo.kicad_sym</text:p>
          </table:table-cell>
          <table:table-cell office:value-type="string" calcext:value-type="string">
            <text:p>0R, SMD 0603, 0.1W, 0.5%</text:p>
          </table:table-cell>
          <table:table-cell office:value-type="string" calcext:value-type="string">
            <text:p>Resistor Jumper, SMD 0603, 0.1W, 0.5%,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>https://www.tme.eu/Document/d2a72e545e5c8eb7bf2a04fa97535928/rc0603yageo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5177</text:p>
          </table:table-cell>
          <table:table-cell office:value-type="string" calcext:value-type="string">
            <text:p>0603-RC0603JR-070R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C0603JR-070R</text:p>
          </table:table-cell>
          <table:table-cell office:value-type="string" calcext:value-type="string">
            <text:p>9233130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396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5perc_Yageo.kicad_sym</text:p>
          </table:table-cell>
          <table:table-cell office:value-type="string" calcext:value-type="string">
            <text:p>10k, SMD 0603, 0.1W, 100ppm, 5%</text:p>
          </table:table-cell>
          <table:table-cell office:value-type="string" calcext:value-type="string">
            <text:p>Resistor, SMD 0603, 0.1W, 100ppm, 5%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>https://www.tme.eu/Document/d2a72e545e5c8eb7bf2a04fa97535928/rc0603yageo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1310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969570</text:p>
          </table:table-cell>
          <table:table-cell office:value-type="string" calcext:value-type="string">
            <text:p>603-AC0603JR-1310K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C0603JR-1310KL</text:p>
          </table:table-cell>
          <table:table-cell office:value-type="string" calcext:value-type="string">
            <text:p>4148577</text:p>
          </table:table-cell>
          <table:table-cell office:value-type="string" calcext:value-type="string">
            <text:p>13-AC0603JR-1310KL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0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0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0M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7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2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2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2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3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4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5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5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8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8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8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8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M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7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k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k5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k6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6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1k8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0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2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2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2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4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7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4k9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k9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6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6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7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7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7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7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M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R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R4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4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R7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7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05,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k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k4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4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2k7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0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3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2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3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3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3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3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9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9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9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9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R3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R9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9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k3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k6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3k9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47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47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47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47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4k7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11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1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1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1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8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6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6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6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M1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M1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M6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M6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k1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5k6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2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8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8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M8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M8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R8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R8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6k8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75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6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75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820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82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82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8R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R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8k2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910R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R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91k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1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1perc_Generic.kicad_sym</text:p>
          </table:table-cell>
          <table:table-cell office:value-type="string" calcext:value-type="string">
            <text:p>9k1, SMD 0805, 0.125W, 1%</text:p>
          </table:table-cell>
          <table:table-cell office:value-type="string" calcext:value-type="string">
            <text:p>Resistor, SMD 0805, 0.125W, 1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/1%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5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0R Jumper, SMD 0805, 2A, 5%, 200ppm, Thick Film, AC Series</text:p>
          </table:table-cell>
          <table:table-cell office:value-type="string" calcext:value-type="string">
            <text:p>Resistor, SMD 0805, 2A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44539</text:p>
          </table:table-cell>
          <table:table-cell office:value-type="string" calcext:value-type="string">
            <text:p>603-AC0805JR-070RL</text:p>
          </table:table-cell>
          <table:table-cell office:value-type="string" calcext:value-type="string">
            <text:p>197-8210</text:p>
          </table:table-cell>
          <table:table-cell office:value-type="string" calcext:value-type="string">
            <text:p>302-14-027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3495331</text:p>
          </table:table-cell>
          <table:table-cell office:value-type="string" calcext:value-type="string">
            <text:p>YAG3755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10k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0047</text:p>
          </table:table-cell>
          <table:table-cell office:value-type="string" calcext:value-type="string">
            <text:p>603-RC0805JR-0710KL</text:p>
          </table:table-cell>
          <table:table-cell office:value-type="string" calcext:value-type="string">
            <text:p>199-5760</text:p>
          </table:table-cell>
          <table:table-cell office:value-type="string" calcext:value-type="string">
            <text:p>302-14-026</text:p>
          </table:table-cell>
          <table:table-cell office:value-type="string" calcext:value-type="string">
            <text:p>RC0805JR-0710K</text:p>
          </table:table-cell>
          <table:table-cell office:value-type="string" calcext:value-type="string">
            <text:p>9234136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1k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0046</text:p>
          </table:table-cell>
          <table:table-cell office:value-type="string" calcext:value-type="string">
            <text:p>603-RC0805JR-071KL</text:p>
          </table:table-cell>
          <table:table-cell office:value-type="string" calcext:value-type="string">
            <text:p>199-5762</text:p>
          </table:table-cell>
          <table:table-cell office:value-type="string" calcext:value-type="string">
            <text:p>302-14-028</text:p>
          </table:table-cell>
          <table:table-cell office:value-type="string" calcext:value-type="string">
            <text:p>RC0805JR-071K</text:p>
          </table:table-cell>
          <table:table-cell office:value-type="string" calcext:value-type="string">
            <text:p>9234004</text:p>
          </table:table-cell>
          <table:table-cell office:value-type="string" calcext:value-type="string">
            <text:p>311-1.0KA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2k2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K2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14237</text:p>
          </table:table-cell>
          <table:table-cell office:value-type="string" calcext:value-type="string">
            <text:p>603-RC0805JR-072K2L</text:p>
          </table:table-cell>
          <table:table-cell office:value-type="string" calcext:value-type="string">
            <text:p>199-5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C0805JR-072K2</text:p>
          </table:table-cell>
          <table:table-cell office:value-type="string" calcext:value-type="string">
            <text:p>9234055</text:p>
          </table:table-cell>
          <table:table-cell office:value-type="string" calcext:value-type="string">
            <text:p>311-2.2KA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33R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3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7988</text:p>
          </table:table-cell>
          <table:table-cell office:value-type="string" calcext:value-type="string">
            <text:p>603-RC0805JR-0733RL</text:p>
          </table:table-cell>
          <table:table-cell office:value-type="string" calcext:value-type="string">
            <text:p>242-7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C0805JR-0733R</text:p>
          </table:table-cell>
          <table:table-cell office:value-type="string" calcext:value-type="string">
            <text:p>9233822</text:p>
          </table:table-cell>
          <table:table-cell office:value-type="string" calcext:value-type="string">
            <text:p>311-33A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47k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47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051</text:p>
          </table:table-cell>
          <table:table-cell office:value-type="string" calcext:value-type="string">
            <text:p>603-RC0805JR-0747KL</text:p>
          </table:table-cell>
          <table:table-cell office:value-type="string" calcext:value-type="string">
            <text:p>242-7117</text:p>
          </table:table-cell>
          <table:table-cell office:value-type="string" calcext:value-type="string">
            <text:p>302-37-175</text:p>
          </table:table-cell>
          <table:table-cell office:value-type="string" calcext:value-type="string">
            <text:p>RC0805JR-0747K</text:p>
          </table:table-cell>
          <table:table-cell office:value-type="string" calcext:value-type="string">
            <text:p>9234217</text:p>
          </table:table-cell>
          <table:table-cell office:value-type="string" calcext:value-type="string">
            <text:p>311-47KA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805_0.125W_5perc_100ppm_Yageo.kicad_sym</text:p>
          </table:table-cell>
          <table:table-cell office:value-type="string" calcext:value-type="string">
            <text:p>680R, SMD 0805, 0.125W, 5%, 100ppm, Thick Film</text:p>
          </table:table-cell>
          <table:table-cell office:value-type="string" calcext:value-type="string">
            <text:p>Resistor, SMD 0805, 0.125W, 5%, Yageo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>https://www.lcsc.com/datasheet/lcsc_datasheet_2304140030_YAGEO-RC0805JR-07680RL_C936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3658</text:p>
          </table:table-cell>
          <table:table-cell office:value-type="string" calcext:value-type="string">
            <text:p>603-RC0805JR-07680RL</text:p>
          </table:table-cell>
          <table:table-cell office:value-type="string" calcext:value-type="string">
            <text:p>242-7134</text:p>
          </table:table-cell>
          <table:table-cell office:value-type="string" calcext:value-type="string">
            <text:p>302-37-178</text:p>
          </table:table-cell>
          <table:table-cell office:value-type="string" calcext:value-type="string">
            <text:p>RC0805JR-07680R</text:p>
          </table:table-cell>
          <table:table-cell office:value-type="string" calcext:value-type="string">
            <text:p>9233989</text:p>
          </table:table-cell>
          <table:table-cell office:value-type="string" calcext:value-type="string">
            <text:p>311-680AR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Variable_SRPassives.kicad_sym</text:p>
          </table:table-cell>
          <table:table-cell office:value-type="string" calcext:value-type="string">
            <text:p>R-POT 10k, 16PMI-10K</text:p>
          </table:table-cell>
          <table:table-cell office:value-type="string" calcext:value-type="string">
            <text:p>6mm, 60mW, 1 turn-300dg, horizontal, SR Passiv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D_Potentiometer_SRPassives:16PMI</text:p>
          </table:table-cell>
          <table:table-cell office:value-type="string" calcext:value-type="string">
            <text:p>https://www.tme.eu/Document/98f490051f8a57a16f34ddb1e58009d2/16PMI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16PMI-10K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6PMI-10K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Variable_SRPassives.kicad_sym</text:p>
          </table:table-cell>
          <table:table-cell office:value-type="string" calcext:value-type="string">
            <text:p>R-POT 47k, 16PMI-47K</text:p>
          </table:table-cell>
          <table:table-cell office:value-type="string" calcext:value-type="string">
            <text:p>6mm, 60mW, 1 turn-300dg, horizontal, SR Passiv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HD_Potentiometer_SRPassives:16PMI</text:p>
          </table:table-cell>
          <table:table-cell office:value-type="string" calcext:value-type="string">
            <text:p>https://www.tme.eu/Document/98f490051f8a57a16f34ddb1e58009d2/16PMI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16PMI-47K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6PMI-47K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CKSwitches.kicad_sym</text:p>
          </table:table-cell>
          <table:table-cell office:value-type="string" calcext:value-type="string">
            <text:p>PCM12SMTR, SMD, Switch Slide, 2 pos, 1 section, 300mA, 6V, Horizontal, CKSwitches</text:p>
          </table:table-cell>
          <table:table-cell office:value-type="string" calcext:value-type="string">
            <text:p>Slide Switch 2 pos, ON-ON, 1 section, 300mA, 6VDC, horizont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CM12SMTR</text:p>
          </table:table-cell>
          <table:table-cell office:value-type="string" calcext:value-type="string">
            <text:p>SMD_Switch_CKSwitches:SW_SLIDE_193P670X260H140-3N_CKSwitches</text:p>
          </table:table-cell>
          <table:table-cell office:value-type="string" calcext:value-type="string">
            <text:p>https://www.ckswitches.com/media/1424/pcm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KSwitches</text:p>
          </table:table-cell>
          <table:table-cell office:value-type="string" calcext:value-type="string">
            <text:p>PCM12SMT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21841</text:p>
          </table:table-cell>
          <table:table-cell office:value-type="string" calcext:value-type="string">
            <text:p>611-PCM12SMTR</text:p>
          </table:table-cell>
          <table:table-cell office:value-type="string" calcext:value-type="string">
            <text:p>793-1721</text:p>
          </table:table-cell>
          <table:table-cell office:value-type="string" calcext:value-type="string">
            <text:p>301-19-483</text:p>
          </table:table-cell>
          <table:table-cell office:value-type="string" calcext:value-type="string">
            <text:p>PCM12SMTR</text:p>
          </table:table-cell>
          <table:table-cell office:value-type="string" calcext:value-type="string">
            <text:p>9575146</text:p>
          </table:table-cell>
          <table:table-cell office:value-type="string" calcext:value-type="string">
            <text:p>401-2016-1-ND</text:p>
          </table:table-cell>
          <table:table-cell office:value-type="string" calcext:value-type="string">
            <text:p>1058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Switch_GSwitch.kicad_sym</text:p>
          </table:table-cell>
          <table:table-cell office:value-type="string" calcext:value-type="string">
            <text:p>GT-TC084B-H065-L5, SMD 5.2x5.2x1.15mm, Switch Tactile, 50mA, 12V, h{colon} 6.5mm with actuator, Vertical, G-Switch</text:p>
          </table:table-cell>
          <table:table-cell office:value-type="string" calcext:value-type="string">
            <text:p>Switch Tactile, SPSTNO, 50mA, 12VDC, body: 5.2x5.2x1.15mm, Height with Actuator: 6.5mm, vertic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T-TC084B-H065-L5</text:p>
          </table:table-cell>
          <table:table-cell office:value-type="string" calcext:value-type="string">
            <text:p>SMD_Switch_GSwitch:SW_PUSH_370P640X520H650-4N_GSwitch</text:p>
          </table:table-cell>
          <table:table-cell office:value-type="string" calcext:value-type="string">
            <text:p>https://www.lcsc.com/datasheet/lcsc_datasheet_2304140030_G-Switch-GT-TC084A-H065-L5_C268684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TC084B-H065-L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6868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itch Tactile, SPST NO, 6.2x6.2mm, 50mA, 12VDC, 1.0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27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GSwitch.kicad_sym</text:p>
          </table:table-cell>
          <table:table-cell office:value-type="string" calcext:value-type="string">
            <text:p>GT-TC084B-H070-L5, SMD 5.2x5.2x1.15mm, Switch Tactile, 50mA, 12V, h{colon} 7.0mm with actuator, Vertical, G-Switch</text:p>
          </table:table-cell>
          <table:table-cell office:value-type="string" calcext:value-type="string">
            <text:p>Switch Tactile, SPSTNO, 50mA, 12VDC, body: 5.2x5.2x1.15mm, Height with Actuator: 7.0mm, vertic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T-TC084B-H070-L5</text:p>
          </table:table-cell>
          <table:table-cell office:value-type="string" calcext:value-type="string">
            <text:p>SMD_Switch_GSwitch:SW_PUSH_370P640X520H700-4N_GSwitch</text:p>
          </table:table-cell>
          <table:table-cell office:value-type="string" calcext:value-type="string">
            <text:p>https://www.lcsc.com/datasheet/lcsc_datasheet_2304140030_G-Switch-GT-TC084A-H065-L5_C268684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TC084B-H070-L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68685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GSwitch.kicad_sym</text:p>
          </table:table-cell>
          <table:table-cell office:value-type="string" calcext:value-type="string">
            <text:p>GT-TS171A-H014-L1, SMD 3.0x2.75x1.4mm, 50mA, 12V, 160gf, Vertical, G-Switch</text:p>
          </table:table-cell>
          <table:table-cell office:value-type="string" calcext:value-type="string">
            <text:p>Switch Tactile, SPSTNO, Body: 3.0x2.75,1.4mm, 50mA, 12V, upthrow 0,12mm, vertic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T-TS171A-H014-L1</text:p>
          </table:table-cell>
          <table:table-cell office:value-type="string" calcext:value-type="string">
            <text:p>SMD_Switch_GSwitch:SW_PUSH_167P300X275H140-4N_GSwitch</text:p>
          </table:table-cell>
          <table:table-cell office:value-type="string" calcext:value-type="string">
            <text:p>https://www.lcsc.com/datasheet/lcsc_datasheet_2304140030_G-Switch-GT-TS171A-H014-L1_C84361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TS171A-H014-L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3616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BCV47E6327, SOT23, NPN Darl., 60V, 500mA, Infineon</text:p>
          </table:table-cell>
          <table:table-cell office:value-type="string" calcext:value-type="string">
            <text:p>Transistor NPN Darlington, SMD, 60V, 0.5A, 0.36W, SOT-23, Infine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CV47E6327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infineon.com/dgdl/bcv27_bcv47.pdf?folderId=db3a30431441fb5d011445c30f210183&amp;fileId=db3a30431441fb5d011445cf7c3b018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CV47E6327HTSA1</text:p>
          </table:table-cell>
          <table:table-cell office:value-type="string" calcext:value-type="string">
            <text:p>FGs</text:p>
          </table:table-cell>
          <table:table-cell office:value-type="string" calcext:value-type="string">
            <text:p>C533921</text:p>
          </table:table-cell>
          <table:table-cell office:value-type="string" calcext:value-type="string">
            <text:p>726-BCV47E6327HTSA1</text:p>
          </table:table-cell>
          <table:table-cell office:value-type="string" calcext:value-type="string">
            <text:p>445-2095</text:p>
          </table:table-cell>
          <table:table-cell office:value-type="string" calcext:value-type="string">
            <text:p>303-41-152</text:p>
          </table:table-cell>
          <table:table-cell office:value-type="string" calcext:value-type="string">
            <text:p>BCV47E6327</text:p>
          </table:table-cell>
          <table:table-cell office:value-type="string" calcext:value-type="string">
            <text:p>2480617</text:p>
          </table:table-cell>
          <table:table-cell office:value-type="string" calcext:value-type="string">
            <text:p>BCV47E6327HTSA1CT-ND</text:p>
          </table:table-cell>
          <table:table-cell office:value-type="string" calcext:value-type="string">
            <text:p>T1202886</text:p>
          </table:table-cell>
          <table:table-cell office:value-type="string" calcext:value-type="string">
            <text:p>59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PD50P04P4L11ATMA1, DPAK, P-Mosfet, 40V, 50A, Infineon</text:p>
          </table:table-cell>
          <table:table-cell office:value-type="string" calcext:value-type="string">
            <text:p>Transistor MOSFET P-Channel, SMD, 40V, 50A, 10mâ„¦, DP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PD50P04P4L-11</text:p>
          </table:table-cell>
          <table:table-cell office:value-type="string" calcext:value-type="string">
            <text:p>SMD_Semiconductor_Generic:TO228P998X235-3N_TO-252-3</text:p>
          </table:table-cell>
          <table:table-cell office:value-type="string" calcext:value-type="string">
            <text:p>https://www.infineon.com/dgdl/Infineon-IPD50P04P4L-11-DataSheet-v01_01-EN.pdf?fileId=db3a304329a0f6ee0129db9d1df05c5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PD50P04P4L-11</text:p>
          </table:table-cell>
          <table:table-cell office:value-type="string" calcext:value-type="string">
            <text:p>4P04L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6-IPD50P04P4L11AT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PD50P04P4L11ATMA1</text:p>
          </table:table-cell>
          <table:table-cell office:value-type="string" calcext:value-type="string">
            <text:p>2443434</text:p>
          </table:table-cell>
          <table:table-cell office:value-type="string" calcext:value-type="string">
            <text:p>IPD50P04P4L11ATMA1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4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RF7351TRPBF, SO8, N-HexFET, 60V, 6.4A, Infineon</text:p>
          </table:table-cell>
          <table:table-cell office:value-type="string" calcext:value-type="string">
            <text:p>Transistor HexFET N-Channel Dual, 60V, 6.4A, 17.8mâ„¦, Vgs(th) 10V, SO-8, Infineon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IRF7351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infineon.com/assets/row/public/documents/24/49/infineon-irf7351-datasheet-en.pdf?fileId=5546d462533600a4015355f6acf81b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7351TR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8403</text:p>
          </table:table-cell>
          <table:table-cell office:value-type="string" calcext:value-type="string">
            <text:p>942-IRF7351TRPBF</text:p>
          </table:table-cell>
          <table:table-cell office:value-type="string" calcext:value-type="string">
            <text:p>273-2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RF7351TRPBF</text:p>
          </table:table-cell>
          <table:table-cell office:value-type="string" calcext:value-type="string">
            <text:p>2725900</text:p>
          </table:table-cell>
          <table:table-cell office:value-type="string" calcext:value-type="string">
            <text:p>IRF7351TRPBFCT-ND</text:p>
          </table:table-cell>
          <table:table-cell office:value-type="string" calcext:value-type="string">
            <text:p>T1223169</text:p>
          </table:table-cell>
          <table:table-cell office:value-type="string" calcext:value-type="string">
            <text:p>68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RFR5305TRPBF, DPAK, P-mosfet, 55V, 31A, Infineon</text:p>
          </table:table-cell>
          <table:table-cell office:value-type="string" calcext:value-type="string">
            <text:p>Transistor MOSFET P-Channel, SMD, 55V, 31A, 65mâ„¦, DPAK, Infine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FR5305TRPBF</text:p>
          </table:table-cell>
          <table:table-cell office:value-type="string" calcext:value-type="string">
            <text:p>SMD_Semiconductor_Generic:TO228P1010X240-3N_DPAK_TO-252AA</text:p>
          </table:table-cell>
          <table:table-cell office:value-type="string" calcext:value-type="string">
            <text:p>https://www.infineon.com/dgdl/Infineon-IRFR5305-DataSheet-v01_01-EN.pdf?fileId=5546d462533600a401535632522820f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R5305TR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624</text:p>
          </table:table-cell>
          <table:table-cell office:value-type="string" calcext:value-type="string">
            <text:p>942-IRFR5305TRPBF</text:p>
          </table:table-cell>
          <table:table-cell office:value-type="string" calcext:value-type="string">
            <text:p>827-4060</text:p>
          </table:table-cell>
          <table:table-cell office:value-type="string" calcext:value-type="string">
            <text:p>302-84-067</text:p>
          </table:table-cell>
          <table:table-cell office:value-type="string" calcext:value-type="string">
            <text:p>IRFR5305TRPBF</text:p>
          </table:table-cell>
          <table:table-cell office:value-type="string" calcext:value-type="string">
            <text:p>2097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071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RFTS9342TRPBF, TSOP6, P-Mosfet, 30V, 5.8A, Infineon</text:p>
          </table:table-cell>
          <table:table-cell office:value-type="string" calcext:value-type="string">
            <text:p>Transistor MOSFET P-Channel, SMD, 30V, 5.8A, 66mâ„¦, VGS:2.4V, 2.0W, TSOP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FTS9342TRPBF</text:p>
          </table:table-cell>
          <table:table-cell office:value-type="string" calcext:value-type="string">
            <text:p>SMD_Semiconductor_Generic:SOT95P280X145-6N_TSOP-6</text:p>
          </table:table-cell>
          <table:table-cell office:value-type="string" calcext:value-type="string">
            <text:p>https://www.tme.eu/Document/0cd3374fa4545b152d9e3e00d0517af5/irlml9301pbf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TS9342TRPBF</text:p>
          </table:table-cell>
          <table:table-cell office:value-type="string" calcext:value-type="string">
            <text:p>R....</text:p>
          </table:table-cell>
          <table:table-cell office:value-type="string" calcext:value-type="string">
            <text:p>C538060</text:p>
          </table:table-cell>
          <table:table-cell office:value-type="string" calcext:value-type="string">
            <text:p>942-IRFTS9342TRPBF</text:p>
          </table:table-cell>
          <table:table-cell office:value-type="string" calcext:value-type="string">
            <text:p>907-5151</text:p>
          </table:table-cell>
          <table:table-cell office:value-type="string" calcext:value-type="string">
            <text:p>302-84-075</text:p>
          </table:table-cell>
          <table:table-cell office:value-type="string" calcext:value-type="string">
            <text:p>IRFTS9342TRPBF</text:p>
          </table:table-cell>
          <table:table-cell office:value-type="string" calcext:value-type="string">
            <text:p>2114660</text:p>
          </table:table-cell>
          <table:table-cell office:value-type="string" calcext:value-type="string">
            <text:p>IRFTS9342TRPBFCT-ND</text:p>
          </table:table-cell>
          <table:table-cell office:value-type="string" calcext:value-type="string">
            <text:p>T122368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RLML6344TRPBF, SOT23, N-mosfet, 30V, 5A, Infineon</text:p>
          </table:table-cell>
          <table:table-cell office:value-type="string" calcext:value-type="string">
            <text:p>Transistor MOSFET N-Channel, SMD, 30V, 5A, 37mâ„¦, Vgs(th) 1.1V,1.3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f3dfd4e8b214f54a2960ef3507968e9d/irlml6344pbf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U....</text:p>
          </table:table-cell>
          <table:table-cell office:value-type="string" calcext:value-type="string">
            <text:p>C53550</text:p>
          </table:table-cell>
          <table:table-cell office:value-type="string" calcext:value-type="string">
            <text:p>1857299</text:p>
          </table:table-cell>
          <table:table-cell office:value-type="string" calcext:value-type="string">
            <text:p>737-7225</text:p>
          </table:table-cell>
          <table:table-cell office:value-type="string" calcext:value-type="string">
            <text:p>171-01-284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1857299</text:p>
          </table:table-cell>
          <table:table-cell office:value-type="string" calcext:value-type="string">
            <text:p>IRLML6344TRPBFCT-ND</text:p>
          </table:table-cell>
          <table:table-cell office:value-type="string" calcext:value-type="string">
            <text:p>3513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Infineon.kicad_sym</text:p>
          </table:table-cell>
          <table:table-cell office:value-type="string" calcext:value-type="string">
            <text:p>IRLML9301TRPBF, SOT23, P-Mosfet, 30V, 3.6A, Infineon</text:p>
          </table:table-cell>
          <table:table-cell office:value-type="string" calcext:value-type="string">
            <text:p>Transistor MOSFET P-Channel, SMD, 30V, 3.6A, 64mâ„¦, VGS:2.4V, 1.3W, SOT-23, Infine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RFR5305TRPBF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0cd3374fa4545b152d9e3e00d0517af5/irlml9301pbf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LML9301TRPBF</text:p>
          </table:table-cell>
          <table:table-cell office:value-type="string" calcext:value-type="string">
            <text:p>P....</text:p>
          </table:table-cell>
          <table:table-cell office:value-type="string" calcext:value-type="string">
            <text:p>C82056</text:p>
          </table:table-cell>
          <table:table-cell office:value-type="string" calcext:value-type="string">
            <text:p>942-IRLML9301TRPBF</text:p>
          </table:table-cell>
          <table:table-cell office:value-type="string" calcext:value-type="string">
            <text:p>913-4060</text:p>
          </table:table-cell>
          <table:table-cell office:value-type="string" calcext:value-type="string">
            <text:p>302-84-107</text:p>
          </table:table-cell>
          <table:table-cell office:value-type="string" calcext:value-type="string">
            <text:p>IRLML9301TRPBF</text:p>
          </table:table-cell>
          <table:table-cell office:value-type="string" calcext:value-type="string">
            <text:p>1831089</text:p>
          </table:table-cell>
          <table:table-cell office:value-type="string" calcext:value-type="string">
            <text:p>IRLML9301TRPBFCT-ND</text:p>
          </table:table-cell>
          <table:table-cell office:value-type="string" calcext:value-type="string">
            <text:p>161046</text:p>
          </table:table-cell>
          <table:table-cell office:value-type="string" calcext:value-type="string">
            <text:p>89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Bourns.kicad_sym</text:p>
          </table:table-cell>
          <table:table-cell office:value-type="string" calcext:value-type="string">
            <text:p>SRR1210A-330Mm, SMD 12x12x10, 33uH, 4.4A, 52mÎ©, Bourns</text:p>
          </table:table-cell>
          <table:table-cell office:value-type="string" calcext:value-type="string">
            <text:p>Inductor Power Shielded, 20%, 4.4A, Rdc: 52mÎ©, Body: 12x12x10m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uH/4.4A</text:p>
          </table:table-cell>
          <table:table-cell office:value-type="string" calcext:value-type="string">
            <text:p>SMD_Inductor_Bourns:INDP12001200X1000N</text:p>
          </table:table-cell>
          <table:table-cell office:value-type="string" calcext:value-type="string">
            <text:p>https://www.mouser.sk/datasheet/2/54/SRR1210A-139153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R1210A-330M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C2046110</text:p>
          </table:table-cell>
          <table:table-cell office:value-type="string" calcext:value-type="string">
            <text:p>652-SRR1210A-330M</text:p>
          </table:table-cell>
          <table:table-cell office:value-type="string" calcext:value-type="string">
            <text:p>180-900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455078</text:p>
          </table:table-cell>
          <table:table-cell office:value-type="string" calcext:value-type="string">
            <text:p>SRR1210A-330M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10, SOD80C, Zener diode, 10.0V, 10mA, Nexperia</text:p>
          </table:table-cell>
          <table:table-cell office:value-type="string" calcext:value-type="string">
            <text:p>Diode Zener, 10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10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10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26812</text:p>
          </table:table-cell>
          <table:table-cell office:value-type="string" calcext:value-type="string">
            <text:p>771-BZV55-C10-T/R</text:p>
          </table:table-cell>
          <table:table-cell office:value-type="string" calcext:value-type="string">
            <text:p>788-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10.115</text:p>
          </table:table-cell>
          <table:table-cell office:value-type="string" calcext:value-type="string">
            <text:p>1081361</text:p>
          </table:table-cell>
          <table:table-cell office:value-type="string" calcext:value-type="string">
            <text:p>1727-4959-1-ND</text:p>
          </table:table-cell>
          <table:table-cell office:value-type="string" calcext:value-type="string">
            <text:p>374136</text:p>
          </table:table-cell>
          <table:table-cell office:value-type="string" calcext:value-type="string">
            <text:p>30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12, SOD80C, Zener diode, 12.0V, 10mA, Nexperia</text:p>
          </table:table-cell>
          <table:table-cell office:value-type="string" calcext:value-type="string">
            <text:p>Diode Zener, 12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12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12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0</text:p>
          </table:table-cell>
          <table:table-cell table:number-columns-repeated="2" office:value-type="string" calcext:value-type="string">
            <text:p>771-BZV55-C12-T/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12.115</text:p>
          </table:table-cell>
          <table:table-cell office:value-type="string" calcext:value-type="string">
            <text:p>1097185</text:p>
          </table:table-cell>
          <table:table-cell office:value-type="string" calcext:value-type="string">
            <text:p>1727-4321-1-ND</text:p>
          </table:table-cell>
          <table:table-cell office:value-type="string" calcext:value-type="string">
            <text:p>345803</text:p>
          </table:table-cell>
          <table:table-cell office:value-type="string" calcext:value-type="string">
            <text:p>10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15, SOD80C, Zener diode, 15.0V, 10mA, Nexperia</text:p>
          </table:table-cell>
          <table:table-cell office:value-type="string" calcext:value-type="string">
            <text:p>Diode Zener, 15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15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15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26814</text:p>
          </table:table-cell>
          <table:table-cell office:value-type="string" calcext:value-type="string">
            <text:p>771-BZV55-C15T/R</text:p>
          </table:table-cell>
          <table:table-cell office:value-type="string" calcext:value-type="string">
            <text:p>544-4556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BZV55-C15.115</text:p>
          </table:table-cell>
          <table:table-cell office:value-type="string" calcext:value-type="string">
            <text:p>1727-4962-1-ND</text:p>
          </table:table-cell>
          <table:table-cell office:value-type="string" calcext:value-type="string">
            <text:p>226767</text:p>
          </table:table-cell>
          <table:table-cell office:value-type="string" calcext:value-type="string">
            <text:p>10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16, SOD80C, Zener diode, 16.0V, 10mA, Nexperia</text:p>
          </table:table-cell>
          <table:table-cell office:value-type="string" calcext:value-type="string">
            <text:p>Diode Zener, 16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16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16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2</text:p>
          </table:table-cell>
          <table:table-cell office:value-type="string" calcext:value-type="string">
            <text:p>771-BZV55-C16115</text:p>
          </table:table-cell>
          <table:table-cell office:value-type="string" calcext:value-type="string">
            <text:p>508-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16.115</text:p>
          </table:table-cell>
          <table:table-cell office:value-type="string" calcext:value-type="string">
            <text:p>1097188</text:p>
          </table:table-cell>
          <table:table-cell office:value-type="string" calcext:value-type="string">
            <text:p>1727-4963-1-ND</text:p>
          </table:table-cell>
          <table:table-cell office:value-type="string" calcext:value-type="string">
            <text:p>T364992</text:p>
          </table:table-cell>
          <table:table-cell office:value-type="string" calcext:value-type="string">
            <text:p>86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18, SOD80C, Zener diode, 18.0V, 10mA, Nexperia</text:p>
          </table:table-cell>
          <table:table-cell office:value-type="string" calcext:value-type="string">
            <text:p>Diode Zener, 18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18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18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3</text:p>
          </table:table-cell>
          <table:table-cell office:value-type="string" calcext:value-type="string">
            <text:p>771-BZV55-C18115</text:p>
          </table:table-cell>
          <table:table-cell office:value-type="string" calcext:value-type="string">
            <text:p>438-1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18.115</text:p>
          </table:table-cell>
          <table:table-cell office:value-type="string" calcext:value-type="string">
            <text:p>1097211</text:p>
          </table:table-cell>
          <table:table-cell office:value-type="string" calcext:value-type="string">
            <text:p>1727-4964-1-ND</text:p>
          </table:table-cell>
          <table:table-cell office:value-type="string" calcext:value-type="string">
            <text:p>343968</text:p>
          </table:table-cell>
          <table:table-cell office:value-type="string" calcext:value-type="string">
            <text:p>68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20, SOD80C, Zener diode, 20.0V, 10mA, Nexperia</text:p>
          </table:table-cell>
          <table:table-cell office:value-type="string" calcext:value-type="string">
            <text:p>Diode Zener, 20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20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20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4</text:p>
          </table:table-cell>
          <table:table-cell office:value-type="string" calcext:value-type="string">
            <text:p>771-BZV55-C20115</text:p>
          </table:table-cell>
          <table:table-cell office:value-type="string" calcext:value-type="string">
            <text:p>788-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20.115</text:p>
          </table:table-cell>
          <table:table-cell office:value-type="string" calcext:value-type="string">
            <text:p>1097212</text:p>
          </table:table-cell>
          <table:table-cell office:value-type="string" calcext:value-type="string">
            <text:p>1727-6224-1-ND</text:p>
          </table:table-cell>
          <table:table-cell office:value-type="string" calcext:value-type="string">
            <text:p>220031</text:p>
          </table:table-cell>
          <table:table-cell office:value-type="string" calcext:value-type="string">
            <text:p>107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22, SOD80C, Zener diode, 22.0V, 10mA, Nexperia</text:p>
          </table:table-cell>
          <table:table-cell office:value-type="string" calcext:value-type="string">
            <text:p>Diode Zener, 22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22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22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5</text:p>
          </table:table-cell>
          <table:table-cell office:value-type="string" calcext:value-type="string">
            <text:p>771-BZV55-C221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ZV55-C22.115</text:p>
          </table:table-cell>
          <table:table-cell office:value-type="string" calcext:value-type="string">
            <text:p>1097189</text:p>
          </table:table-cell>
          <table:table-cell office:value-type="string" calcext:value-type="string">
            <text:p>1727-4965-1-ND</text:p>
          </table:table-cell>
          <table:table-cell office:value-type="string" calcext:value-type="string">
            <text:p>T855590</text:p>
          </table:table-cell>
          <table:table-cell office:value-type="string" calcext:value-type="string">
            <text:p>124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24, SOD80C, Zener diode, 24.0V, 10mA, Nexperia</text:p>
          </table:table-cell>
          <table:table-cell office:value-type="string" calcext:value-type="string">
            <text:p>Diode Zener, 24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24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24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6</text:p>
          </table:table-cell>
          <table:table-cell office:value-type="string" calcext:value-type="string">
            <text:p>771-BZV55-C24115</text:p>
          </table:table-cell>
          <table:table-cell office:value-type="string" calcext:value-type="string">
            <text:p>508-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24.115</text:p>
          </table:table-cell>
          <table:table-cell office:value-type="string" calcext:value-type="string">
            <text:p>1097190</text:p>
          </table:table-cell>
          <table:table-cell office:value-type="string" calcext:value-type="string">
            <text:p>1727-1629-1-ND</text:p>
          </table:table-cell>
          <table:table-cell office:value-type="string" calcext:value-type="string">
            <text:p>T832178</text:p>
          </table:table-cell>
          <table:table-cell office:value-type="string" calcext:value-type="string">
            <text:p>69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27, SOD80C, Zener diode, 27.0V, 10mA, Nexperia</text:p>
          </table:table-cell>
          <table:table-cell office:value-type="string" calcext:value-type="string">
            <text:p>Diode Zener, 27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27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27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1658</text:p>
          </table:table-cell>
          <table:table-cell office:value-type="string" calcext:value-type="string">
            <text:p>771-BZV55-C27115</text:p>
          </table:table-cell>
          <table:table-cell office:value-type="string" calcext:value-type="string">
            <text:p>788-5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27.115</text:p>
          </table:table-cell>
          <table:table-cell office:value-type="string" calcext:value-type="string">
            <text:p>1097191</text:p>
          </table:table-cell>
          <table:table-cell office:value-type="string" calcext:value-type="string">
            <text:p>1727-4966-1-ND</text:p>
          </table:table-cell>
          <table:table-cell office:value-type="string" calcext:value-type="string">
            <text:p>T364998</text:p>
          </table:table-cell>
          <table:table-cell office:value-type="string" calcext:value-type="string">
            <text:p>116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2V7, SOD80C, Zener diode, 2.7V, 10mA, Nexperia</text:p>
          </table:table-cell>
          <table:table-cell office:value-type="string" calcext:value-type="string">
            <text:p>Diode Zener, 2.7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2V7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2V7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50427</text:p>
          </table:table-cell>
          <table:table-cell office:value-type="string" calcext:value-type="string">
            <text:p>771-BZV55-C2V7115</text:p>
          </table:table-cell>
          <table:table-cell office:value-type="string" calcext:value-type="string">
            <text:p>508-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2V7.115</text:p>
          </table:table-cell>
          <table:table-cell office:value-type="string" calcext:value-type="string">
            <text:p>1097194</text:p>
          </table:table-cell>
          <table:table-cell office:value-type="string" calcext:value-type="string">
            <text:p>1727-4968-1-ND</text:p>
          </table:table-cell>
          <table:table-cell office:value-type="string" calcext:value-type="string">
            <text:p>202063</text:p>
          </table:table-cell>
          <table:table-cell office:value-type="string" calcext:value-type="string">
            <text:p>30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0, SOD80C, Zener diode, 30.0V, 10mA, Nexperia</text:p>
          </table:table-cell>
          <table:table-cell office:value-type="string" calcext:value-type="string">
            <text:p>Diode Zener, 30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0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0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7</text:p>
          </table:table-cell>
          <table:table-cell office:value-type="string" calcext:value-type="string">
            <text:p>771-BZV55-C30115</text:p>
          </table:table-cell>
          <table:table-cell office:value-type="string" calcext:value-type="string">
            <text:p>484-5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30.115</text:p>
          </table:table-cell>
          <table:table-cell office:value-type="string" calcext:value-type="string">
            <text:p>1081362</text:p>
          </table:table-cell>
          <table:table-cell office:value-type="string" calcext:value-type="string">
            <text:p>1727-6225-1-ND</text:p>
          </table:table-cell>
          <table:table-cell office:value-type="string" calcext:value-type="string">
            <text:p>T365000</text:p>
          </table:table-cell>
          <table:table-cell office:value-type="string" calcext:value-type="string">
            <text:p>70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3, SOD80C, Zener diode, 33.0V, 10mA, Nexperia</text:p>
          </table:table-cell>
          <table:table-cell office:value-type="string" calcext:value-type="string">
            <text:p>Diode Zener, 33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3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3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26815</text:p>
          </table:table-cell>
          <table:table-cell office:value-type="string" calcext:value-type="string">
            <text:p>771-BZV55-C33T/R</text:p>
          </table:table-cell>
          <table:table-cell office:value-type="string" calcext:value-type="string">
            <text:p>484-5661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BZV55-C33.115</text:p>
          </table:table-cell>
          <table:table-cell office:value-type="string" calcext:value-type="string">
            <text:p>1727-4969-1-ND</text:p>
          </table:table-cell>
          <table:table-cell office:value-type="string" calcext:value-type="string">
            <text:p>T393988</text:p>
          </table:table-cell>
          <table:table-cell office:value-type="string" calcext:value-type="string">
            <text:p>6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V0, SOD80C, Zener diode, 3.0V, 10mA, Nexperia</text:p>
          </table:table-cell>
          <table:table-cell office:value-type="string" calcext:value-type="string">
            <text:p>Diode Zener, 3.0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V0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V0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50431</text:p>
          </table:table-cell>
          <table:table-cell office:value-type="string" calcext:value-type="string">
            <text:p>771-BZV55-C3V0115</text:p>
          </table:table-cell>
          <table:table-cell office:value-type="string" calcext:value-type="string">
            <text:p>865-2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3V0.115</text:p>
          </table:table-cell>
          <table:table-cell office:value-type="string" calcext:value-type="string">
            <text:p>1757827</text:p>
          </table:table-cell>
          <table:table-cell office:value-type="string" calcext:value-type="string">
            <text:p>1727-1630-1-ND</text:p>
          </table:table-cell>
          <table:table-cell office:value-type="string" calcext:value-type="string">
            <text:p>T364999</text:p>
          </table:table-cell>
          <table:table-cell office:value-type="string" calcext:value-type="string">
            <text:p>64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V3, SOD80C, Zener diode, 3.3V, 10mA, Nexperia</text:p>
          </table:table-cell>
          <table:table-cell office:value-type="string" calcext:value-type="string">
            <text:p>Diode Zener, 3.3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V3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V3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8</text:p>
          </table:table-cell>
          <table:table-cell office:value-type="string" calcext:value-type="string">
            <text:p>771-BZV55-C3V3T/R</text:p>
          </table:table-cell>
          <table:table-cell office:value-type="string" calcext:value-type="string">
            <text:p>438-1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3V3.115</text:p>
          </table:table-cell>
          <table:table-cell office:value-type="string" calcext:value-type="string">
            <text:p>1097197</text:p>
          </table:table-cell>
          <table:table-cell office:value-type="string" calcext:value-type="string">
            <text:p>1727-4970-1-ND</text:p>
          </table:table-cell>
          <table:table-cell office:value-type="string" calcext:value-type="string">
            <text:p>T1261698</text:p>
          </table:table-cell>
          <table:table-cell office:value-type="string" calcext:value-type="string">
            <text:p>57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V6, SOD80C, Zener diode, 3.6V, 10mA, Nexperia</text:p>
          </table:table-cell>
          <table:table-cell office:value-type="string" calcext:value-type="string">
            <text:p>Diode Zener, 3.6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V6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V6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3232</text:p>
          </table:table-cell>
          <table:table-cell office:value-type="string" calcext:value-type="string">
            <text:p>771-BZV55-C3V6-T/R</text:p>
          </table:table-cell>
          <table:table-cell office:value-type="string" calcext:value-type="string">
            <text:p>509-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3V6.115</text:p>
          </table:table-cell>
          <table:table-cell office:value-type="string" calcext:value-type="string">
            <text:p>8735450</text:p>
          </table:table-cell>
          <table:table-cell office:value-type="string" calcext:value-type="string">
            <text:p>1727-3631-1-ND</text:p>
          </table:table-cell>
          <table:table-cell office:value-type="string" calcext:value-type="string">
            <text:p>T832174</text:p>
          </table:table-cell>
          <table:table-cell office:value-type="string" calcext:value-type="string">
            <text:p>85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3V9, SOD80C, Zener diode, 3.9V, 10mA, Nexperia</text:p>
          </table:table-cell>
          <table:table-cell office:value-type="string" calcext:value-type="string">
            <text:p>Diode Zener, 3.9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3V9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3V9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29</text:p>
          </table:table-cell>
          <table:table-cell office:value-type="string" calcext:value-type="string">
            <text:p>771-BZV55-C3V9T/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ZV55-C3V9.115</text:p>
          </table:table-cell>
          <table:table-cell office:value-type="string" calcext:value-type="string">
            <text:p>1097198</text:p>
          </table:table-cell>
          <table:table-cell office:value-type="string" calcext:value-type="string">
            <text:p>1727-3632-1-ND</text:p>
          </table:table-cell>
          <table:table-cell office:value-type="string" calcext:value-type="string">
            <text:p>166841</text:p>
          </table:table-cell>
          <table:table-cell office:value-type="string" calcext:value-type="string">
            <text:p>57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4V7, SOD80C, Zener diode, 4.7V, 10mA, Nexperia</text:p>
          </table:table-cell>
          <table:table-cell office:value-type="string" calcext:value-type="string">
            <text:p>Diode Zener, 4.7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4V7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4V7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30</text:p>
          </table:table-cell>
          <table:table-cell office:value-type="string" calcext:value-type="string">
            <text:p>771-BZV55-C4V7-T/R</text:p>
          </table:table-cell>
          <table:table-cell office:value-type="string" calcext:value-type="string">
            <text:p>484-5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4V7.115</text:p>
          </table:table-cell>
          <table:table-cell office:value-type="string" calcext:value-type="string">
            <text:p>1097200</text:p>
          </table:table-cell>
          <table:table-cell office:value-type="string" calcext:value-type="string">
            <text:p>1727-4972-1-ND</text:p>
          </table:table-cell>
          <table:table-cell office:value-type="string" calcext:value-type="string">
            <text:p>419988</text:p>
          </table:table-cell>
          <table:table-cell office:value-type="string" calcext:value-type="string">
            <text:p>30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5V1, SOD80C, Zener diode, 5.1V, 10mA, Nexperia</text:p>
          </table:table-cell>
          <table:table-cell office:value-type="string" calcext:value-type="string">
            <text:p>Diode Zener, 5.1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5V1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5V1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31</text:p>
          </table:table-cell>
          <table:table-cell office:value-type="string" calcext:value-type="string">
            <text:p>771-BZV55-C5V1-T/R</text:p>
          </table:table-cell>
          <table:table-cell office:value-type="string" calcext:value-type="string">
            <text:p>544-45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5V1.115</text:p>
          </table:table-cell>
          <table:table-cell office:value-type="string" calcext:value-type="string">
            <text:p>1097202</text:p>
          </table:table-cell>
          <table:table-cell office:value-type="string" calcext:value-type="string">
            <text:p>1727-4247-1-ND</text:p>
          </table:table-cell>
          <table:table-cell office:value-type="string" calcext:value-type="string">
            <text:p>124270</text:p>
          </table:table-cell>
          <table:table-cell office:value-type="string" calcext:value-type="string">
            <text:p>6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5V6, SOD80C, Zener diode, 5.6V, 10mA, Nexperia</text:p>
          </table:table-cell>
          <table:table-cell office:value-type="string" calcext:value-type="string">
            <text:p>Diode Zener, 5.6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5V6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<text:s/>BZV55C5V6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3271</text:p>
          </table:table-cell>
          <table:table-cell office:value-type="string" calcext:value-type="string">
            <text:p>771-BZV55-C5V6-T/R</text:p>
          </table:table-cell>
          <table:table-cell office:value-type="string" calcext:value-type="string">
            <text:p>485-4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5V6.115</text:p>
          </table:table-cell>
          <table:table-cell office:value-type="string" calcext:value-type="string">
            <text:p>1097203</text:p>
          </table:table-cell>
          <table:table-cell office:value-type="string" calcext:value-type="string">
            <text:p>1727-3634-1-ND</text:p>
          </table:table-cell>
          <table:table-cell office:value-type="string" calcext:value-type="string">
            <text:p>136974</text:p>
          </table:table-cell>
          <table:table-cell office:value-type="string" calcext:value-type="string">
            <text:p>48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6V2, SOD80C, Zener diode, 6.2V, 10mA, Nexperia</text:p>
          </table:table-cell>
          <table:table-cell office:value-type="string" calcext:value-type="string">
            <text:p>Diode Zener, 6.2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6V2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6V2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32</text:p>
          </table:table-cell>
          <table:table-cell office:value-type="string" calcext:value-type="string">
            <text:p>771-BZV55-C6V2-T/R</text:p>
          </table:table-cell>
          <table:table-cell office:value-type="string" calcext:value-type="string">
            <text:p>788-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6V2.115</text:p>
          </table:table-cell>
          <table:table-cell office:value-type="string" calcext:value-type="string">
            <text:p>1097204</text:p>
          </table:table-cell>
          <table:table-cell office:value-type="string" calcext:value-type="string">
            <text:p>1727-4973-1-ND</text:p>
          </table:table-cell>
          <table:table-cell office:value-type="string" calcext:value-type="string">
            <text:p>165815</text:p>
          </table:table-cell>
          <table:table-cell office:value-type="string" calcext:value-type="string">
            <text:p>12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6V8, SOD80C, Zener diode, 6.8V, 10mA, Nexperia</text:p>
          </table:table-cell>
          <table:table-cell office:value-type="string" calcext:value-type="string">
            <text:p>Diode Zener, 6.8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6V8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6V8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33</text:p>
          </table:table-cell>
          <table:table-cell office:value-type="string" calcext:value-type="string">
            <text:p>771-BZV55-C6V8T/R</text:p>
          </table:table-cell>
          <table:table-cell office:value-type="string" calcext:value-type="string">
            <text:p>865-2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6V8.115</text:p>
          </table:table-cell>
          <table:table-cell office:value-type="string" calcext:value-type="string">
            <text:p>1097205</text:p>
          </table:table-cell>
          <table:table-cell office:value-type="string" calcext:value-type="string">
            <text:p>1727-4974-1-ND</text:p>
          </table:table-cell>
          <table:table-cell office:value-type="string" calcext:value-type="string">
            <text:p>T850883</text:p>
          </table:table-cell>
          <table:table-cell office:value-type="string" calcext:value-type="string">
            <text:p>54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7V5, SOD80C, Zener diode, 7.5V, 10mA, Nexperia</text:p>
          </table:table-cell>
          <table:table-cell office:value-type="string" calcext:value-type="string">
            <text:p>Diode Zener, 7.5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7V5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7V5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26817</text:p>
          </table:table-cell>
          <table:table-cell office:value-type="string" calcext:value-type="string">
            <text:p>771-BZV55-C7V5115</text:p>
          </table:table-cell>
          <table:table-cell office:value-type="string" calcext:value-type="string">
            <text:p>508-4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7V5.115</text:p>
          </table:table-cell>
          <table:table-cell office:value-type="string" calcext:value-type="string">
            <text:p>1097206</text:p>
          </table:table-cell>
          <table:table-cell office:value-type="string" calcext:value-type="string">
            <text:p>1727-4976-1-ND</text:p>
          </table:table-cell>
          <table:table-cell office:value-type="string" calcext:value-type="string">
            <text:p>T365012</text:p>
          </table:table-cell>
          <table:table-cell office:value-type="string" calcext:value-type="string">
            <text:p>87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Nexperia.kicad_sym</text:p>
          </table:table-cell>
          <table:table-cell office:value-type="string" calcext:value-type="string">
            <text:p>BZV55C8V2, SOD80C, Zener diode, 8.2V, 10mA, Nexperia</text:p>
          </table:table-cell>
          <table:table-cell office:value-type="string" calcext:value-type="string">
            <text:p>Diode Zener, 8.2V, 10mA, 500mW, SOD-80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V55C8V2</text:p>
          </table:table-cell>
          <table:table-cell office:value-type="string" calcext:value-type="string">
            <text:p>SMD_Semiconductor_Generic:DIOMELF3515N_SOD80C</text:p>
          </table:table-cell>
          <table:table-cell office:value-type="string" calcext:value-type="string">
            <text:p>https://www.tme.eu/Document/9a213be98d3ab9d94cfe444ae8416e26/BZV55-C10.1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C8V2,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8834</text:p>
          </table:table-cell>
          <table:table-cell office:value-type="string" calcext:value-type="string">
            <text:p>771-BZV55-C8V2T/R</text:p>
          </table:table-cell>
          <table:table-cell office:value-type="string" calcext:value-type="string">
            <text:p>436-8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ZV55-C8V2.115</text:p>
          </table:table-cell>
          <table:table-cell office:value-type="string" calcext:value-type="string">
            <text:p>1097207</text:p>
          </table:table-cell>
          <table:table-cell office:value-type="string" calcext:value-type="string">
            <text:p>1727-4977-1-ND</text:p>
          </table:table-cell>
          <table:table-cell office:value-type="string" calcext:value-type="string">
            <text:p>T365014</text:p>
          </table:table-cell>
          <table:table-cell office:value-type="string" calcext:value-type="string">
            <text:p>60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10perc_X7R_Yageo.kicad_sym</text:p>
          </table:table-cell>
          <table:table-cell office:value-type="string" calcext:value-type="string">
            <text:p>100n, SMD 0805, 50V, 10%, X7R, Yaego</text:p>
          </table:table-cell>
          <table:table-cell office:value-type="string" calcext:value-type="string">
            <text:p>Capacitor ceramic MLCC, SMD 0805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>https://www.lcsc.com/datasheet/lcsc_datasheet_2304140030_YAGEO-CC0805KRX7R9BB104_C4967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9678</text:p>
          </table:table-cell>
          <table:table-cell office:value-type="string" calcext:value-type="string">
            <text:p>603-CC805KRX7R9BB104</text:p>
          </table:table-cell>
          <table:table-cell office:value-type="string" calcext:value-type="string">
            <text:p>669-8842</text:p>
          </table:table-cell>
          <table:table-cell office:value-type="string" calcext:value-type="string">
            <text:p>302-30-594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3019949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40466</text:p>
          </table:table-cell>
          <table:table-cell office:value-type="string" calcext:value-type="string">
            <text:p>7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10perc_X7R_Yageo.kicad_sym</text:p>
          </table:table-cell>
          <table:table-cell office:value-type="string" calcext:value-type="string">
            <text:p>10n, SMD 0805, 50V, 10%, X7R, Yaego</text:p>
          </table:table-cell>
          <table:table-cell office:value-type="string" calcext:value-type="string">
            <text:p>Capacitor ceramic MLCC, SMD 0805, 50V, 10%, X7R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>https://www.lcsc.com/datasheet/lcsc_datasheet_2304140030_YAGEO-CC0805KRX7R9BB104_C4967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3170</text:p>
          </table:table-cell>
          <table:table-cell office:value-type="string" calcext:value-type="string">
            <text:p>603-CC805KRX7R9BB103</text:p>
          </table:table-cell>
          <table:table-cell office:value-type="string" calcext:value-type="string">
            <text:p>461-4013</text:p>
          </table:table-cell>
          <table:table-cell office:value-type="string" calcext:value-type="string">
            <text:p>302-30-593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3019937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36957, 117291</text:p>
          </table:table-cell>
          <table:table-cell office:value-type="string" calcext:value-type="string">
            <text:p>8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SMD_1206_16V_10perc_X7R_Kemet.kicad_sym</text:p>
          </table:table-cell>
          <table:table-cell office:value-type="string" calcext:value-type="string">
            <text:p>10n, SMD 1206, 50V, +/-10%, X7R, Kemet</text:p>
          </table:table-cell>
          <table:table-cell office:value-type="string" calcext:value-type="string">
            <text:p>Capacitor ceramic MLCC, SMD 1206, 50V, 10%, X7R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50V</text:p>
          </table:table-cell>
          <table:table-cell office:value-type="string" calcext:value-type="string">
            <text:p>SMD_Capacitor_NonPolarised_Generic:CAPC3216X125N_1206</text:p>
          </table:table-cell>
          <table:table-cell office:value-type="string" calcext:value-type="string">
            <text:p>https://www.mouser.sk/datasheet/2/447/KEM_C1002_X7R_SMD-331609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3K5RACTU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8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0.25P_C0G-NP0_Yaego.kicad_sym</text:p>
          </table:table-cell>
          <table:table-cell office:value-type="string" calcext:value-type="string">
            <text:p>5p6, SMD 0805, 50V, 0.25pF, C0G(NP0), Yaego</text:p>
          </table:table-cell>
          <table:table-cell office:value-type="string" calcext:value-type="string">
            <text:p>Capacitor ceramic MLCC, SMD 0805, 50V, +/-0.25pF, C0G(NP0)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p6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CC0805CRNPO9BN5R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3555</text:p>
          </table:table-cell>
          <table:table-cell office:value-type="string" calcext:value-type="string">
            <text:p>603-CC805CRNPO9BN5R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0805CRNPO95R6</text:p>
          </table:table-cell>
          <table:table-cell office:value-type="string" calcext:value-type="string">
            <text:p>3764580</text:p>
          </table:table-cell>
          <table:table-cell office:value-type="string" calcext:value-type="string">
            <text:p>311-4148-1-ND</text:p>
          </table:table-cell>
          <table:table-cell office:value-type="string" calcext:value-type="string">
            <text:p>117223</text:p>
          </table:table-cell>
          <table:table-cell office:value-type="string" calcext:value-type="string">
            <text:p>70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CD4148WT, SMD0603, Switching Diode, 100V, 0.3A, DC Components</text:p>
          </table:table-cell>
          <table:table-cell office:value-type="string" calcext:value-type="string">
            <text:p>Diode Small Signal, SOD80A/DO-213AC, Vrrm: 100V, If: 300mA, Ir&lt;25nA, Vf&lt;1.0V @10m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D4148WT</text:p>
          </table:table-cell>
          <table:table-cell office:value-type="string" calcext:value-type="string">
            <text:p>SMD_Semiconductor_Generic:DIOM1608X75N_0603</text:p>
          </table:table-cell>
          <table:table-cell office:value-type="string" calcext:value-type="string">
            <text:p>https://www.tme.eu/Document/8a0f4bd1d0e0495ebb1834ba060fbfa0/CD414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CD4148WT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N4148-060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10, DO214AB, Schottky diode, 100V, 5A, DC Components</text:p>
          </table:table-cell>
          <table:table-cell office:value-type="string" calcext:value-type="string">
            <text:p>Diode Schottky, DO-214AB/SMC, Vrrm: 100V, If: 5A, Ir:2mA, Vf:0.8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10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10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2, DO214AB, Schottky diode, 20V, 5A, DC Components</text:p>
          </table:table-cell>
          <table:table-cell office:value-type="string" calcext:value-type="string">
            <text:p>Diode Schottky, DO-214AB/SMC, Vrrm: 20V, If: 5A, Ir:2mA, Vf:0.5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2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2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2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3, DO214AB, Schottky diode, 30V, 5A, DC Components</text:p>
          </table:table-cell>
          <table:table-cell office:value-type="string" calcext:value-type="string">
            <text:p>Diode Schottky, DO-214AB/SMC, Vrrm: 30V, If: 5A, Ir:2mA, Vf:0.5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3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3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4, DO214AB, Schottky diode, 40V, 5A, DC Components</text:p>
          </table:table-cell>
          <table:table-cell office:value-type="string" calcext:value-type="string">
            <text:p>Diode Schottky, DO-214AB/SMC, Vrrm: 40V, If: 5A, Ir:2mA, Vf:0.7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4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4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4-DC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5, DO214AB, Schottky diode, 50V, 5A, DC Components</text:p>
          </table:table-cell>
          <table:table-cell office:value-type="string" calcext:value-type="string">
            <text:p>Diode Schottky, DO-214AB/SMC, Vrrm: 50V, If: 5A, Ir:2mA, Vf:0.7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5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5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6, DO214AB, Schottky diode, 60V, 5A, DC Components</text:p>
          </table:table-cell>
          <table:table-cell office:value-type="string" calcext:value-type="string">
            <text:p>Diode Schottky, DO-214AB/SMC, Vrrm: 60V, If: 5A, Ir:2mA, Vf:0.7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6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6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6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CComp.kicad_sym</text:p>
          </table:table-cell>
          <table:table-cell office:value-type="string" calcext:value-type="string">
            <text:p>SK58, DO214AB, Schottky diode, 80V, 5A, DC Components</text:p>
          </table:table-cell>
          <table:table-cell office:value-type="string" calcext:value-type="string">
            <text:p>Diode Schottky, DO-214AB/SMC, Vrrm: 80V, If: 5A, Ir:2mA, Vf:0.85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58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dccomponents.com/upload/product/original/49711612438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SK58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K58-D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MUR460-E3/54, DO201AD, Ultrafast rec. diode, 600V, 4A, Vishay</text:p>
          </table:table-cell>
          <table:table-cell office:value-type="string" calcext:value-type="string">
            <text:p>Diode Ultrafast reverse recovery, DO-201AD, 600V, 4A, 50n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UR460</text:p>
          </table:table-cell>
          <table:table-cell office:value-type="string" calcext:value-type="string">
            <text:p>THD_Diode_Generic:DIOAD1524W127L835D510N_SMC_DO-201AD</text:p>
          </table:table-cell>
          <table:table-cell office:value-type="string" calcext:value-type="string">
            <text:p>https://www.vishay.com/docs/88686/mur440-e3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R460-E3/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67568</text:p>
          </table:table-cell>
          <table:table-cell office:value-type="string" calcext:value-type="string">
            <text:p>625-MUR460-E3</text:p>
          </table:table-cell>
          <table:table-cell office:value-type="string" calcext:value-type="string">
            <text:p>811-9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R460-E3/54</text:p>
          </table:table-cell>
          <table:table-cell office:value-type="string" calcext:value-type="string">
            <text:p>2889029</text:p>
          </table:table-cell>
          <table:table-cell office:value-type="string" calcext:value-type="string">
            <text:p>MUR460-E3/54GICT-ND</text:p>
          </table:table-cell>
          <table:table-cell office:value-type="string" calcext:value-type="string">
            <text:p>T109144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22-E3/52T, DO214AA, Schottky diode, 20V, 2A, Vishay</text:p>
          </table:table-cell>
          <table:table-cell office:value-type="string" calcext:value-type="string">
            <text:p>Diode Schottky, 20V, 2A, Vf:0.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22</text:p>
          </table:table-cell>
          <table:table-cell office:value-type="string" calcext:value-type="string">
            <text:p>SMD_Semiconductor_Vishay:DIOM5539X244N_DO214AA_SMB_Vishay</text:p>
          </table:table-cell>
          <table:table-cell office:value-type="string" calcext:value-type="string">
            <text:p>https://www.vishay.com/docs/88748/ss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22-E3/52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3008918</text:p>
          </table:table-cell>
          <table:table-cell office:value-type="string" calcext:value-type="string">
            <text:p>625-SS22-E3</text:p>
          </table:table-cell>
          <table:table-cell office:value-type="string" calcext:value-type="string">
            <text:p>818-7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22-E3/52T</text:p>
          </table:table-cell>
          <table:table-cell office:value-type="string" calcext:value-type="string">
            <text:p>9550780</text:p>
          </table:table-cell>
          <table:table-cell office:value-type="string" calcext:value-type="string">
            <text:p>SS22-E3/52TGICT-ND</text:p>
          </table:table-cell>
          <table:table-cell office:value-type="string" calcext:value-type="string">
            <text:p>T109363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32-E3/57T, DO214AB, Schottky diode, 20V, 3A, Vishay</text:p>
          </table:table-cell>
          <table:table-cell office:value-type="string" calcext:value-type="string">
            <text:p>Diode Schottky, 20V, 3A, Vf:0.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32</text:p>
          </table:table-cell>
          <table:table-cell office:value-type="string" calcext:value-type="string">
            <text:p>SMD_Semiconductor_Vishay:DIOM6859X262N_DO214AB_SMC_Vishay</text:p>
          </table:table-cell>
          <table:table-cell office:value-type="string" calcext:value-type="string">
            <text:p>https://www.vishay.com/docs/88751/ss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32-E3/57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145289</text:p>
          </table:table-cell>
          <table:table-cell office:value-type="string" calcext:value-type="string">
            <text:p>625-SS32-E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S32-E3/57T</text:p>
          </table:table-cell>
          <table:table-cell office:value-type="string" calcext:value-type="string">
            <text:p>1837092</text:p>
          </table:table-cell>
          <table:table-cell office:value-type="string" calcext:value-type="string">
            <text:p>112-SS32-E3/57TCT-ND</text:p>
          </table:table-cell>
          <table:table-cell office:value-type="string" calcext:value-type="string">
            <text:p>T110169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33-E3/57T, DO214AB, Schottky diode, 30V, 3A, Vishay</text:p>
          </table:table-cell>
          <table:table-cell office:value-type="string" calcext:value-type="string">
            <text:p>Diode Schottky, 30V, 3A, Vf:0.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33</text:p>
          </table:table-cell>
          <table:table-cell office:value-type="string" calcext:value-type="string">
            <text:p>SMD_Semiconductor_Vishay:DIOM6859X262N_DO214AB_SMC_Vishay</text:p>
          </table:table-cell>
          <table:table-cell office:value-type="string" calcext:value-type="string">
            <text:p>https://www.vishay.com/docs/88751/ss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33-E3/57T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3759246</text:p>
          </table:table-cell>
          <table:table-cell office:value-type="string" calcext:value-type="string">
            <text:p>625-SS33-E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1-52-481</text:p>
          </table:table-cell>
          <table:table-cell office:value-type="string" calcext:value-type="string">
            <text:p>SS33-E3/57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33-E3/57TGI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34-E3/57T, DO214AB, Schottky diode, 40V, 3A, Vishay</text:p>
          </table:table-cell>
          <table:table-cell office:value-type="string" calcext:value-type="string">
            <text:p>Diode Schottky, 40V, 3A, Vf:0.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_Semiconductor_Vishay:DIOM6859X262N_DO214AB_SMC_Vishay</text:p>
          </table:table-cell>
          <table:table-cell office:value-type="string" calcext:value-type="string">
            <text:p>https://www.vishay.com/docs/88751/ss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34-E3/57T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13354</text:p>
          </table:table-cell>
          <table:table-cell office:value-type="string" calcext:value-type="string">
            <text:p>625-SS34-E3</text:p>
          </table:table-cell>
          <table:table-cell office:value-type="string" calcext:value-type="string">
            <text:p>700-0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34-E3/57T</text:p>
          </table:table-cell>
          <table:table-cell office:value-type="string" calcext:value-type="string">
            <text:p>2101196</text:p>
          </table:table-cell>
          <table:table-cell office:value-type="string" calcext:value-type="string">
            <text:p>SS34-E3/57TGICT-ND</text:p>
          </table:table-cell>
          <table:table-cell office:value-type="string" calcext:value-type="string">
            <text:p>T109365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35-E3/57T, DO214AB, Schottky diode, 50V, 3A, Vishay</text:p>
          </table:table-cell>
          <table:table-cell office:value-type="string" calcext:value-type="string">
            <text:p>Diode Schottky, 50V, 3A, Vf:0.7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SMD_Semiconductor_Vishay:DIOM6859X262N_DO214AB_SMC_Vishay</text:p>
          </table:table-cell>
          <table:table-cell office:value-type="string" calcext:value-type="string">
            <text:p>https://www.vishay.com/docs/88751/ss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35-E3/57T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C145206</text:p>
          </table:table-cell>
          <table:table-cell office:value-type="string" calcext:value-type="string">
            <text:p>625-SS35-E3</text:p>
          </table:table-cell>
          <table:table-cell office:value-type="string" calcext:value-type="string">
            <text:p>700-0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35-E3/57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35-E3/57TGICT-ND</text:p>
          </table:table-cell>
          <table:table-cell office:value-type="string" calcext:value-type="string">
            <text:p>T81941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Vishay.kicad_sym</text:p>
          </table:table-cell>
          <table:table-cell office:value-type="string" calcext:value-type="string">
            <text:p>SS36-E3/57T, DO214AB, Schottky diode, 60V, 3A, Vishay</text:p>
          </table:table-cell>
          <table:table-cell office:value-type="string" calcext:value-type="string">
            <text:p>Diode Schottky, 60V, 3A, Vf:0.75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SMD_Semiconductor_Vishay:DIOM6859X262N_DO214AB_SMC_Vishay</text:p>
          </table:table-cell>
          <table:table-cell office:value-type="string" calcext:value-type="string">
            <text:p>https://www.vishay.com/docs/88751/ss3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36-E3/57T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C35722</text:p>
          </table:table-cell>
          <table:table-cell office:value-type="string" calcext:value-type="string">
            <text:p>625-SS36-E3</text:p>
          </table:table-cell>
          <table:table-cell office:value-type="string" calcext:value-type="string">
            <text:p>700-0975</text:p>
          </table:table-cell>
          <table:table-cell office:value-type="string" calcext:value-type="string">
            <text:p>301-52-481</text:p>
          </table:table-cell>
          <table:table-cell office:value-type="string" calcext:value-type="string">
            <text:p>SS36-E3/57T</text:p>
          </table:table-cell>
          <table:table-cell office:value-type="string" calcext:value-type="string">
            <text:p>9551336</text:p>
          </table:table-cell>
          <table:table-cell office:value-type="string" calcext:value-type="string">
            <text:p>SS36-E3/57TGICT-ND</text:p>
          </table:table-cell>
          <table:table-cell office:value-type="string" calcext:value-type="string">
            <text:p>T83206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00R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00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0M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M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4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0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10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6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2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7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80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3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M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5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1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200R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R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20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330R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5k62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2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6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4W_0.1perc_25ppm_Generic.kicad_sym</text:p>
          </table:table-cell>
          <table:table-cell office:value-type="string" calcext:value-type="string">
            <text:p>68k, THD 0207, 0.4W, 0.1%, +/-25ppm</text:p>
          </table:table-cell>
          <table:table-cell office:value-type="string" calcext:value-type="string">
            <text:p>Resistor, THD 0207, 0.4W, 0.1%, +/-25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k/0.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Microchip.kicad_sym</text:p>
          </table:table-cell>
          <table:table-cell office:value-type="string" calcext:value-type="string">
            <text:p>TC-1017-3.3, SOT23-5, LDO reg, 3.3V, 150mA, Microchip</text:p>
          </table:table-cell>
          <table:table-cell office:value-type="string" calcext:value-type="string">
            <text:p>LDO Regulator, Vo: 3.3V, Iq: 90ÎĽA, Vi:max 6V, Io: 150mA, Pd: 0.15W, with Shutdow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C-1017-3.3</text:p>
          </table:table-cell>
          <table:table-cell office:value-type="string" calcext:value-type="string">
            <text:p>SMD_Semiconductor_Generic:SOT95P280X145-5N_SOT23-5</text:p>
          </table:table-cell>
          <table:table-cell office:value-type="string" calcext:value-type="string">
            <text:p>https://www.mouser.sk/datasheet/2/268/21813F-89241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017-3.3VCTTR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C626374</text:p>
          </table:table-cell>
          <table:table-cell office:value-type="string" calcext:value-type="string">
            <text:p>579-TC1017-3.3VCTT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C1017-3.3VCT</text:p>
          </table:table-cell>
          <table:table-cell office:value-type="string" calcext:value-type="string">
            <text:p>1331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720749</text:p>
          </table:table-cell>
          <table:table-cell office:value-type="string" calcext:value-type="string">
            <text:p>8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t: LR6207A-T33</text:p>
          </table:table-cell>
        </table:table-row>
        <table:table-row table:style-name="ro1">
          <table:table-cell office:value-type="string" calcext:value-type="string">
            <text:p>Opto_Sharp.kicad_sym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ransistor optocoupler, SMD, FIP-4 GullWing, Sharp, CTR 50-600%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farnell.com/datasheets/7375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PC817X1NIP1B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0_100V_20-80perc_Y5V_SRPassives.kicad_sym</text:p>
          </table:table-cell>
          <table:table-cell office:value-type="string" calcext:value-type="string">
            <text:p>6n8, THD 2.50mm, 100V, -20..+80%, Y5V, SRPassives</text:p>
          </table:table-cell>
          <table:table-cell office:value-type="string" calcext:value-type="string">
            <text:p>Capacitor ceramic MLCC, THD 2.50mm, 100V, 20-80%, Y5V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90p/100V</text:p>
          </table:table-cell>
          <table:table-cell office:value-type="string" calcext:value-type="string">
            <text:p>THD_Capacitor_Kemet:CAPRR254W50L381T254H314_C315_Kem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6N8/2.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6N8/2.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Elyt_THD1.50_25V_20perc_105C_1000H_Panasonic.kicad_sym</text:p>
          </table:table-cell>
          <table:table-cell office:value-type="string" calcext:value-type="string">
            <text:p>10u, THD 1.5, 25V, +/-20%, Panasonic</text:p>
          </table:table-cell>
          <table:table-cell office:value-type="string" calcext:value-type="string">
            <text:p>Capacitor electrolytic, THD 1.50mm, 25V, 20%, 1000Hrs @105Â°C, GA Series, Panasoni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THD_Capacitor_Generic:CAPPRD150W45D400H700</text:p>
          </table:table-cell>
          <table:table-cell office:value-type="string" calcext:value-type="string">
            <text:p>https://www.tme.eu/Document/b117bf65f6c17c8fb2ca5258f231a2aa/EEAGA1V150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AGA1E100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13351</text:p>
          </table:table-cell>
          <table:table-cell office:value-type="string" calcext:value-type="string">
            <text:p>667-EEA-GA1E100H</text:p>
          </table:table-cell>
          <table:table-cell office:value-type="string" calcext:value-type="string">
            <text:p>808-7985</text:p>
          </table:table-cell>
          <table:table-cell office:value-type="string" calcext:value-type="string">
            <text:p>301-07-927</text:p>
          </table:table-cell>
          <table:table-cell office:value-type="string" calcext:value-type="string">
            <text:p>EEAGA1E100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15799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110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110k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k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20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22k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330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330k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k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33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3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5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3k3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82R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R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6W_1perc_50ppm_Generic.kicad_sym</text:p>
          </table:table-cell>
          <table:table-cell office:value-type="string" calcext:value-type="string">
            <text:p>8R2, THD 0207, 0.6W, 1%, +/-50ppm</text:p>
          </table:table-cell>
          <table:table-cell office:value-type="string" calcext:value-type="string">
            <text:p>Resistor, THD 0207, 0.6W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R2/0.6W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0R10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0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7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0R15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5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9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00R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00k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0R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5R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R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M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8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R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1k5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2R2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2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2R7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7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2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39R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R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1W_5perc_350ppm_Generic.kicad_sym</text:p>
          </table:table-cell>
          <table:table-cell office:value-type="string" calcext:value-type="string">
            <text:p>82k, THD 0207, 1W, 5%, +/-350ppm</text:p>
          </table:table-cell>
          <table:table-cell office:value-type="string" calcext:value-type="string">
            <text:p>Resistor, THD 0207, 1W, 5%, +/-3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k/1W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IC_Motor_Infineon.kicad_sym</text:p>
          </table:table-cell>
          <table:table-cell office:value-type="string" calcext:value-type="string">
            <text:p>BTN8926TA, TO263-7, High current half bridge, 40V, 30A, Infineon</text:p>
          </table:table-cell>
          <table:table-cell office:value-type="string" calcext:value-type="string">
            <text:p>High Current PN Half Bridge, max 40V, 30A, with IN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TN8926TA</text:p>
          </table:table-cell>
          <table:table-cell office:value-type="string" calcext:value-type="string">
            <text:p>SMD_IC_Infineon:TO127P1500X440-7N_PG-TO-263-7-1_INFINEON</text:p>
          </table:table-cell>
          <table:table-cell office:value-type="string" calcext:value-type="string">
            <text:p>https://www.tme.eu/Document/2aaa5d05cfe9436e41484c8ff9f0f54f/BTN8962T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TN8962TAAUMA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12630</text:p>
          </table:table-cell>
          <table:table-cell office:value-type="string" calcext:value-type="string">
            <text:p>726-BTN8962TAAUMA1</text:p>
          </table:table-cell>
          <table:table-cell office:value-type="string" calcext:value-type="string">
            <text:p>110-77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TN8962TAAUMA1</text:p>
          </table:table-cell>
          <table:table-cell office:value-type="string" calcext:value-type="string">
            <text:p>2470126</text:p>
          </table:table-cell>
          <table:table-cell office:value-type="string" calcext:value-type="string">
            <text:p>BTN8962TAAUMA1INCT-ND</text:p>
          </table:table-cell>
          <table:table-cell office:value-type="string" calcext:value-type="string">
            <text:p>T5531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THD_C941_400V_20perc_Y5V_Kemet.kicad_sym</text:p>
          </table:table-cell>
          <table:table-cell office:value-type="string" calcext:value-type="string">
            <text:p>3n3, THD 10.00mm, 400VAC, +/-20%, Y5V, Kemet</text:p>
          </table:table-cell>
          <table:table-cell office:value-type="string" calcext:value-type="string">
            <text:p>Capacitor Disc X1/Y1, THD 10.00mm, 400VAC, Y5V, C941 Series, Kemet</text:p>
          </table:table-cell>
          <table:table-cell office:value-type="string" calcext:value-type="string">
            <text:p>CCAP,X1,Y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n3/400VAC</text:p>
          </table:table-cell>
          <table:table-cell office:value-type="string" calcext:value-type="string">
            <text:p>THD_Capacitor_Kemet:CAPRB1000W70L1100T550H1400_DiaPads-Kemet</text:p>
          </table:table-cell>
          <table:table-cell office:value-type="string" calcext:value-type="string">
            <text:p>https://www.tme.eu/Document/94f5ac30c6d5d0279756a2983f86d1fc/C941U332MVVDAAWL45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941U332MVVDAAWL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287473</text:p>
          </table:table-cell>
          <table:table-cell office:value-type="string" calcext:value-type="string">
            <text:p>80-C941U332MVVDAWL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3-13-425</text:p>
          </table:table-cell>
          <table:table-cell office:value-type="string" calcext:value-type="string">
            <text:p>C941U332MVVDAAWL45</text:p>
          </table:table-cell>
          <table:table-cell office:value-type="string" calcext:value-type="string">
            <text:p>2534922</text:p>
          </table:table-cell>
          <table:table-cell office:value-type="string" calcext:value-type="string">
            <text:p>C941U332MVVDAAWL45-ND</text:p>
          </table:table-cell>
          <table:table-cell office:value-type="string" calcext:value-type="string">
            <text:p>T799889</text:p>
          </table:table-cell>
          <table:table-cell office:value-type="string" calcext:value-type="string">
            <text:p>6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603_0.1W_0.5perc_25ppm_Yageo.kicad_sym</text:p>
          </table:table-cell>
          <table:table-cell office:value-type="string" calcext:value-type="string">
            <text:p>10k, SMD 0603, 0.1W, 0.5%, 25ppm</text:p>
          </table:table-cell>
          <table:table-cell office:value-type="string" calcext:value-type="string">
            <text:p>Resistor, SMD 0603, 0.1W, 0.5%, 25ppm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0.5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>https://www.yageo.com/upload/media/product/productsearch/datasheet/rchip/PYu-RT_1-to-0.01_RoHS_L_1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D0710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36944</text:p>
          </table:table-cell>
          <table:table-cell office:value-type="string" calcext:value-type="string">
            <text:p>603-RT0603DRD0710KL</text:p>
          </table:table-cell>
          <table:table-cell office:value-type="string" calcext:value-type="string">
            <text:p>199-165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496681</text:p>
          </table:table-cell>
          <table:table-cell office:value-type="string" calcext:value-type="string">
            <text:p>311-10KD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4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Vishay.kicad_sym</text:p>
          </table:table-cell>
          <table:table-cell office:value-type="string" calcext:value-type="string">
            <text:p>VLMB1300-GS08, SMD 0603, Blue, 20mA, Vishay</text:p>
          </table:table-cell>
          <table:table-cell office:value-type="string" calcext:value-type="string">
            <text:p>LED SMD0603, Blue, Rectangle, <text:s/>1.6x0.8mm, 100mcd, 13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LMB1300-GS08</text:p>
          </table:table-cell>
          <table:table-cell office:value-type="string" calcext:value-type="string">
            <text:p>SMD_LED_Generic:LEDC1608X110-2N_0603_Blue</text:p>
          </table:table-cell>
          <table:table-cell office:value-type="string" calcext:value-type="string">
            <text:p>https://www.farnell.com/datasheets/204996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B1300-GS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35849</text:p>
          </table:table-cell>
          <table:table-cell office:value-type="string" calcext:value-type="string">
            <text:p>78-VLMB1300-GS08</text:p>
          </table:table-cell>
          <table:table-cell office:value-type="string" calcext:value-type="string">
            <text:p>773-0430</text:p>
          </table:table-cell>
          <table:table-cell office:value-type="string" calcext:value-type="string">
            <text:p>301-19-254</text:p>
          </table:table-cell>
          <table:table-cell office:value-type="string" calcext:value-type="string">
            <text:p>VLMB1300-GS08</text:p>
          </table:table-cell>
          <table:table-cell office:value-type="string" calcext:value-type="string">
            <text:p>2251459</text:p>
          </table:table-cell>
          <table:table-cell office:value-type="string" calcext:value-type="string">
            <text:p>VLMB1300-GS08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Vishay.kicad_sym</text:p>
          </table:table-cell>
          <table:table-cell office:value-type="string" calcext:value-type="string">
            <text:p>VLMG1300-GS08, SMD 0603, Yellow+Green, 20mA, Vishay</text:p>
          </table:table-cell>
          <table:table-cell office:value-type="string" calcext:value-type="string">
            <text:p>LED SMD0603, Yellow+Green, Rectangle, <text:s/>1.6x0.8mm, 35mcd, 13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LMG1300-GS08</text:p>
          </table:table-cell>
          <table:table-cell office:value-type="string" calcext:value-type="string">
            <text:p>SMD_LED_Generic:LEDC1608X110-2N_0603_YellowGreen</text:p>
          </table:table-cell>
          <table:table-cell office:value-type="string" calcext:value-type="string">
            <text:p>https://www.vishay.com/docs/82437/vlmo130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G1300-GS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749244</text:p>
          </table:table-cell>
          <table:table-cell office:value-type="string" calcext:value-type="string">
            <text:p>78-VLMG1300-GS08</text:p>
          </table:table-cell>
          <table:table-cell office:value-type="string" calcext:value-type="string">
            <text:p>773-0442</text:p>
          </table:table-cell>
          <table:table-cell office:value-type="string" calcext:value-type="string">
            <text:p>301-05-900</text:p>
          </table:table-cell>
          <table:table-cell office:value-type="string" calcext:value-type="string">
            <text:p>VLMG1300-GS08</text:p>
          </table:table-cell>
          <table:table-cell office:value-type="string" calcext:value-type="string">
            <text:p>2251461</text:p>
          </table:table-cell>
          <table:table-cell office:value-type="string" calcext:value-type="string">
            <text:p>VLMG1300-GS08CT-ND</text:p>
          </table:table-cell>
          <table:table-cell office:value-type="string" calcext:value-type="string">
            <text:p>T1095132</text:p>
          </table:table-cell>
          <table:table-cell office:value-type="string" calcext:value-type="string">
            <text:p>11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Vishay.kicad_sym</text:p>
          </table:table-cell>
          <table:table-cell office:value-type="string" calcext:value-type="string">
            <text:p>VLMS1300-GS08, SMD 0603, Red Super, 20mA, Vishay</text:p>
          </table:table-cell>
          <table:table-cell office:value-type="string" calcext:value-type="string">
            <text:p>LED SMD0603, Red, Rectangle, <text:s/>1.6x0.8mm, 54mcd, 13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LMS1300-GS08</text:p>
          </table:table-cell>
          <table:table-cell office:value-type="string" calcext:value-type="string">
            <text:p>SMD_LED_Generic:LEDC1608X110-2N_0603_Red</text:p>
          </table:table-cell>
          <table:table-cell office:value-type="string" calcext:value-type="string">
            <text:p>https://www.vishay.com/docs/82437/vlmo130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S1300-GS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3242</text:p>
          </table:table-cell>
          <table:table-cell office:value-type="string" calcext:value-type="string">
            <text:p>78-VLMS1300-GS08</text:p>
          </table:table-cell>
          <table:table-cell office:value-type="string" calcext:value-type="string">
            <text:p>773-0458</text:p>
          </table:table-cell>
          <table:table-cell office:value-type="string" calcext:value-type="string">
            <text:p>301-05-922</text:p>
          </table:table-cell>
          <table:table-cell office:value-type="string" calcext:value-type="string">
            <text:p>VLMS1300-GS08</text:p>
          </table:table-cell>
          <table:table-cell office:value-type="string" calcext:value-type="string">
            <text:p>2251484</text:p>
          </table:table-cell>
          <table:table-cell office:value-type="string" calcext:value-type="string">
            <text:p>VLMS1300-GS08CT-ND</text:p>
          </table:table-cell>
          <table:table-cell office:value-type="string" calcext:value-type="string">
            <text:p>T1242871</text:p>
          </table:table-cell>
          <table:table-cell office:value-type="string" calcext:value-type="string">
            <text:p>11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Vishay.kicad_sym</text:p>
          </table:table-cell>
          <table:table-cell office:value-type="string" calcext:value-type="string">
            <text:p>VLMW1300-GS08, SMD 0603, White Cold, 20mA, Vishay</text:p>
          </table:table-cell>
          <table:table-cell office:value-type="string" calcext:value-type="string">
            <text:p>LED SMD0603, White, Rectangle, <text:s/>1.6x0.8mm, 180mcd, 13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LMW1300-GS08</text:p>
          </table:table-cell>
          <table:table-cell office:value-type="string" calcext:value-type="string">
            <text:p>SMD_LED_Generic:LEDC1608X110-2N_0603_White</text:p>
          </table:table-cell>
          <table:table-cell office:value-type="string" calcext:value-type="string">
            <text:p>http://www.farnell.com/datasheets/205022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W1300-GS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13463</text:p>
          </table:table-cell>
          <table:table-cell office:value-type="string" calcext:value-type="string">
            <text:p>78-VLMW1300-GS08</text:p>
          </table:table-cell>
          <table:table-cell office:value-type="string" calcext:value-type="string">
            <text:p>773-0461</text:p>
          </table:table-cell>
          <table:table-cell office:value-type="string" calcext:value-type="string">
            <text:p>301-05-934</text:p>
          </table:table-cell>
          <table:table-cell office:value-type="string" calcext:value-type="string">
            <text:p>VLMW1300-GS08</text:p>
          </table:table-cell>
          <table:table-cell office:value-type="string" calcext:value-type="string">
            <text:p>2251493</text:p>
          </table:table-cell>
          <table:table-cell office:value-type="string" calcext:value-type="string">
            <text:p>VLMW1300-GS08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Vishay.kicad_sym</text:p>
          </table:table-cell>
          <table:table-cell office:value-type="string" calcext:value-type="string">
            <text:p>VLMY1300-GS08, SMD 0603, Yellow, 20mA, Vishay</text:p>
          </table:table-cell>
          <table:table-cell office:value-type="string" calcext:value-type="string">
            <text:p>LED SMD0603, Yellow, Rectangle, <text:s/>1.6x0.8mm, 100mcd, 13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LMY1300-GS08</text:p>
          </table:table-cell>
          <table:table-cell office:value-type="string" calcext:value-type="string">
            <text:p>SMD_LED_Generic:LEDC1608X110-2N_0603_Yellow</text:p>
          </table:table-cell>
          <table:table-cell office:value-type="string" calcext:value-type="string">
            <text:p>https://www.vishay.com/docs/82437/vlmo130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Y1300-GS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62599</text:p>
          </table:table-cell>
          <table:table-cell office:value-type="string" calcext:value-type="string">
            <text:p>78-VLMY1300-GS08</text:p>
          </table:table-cell>
          <table:table-cell office:value-type="string" calcext:value-type="string">
            <text:p>773-0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LMY1300-GS08</text:p>
          </table:table-cell>
          <table:table-cell office:value-type="string" calcext:value-type="string">
            <text:p>2251505</text:p>
          </table:table-cell>
          <table:table-cell office:value-type="string" calcext:value-type="string">
            <text:p>VLMY1300-GS08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5">
          <table:table-cell office:value-type="string" calcext:value-type="string">
            <text:p>Capacitor_Ceramic_SMD_0805_50V_10perc_X7R_Samsung.kicad_sym</text:p>
          </table:table-cell>
          <table:table-cell office:value-type="string" calcext:value-type="string">
            <text:p>220n, SMD 0805, 50V, 10%, X7R, Samsung</text:p>
          </table:table-cell>
          <table:table-cell office:value-type="string" calcext:value-type="string">
            <text:p>Capacitor ceramic MLCC, SMD 0805, 50V, 10%, X7R, Samsung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0n/50V</text:p>
          </table:table-cell>
          <table:table-cell office:value-type="string" calcext:value-type="string">
            <text:p>SMD_Capacitor_NonPolarised_Generic:CAPC2012X125N_0805</text:p>
          </table:table-cell>
          <table:table-cell office:value-type="string" calcext:value-type="string">
            <text:p>https://www.tme.eu/Document/4a42202b32dab16128fe107dd69598cc/samsung-chip-cap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224KBFNNN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87-CL21B224KBFNNNF</text:p>
          </table:table-cell>
          <table:table-cell office:value-type="string" calcext:value-type="string">
            <text:p>766-6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L21B224KBFNNN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6-CL21B224KBFNNNF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8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_MCU8_MICROCHIP.kicad_sym</text:p>
          </table:table-cell>
          <table:table-cell office:value-type="string" calcext:value-type="string">
            <text:p>AT89S4051-24SU, SOIC20, 8-bit, '51 MCU, 4kB/256B, 2.7-5.5V, 24MHz, Microchip</text:p>
          </table:table-cell>
          <table:table-cell office:value-type="string" calcext:value-type="string">
            <text:p>8-bit '51 microcontroller, 4kB flash, 256B SRAM, 15 GPIO, 2.7-5.5V, 24MHz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T89S4051-24SU</text:p>
          </table:table-cell>
          <table:table-cell office:value-type="string" calcext:value-type="string">
            <text:p>SMD_IC_Microchip:SOIC127P1030X265-20N_SOIC-20_Microchip</text:p>
          </table:table-cell>
          <table:table-cell office:value-type="string" calcext:value-type="string">
            <text:p>https://ww1.microchip.com/downloads/en/DeviceDoc/doc339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89S4051-24SU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91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IC_MCU8_MICROCHIP.kicad_sym</text:p>
          </table:table-cell>
          <table:table-cell office:value-type="string" calcext:value-type="string">
            <text:p>AVR128DB64-I/MR, VQFN64, 8-bit AVR MCU, 128kB/16kB/512B, 1.8-5.5V, 24MHz, Microchip</text:p>
          </table:table-cell>
          <table:table-cell office:value-type="string" calcext:value-type="string">
            <text:p>8-bit AVR MCU, 128kB flash, 16kB SRAM, 512B EEPROM, 55 GPIO, 24MHz, 1.8-5.5V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VR128DB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1.microchip.com/downloads/aemDocuments/documents/MCU08/ProductDocuments/DataSheets/AVR128DB28-32-48-64-DataSheet-DS4000224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VR128DB64-I/M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19767</text:p>
          </table:table-cell>
          <table:table-cell office:value-type="string" calcext:value-type="string">
            <text:p>579-AVR128DB64-I/MR</text:p>
          </table:table-cell>
          <table:table-cell office:value-type="string" calcext:value-type="string">
            <text:p>216-7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VR128DB64-I/MR</text:p>
          </table:table-cell>
          <table:table-cell office:value-type="string" calcext:value-type="string">
            <text:p>3594412</text:p>
          </table:table-cell>
          <table:table-cell office:value-type="string" calcext:value-type="string">
            <text:p>150-AVR128DB64-I/MR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10perc_X5R_Murata.kicad_sym</text:p>
          </table:table-cell>
          <table:table-cell office:value-type="string" calcext:value-type="string">
            <text:p>4u7, SMD 0805, 50V, 10%, X5R, Murata</text:p>
          </table:table-cell>
          <table:table-cell office:value-type="string" calcext:value-type="string">
            <text:p>Capacitor ceramic MLCC, SMD 0805, 50V, 10%, X5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SMD_Capacitor_NonPolarised_Generic:CAPC2012X125N_0805</text:p>
          </table:table-cell>
          <table:table-cell office:value-type="string" calcext:value-type="string">
            <text:p>https://www.tme.eu/Document/58bb7db4269ac3ad53d1aa3c0ade9bab/GRM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T21BR61H475KE13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437576</text:p>
          </table:table-cell>
          <table:table-cell office:value-type="string" calcext:value-type="string">
            <text:p>81-GRT21BR61H475KE3L</text:p>
          </table:table-cell>
          <table:table-cell office:value-type="string" calcext:value-type="string">
            <text:p>247-8211</text:p>
          </table:table-cell>
          <table:table-cell office:value-type="string" calcext:value-type="string">
            <text:p>301-73-383</text:p>
          </table:table-cell>
          <table:table-cell office:value-type="string" calcext:value-type="string">
            <text:p>GRT21BR61H475KE13L</text:p>
          </table:table-cell>
          <table:table-cell office:value-type="string" calcext:value-type="string">
            <text:p>2672194</text:p>
          </table:table-cell>
          <table:table-cell office:value-type="string" calcext:value-type="string">
            <text:p>490-12394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16V_10perc_X7R_Yageo.kicad_sym</text:p>
          </table:table-cell>
          <table:table-cell office:value-type="string" calcext:value-type="string">
            <text:p>100n, SMD 0603, 16V, 10%, X7R, Yageo</text:p>
          </table:table-cell>
          <table:table-cell office:value-type="string" calcext:value-type="string">
            <text:p>Capacitor ceramic MLCC, SMD 0603, 16V, 10%, X7R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16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yageo.com/en/Chart/Download/pdf/CC0603KRX7R7BB1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8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69-8763</text:p>
          </table:table-cell>
          <table:table-cell office:value-type="string" calcext:value-type="string">
            <text:p>302-30-585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432210</text:p>
          </table:table-cell>
          <table:table-cell office:value-type="string" calcext:value-type="string">
            <text:p>311-1088-1-ND</text:p>
          </table:table-cell>
          <table:table-cell office:value-type="string" calcext:value-type="string">
            <text:p>44762</text:p>
          </table:table-cell>
          <table:table-cell office:value-type="string" calcext:value-type="string">
            <text:p>30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16V_10perc_X7R_Yageo.kicad_sym</text:p>
          </table:table-cell>
          <table:table-cell office:value-type="string" calcext:value-type="string">
            <text:p>470n, SMD 0603, 16V, 10%, X7R, Yageo</text:p>
          </table:table-cell>
          <table:table-cell office:value-type="string" calcext:value-type="string">
            <text:p>Capacitor ceramic MLCC, SMD 0603, 16V, +/-10%, X7R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n/16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fbb9415081fcefba62c0f8bbf5b21210/UPY-GPHC_X7R_6.3V-to-50V_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6851</text:p>
          </table:table-cell>
          <table:table-cell office:value-type="string" calcext:value-type="string">
            <text:p>603-CC603KRX7R7BB474</text:p>
          </table:table-cell>
          <table:table-cell office:value-type="string" calcext:value-type="string">
            <text:p>200-6578</text:p>
          </table:table-cell>
          <table:table-cell office:value-type="string" calcext:value-type="string">
            <text:p>302-88-047</text:p>
          </table:table-cell>
          <table:table-cell office:value-type="string" calcext:value-type="string">
            <text:p>CC0603KRX7R7474</text:p>
          </table:table-cell>
          <table:table-cell office:value-type="string" calcext:value-type="string">
            <text:p>3369238</text:p>
          </table:table-cell>
          <table:table-cell office:value-type="string" calcext:value-type="string">
            <text:p>311-1428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4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PPFOIL_THD5.0_FKP2_100V_Wima.kicad_sym</text:p>
          </table:table-cell>
          <table:table-cell office:value-type="string" calcext:value-type="string">
            <text:p>680p, THD 5.00mm, 100V, +/-2.5%, Wima</text:p>
          </table:table-cell>
          <table:table-cell office:value-type="string" calcext:value-type="string">
            <text:p>Capacitor PP Foil, THD 5.00mm, 100V, 2.5%, FKP2 Series, Wim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80p/100V</text:p>
          </table:table-cell>
          <table:table-cell office:value-type="string" calcext:value-type="string">
            <text:p>THD_Capacitor_Generic:CAPRR508W50L720T450H6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Wima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5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udio_Loudity.kicad_sym</text:p>
          </table:table-cell>
          <table:table-cell office:value-type="string" calcext:value-type="string">
            <text:p>LD-BZEN-0803, SMD, 90mA, 4.5V, 85dB, Loudity</text:p>
          </table:table-cell>
          <table:table-cell office:value-type="string" calcext:value-type="string">
            <text:p>Electromagnetic element polarised, 2.73kHz, 90mA, 2.5-4.5V, 85dB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-BZEN-0803</text:p>
          </table:table-cell>
          <table:table-cell office:value-type="string" calcext:value-type="string">
            <text:p>SMD_Audio_Loudity:SPK_850X850H30-4N_LD-BZEN-0803_LOUDITY</text:p>
          </table:table-cell>
          <table:table-cell office:value-type="string" calcext:value-type="string">
            <text:p>https://www.tme.eu/Document/2868dc86e5832ce778a426be00b7263f/ld-bzen-080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oudity</text:p>
          </table:table-cell>
          <table:table-cell office:value-type="string" calcext:value-type="string">
            <text:p>LD-BZEN-080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LD-BZEN-080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Elyt_THD2.50_100V_20perc_105C_2000H_Elite.kicad_sym</text:p>
          </table:table-cell>
          <table:table-cell office:value-type="string" calcext:value-type="string">
            <text:p>10u, THD 2.5, 100V, +/-20%, Elite</text:p>
          </table:table-cell>
          <table:table-cell office:value-type="string" calcext:value-type="string">
            <text:p>Capacitor electrolytic, THD 2.50mm, 100V, 20%, 2000Hrs @105Â°C, PF Series, Elite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/100V</text:p>
          </table:table-cell>
          <table:table-cell office:value-type="string" calcext:value-type="string">
            <text:p>THD_Capacitor_Generic:CAPPRD250W70D630H1100</text:p>
          </table:table-cell>
          <table:table-cell office:value-type="string" calcext:value-type="string">
            <text:p>https://www.tme.eu/Document/b444ee8e17ff8a581790e632c20227ec/ELITE-PF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PF2A100MNN6311U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PF2A100MNN6311U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nector_Header_Phoenix.kicad_sym</text:p>
          </table:table-cell>
          <table:table-cell office:value-type="string" calcext:value-type="string">
            <text:p>DMC 1,5/ 7-G1F-3,5-LR P20THR, THD, PCB Connector, Header, 2x7 Pin, RM3.5mm, horizontal, Phoenix</text:p>
          </table:table-cell>
          <table:table-cell office:value-type="string" calcext:value-type="string">
            <text:p>PCB Terminal, Header, 3.5 mm, 2x7 pin, 8A, 160V, Horizontal</text:p>
          </table:table-cell>
          <table:table-cell office:value-type="string" calcext:value-type="string">
            <text:p>CON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MC 1,5/ 7-G1F-3,5-LR P20THR</text:p>
          </table:table-cell>
          <table:table-cell office:value-type="string" calcext:value-type="string">
            <text:p>THD_Terminal_Phoenix:HDRV14W140P350N_2X7_5600X1160X1080_DMC1,5xx-Phoenix</text:p>
          </table:table-cell>
          <table:table-cell office:value-type="string" calcext:value-type="string">
            <text:p>https://www.phoenixcontact.com/en-pc/products/printed-circuit-board-connector-dmc-15-7-g1f-35-lr-p20thr-1787069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78706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51-178706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15088</text:p>
          </table:table-cell>
          <table:table-cell office:value-type="string" calcext:value-type="string">
            <text:p>1818559-ND</text:p>
          </table:table-cell>
          <table:table-cell office:value-type="string" calcext:value-type="string">
            <text:p>415071</text:p>
          </table:table-cell>
          <table:table-cell office:value-type="string" calcext:value-type="string">
            <text:p>125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2.54_50V_10perc_Y5V_SRPassives.kicad_sym</text:p>
          </table:table-cell>
          <table:table-cell office:value-type="string" calcext:value-type="string">
            <text:p>33n, THD 2.54mm, 50V, 10%, Y5V, SRPassives</text:p>
          </table:table-cell>
          <table:table-cell office:value-type="string" calcext:value-type="string">
            <text:p>Capacitor ceramic, THD 2.54mm, 50V, 10%, Y5V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THD_Capacitor_Generic:CAPRB254W50D450T200H4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-33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-33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VS_Nexperia.kicad_sym</text:p>
          </table:table-cell>
          <table:table-cell office:value-type="string" calcext:value-type="string">
            <text:p>PESD5V0S1BA, SOD323, Bidir, 5.5-9.5V, Nexperia</text:p>
          </table:table-cell>
          <table:table-cell office:value-type="string" calcext:value-type="string">
            <text:p>TVS diode, Bidirectional, Vbr: 5.5-9.5V, bidirectional, 13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ESD5V0S1BA</text:p>
          </table:table-cell>
          <table:table-cell office:value-type="string" calcext:value-type="string">
            <text:p>SMD_Semiconductor_Generic:SOD2516X110N_SOD-323_SC-76</text:p>
          </table:table-cell>
          <table:table-cell office:value-type="string" calcext:value-type="string">
            <text:p>https://assets.nexperia.com/documents/data-sheet/PESD5V0S1B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ESD5V0S1B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19224</text:p>
          </table:table-cell>
          <table:table-cell office:value-type="string" calcext:value-type="string">
            <text:p>771-PESD5V0S1BA-T/R</text:p>
          </table:table-cell>
          <table:table-cell office:value-type="string" calcext:value-type="string">
            <text:p>508-737</text:p>
          </table:table-cell>
          <table:table-cell office:value-type="string" calcext:value-type="string">
            <text:p>300-57-613</text:p>
          </table:table-cell>
          <table:table-cell office:value-type="string" calcext:value-type="string">
            <text:p>PESD5V0S1BA.115</text:p>
          </table:table-cell>
          <table:table-cell office:value-type="string" calcext:value-type="string">
            <text:p>8737690</text:p>
          </table:table-cell>
          <table:table-cell office:value-type="string" calcext:value-type="string">
            <text:p>1727-3837-1-ND</text:p>
          </table:table-cell>
          <table:table-cell office:value-type="string" calcext:value-type="string">
            <text:p>T126238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Varistor_Epcos.kicad_sym</text:p>
          </table:table-cell>
          <table:table-cell office:value-type="string" calcext:value-type="string">
            <text:p>B72214S0351K101, THD, 350V, 0.6W, Epcos</text:p>
          </table:table-cell>
          <table:table-cell office:value-type="string" calcext:value-type="string">
            <text:p>Metal-oxide Varistor, Standard, Vrms: 350V, Disc 14mm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THD_Varistor_Epcos:RVD1550W54P75</text:p>
          </table:table-cell>
          <table:table-cell office:value-type="string" calcext:value-type="string">
            <text:p>https://www.farnell.com/datasheets/2921077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B72214S0351K10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C83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1-6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OV-S14K350</text:p>
          </table:table-cell>
          <table:table-cell office:value-type="string" calcext:value-type="string">
            <text:p>3131640</text:p>
          </table:table-cell>
          <table:table-cell office:value-type="string" calcext:value-type="string">
            <text:p>495-6464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206_50V_10perc_X5R_Murata.kicad_sym</text:p>
          </table:table-cell>
          <table:table-cell office:value-type="string" calcext:value-type="string">
            <text:p>10u, SMD 1206, 50V, 10%, X5R, Murata</text:p>
          </table:table-cell>
          <table:table-cell office:value-type="string" calcext:value-type="string">
            <text:p>Capacitor ceramic MLCC, SMD 1206, 50V, 10%, X5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SMD_Capacitor_NonPolarised_Generic:CAPC3216X160N_1206</text:p>
          </table:table-cell>
          <table:table-cell office:value-type="string" calcext:value-type="string">
            <text:p>https://www.farnell.com/datasheets/204876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61H106KA12L-D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7092</text:p>
          </table:table-cell>
          <table:table-cell office:value-type="string" calcext:value-type="string">
            <text:p>81-GRM31CR61H106KA2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M31CR61H106KA12L</text:p>
          </table:table-cell>
          <table:table-cell office:value-type="string" calcext:value-type="string">
            <text:p>1845762</text:p>
          </table:table-cell>
          <table:table-cell office:value-type="string" calcext:value-type="string">
            <text:p>490-596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0V_10perc_Y5P_Generic.kicad_sym</text:p>
          </table:table-cell>
          <table:table-cell office:value-type="string" calcext:value-type="string">
            <text:p>470p, THD 5.00mm, 500V, +/-10%, Y5P, SRPassives</text:p>
          </table:table-cell>
          <table:table-cell office:value-type="string" calcext:value-type="string">
            <text:p>Capacitor ceramic, THD 5.00mm, 500V, 10%, Y5P, SR 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p/5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-471/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-471/5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7.5_3kV_20perc_Y5V_SRPassives.kicad_sym</text:p>
          </table:table-cell>
          <table:table-cell office:value-type="string" calcext:value-type="string">
            <text:p>470p, THD 7.50mm, 3kV, +/-20%, Y5V, SRPassives</text:p>
          </table:table-cell>
          <table:table-cell office:value-type="string" calcext:value-type="string">
            <text:p>Capacitor Disc X1, Y2, THD 7.50mm, 3kV, Y5V, CC3K Series, SR Passives</text:p>
          </table:table-cell>
          <table:table-cell office:value-type="string" calcext:value-type="string">
            <text:p>CCAP,X1,Y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0p/3kV</text:p>
          </table:table-cell>
          <table:table-cell office:value-type="string" calcext:value-type="string">
            <text:p>THD_Capacitor_Generic:CAPRB750W70L560T400H600</text:p>
          </table:table-cell>
          <table:table-cell office:value-type="string" calcext:value-type="string">
            <text:p>https://www.tme.eu/Document/ea44b9f60b34a696b7fd0534d9174389/CC3K-100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3K-47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3K-47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7.5_250V_20perc_Y5V_SRPassives.kicad_sym</text:p>
          </table:table-cell>
          <table:table-cell office:value-type="string" calcext:value-type="string">
            <text:p>2n2, THD 7.50mm, 250VAC, +/-20%, Y5V, SRPassives</text:p>
          </table:table-cell>
          <table:table-cell office:value-type="string" calcext:value-type="string">
            <text:p>Capacitor Disc X1, Y2, THD 7.62mm, 250VAC, Y5V, CY2V Series, SR Passives</text:p>
          </table:table-cell>
          <table:table-cell office:value-type="string" calcext:value-type="string">
            <text:p>CCAP,X1,Y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/250VAC</text:p>
          </table:table-cell>
          <table:table-cell office:value-type="string" calcext:value-type="string">
            <text:p>THD_Capacitor_Generic:CAPRB762W60D600T300H610</text:p>
          </table:table-cell>
          <table:table-cell office:value-type="string" calcext:value-type="string">
            <text:p>https://www.tme.eu/sk/en/details/cy2v-2n2/tht-ceramic-capacitors/sr-passives/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Y2V-2N2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6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TaiwanSemi.kicad_sym</text:p>
          </table:table-cell>
          <table:table-cell office:value-type="string" calcext:value-type="string">
            <text:p>LL5818-L0G, DO213AB, Schottky diode, 30V, 1A, TaiwanSemi</text:p>
          </table:table-cell>
          <table:table-cell office:value-type="string" calcext:value-type="string">
            <text:p>Diode Schottky, DO-213AB/MELF, Vrrm: 30V, If: 1A, Ir&lt;0.1mA, Vf&lt;0.87V @3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L5818</text:p>
          </table:table-cell>
          <table:table-cell office:value-type="string" calcext:value-type="string">
            <text:p>SMD_Semiconductor_Generic:DIOMELF5025N_DO213AB_MELF</text:p>
          </table:table-cell>
          <table:table-cell office:value-type="string" calcext:value-type="string">
            <text:p>https://www.tme.eu/Document/3679d5d170502be32d192cd5d52751ab/sk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LL5818-L0G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LL5818-L0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SMD_0805_50V_5perc_C0G-NP0_Walsin.kicad_sym</text:p>
          </table:table-cell>
          <table:table-cell office:value-type="string" calcext:value-type="string">
            <text:p>10p, SMD 0805, 50V, 5%, C0G/NP0, Walsin</text:p>
          </table:table-cell>
          <table:table-cell office:value-type="string" calcext:value-type="string">
            <text:p>Capacitor ceramic MLCC, SMD 0805, 50V, 5%, C0G/NP0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p/50V</text:p>
          </table:table-cell>
          <table:table-cell office:value-type="string" calcext:value-type="string">
            <text:p>SMD_Capacitor_NonPolarised_Generic:CAPC2012X85N_0805</text:p>
          </table:table-cell>
          <table:table-cell office:value-type="string" calcext:value-type="string">
            <text:p>https://www.tme.eu/Document/e45476bf270793f696988c4e93ce1237/ASC_General_Purpose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Walsin Technology Corporation</text:p>
          </table:table-cell>
          <table:table-cell office:value-type="string" calcext:value-type="string">
            <text:p>0805N100J500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23640</text:p>
          </table:table-cell>
          <table:table-cell office:value-type="string" calcext:value-type="string">
            <text:p>791-0805N100J500C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805N100J500CT</text:p>
          </table:table-cell>
          <table:table-cell office:value-type="string" calcext:value-type="string">
            <text:p>2497007</text:p>
          </table:table-cell>
          <table:table-cell office:value-type="string" calcext:value-type="string">
            <text:p>1292-0805N100J500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7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805_50V_5perc_NP0_Yageo.kicad_sym</text:p>
          </table:table-cell>
          <table:table-cell office:value-type="string" calcext:value-type="string">
            <text:p>47p, SMD 0805, 50V, 10%, NP0, Yaego</text:p>
          </table:table-cell>
          <table:table-cell office:value-type="string" calcext:value-type="string">
            <text:p>Capacitor ceramic MLCC, SMD 0805, 50V, 5%, NP0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/50V</text:p>
          </table:table-cell>
          <table:table-cell office:value-type="string" calcext:value-type="string">
            <text:p>SMD_Capacitor_NonPolarised_Generic:CAPC2012X60N_0805</text:p>
          </table:table-cell>
          <table:table-cell office:value-type="string" calcext:value-type="string">
            <text:p>https://cdn.soselectronic.com/productdata/f1/ed/4a2d1b69/k1206-3-9pf-np0-50v-0-25pf-cc1206crnpo9bn3r9-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JRNPO9BN4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07118</text:p>
          </table:table-cell>
          <table:table-cell office:value-type="string" calcext:value-type="string">
            <text:p>603-CC805JRNPO9BN470</text:p>
          </table:table-cell>
          <table:table-cell office:value-type="string" calcext:value-type="string">
            <text:p>198-8043</text:p>
          </table:table-cell>
          <table:table-cell office:value-type="string" calcext:value-type="string">
            <text:p>302-88-117</text:p>
          </table:table-cell>
          <table:table-cell office:value-type="string" calcext:value-type="string">
            <text:p>CC0805JRNPO9BN470</text:p>
          </table:table-cell>
          <table:table-cell office:value-type="string" calcext:value-type="string">
            <text:p>1362560</text:p>
          </table:table-cell>
          <table:table-cell office:value-type="string" calcext:value-type="string">
            <text:p>311-1107-1-ND</text:p>
          </table:table-cell>
          <table:table-cell office:value-type="string" calcext:value-type="string">
            <text:p>117234</text:p>
          </table:table-cell>
          <table:table-cell office:value-type="string" calcext:value-type="string">
            <text:p>73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Meanwell.kicad_sym</text:p>
          </table:table-cell>
          <table:table-cell office:value-type="string" calcext:value-type="string">
            <text:p>IRM-20-12</text:p>
          </table:table-cell>
          <table:table-cell office:value-type="string" calcext:value-type="string">
            <text:p>AC/DC converter module, 20W, 85Ă·305VAC, 12VDC, Iout: 1800mA, OUT: 1, 84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M-20-12</text:p>
          </table:table-cell>
          <table:table-cell office:value-type="string" calcext:value-type="string">
            <text:p>THD_PowerModule_Meanwell:IRM-20_Meanwell</text:p>
          </table:table-cell>
          <table:table-cell office:value-type="string" calcext:value-type="string">
            <text:p>https://www.meanwellusa.com/upload/pdf/IRM-20/IRM-20-spe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20-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9-IRM20-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RM-20-12</text:p>
          </table:table-cell>
          <table:table-cell office:value-type="string" calcext:value-type="string">
            <text:p>3577446</text:p>
          </table:table-cell>
          <table:table-cell office:value-type="string" calcext:value-type="string">
            <text:p>1866-3038-ND</text:p>
          </table:table-cell>
          <table:table-cell office:value-type="string" calcext:value-type="string">
            <text:p>19834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Meanwell.kicad_sym</text:p>
          </table:table-cell>
          <table:table-cell office:value-type="string" calcext:value-type="string">
            <text:p>IRM-45-24</text:p>
          </table:table-cell>
          <table:table-cell office:value-type="string" calcext:value-type="string">
            <text:p>AC/DC converter module, 45W, 85Ă·264VAC, 24VDC, Iout: 1900mA, OUT: 1, 89.5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M-45-24</text:p>
          </table:table-cell>
          <table:table-cell office:value-type="string" calcext:value-type="string">
            <text:p>THD_PowerModule_Meanwell:IRM-60_Meanwell</text:p>
          </table:table-cell>
          <table:table-cell office:value-type="string" calcext:value-type="string">
            <text:p>https://www.meanwell.com/webapp/product/search.aspx?prod=IRM-6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45-2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-8959</text:p>
          </table:table-cell>
          <table:table-cell office:value-type="string" calcext:value-type="string">
            <text:p>303-72-432</text:p>
          </table:table-cell>
          <table:table-cell office:value-type="string" calcext:value-type="string">
            <text:p>IRM-45-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66-3057-ND</text:p>
          </table:table-cell>
          <table:table-cell office:value-type="string" calcext:value-type="string">
            <text:p>22917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Meanwell.kicad_sym</text:p>
          </table:table-cell>
          <table:table-cell office:value-type="string" calcext:value-type="string">
            <text:p>IRM-60-12</text:p>
          </table:table-cell>
          <table:table-cell office:value-type="string" calcext:value-type="string">
            <text:p>AC/DC converter module, 60W, 85Ă·264VAC, 12VDC, Iout: 5000mA, OUT: 1, 87.5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M-60-12</text:p>
          </table:table-cell>
          <table:table-cell office:value-type="string" calcext:value-type="string">
            <text:p>THD_PowerModule_Meanwell:IRM-60_Meanwell</text:p>
          </table:table-cell>
          <table:table-cell office:value-type="string" calcext:value-type="string">
            <text:p>https://www.tme.eu/Document/54258a187ff42b558f61896eb6e6f5b3/IRM-60-DTE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60-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9-IRM60-12</text:p>
          </table:table-cell>
          <table:table-cell office:value-type="string" calcext:value-type="string">
            <text:p>135-8968</text:p>
          </table:table-cell>
          <table:table-cell office:value-type="string" calcext:value-type="string">
            <text:p>300-60-594</text:p>
          </table:table-cell>
          <table:table-cell office:value-type="string" calcext:value-type="string">
            <text:p>IRM-60-12</text:p>
          </table:table-cell>
          <table:table-cell office:value-type="string" calcext:value-type="string">
            <text:p>2815519</text:p>
          </table:table-cell>
          <table:table-cell office:value-type="string" calcext:value-type="string">
            <text:p>1866-3063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ower_Module_Meanwell.kicad_sym</text:p>
          </table:table-cell>
          <table:table-cell office:value-type="string" calcext:value-type="string">
            <text:p>IRM-60-24</text:p>
          </table:table-cell>
          <table:table-cell office:value-type="string" calcext:value-type="string">
            <text:p>AC/DC converter module, 60W, 85Ă·264VAC, 24VDC, Iout: 2500mA, OUT: 1, 90%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M-60-24</text:p>
          </table:table-cell>
          <table:table-cell office:value-type="string" calcext:value-type="string">
            <text:p>THD_PowerModule_Meanwell:IRM-60_Meanwell</text:p>
          </table:table-cell>
          <table:table-cell office:value-type="string" calcext:value-type="string">
            <text:p>https://www.tme.eu/Document/54258a187ff42b558f61896eb6e6f5b3/IRM-60-DTE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60-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9-IRM60-24</text:p>
          </table:table-cell>
          <table:table-cell office:value-type="string" calcext:value-type="string">
            <text:p>135-8970</text:p>
          </table:table-cell>
          <table:table-cell office:value-type="string" calcext:value-type="string">
            <text:p>300-60-598</text:p>
          </table:table-cell>
          <table:table-cell office:value-type="string" calcext:value-type="string">
            <text:p>IRM-60-24</text:p>
          </table:table-cell>
          <table:table-cell office:value-type="string" calcext:value-type="string">
            <text:p>281552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Samtec.kicad_sym</text:p>
          </table:table-cell>
          <table:table-cell office:value-type="string" calcext:value-type="string">
            <text:p>TS-110-T-A,THD, 1x10 pin, 2.54mm, Precise, h{colon}3.86mm, Male, Samtec</text:p>
          </table:table-cell>
          <table:table-cell office:value-type="string" calcext:value-type="string">
            <text:p>Header Male, 1x10 pin, 2.54, Precise, H: 3.86mm</text:p>
          </table:table-cell>
          <table:table-cell office:value-type="string" calcext:value-type="string">
            <text:p>CON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S-110-T-A</text:p>
          </table:table-cell>
          <table:table-cell office:value-type="string" calcext:value-type="string">
            <text:p>THD_Header_Samtec:TS-110-G-A-2, HDRV10W64P254H386N_1X10_PADRR_180x240_MALE</text:p>
          </table:table-cell>
          <table:table-cell office:value-type="string" calcext:value-type="string">
            <text:p>https://suddendocs.samtec.com/catalog_english/t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-110-T-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338637</text:p>
          </table:table-cell>
          <table:table-cell office:value-type="string" calcext:value-type="string">
            <text:p>200-TS110TA</text:p>
          </table:table-cell>
          <table:table-cell office:value-type="string" calcext:value-type="string">
            <text:p>200-149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856627</text:p>
          </table:table-cell>
          <table:table-cell office:value-type="string" calcext:value-type="string">
            <text:p>SAM1112-10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156 1/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0603_0.1W_5perc_200ppm_Yageo.kicad_sym</text:p>
          </table:table-cell>
          <table:table-cell office:value-type="string" calcext:value-type="string">
            <text:p>0R, SMD 0603, 0.1W, 0.5%</text:p>
          </table:table-cell>
          <table:table-cell office:value-type="string" calcext:value-type="string">
            <text:p>Resistor Jumper, SMD 0603, 0.1W, 0.5%,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>https://www.tme.eu/Document/d2a72e545e5c8eb7bf2a04fa97535928/rc0603yageo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95177</text:p>
          </table:table-cell>
          <table:table-cell office:value-type="string" calcext:value-type="string">
            <text:p>0603-RC0603JR-070R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C0603JR-070R</text:p>
          </table:table-cell>
          <table:table-cell office:value-type="string" calcext:value-type="string">
            <text:p>9233130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396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sistor_SMD_0603_0.1W_5perc_200ppm_Yageo.kicad_sym</text:p>
          </table:table-cell>
          <table:table-cell office:value-type="string" calcext:value-type="string">
            <text:p>10k, SMD 0603, 0.1W, 200ppm, 5%</text:p>
          </table:table-cell>
          <table:table-cell office:value-type="string" calcext:value-type="string">
            <text:p>Resistor, SMD 0603, 0.1W, 200ppm, 5%, Yage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1608X45N_0603</text:p>
          </table:table-cell>
          <table:table-cell office:value-type="string" calcext:value-type="string">
            <text:p>https://www.tme.eu/Document/622e28308c06d160637f2b14751ba16b/Data%20Sheet%20CRCW_BCe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RCW060310K0JNTABC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RCW060310K0JNTABC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THD_0207_0.25W_1perc_50ppm_Generic.kicad_sym</text:p>
          </table:table-cell>
          <table:table-cell office:value-type="string" calcext:value-type="string">
            <text:p>0R, THD 0207, 1%, +/-50ppm</text:p>
          </table:table-cell>
          <table:table-cell office:value-type="string" calcext:value-type="string">
            <text:p>Resistor, THD 0207, 1%, +/-50ppm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/1%</text:p>
          </table:table-cell>
          <table:table-cell office:value-type="string" calcext:value-type="string">
            <text:p>THD_Resistor_Generic:RESAD1016W60L630D250-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8_200V_5perc_C0G-NP0_Kemet.kicad_sym</text:p>
          </table:table-cell>
          <table:table-cell office:value-type="string" calcext:value-type="string">
            <text:p>100p, THD 5.08mm, 200V, +/-5%, C0G/NP0, Kemet</text:p>
          </table:table-cell>
          <table:table-cell office:value-type="string" calcext:value-type="string">
            <text:p>Capacitor ceramic MLCC, THD 5.08mm, 200V, 5%, C0G/NP0, C317 Series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p/200V</text:p>
          </table:table-cell>
          <table:table-cell office:value-type="string" calcext:value-type="string">
            <text:p>THD_Capacitor_Kemet:CAPRR508W50L381T254H508_C317_Kemet</text:p>
          </table:table-cell>
          <table:table-cell office:value-type="string" calcext:value-type="string">
            <text:p>https://content.kemet.com/datasheets/KEM_C1049_GOLDMAX_C0G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7C101J2G5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695055</text:p>
          </table:table-cell>
          <table:table-cell office:value-type="string" calcext:value-type="string">
            <text:p>80-C317C101J2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317C101J2G5TA</text:p>
          </table:table-cell>
          <table:table-cell office:value-type="string" calcext:value-type="string">
            <text:p>1457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249326</text:p>
          </table:table-cell>
          <table:table-cell office:value-type="string" calcext:value-type="string">
            <text:p>7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Hole, mounting on PCB, various size, Generi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CH_Mechanical_Generic:MountingHole_3.2mm_M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100, Nominal, Round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100, C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125, Most, Round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125, C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75, Least, Round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75, C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S100, Nominal, Square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S100, S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S125, Most, Square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S125, S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S125, Most, Square_1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S125, S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_Technology_Mechanical.kicad_sym</text:p>
          </table:table-cell>
          <table:table-cell office:value-type="string" calcext:value-type="string">
            <text:p>TestPoint-TPS75, Least, Square</text:p>
          </table:table-cell>
          <table:table-cell office:value-type="string" calcext:value-type="string">
            <text:p>Test poin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CH_Technology:TPS75, S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0_50V_5perc_C0G-NP0_SRPassives.kicad_sym</text:p>
          </table:table-cell>
          <table:table-cell office:value-type="string" calcext:value-type="string">
            <text:p>220p, THD 2.50mm, 50V, 5%, C0G/NP0, SRPassives</text:p>
          </table:table-cell>
          <table:table-cell office:value-type="string" calcext:value-type="string">
            <text:p>Capacitor ceramic MLCC, THD 2.50mm, 50V, 5%, C0G/NP0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0p/50V</text:p>
          </table:table-cell>
          <table:table-cell office:value-type="string" calcext:value-type="string">
            <text:p>THD_Capacitor_Generic:CAPRR254W50L420T380H3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T40805N221J500F1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220P/50V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FerroCore.kicad_sym</text:p>
          </table:table-cell>
          <table:table-cell office:value-type="string" calcext:value-type="string">
            <text:p>DJNR4018-470-S, SMD 4x4x1.8, 47uH, 440mA, 650mÎ©, Ferrocore</text:p>
          </table:table-cell>
          <table:table-cell office:value-type="string" calcext:value-type="string">
            <text:p>Inductor Power, SMD 4040, Rdc: 650mÎ©, 440m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uH/440mA</text:p>
          </table:table-cell>
          <table:table-cell office:value-type="string" calcext:value-type="string">
            <text:p>SMD_Inductor_Ferrocore:INDP400400X180N</text:p>
          </table:table-cell>
          <table:table-cell office:value-type="string" calcext:value-type="string">
            <text:p>https://www.tme.eu/Document/20a4c60791ec529972b7bca1f08272cf/DJNR%204018-SERIES-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erroCore</text:p>
          </table:table-cell>
          <table:table-cell office:value-type="string" calcext:value-type="string">
            <text:p>DJNR4018-470-S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JNR4018-470-S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FerroCore.kicad_sym</text:p>
          </table:table-cell>
          <table:table-cell office:value-type="string" calcext:value-type="string">
            <text:p>DL1812-4.7, SMD 1812, 4.7uH, 220mA, 1.5Î©, Ferrocore</text:p>
          </table:table-cell>
          <table:table-cell office:value-type="string" calcext:value-type="string">
            <text:p>Inductor Ceramic, 220mA, Rdc: 1.5Î©, Body: 4.5x3.2x3.2m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7uH/220mA</text:p>
          </table:table-cell>
          <table:table-cell office:value-type="string" calcext:value-type="string">
            <text:p>SMD_Inductor_Ferrocore:INDP4532X200N_1812_DL1812_Series_FerroCore</text:p>
          </table:table-cell>
          <table:table-cell office:value-type="string" calcext:value-type="string">
            <text:p>https://www.tme.eu/Document/26eee57fd18248e317bc1a731d20898f/dl121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erroCore</text:p>
          </table:table-cell>
          <table:table-cell office:value-type="string" calcext:value-type="string">
            <text:p>DL1812-4.7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L1812-4.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FerroCore.kicad_sym</text:p>
          </table:table-cell>
          <table:table-cell office:value-type="string" calcext:value-type="string">
            <text:p>DL1812-47, SMD1812, 47uH, 140mA, 5Î©, Ferrocore</text:p>
          </table:table-cell>
          <table:table-cell office:value-type="string" calcext:value-type="string">
            <text:p>Inductor Ceramic, 140mA, Rdc: 5Î©, Body: 4.5x3.2x3.2m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uH/140mA</text:p>
          </table:table-cell>
          <table:table-cell office:value-type="string" calcext:value-type="string">
            <text:p>SMD_Inductor_Ferrocore:INDP4532X200N_1812_DL1812_Series_FerroCore</text:p>
          </table:table-cell>
          <table:table-cell office:value-type="string" calcext:value-type="string">
            <text:p>https://www.tme.eu/Document/26eee57fd18248e317bc1a731d20898f/dl121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erroCore</text:p>
          </table:table-cell>
          <table:table-cell office:value-type="string" calcext:value-type="string">
            <text:p>DL1812-47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L1812-4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8_500V_5perc_C0G-NP0_Kemet.kicad_sym</text:p>
          </table:table-cell>
          <table:table-cell office:value-type="string" calcext:value-type="string">
            <text:p>100p, THD 5.08mm, 500V, +/-5%, C0G/NP0, Kemet</text:p>
          </table:table-cell>
          <table:table-cell office:value-type="string" calcext:value-type="string">
            <text:p>Capacitor ceramic MLCC, THD 5.08mm, 500V, 5%, C0G/NP0, C322C Series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p/500V</text:p>
          </table:table-cell>
          <table:table-cell office:value-type="string" calcext:value-type="string">
            <text:p>THD_Capacitor_Generic:CAPRR508W50L508T381H660</text:p>
          </table:table-cell>
          <table:table-cell office:value-type="string" calcext:value-type="string">
            <text:p>https://4donline.ihs.com/images/VipMasterIC/IC/KEME/KEME-S-A0018891823/KEME-S-A0018896942-1.pdf?hkey=6D3A4C79FDBF58556ACFDE234799DDF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101JCG5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0-C322C101JCG5C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99-C322C101JCG5CA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8_500V_5perc_C0G-NP0_Kemet.kicad_sym</text:p>
          </table:table-cell>
          <table:table-cell office:value-type="string" calcext:value-type="string">
            <text:p>15p, THD 5.08mm, 500V, +/-5%, C0G/NP0, Kemet</text:p>
          </table:table-cell>
          <table:table-cell office:value-type="string" calcext:value-type="string">
            <text:p>Capacitor ceramic MLCC, THD 5.08mm, 500V, 5%, C0G/NP0, C322C Series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p/500V</text:p>
          </table:table-cell>
          <table:table-cell office:value-type="string" calcext:value-type="string">
            <text:p>THD_Capacitor_Generic:CAPRR508W50L508T381H660</text:p>
          </table:table-cell>
          <table:table-cell office:value-type="string" calcext:value-type="string">
            <text:p>https://4donline.ihs.com/images/VipMasterIC/IC/KEME/KEME-S-A0018891823/KEME-S-A0018896942-1.pdf?hkey=6D3A4C79FDBF58556ACFDE234799DDF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150JCG5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644240</text:p>
          </table:table-cell>
          <table:table-cell office:value-type="string" calcext:value-type="string">
            <text:p>80-C322C150JC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39719</text:p>
          </table:table-cell>
          <table:table-cell office:value-type="string" calcext:value-type="string">
            <text:p>399-C322C150JCG5TA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5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8_500V_5perc_C0G-NP0_Kemet.kicad_sym</text:p>
          </table:table-cell>
          <table:table-cell office:value-type="string" calcext:value-type="string">
            <text:p>3p3, THD 5.08mm, 500V, +/-5%, C0G/NP0, Kemet</text:p>
          </table:table-cell>
          <table:table-cell office:value-type="string" calcext:value-type="string">
            <text:p>Capacitor ceramic MLCC, THD 5.08mm, 500V, 5%, C0G/NP0, C322C Series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p3/500V</text:p>
          </table:table-cell>
          <table:table-cell office:value-type="string" calcext:value-type="string">
            <text:p>THD_Capacitor_Generic:CAPRR508W50L508T381H660</text:p>
          </table:table-cell>
          <table:table-cell office:value-type="string" calcext:value-type="string">
            <text:p>https://4donline.ihs.com/images/VipMasterIC/IC/KEME/KEME-S-A0018891823/KEME-S-A0018896942-1.pdf?hkey=6D3A4C79FDBF58556ACFDE234799DDF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339DCG5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0-C322C339DCG5T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39840</text:p>
          </table:table-cell>
          <table:table-cell office:value-type="string" calcext:value-type="string">
            <text:p>399-C322C339DCG5TA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MPEGarry.kicad_sym</text:p>
          </table:table-cell>
          <table:table-cell office:value-type="string" calcext:value-type="string">
            <text:p>115-1-002-0-MTF-XS0, THD, 1x2 pin, 2.54mm, Female, Precise, 7mm, MPEGarry</text:p>
          </table:table-cell>
          <table:table-cell office:value-type="string" calcext:value-type="string">
            <text:p>Header Female, 1x2 pin, 2.54, Precise, H: 7mm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-1-002-0-MTF-XS0</text:p>
          </table:table-cell>
          <table:table-cell office:value-type="string" calcext:value-type="string">
            <text:p>THD_Header_MPEGarry:HDRV2W60P254H700N_1X2_PADC+R_170_170H100</text:p>
          </table:table-cell>
          <table:table-cell office:value-type="string" calcext:value-type="string">
            <text:p>https://www.mpe-connector.de/en/products/socket-connectors/female-header-with-turned-contacts-254-mm-1/115-1#115-1-003-0-MTF-XS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PE Garry</text:p>
          </table:table-cell>
          <table:table-cell office:value-type="string" calcext:value-type="string">
            <text:p>115-1-002-0-MTF-XS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L36PZ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MPEGarry.kicad_sym</text:p>
          </table:table-cell>
          <table:table-cell office:value-type="string" calcext:value-type="string">
            <text:p>115-1-003-0-MTF-XS0, THD, 1x3 pin, 2.54mm, Female, Precise, 7mm, MPEGarry</text:p>
          </table:table-cell>
          <table:table-cell office:value-type="string" calcext:value-type="string">
            <text:p>Header Female, 1x3 pin, 2.54, Precise, H: 7mm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-1-003-0-MTF-XS0</text:p>
          </table:table-cell>
          <table:table-cell office:value-type="string" calcext:value-type="string">
            <text:p>THD_Header_MPEGarry:HDRV3W60P254H700N_1X3_PADC+R_170_170H100</text:p>
          </table:table-cell>
          <table:table-cell office:value-type="string" calcext:value-type="string">
            <text:p>https://www.mpe-connector.de/en/products/socket-connectors/female-header-with-turned-contacts-254-mm-1/115-1#115-1-003-0-MTF-XS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PE Garry</text:p>
          </table:table-cell>
          <table:table-cell office:value-type="string" calcext:value-type="string">
            <text:p>115-1-003-0-MTF-XS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L36PZ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MPEGarry.kicad_sym</text:p>
          </table:table-cell>
          <table:table-cell office:value-type="string" calcext:value-type="string">
            <text:p>115-1-012-0-MTF-XS0, THD, 1x12 pin, 2.54mm, Female, Precise, 7mm, MPEGarry</text:p>
          </table:table-cell>
          <table:table-cell office:value-type="string" calcext:value-type="string">
            <text:p>Header Female, 1x12 pin, 2.54, Precise, H: 7mm</text:p>
          </table:table-cell>
          <table:table-cell office:value-type="string" calcext:value-type="string">
            <text:p>CON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-1-012-0-MTF-XS0</text:p>
          </table:table-cell>
          <table:table-cell office:value-type="string" calcext:value-type="string">
            <text:p>THD_Header_MPEGarry:HDRV12W60P254H700N_1X12_PADC+R_170_170H100</text:p>
          </table:table-cell>
          <table:table-cell office:value-type="string" calcext:value-type="string">
            <text:p>https://www.mpe-connector.de/en/products/socket-connectors/female-header-with-turned-contacts-254-mm-1/115-1#115-1-012-0-MTF-XS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PE Garry</text:p>
          </table:table-cell>
          <table:table-cell office:value-type="string" calcext:value-type="string">
            <text:p>115-1-012-0-MTF-XS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L36PZ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MPEGarry.kicad_sym</text:p>
          </table:table-cell>
          <table:table-cell office:value-type="string" calcext:value-type="string">
            <text:p>115-1-036-0-MTF-XS0, THD, 1x36 pin, 2.54mm, Female, Precise, 7mm, MPEGarry</text:p>
          </table:table-cell>
          <table:table-cell office:value-type="string" calcext:value-type="string">
            <text:p>Header Female, 1x36 pin, 2.54, Precise, H: 7mm</text:p>
          </table:table-cell>
          <table:table-cell office:value-type="string" calcext:value-type="string">
            <text:p>CON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-1-036-0-MTF-XS0</text:p>
          </table:table-cell>
          <table:table-cell office:value-type="string" calcext:value-type="string">
            <text:p>THD_Header_MPEGarry:HDRV36W60P254H700N_1X36_PADC+R_170_170H100</text:p>
          </table:table-cell>
          <table:table-cell office:value-type="string" calcext:value-type="string">
            <text:p>https://www.mpe-connector.de/en/products/socket-connectors/female-header-with-turned-contacts-254-mm-1/115-1#115-1-036-0-MTF-XS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PE Garry</text:p>
          </table:table-cell>
          <table:table-cell office:value-type="string" calcext:value-type="string">
            <text:p>115-1-036-0-MTF-XS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L36PZ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Broadcom.kicad_sym</text:p>
          </table:table-cell>
          <table:table-cell office:value-type="string" calcext:value-type="string">
            <text:p>ACPL-K63L-000E, SO8-Stretch, HS LVTTL Dual Optocoupler, 15 MBd, 3.3V/5V, Broadcom</text:p>
          </table:table-cell>
          <table:table-cell office:value-type="string" calcext:value-type="string">
            <text:p>High Speed LVTTL Compatible Dual Optocoupler, 3.3V/5V, 15MB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CPL-K63L</text:p>
          </table:table-cell>
          <table:table-cell office:value-type="string" calcext:value-type="string">
            <text:p>SMD_IC_Generic:SOP127P1150X330-8N_SO-8-Stretched</text:p>
          </table:table-cell>
          <table:table-cell office:value-type="string" calcext:value-type="string">
            <text:p>https://www.farnell.com/datasheets/234745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CPL-K63L-000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795982</text:p>
          </table:table-cell>
          <table:table-cell office:value-type="string" calcext:value-type="string">
            <text:p>630-ACPL-K63L-000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CPL-K63L-000E</text:p>
          </table:table-cell>
          <table:table-cell office:value-type="string" calcext:value-type="string">
            <text:p>1244508</text:p>
          </table:table-cell>
          <table:table-cell office:value-type="string" calcext:value-type="string">
            <text:p>516-3164-5-ND</text:p>
          </table:table-cell>
          <table:table-cell office:value-type="string" calcext:value-type="string">
            <text:p>T1110157</text:p>
          </table:table-cell>
          <table:table-cell office:value-type="string" calcext:value-type="string">
            <text:p>9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Opto_Broadcom.kicad_sym</text:p>
          </table:table-cell>
          <table:table-cell office:value-type="string" calcext:value-type="string">
            <text:p>ACPL-W60L-000E, SO8-Stretch, HS LVTTL Optocoupler, 15MBd, 3.3V/5V, Broadcom</text:p>
          </table:table-cell>
          <table:table-cell office:value-type="string" calcext:value-type="string">
            <text:p>High Speed LVTTL Compatible Single Optocoupler, 3.3V/5V, 15MB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CPL-W60L</text:p>
          </table:table-cell>
          <table:table-cell office:value-type="string" calcext:value-type="string">
            <text:p>SMD_IC_Generic:SOP127P1150X330-6N_SO-6-Stretched</text:p>
          </table:table-cell>
          <table:table-cell office:value-type="string" calcext:value-type="string">
            <text:p>https://www.farnell.com/datasheets/234745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CPL-W60L-000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795927</text:p>
          </table:table-cell>
          <table:table-cell office:value-type="string" calcext:value-type="string">
            <text:p>630-ACPL-W60L-000E</text:p>
          </table:table-cell>
          <table:table-cell office:value-type="string" calcext:value-type="string">
            <text:p>693-6037</text:p>
          </table:table-cell>
          <table:table-cell office:value-type="string" calcext:value-type="string">
            <text:p>110-72-966</text:p>
          </table:table-cell>
          <table:table-cell office:value-type="string" calcext:value-type="string">
            <text:p>ACPL-W60L-000E <text:s/></text:p>
          </table:table-cell>
          <table:table-cell office:value-type="string" calcext:value-type="string">
            <text:p>1244517</text:p>
          </table:table-cell>
          <table:table-cell office:value-type="string" calcext:value-type="string">
            <text:p>516-2912-ND</text:p>
          </table:table-cell>
          <table:table-cell office:value-type="string" calcext:value-type="string">
            <text:p>T1096442</text:p>
          </table:table-cell>
          <table:table-cell office:value-type="string" calcext:value-type="string">
            <text:p>94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0R0, SMD 0805, 2A, 5%</text:p>
          </table:table-cell>
          <table:table-cell office:value-type="string" calcext:value-type="string">
            <text:p>Resistor, SMD 0805, 2A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0R047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047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0R1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7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0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0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1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1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1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2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5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5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5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6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3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8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8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8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M1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1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7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M2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M5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1k1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0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0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2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2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4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4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4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7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25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36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7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3M3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3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49R9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9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4R7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4k3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50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51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9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51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1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56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5k6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68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68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75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6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76k8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6k8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7k5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820R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820k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2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805_0.125W_5perc_Generic.kicad_sym</text:p>
          </table:table-cell>
          <table:table-cell office:value-type="string" calcext:value-type="string">
            <text:p>97k6, SMD 0805, 0.125W, 5%</text:p>
          </table:table-cell>
          <table:table-cell office:value-type="string" calcext:value-type="string">
            <text:p>Resistor, SMD 0805, 0.125W, 5%, Generic</text:p>
          </table:table-cell>
          <table:table-cell office:value-type="string" calcext:value-type="string">
            <text:p>RES,RES0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SMD_Resistor_Generic:RESC2012X50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Ninigi.kicad_sym</text:p>
          </table:table-cell>
          <table:table-cell office:value-type="string" calcext:value-type="string">
            <text:p>DP-04, THD, Switch DIP 4x, 50mA, 12V, Horizontal, Ninigi</text:p>
          </table:table-cell>
          <table:table-cell office:value-type="string" calcext:value-type="string">
            <text:p>Switch DIP 4x, 50mA, 12VDC, Vertical</text:p>
          </table:table-cell>
          <table:table-cell office:value-type="string" calcext:value-type="string">
            <text:p>Switch,DI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P-04</text:p>
          </table:table-cell>
          <table:table-cell office:value-type="string" calcext:value-type="string">
            <text:p>THD_Switch_Ninigi:DIP762W40P254L1234H760N_NINIGI</text:p>
          </table:table-cell>
          <table:table-cell office:value-type="string" calcext:value-type="string">
            <text:p>https://www.tme.eu/Document/62dfec03213039f0ec020f09abba5933/DP-serie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DP-04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P-0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Ninigi.kicad_sym</text:p>
          </table:table-cell>
          <table:table-cell office:value-type="string" calcext:value-type="string">
            <text:p>DS-04, THD, Switch DIP 4x, 50mA, 12V, Vertical, Ninigi</text:p>
          </table:table-cell>
          <table:table-cell office:value-type="string" calcext:value-type="string">
            <text:p>Switch DIP, 4x 0,05A/12VDC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S-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62dfec03213039f0ec020f09abba5933/DP-serie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DS-04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DS-0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Ninigi.kicad_sym</text:p>
          </table:table-cell>
          <table:table-cell office:value-type="string" calcext:value-type="string">
            <text:p>SR102320KAG, THD, Switch rotary 3 pos, 2 section, 30Â°, 100mA, 16V, Ninigi</text:p>
          </table:table-cell>
          <table:table-cell office:value-type="string" calcext:value-type="string">
            <text:p>Rotary Switch 3 pos, 2 section, 100mA, 16VDC, THD, 30Â°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R102320KAG</text:p>
          </table:table-cell>
          <table:table-cell office:value-type="string" calcext:value-type="string">
            <text:p>THD_Switch_Ninigi:SR10-003 - SR102320KAG</text:p>
          </table:table-cell>
          <table:table-cell office:value-type="string" calcext:value-type="string">
            <text:p>https://www.tme.eu/Document/64255976ffcd67232f54679dfa95db38/SR102320KAG_DRAWING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SR102320KAG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R102320KAG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Alt: ALPS SRBM131400</text:p>
          </table:table-cell>
        </table:table-row>
        <table:table-row table:style-name="ro3">
          <table:table-cell office:value-type="string" calcext:value-type="string">
            <text:p>Connector_AUD_Rean.kicad_sym</text:p>
          </table:table-cell>
          <table:table-cell office:value-type="string" calcext:value-type="string">
            <text:p>NYS219, THD, XLR, 3 pole, 1/4{dblquote} Jack, Horizontal, Rean</text:p>
          </table:table-cell>
          <table:table-cell office:value-type="string" calcext:value-type="string">
            <text:p>XLR, 3 poles, 1/4" Jack, Female, PCB, Horizontal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YS219</text:p>
          </table:table-cell>
          <table:table-cell office:value-type="string" calcext:value-type="string">
            <text:p>THD_Connector_Audio_Rean:AUDCON6W150P635N_2X3_3300X2000X1650_NYS219-Rean</text:p>
          </table:table-cell>
          <table:table-cell office:value-type="string" calcext:value-type="string">
            <text:p>https://www.rean-connectors.com/en/product/nys219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Rean</text:p>
          </table:table-cell>
          <table:table-cell office:value-type="string" calcext:value-type="string">
            <text:p>NYS21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68-NYS21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YS219</text:p>
          </table:table-cell>
          <table:table-cell office:value-type="string" calcext:value-type="string">
            <text:p>4079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989</text:p>
          </table:table-cell>
          <table:table-cell office:value-type="string" calcext:value-type="string">
            <text:p>3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ithout 3D Body!</text:p>
          </table:table-cell>
        </table:table-row>
        <table:table-row table:style-name="ro3">
          <table:table-cell office:value-type="string" calcext:value-type="string">
            <text:p>Switch_Omron.kicad_sym</text:p>
          </table:table-cell>
          <table:table-cell office:value-type="string" calcext:value-type="string">
            <text:p>B3S-1000, SMD 6x6mm, Switch Tactile, 50mA, 12V, Upthrow 0.5mm, Vertical, Omron</text:p>
          </table:table-cell>
          <table:table-cell office:value-type="string" calcext:value-type="string">
            <text:p>Switch Tactile, SPSTNO, 6x6mm, 50mA, 24VDC, upthrow 0.5mm, vertical, B3F Serie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3S-1000</text:p>
          </table:table-cell>
          <table:table-cell office:value-type="string" calcext:value-type="string">
            <text:p>SMD_Switch_Omron:SW_PUSH_450P600X600H430-4N_Omron</text:p>
          </table:table-cell>
          <table:table-cell office:value-type="string" calcext:value-type="string">
            <text:p>https://www.tme.eu/Document/1a744fb026617d7259891fb0eea6ebae/B3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S-1000(P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0420</text:p>
          </table:table-cell>
          <table:table-cell office:value-type="string" calcext:value-type="string">
            <text:p>653-B3S-1000</text:p>
          </table:table-cell>
          <table:table-cell office:value-type="string" calcext:value-type="string">
            <text:p>183-701</text:p>
          </table:table-cell>
          <table:table-cell office:value-type="string" calcext:value-type="string">
            <text:p>135-59-087</text:p>
          </table:table-cell>
          <table:table-cell office:value-type="string" calcext:value-type="string">
            <text:p>B3S-1000P</text:p>
          </table:table-cell>
          <table:table-cell office:value-type="string" calcext:value-type="string">
            <text:p>177807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6656</text:p>
          </table:table-cell>
          <table:table-cell office:value-type="string" calcext:value-type="string">
            <text:p>9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Omron.kicad_sym</text:p>
          </table:table-cell>
          <table:table-cell office:value-type="string" calcext:value-type="string">
            <text:p>B3W-9000-RG2C, THD 10x10mm, SwitchTactile, 50mA, 24V, 1.57N, Transparent Cap, 2 LED (Red+Green), Ormon</text:p>
          </table:table-cell>
          <table:table-cell office:value-type="string" calcext:value-type="string">
            <text:p>Switch Tactile, SPST NO, 10x10mm, 50mA, 24VDC, 1.57N, Vertical, B3W Serie</text:p>
          </table:table-cell>
          <table:table-cell office:value-type="string" calcext:value-type="string">
            <text:p>Switch,Button,Tacti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3W-9000-RG2C</text:p>
          </table:table-cell>
          <table:table-cell office:value-type="string" calcext:value-type="string">
            <text:p>THD_Switch_Omron:B3W-900x-x2xN_Omron</text:p>
          </table:table-cell>
          <table:table-cell office:value-type="string" calcext:value-type="string">
            <text:p>https://www.micro-semiconductor.com/datasheet/76-B3W-9010-HG2N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W-9000-RG2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509087</text:p>
          </table:table-cell>
          <table:table-cell office:value-type="string" calcext:value-type="string">
            <text:p>653-B3W-9000-RG2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3W-9000-RG2C</text:p>
          </table:table-cell>
          <table:table-cell office:value-type="string" calcext:value-type="string">
            <text:p>4357004,3460453</text:p>
          </table:table-cell>
          <table:table-cell office:value-type="string" calcext:value-type="string">
            <text:p>Z5202-ND</text:p>
          </table:table-cell>
          <table:table-cell office:value-type="string" calcext:value-type="string">
            <text:p>T8373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Omron.kicad_sym</text:p>
          </table:table-cell>
          <table:table-cell office:value-type="string" calcext:value-type="string">
            <text:p>B3W-9010-RG2N, THD 12x12mm, SwitchTactile, 50mA, 24V, MilkyWhite Cap, 2 LED (Red+Green), Vertical, Ormon</text:p>
          </table:table-cell>
          <table:table-cell office:value-type="string" calcext:value-type="string">
            <text:p>Switch Tactile, SPST NO, 12x12mm, 50mA, 24V, 1.57N, Vertical, B3W Serie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3W-9010-RG2N</text:p>
          </table:table-cell>
          <table:table-cell office:value-type="string" calcext:value-type="string">
            <text:p>THD_Switch_Omron:B3W-90xx-x2xN_Omron</text:p>
          </table:table-cell>
          <table:table-cell office:value-type="string" calcext:value-type="string">
            <text:p>https://www.micro-semiconductor.com/datasheet/76-B3W-9010-HG2N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W-9010-RG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218481</text:p>
          </table:table-cell>
          <table:table-cell office:value-type="string" calcext:value-type="string">
            <text:p>653-B3W-9010-RG2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3W-9010-RG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1109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Euroclamp.kicad_sym</text:p>
          </table:table-cell>
          <table:table-cell office:value-type="string" calcext:value-type="string">
            <text:p>Terminal Screw, Left side, RM 5.00mm, 3 poles, Gray, 15.3x9.5mm</text:p>
          </table:table-cell>
          <table:table-cell office:value-type="string" calcext:value-type="string">
            <text:p>Terminal Screw, Left side, 2.5mm2, 16A, Gray, 15.3x9.5mm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253-5-S-LC</text:p>
          </table:table-cell>
          <table:table-cell office:value-type="string" calcext:value-type="string">
            <text:p>THD_Terminal_Euroclamp:TERM_ML253-5-S-LC_Euroclamp</text:p>
          </table:table-cell>
          <table:table-cell office:value-type="string" calcext:value-type="string">
            <text:p>https://cdn.soselectronic.com/productdata/5c/27/c75202fe/ml253-5-s-lc-gy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uroclamp</text:p>
          </table:table-cell>
          <table:table-cell office:value-type="string" calcext:value-type="string">
            <text:p>ML253-5-S-L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45-ML253-5-S-LC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920-ML253-5-S-LC-ND</text:p>
          </table:table-cell>
          <table:table-cell office:value-type="string" calcext:value-type="string">
            <text:p>51911</text:p>
          </table:table-cell>
          <table:table-cell office:value-type="string" calcext:value-type="string">
            <text:p>40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Euroclamp.kicad_sym</text:p>
          </table:table-cell>
          <table:table-cell office:value-type="string" calcext:value-type="string">
            <text:p>Terminal Screw, Right side, RM 5.00mm, 3 poles, Gray, 15.3x9.5mm</text:p>
          </table:table-cell>
          <table:table-cell office:value-type="string" calcext:value-type="string">
            <text:p>Terminal Screw, Right side, 2.5mm2, 16A, Gray, 15.3x9.5mm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253-5-D-LC</text:p>
          </table:table-cell>
          <table:table-cell office:value-type="string" calcext:value-type="string">
            <text:p>THD_Terminal_Euroclamp:TERM_ML253-5-D-LC_Euroclamp</text:p>
          </table:table-cell>
          <table:table-cell office:value-type="string" calcext:value-type="string">
            <text:p>https://www.euroclamp.it/index.php/prodotti/ML253-5-D-LC-detail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uroclamp</text:p>
          </table:table-cell>
          <table:table-cell office:value-type="string" calcext:value-type="string">
            <text:p>ML253-5-D-L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45-ML253-5-D-LC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920-ML253-5-D-LC-ND</text:p>
          </table:table-cell>
          <table:table-cell office:value-type="string" calcext:value-type="string">
            <text:p>51910</text:p>
          </table:table-cell>
          <table:table-cell office:value-type="string" calcext:value-type="string">
            <text:p>40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Vishay.kicad_sym</text:p>
          </table:table-cell>
          <table:table-cell office:value-type="string" calcext:value-type="string">
            <text:p>IRF740PBF, TO220AB, Power N-Mosfet, 400V, 10A, Vishay</text:p>
          </table:table-cell>
          <table:table-cell office:value-type="string" calcext:value-type="string">
            <text:p>Transistor PowerFET N-Channel, 400V, 10A, 550mâ„¦, Vgs(th) 2-4V, TO220AB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IRF740</text:p>
          </table:table-cell>
          <table:table-cell office:value-type="string" calcext:value-type="string">
            <text:p>THD_Transistor_Generic:TO-220AB-3N_Vertical</text:p>
          </table:table-cell>
          <table:table-cell office:value-type="string" calcext:value-type="string">
            <text:p>https://www.vishay.com/docs/91054/9105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RF740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570</text:p>
          </table:table-cell>
          <table:table-cell office:value-type="string" calcext:value-type="string">
            <text:p>844-IRF740PB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RF740PBF</text:p>
          </table:table-cell>
          <table:table-cell office:value-type="string" calcext:value-type="string">
            <text:p>1653662</text:p>
          </table:table-cell>
          <table:table-cell office:value-type="string" calcext:value-type="string">
            <text:p>IRF740PBF-ND</text:p>
          </table:table-cell>
          <table:table-cell office:value-type="string" calcext:value-type="string">
            <text:p>2245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Vishay.kicad_sym</text:p>
          </table:table-cell>
          <table:table-cell office:value-type="string" calcext:value-type="string">
            <text:p>IRFP460, TO247, N-Mosfet, 500V, 2mA, Vishay</text:p>
          </table:table-cell>
          <table:table-cell office:value-type="string" calcext:value-type="string">
            <text:p>Transistor MOSFET N-Channel, 500V, 2mA, 0.27â„¦, Vgs(th) 4.0V, TO247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IRFP460</text:p>
          </table:table-cell>
          <table:table-cell office:value-type="string" calcext:value-type="string">
            <text:p>THD_Transistor_Generic:TO-247-3_V_GDS</text:p>
          </table:table-cell>
          <table:table-cell office:value-type="string" calcext:value-type="string">
            <text:p>https://www.vishay.com/docs/91234/sihfp460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RFP460A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582</text:p>
          </table:table-cell>
          <table:table-cell office:value-type="string" calcext:value-type="string">
            <text:p>844-IRFP460APB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171-16-908</text:p>
          </table:table-cell>
          <table:table-cell office:value-type="string" calcext:value-type="string">
            <text:p>IRFP460APBF</text:p>
          </table:table-cell>
          <table:table-cell office:value-type="string" calcext:value-type="string">
            <text:p>8649421</text:p>
          </table:table-cell>
          <table:table-cell office:value-type="string" calcext:value-type="string">
            <text:p>IRFP460APBF-ND</text:p>
          </table:table-cell>
          <table:table-cell office:value-type="string" calcext:value-type="string">
            <text:p>8925</text:p>
          </table:table-cell>
          <table:table-cell office:value-type="string" calcext:value-type="string">
            <text:p>18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Vishay.kicad_sym</text:p>
          </table:table-cell>
          <table:table-cell office:value-type="string" calcext:value-type="string">
            <text:p>SI3421DV-T1-GE3, TSOP6, P-TrenchFET, 30V, 8A, Vishay</text:p>
          </table:table-cell>
          <table:table-cell office:value-type="string" calcext:value-type="string">
            <text:p>Transistor TrenchFET P-Channel, SMD, 30V, 8A, 27mâ„¦, VGS:3.0V, 1.3W, TSOP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I3421DV</text:p>
          </table:table-cell>
          <table:table-cell office:value-type="string" calcext:value-type="string">
            <text:p>SMD_Semiconductor_Generic:SOT95P280X145-6N_TSOP-6</text:p>
          </table:table-cell>
          <table:table-cell office:value-type="string" calcext:value-type="string">
            <text:p>https://www.vishay.com/docs/62921/si3421dv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3421DV-T1-GE3</text:p>
          </table:table-cell>
          <table:table-cell office:value-type="string" calcext:value-type="string">
            <text:p>BI..</text:p>
          </table:table-cell>
          <table:table-cell office:value-type="string" calcext:value-type="string">
            <text:p>C144884</text:p>
          </table:table-cell>
          <table:table-cell office:value-type="string" calcext:value-type="string">
            <text:p>78-SI3421DV-T1-GE3</text:p>
          </table:table-cell>
          <table:table-cell office:value-type="string" calcext:value-type="string">
            <text:p>180-7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3421DV-T1-GE3</text:p>
          </table:table-cell>
          <table:table-cell office:value-type="string" calcext:value-type="string">
            <text:p>2646373</text:p>
          </table:table-cell>
          <table:table-cell office:value-type="string" calcext:value-type="string">
            <text:p>SI3421DV-T1-GE3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ransistor_Vishay.kicad_sym</text:p>
          </table:table-cell>
          <table:table-cell office:value-type="string" calcext:value-type="string">
            <text:p>SQ4940AEY-T1-GE3, SO8, N-TrenchFET, 40V, 8A, Vishay</text:p>
          </table:table-cell>
          <table:table-cell office:value-type="string" calcext:value-type="string">
            <text:p>Transistor TrenchFET N-Channel Dual, 40V, 8A, 29mâ„¦, Vgs(th) 2.5V, 4W, SO-8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Q4940AEY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vishay.com/docs/62916/sq4940aey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Q4940AEY-T1-GE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27734</text:p>
          </table:table-cell>
          <table:table-cell office:value-type="string" calcext:value-type="string">
            <text:p>78-SQ4940AEY-T1_GE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Q4940AEY-T1-GE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Q4940AEY-T1_GE3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8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SMD_0805_16V_20perc_X5R_Taiyo.kicad_sym</text:p>
          </table:table-cell>
          <table:table-cell office:value-type="string" calcext:value-type="string">
            <text:p>10u,_SMD_0805,_16V,_20%,_X5R,_Taiyo</text:p>
          </table:table-cell>
          <table:table-cell office:value-type="string" calcext:value-type="string">
            <text:p>Capacitor ceramic MLCC, SMD 0805, 16V, 20%, X5R, Taiyo Yuden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SMD_Capacitor_NonPolarised_Generic:CAPC2012X125N_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aiyo Yuden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2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MCC.kicad_sym</text:p>
          </table:table-cell>
          <table:table-cell office:value-type="string" calcext:value-type="string">
            <text:p>SK24-LTP, DO214AB, Schottky diode, 40V, 2A, MCC</text:p>
          </table:table-cell>
          <table:table-cell office:value-type="string" calcext:value-type="string">
            <text:p>Diode Schottky, DO-214AB/SMC, Vrrm: 40V, If: 2A, Ir:0.5mA, Vf:0.55V @2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K24</text:p>
          </table:table-cell>
          <table:table-cell office:value-type="string" calcext:value-type="string">
            <text:p>SMD_Semiconductor_MCC:DIOM5539X261N_DO214AA_SMB_MCC</text:p>
          </table:table-cell>
          <table:table-cell office:value-type="string" calcext:value-type="string">
            <text:p>https://www.mccsemi.com/pdf/products/SK22-L-SK220-L(SMB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 Commercial Components</text:p>
          </table:table-cell>
          <table:table-cell office:value-type="string" calcext:value-type="string">
            <text:p>SK24-LTP</text:p>
          </table:table-cell>
          <table:table-cell office:value-type="string" calcext:value-type="string">
            <text:p>SK24</text:p>
          </table:table-cell>
          <table:table-cell office:value-type="string" calcext:value-type="string">
            <text:p>C669011</text:p>
          </table:table-cell>
          <table:table-cell office:value-type="string" calcext:value-type="string">
            <text:p>833-SK24-LT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K24-LTP</text:p>
          </table:table-cell>
          <table:table-cell office:value-type="string" calcext:value-type="string">
            <text:p>462764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Interface_FTDI.kicad_sym</text:p>
          </table:table-cell>
          <table:table-cell office:value-type="string" calcext:value-type="string">
            <text:p>FT230XS-R, SSOP16, USB to UART, 3Mbps, 3.3/5V, FTDI</text:p>
          </table:table-cell>
          <table:table-cell office:value-type="string" calcext:value-type="string">
            <text:p>USB to UART, SSOP-16, 3 Mbps, 4xCBUS, 3.3V/5V, UART Full, -40 to 85Â°C, Re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SMD_IC_FTDI:SOP63P600X155-16N_FTDI</text:p>
          </table:table-cell>
          <table:table-cell office:value-type="string" calcext:value-type="string">
            <text:p>https://www.tme.eu/Document/93b0911297f91fbab90e758d2cc33bdf/DS_FT230X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0XS-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9082</text:p>
          </table:table-cell>
          <table:table-cell office:value-type="string" calcext:value-type="string">
            <text:p>895-FT230XS-R</text:p>
          </table:table-cell>
          <table:table-cell office:value-type="string" calcext:value-type="string">
            <text:p>757-00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T230XS-R</text:p>
          </table:table-cell>
          <table:table-cell office:value-type="string" calcext:value-type="string">
            <text:p>2081321</text:p>
          </table:table-cell>
          <table:table-cell office:value-type="string" calcext:value-type="string">
            <text:p>768-1135-1-ND</text:p>
          </table:table-cell>
          <table:table-cell office:value-type="string" calcext:value-type="string">
            <text:p>120561</text:p>
          </table:table-cell>
          <table:table-cell office:value-type="string" calcext:value-type="string">
            <text:p>2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Tantal_SMD_1206_16V_10perc_Vishay.kicad_sym</text:p>
          </table:table-cell>
          <table:table-cell office:value-type="string" calcext:value-type="string">
            <text:p>4u7, SMD 1206, 16V, 10%, Vishay</text:p>
          </table:table-cell>
          <table:table-cell office:value-type="string" calcext:value-type="string">
            <text:p>Capacitor Tantal, 16V, 10%, SMD 1206, 293D-Series</text:p>
          </table:table-cell>
          <table:table-cell office:value-type="string" calcext:value-type="string">
            <text:p>TCAP,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16V</text:p>
          </table:table-cell>
          <table:table-cell office:value-type="string" calcext:value-type="string">
            <text:p>SMD_Capacitor_Polarised_Generic:CAPMP3216X180N_1206_Case-A</text:p>
          </table:table-cell>
          <table:table-cell office:value-type="string" calcext:value-type="string">
            <text:p>https://www.vishay.com/docs/40002/293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93D475X9016A2TE3</text:p>
          </table:table-cell>
          <table:table-cell office:value-type="string" calcext:value-type="string">
            <text:p>C473</text:p>
          </table:table-cell>
          <table:table-cell office:value-type="string" calcext:value-type="string">
            <text:p>C2925136</text:p>
          </table:table-cell>
          <table:table-cell office:value-type="string" calcext:value-type="string">
            <text:p>74-293D475X9016A2TE3</text:p>
          </table:table-cell>
          <table:table-cell office:value-type="string" calcext:value-type="string">
            <text:p>684-4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3D475X9016A2TE3</text:p>
          </table:table-cell>
          <table:table-cell office:value-type="string" calcext:value-type="string">
            <text:p>1754181</text:p>
          </table:table-cell>
          <table:table-cell office:value-type="string" calcext:value-type="string">
            <text:p>718-1148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8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00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00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6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05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05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15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5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2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2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3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9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39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39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9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47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47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5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5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0R75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75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2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0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0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7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1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4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2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2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2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3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5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9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5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5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5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8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3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8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5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8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M0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R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0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R5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5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R8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R8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5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9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3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5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1k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0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2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2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2R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2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4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2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4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5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49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9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7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7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7R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7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M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M2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4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R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4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R4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4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4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R7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R7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7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k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k4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0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2k7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3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3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3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9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8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9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M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M9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M9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8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R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R9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9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2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k3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3k9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3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3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3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9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7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7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7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4k7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1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3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1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29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1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2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2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3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6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6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M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M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40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M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M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R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R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2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R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R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k1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5k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2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6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8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5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8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7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8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6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8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6k8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75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20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2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2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8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2R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R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6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2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6R6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6R6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8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8k2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6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910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1206_0.25W_1perc_Generic.kicad_sym</text:p>
          </table:table-cell>
          <table:table-cell office:value-type="string" calcext:value-type="string">
            <text:p>91k, SMD 1206, 0.25W, 1%</text:p>
          </table:table-cell>
          <table:table-cell office:value-type="string" calcext:value-type="string">
            <text:p>Resistor, SMD 1206, 0.25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/1%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1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DMBJ.kicad_sym</text:p>
          </table:table-cell>
          <table:table-cell office:value-type="string" calcext:value-type="string">
            <text:p>CD54-220M 22UH, SMD 5.8x5.2x4.5, 22uH, 1.1A, 180mÎ©, DMBJ</text:p>
          </table:table-cell>
          <table:table-cell office:value-type="string" calcext:value-type="string">
            <text:p>Inductor Power UnShielded, 1.1A, Rdc: 180mÎ©, Body: 5.8x5.2x4.5m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uH/1.1A</text:p>
          </table:table-cell>
          <table:table-cell office:value-type="string" calcext:value-type="string">
            <text:p>Generic:INDP580520X450N</text:p>
          </table:table-cell>
          <table:table-cell office:value-type="string" calcext:value-type="string">
            <text:p>https://lcsc.com/datasheet/lcsc_datasheet_2409271903_DMBJ-CD75-102M-1UH_C282670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MBJ</text:p>
          </table:table-cell>
          <table:table-cell office:value-type="string" calcext:value-type="string">
            <text:p>CD54-220M 22UH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2826664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27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Resistor_SMD_1206_0.5W_1perc_100ppm_Royalohm.kicad_sym</text:p>
          </table:table-cell>
          <table:table-cell office:value-type="string" calcext:value-type="string">
            <text:p>22R, SMD 1206, 0.5W, 1%</text:p>
          </table:table-cell>
          <table:table-cell office:value-type="string" calcext:value-type="string">
            <text:p>Resistor, SMD 1206, 0.5W, 1%, Generic</text:p>
          </table:table-cell>
          <table:table-cell office:value-type="string" calcext:value-type="string">
            <text:p>RES,RES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/1%/0.5W</text:p>
          </table:table-cell>
          <table:table-cell office:value-type="string" calcext:value-type="string">
            <text:p>SMD_Resistor_Generic:RESC3116X65N_1206</text:p>
          </table:table-cell>
          <table:table-cell office:value-type="string" calcext:value-type="string">
            <text:p>https://www.mouser.sk/datasheet/2/1365/8-335870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oyalohm</text:p>
          </table:table-cell>
          <table:table-cell office:value-type="string" calcext:value-type="string">
            <text:p>HP06W2F220JT5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759182</text:p>
          </table:table-cell>
          <table:table-cell office:value-type="string" calcext:value-type="string">
            <text:p>303-HP06W2F220JT5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P06-22R1%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Comchip.kicad_sym</text:p>
          </table:table-cell>
          <table:table-cell office:value-type="string" calcext:value-type="string">
            <text:p>CDBC5200-HF, DO218AB, Schottky, 200V, 5A, Comchip</text:p>
          </table:table-cell>
          <table:table-cell office:value-type="string" calcext:value-type="string">
            <text:p>Diode Schottky, DO-214AB/SMC, Vrrm: 200V, If: 5A, Ir&lt;500uA, Vf&lt;0.90V @5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DBC5200-HF</text:p>
          </table:table-cell>
          <table:table-cell office:value-type="string" calcext:value-type="string">
            <text:p>SMD_Semiconductor_Generic:DIOM7959X290N_DO214AB_SMC</text:p>
          </table:table-cell>
          <table:table-cell office:value-type="string" calcext:value-type="string">
            <text:p>https://www.tme.eu/Document/c249acbb221bab9532f1d9f2b3d79a8b/sms2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C5200-HF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641-173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0V_10perc_Y5P_Generic.kicad_sym</text:p>
          </table:table-cell>
          <table:table-cell office:value-type="string" calcext:value-type="string">
            <text:p>180p, THD 5.00mm, 1000V, +/-10%, Y5P, Generic</text:p>
          </table:table-cell>
          <table:table-cell office:value-type="string" calcext:value-type="string">
            <text:p>Capacitor ceramic, THD 5.00mm, 1000V, 10%, Y5P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3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table:number-columns-repeated="2" office:value-type="string" calcext:value-type="string">
            <text:p>Jumper Shunt, Black, 2.00mm, Open, Gener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6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hunt, Black, 2.54mm, Closed, Ninigi</text:p>
          </table:table-cell>
          <table:table-cell office:value-type="string" calcext:value-type="string">
            <text:p>Jumper Shunt, Black, 2.54mm, Closed, H:6.47m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d9e6fb6fc4dc34d59ba745016c42e7c7/jumper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inigi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JUMPER-B-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hunt, Black, 2.54mm, Open, Generic</text:p>
          </table:table-cell>
          <table:table-cell office:value-type="string" calcext:value-type="string">
            <text:p>Jumper Shunt, Black, 2.54mm, Open, H:6mm, Gener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Generic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11264</text:p>
          </table:table-cell>
          <table:table-cell office:value-type="string" calcext:value-type="string">
            <text:p>69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hunt, Black, 2.54mm, Open, Ninigi</text:p>
          </table:table-cell>
          <table:table-cell office:value-type="string" calcext:value-type="string">
            <text:p>Jumper Shunt, Black, 2.54mm, Open, H:5.97m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d9e6fb6fc4dc34d59ba745016c42e7c7/jumper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inigi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JUMPER-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hunt, Black, 2.54mm, Open, With Handle, Ninigi</text:p>
          </table:table-cell>
          <table:table-cell office:value-type="string" calcext:value-type="string">
            <text:p>Jumper Shunt, Black, Open, With Handle, H:13.7m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d9e6fb6fc4dc34d59ba745016c42e7c7/jumper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inigi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JUMPER-H/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hunt, Red, 2.54mm, Open, Ninigi</text:p>
          </table:table-cell>
          <table:table-cell office:value-type="string" calcext:value-type="string">
            <text:p>Jumper Shunt, Red, 2.54mm, Open, H:5.9m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-Shu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d9e6fb6fc4dc34d59ba745016c42e7c7/jumper.pdf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inigi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JUMPER-H/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Solder 1x3, 2.54</text:p>
          </table:table-cell>
          <table:table-cell office:value-type="string" calcext:value-type="string">
            <text:p>Jumper 1x3, vertical</text:p>
          </table:table-cell>
          <table:table-cell office:value-type="string" calcext:value-type="string">
            <text:p>jump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3</text:p>
          </table:table-cell>
          <table:table-cell office:value-type="string" calcext:value-type="string">
            <text:p>SMD_Jumper_Generic:JUMP_SMD_1x3_R700_1300R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repojka sa realizuje prespajkovan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1, 2.54, H{colon}9.50, vertical</text:p>
          </table:table-cell>
          <table:table-cell office:value-type="string" calcext:value-type="string">
            <text:p>Jumper 1x1, 2.54, H:9.50, vertical</text:p>
          </table:table-cell>
          <table:table-cell office:value-type="string" calcext:value-type="string">
            <text:p>jump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1</text:p>
          </table:table-cell>
          <table:table-cell office:value-type="string" calcext:value-type="string">
            <text:p>THD_Header_TEConn:HDRV1W64P254H950N_1X1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2, 2.54, H{colon}9.50, vertical</text:p>
          </table:table-cell>
          <table:table-cell office:value-type="string" calcext:value-type="string">
            <text:p>Jumper 1x2, 2.54, H:9.50, vertical</text:p>
          </table:table-cell>
          <table:table-cell office:value-type="string" calcext:value-type="string">
            <text:p>jump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2</text:p>
          </table:table-cell>
          <table:table-cell office:value-type="string" calcext:value-type="string">
            <text:p>THD_Header_TEConn:HDRV2W64P254H950N_1X2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3, 2.54, H{colon}9.50, vertical</text:p>
          </table:table-cell>
          <table:table-cell office:value-type="string" calcext:value-type="string">
            <text:p>Jumper 1x3, 2.54, H:9.50, vertical</text:p>
          </table:table-cell>
          <table:table-cell office:value-type="string" calcext:value-type="string">
            <text:p>jump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3</text:p>
          </table:table-cell>
          <table:table-cell office:value-type="string" calcext:value-type="string">
            <text:p>THD_Header_TEConn:HDRV3W64P254H950N_1X3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4, 2.54, H{colon}9.50, vertical</text:p>
          </table:table-cell>
          <table:table-cell office:value-type="string" calcext:value-type="string">
            <text:p>Jumper 1x4, 2.54, H:9.50, vertical</text:p>
          </table:table-cell>
          <table:table-cell office:value-type="string" calcext:value-type="string">
            <text:p>jump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4</text:p>
          </table:table-cell>
          <table:table-cell office:value-type="string" calcext:value-type="string">
            <text:p>THD_Header_TEConn:HDRV4W64P254H950N_1X4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5, 2.54, H{colon}9.50, vertical</text:p>
          </table:table-cell>
          <table:table-cell office:value-type="string" calcext:value-type="string">
            <text:p>Jumper 1x5, 2.54, H:9.50, vertical</text:p>
          </table:table-cell>
          <table:table-cell office:value-type="string" calcext:value-type="string">
            <text:p>jump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5</text:p>
          </table:table-cell>
          <table:table-cell office:value-type="string" calcext:value-type="string">
            <text:p>THD_Header_TEConn:HDRV5W64P254H950N_1X5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1x6, 2.54, H{colon}9.50, vertical</text:p>
          </table:table-cell>
          <table:table-cell office:value-type="string" calcext:value-type="string">
            <text:p>Jumper 1x6, 2.54, H:9.50, vertical</text:p>
          </table:table-cell>
          <table:table-cell office:value-type="string" calcext:value-type="string">
            <text:p>jump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1x6</text:p>
          </table:table-cell>
          <table:table-cell office:value-type="string" calcext:value-type="string">
            <text:p>THD_Header_TEConn:HDRV6W64P254H950N_1X6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2x2, 2.54, H{colon}9.50, vertical</text:p>
          </table:table-cell>
          <table:table-cell office:value-type="string" calcext:value-type="string">
            <text:p>Jumper 2x2, 2.54, H:9.50, vertical</text:p>
          </table:table-cell>
          <table:table-cell office:value-type="string" calcext:value-type="string">
            <text:p>jump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2x2</text:p>
          </table:table-cell>
          <table:table-cell office:value-type="string" calcext:value-type="string">
            <text:p>THD_Header_TEConn:HDRV4W64P254H950N_2X2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2x3, 2.54, H{colon}9.50, vertical</text:p>
          </table:table-cell>
          <table:table-cell office:value-type="string" calcext:value-type="string">
            <text:p>Jumper 2x3, 2.54, H:9.50, vertical</text:p>
          </table:table-cell>
          <table:table-cell office:value-type="string" calcext:value-type="string">
            <text:p>jump6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2x3</text:p>
          </table:table-cell>
          <table:table-cell office:value-type="string" calcext:value-type="string">
            <text:p>THD_Header_TEConn:HDRV6W64P254H950N_2X3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2x4, 2.54, H{colon}9.50, vertical</text:p>
          </table:table-cell>
          <table:table-cell office:value-type="string" calcext:value-type="string">
            <text:p>Jumper 2x4, 2.54, H:9.50, vertical</text:p>
          </table:table-cell>
          <table:table-cell office:value-type="string" calcext:value-type="string">
            <text:p>jump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2x4</text:p>
          </table:table-cell>
          <table:table-cell office:value-type="string" calcext:value-type="string">
            <text:p>THD_Header_TEConn:HDRV8W64P254H950N_2X4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per_Generic.kicad_sym</text:p>
          </table:table-cell>
          <table:table-cell office:value-type="string" calcext:value-type="string">
            <text:p>Jumper pinheader 2x5, 2.54, H{colon}9.50, vertical</text:p>
          </table:table-cell>
          <table:table-cell office:value-type="string" calcext:value-type="string">
            <text:p>Jumper 2x5, 2.54, H:9.50, vertical</text:p>
          </table:table-cell>
          <table:table-cell office:value-type="string" calcext:value-type="string">
            <text:p>jump1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ump 2x5</text:p>
          </table:table-cell>
          <table:table-cell office:value-type="string" calcext:value-type="string">
            <text:p>THD_Header_TEConn:HDRV10W64P254H950N_2X5_PADC+R_140_140H90_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PotrebnĂ© oddelit prĂ­slusnĂ˝ pocet kontaktov z listy.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Module_Power_Aimtec.kicad_sym</text:p>
          </table:table-cell>
          <table:table-cell office:value-type="string" calcext:value-type="string">
            <text:p>AM3D-0512SZ, 4.5-5.5 -{gt} 12V, 3W, 250mA, Aimtec</text:p>
          </table:table-cell>
          <table:table-cell office:value-type="string" calcext:value-type="string">
            <text:p>DC/DC Converter, 4.5-5.5V to 12V, 3W, 250mA, Iso 1kV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3D-0512SZ</text:p>
          </table:table-cell>
          <table:table-cell office:value-type="string" calcext:value-type="string">
            <text:p>THD_Module_Power_Aimtec:SIP1950W50P254L720H950-7N_AIMTEC</text:p>
          </table:table-cell>
          <table:table-cell office:value-type="string" calcext:value-type="string">
            <text:p>https://aimtec.com/site/Aimtec/files/Datasheet/HighResolution/AM3D-Z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imtec</text:p>
          </table:table-cell>
          <table:table-cell office:value-type="string" calcext:value-type="string">
            <text:p>AM3D-0512S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2142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M3D-0512S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100n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1n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M-1N-X7R/50-T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M-1N-X7R/50-T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22n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0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2n2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T-2N2/50V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T-2N2/50V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33n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3n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10perc_X7R_Generic.kicad_sym</text:p>
          </table:table-cell>
          <table:table-cell office:value-type="string" calcext:value-type="string">
            <text:p>4n7, THD 5.00mm, 50V, 10%, X7R, Generic</text:p>
          </table:table-cell>
          <table:table-cell office:value-type="string" calcext:value-type="string">
            <text:p>Capacitor ceramic MLCC, THD 5.00mm, 5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n7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se_ECE.kicad_sym</text:p>
          </table:table-cell>
          <table:table-cell office:value-type="string" calcext:value-type="string">
            <text:p>ERF-RN09090Z, THD, Polymer fuse, 0.9A/90V, ECE</text:p>
          </table:table-cell>
          <table:table-cell office:value-type="string" calcext:value-type="string">
            <text:p>Polymer PTC Fuse, 0.9A/90V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9A/90V</text:p>
          </table:table-cell>
          <table:table-cell office:value-type="string" calcext:value-type="string">
            <text:p>THD_Fuse_ECE:FUSRB510W80L1170T310H1580N_DiaPads-ECE</text:p>
          </table:table-cell>
          <table:table-cell office:value-type="string" calcext:value-type="string">
            <text:p>https://www.tme.eu/Document/2360e28696b590e2430b65be805d0608/K1008322236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RF-RN09090Z</text:p>
          </table:table-cell>
          <table:table-cell office:value-type="string" calcext:value-type="string">
            <text:p>RN09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RN090-9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se_ECE.kicad_sym</text:p>
          </table:table-cell>
          <table:table-cell office:value-type="string" calcext:value-type="string">
            <text:p>SL050-60, THD, Polymer fuse, 0.5A/60V, ECE</text:p>
          </table:table-cell>
          <table:table-cell office:value-type="string" calcext:value-type="string">
            <text:p>Polymer PTC Fuse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5A/60V</text:p>
          </table:table-cell>
          <table:table-cell office:value-type="string" calcext:value-type="string">
            <text:p>SMD_Fuse_Generic:FUSC7351X115N_2920</text:p>
          </table:table-cell>
          <table:table-cell office:value-type="string" calcext:value-type="string">
            <text:p>https://www.tme.eu/Document/0302dcd94dd6f5e9a9ded1eefb7cf5df/201511201032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SL050-60</text:p>
          </table:table-cell>
          <table:table-cell office:value-type="string" calcext:value-type="string">
            <text:p>EL05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SL050-6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se_ECE.kicad_sym</text:p>
          </table:table-cell>
          <table:table-cell office:value-type="string" calcext:value-type="string">
            <text:p>SN020-30, 1206, Polymer fuse, 0.2A/30V, ECE</text:p>
          </table:table-cell>
          <table:table-cell office:value-type="string" calcext:value-type="string">
            <text:p>Polymer PTC Fuse</text:p>
          </table:table-cell>
          <table:table-cell office:value-type="string" calcext:value-type="string">
            <text:p>PTC,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2A/30V</text:p>
          </table:table-cell>
          <table:table-cell office:value-type="string" calcext:value-type="string">
            <text:p>SMD_Fuse_Generic:FUSC3216X65N_1206</text:p>
          </table:table-cell>
          <table:table-cell office:value-type="string" calcext:value-type="string">
            <text:p>https://www.tme.eu/Document/0302dcd94dd6f5e9a9ded1eefb7cf5df/201511201032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SN020-30</text:p>
          </table:table-cell>
          <table:table-cell office:value-type="string" calcext:value-type="string">
            <text:p>E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SN020-3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lay_Rayex.kicad_sym</text:p>
          </table:table-cell>
          <table:table-cell office:value-type="string" calcext:value-type="string">
            <text:p>LEG-24, Rayex</text:p>
          </table:table-cell>
          <table:table-cell office:value-type="string" calcext:value-type="string">
            <text:p>Relay THD PCB 1P2T, Coil: 24VDC/15mA, Contacts: 7A/240VAC/24VDC (Res), 3A/240VAC (Ind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EG-24</text:p>
          </table:table-cell>
          <table:table-cell office:value-type="string" calcext:value-type="string">
            <text:p>THD_Relay_Rayex:Relay_Rayex_LEG</text:p>
          </table:table-cell>
          <table:table-cell office:value-type="string" calcext:value-type="string">
            <text:p>https://www.tme.eu/Document/311affc211749c2a4c93ad074af62b72/LEG-SERIE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Rayex Elec.</text:p>
          </table:table-cell>
          <table:table-cell office:value-type="string" calcext:value-type="string">
            <text:p>LEG-24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LEG-2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lay_Rayex.kicad_sym</text:p>
          </table:table-cell>
          <table:table-cell office:value-type="string" calcext:value-type="string">
            <text:p>LEG-24, Rayex Style-B</text:p>
          </table:table-cell>
          <table:table-cell office:value-type="string" calcext:value-type="string">
            <text:p>Relay THD PCB 1P2T, Coil: 24VDC/15mA, Contacts: 7A/240VAC/24VDC (Res), 3A/240VAC (Ind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EG-24</text:p>
          </table:table-cell>
          <table:table-cell office:value-type="string" calcext:value-type="string">
            <text:p>THD_Relay_Rayex:Relay_Rayex_LEG</text:p>
          </table:table-cell>
          <table:table-cell office:value-type="string" calcext:value-type="string">
            <text:p>https://www.tme.eu/Document/311affc211749c2a4c93ad074af62b72/LEG-SERIE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Rayex Elec.</text:p>
          </table:table-cell>
          <table:table-cell office:value-type="string" calcext:value-type="string">
            <text:p>LEG-24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LEG-2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2512_1W_1perc_200ppm_Panasonic_ERJ1TR.kicad_sym</text:p>
          </table:table-cell>
          <table:table-cell office:value-type="string" calcext:value-type="string">
            <text:p>0R33, SMD 2512, 1W, 1%, 200ppm</text:p>
          </table:table-cell>
          <table:table-cell office:value-type="string" calcext:value-type="string">
            <text:p>Resistor, Current Sensing, SMD 2512, 1W, 1%, Â±200ppm, Panasonic, ERJ1TR Serie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13/1W/1%</text:p>
          </table:table-cell>
          <table:table-cell office:value-type="string" calcext:value-type="string">
            <text:p>SMD_Resistor_Generic:RESC6432X60N_2512</text:p>
          </table:table-cell>
          <table:table-cell office:value-type="string" calcext:value-type="string">
            <text:p>http://industrial.panasonic.com/cdbs/www-data/pdf/RDN0000/AOA0000C31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1TRSFR13U</text:p>
          </table:table-cell>
          <table:table-cell office:value-type="string" calcext:value-type="string">
            <text:p>R13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108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SMD_0603_50V_10perc_X7R_Walsin.kicad_sym</text:p>
          </table:table-cell>
          <table:table-cell office:value-type="string" calcext:value-type="string">
            <text:p>6n8, SMD 0603, 50V, 10%, X7R, Walsin</text:p>
          </table:table-cell>
          <table:table-cell office:value-type="string" calcext:value-type="string">
            <text:p>Capacitor ceramic MLCC, SMD 0603, 50V, 10%, X7R, Walsin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n8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mouser.sk/datasheet/2/210/WTC_MLCC_General_Purpose-153489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Walsin Technology Corporation</text:p>
          </table:table-cell>
          <table:table-cell office:value-type="string" calcext:value-type="string">
            <text:p>0603B682K500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52984</text:p>
          </table:table-cell>
          <table:table-cell office:value-type="string" calcext:value-type="string">
            <text:p>791-0603B682K500C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603B682K500CT</text:p>
          </table:table-cell>
          <table:table-cell office:value-type="string" calcext:value-type="string">
            <text:p>2496870</text:p>
          </table:table-cell>
          <table:table-cell office:value-type="string" calcext:value-type="string">
            <text:p>1292-1459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Relay_Relpol.kicad_sym</text:p>
          </table:table-cell>
          <table:table-cell office:value-type="string" calcext:value-type="string">
            <text:p>RSM850-6112-8M-1003, Relpol</text:p>
          </table:table-cell>
          <table:table-cell office:value-type="string" calcext:value-type="string">
            <text:p>Relay SMD Polarised, DPDT, 3VDC, 2A/0.5A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SM850-6112-8M-1003</text:p>
          </table:table-cell>
          <table:table-cell office:value-type="string" calcext:value-type="string">
            <text:p>SMD_Relay_Relpol:RSM850_Relpol</text:p>
          </table:table-cell>
          <table:table-cell office:value-type="string" calcext:value-type="string">
            <text:p>https://www.tme.eu/Document/3dc528bcb2945dc4ef8858b3fa7c7b83/RSM850_EN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Relpol</text:p>
          </table:table-cell>
          <table:table-cell office:value-type="string" calcext:value-type="string">
            <text:p>RSM850-6112-8M-100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RSM85061128M100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02-03-2*10131, THD, 2x10pin, 2.54mm, h{colon}7.00mm, Precise, Female, Connfly</text:p>
          </table:table-cell>
          <table:table-cell office:value-type="string" calcext:value-type="string">
            <text:p>Header Socket Single Female, 2x10 pin, 2.54, h:7.00mm, <text:s/>Precise, G/F, THD</text:p>
          </table:table-cell>
          <table:table-cell office:value-type="string" calcext:value-type="string">
            <text:p>CON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S1002-03-2*10131</text:p>
          </table:table-cell>
          <table:table-cell office:value-type="string" calcext:value-type="string">
            <text:p>THD_Header_Connfly:HDRV20W80P254H700N_2X10_PADC+R_140_140H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02-03-2*1013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307-2X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21-2*20SF11-B, THD, 2x20pin, 2.54mm, h{colon}8.6mm, Gold, Male, Connfly</text:p>
          </table:table-cell>
          <table:table-cell office:value-type="string" calcext:value-type="string">
            <text:p>Header Pins Dual Male, 2x20 pin, 2.54, h:8.6mm, Gold, THD</text:p>
          </table:table-cell>
          <table:table-cell office:value-type="string" calcext:value-type="string">
            <text:p>CON40,HEADER2x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S1021-2*20SF11-B</text:p>
          </table:table-cell>
          <table:table-cell office:value-type="string" calcext:value-type="string">
            <text:p>THD_Header_Connfly:HDRV40W64P254H860N_2X20_PADC+R_170_170H100</text:p>
          </table:table-cell>
          <table:table-cell office:value-type="string" calcext:value-type="string">
            <text:p>https://www.tme.eu/Document/cc301e58a5da78cb543a94b5a5b7f06a/DS1021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21-2*20SF11-B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202-40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21-2*7SF11, THD, 2x7pin, 2.54mm, h{colon}8.6mm, Gold, Male, Connfly</text:p>
          </table:table-cell>
          <table:table-cell office:value-type="string" calcext:value-type="string">
            <text:p>Header Pins Dual Male, 2x7 pin, 2.54, h:8.6mm, Gold, THD</text:p>
          </table:table-cell>
          <table:table-cell office:value-type="string" calcext:value-type="string">
            <text:p>CON14,HEADER2x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S1021-2*7SF11</text:p>
          </table:table-cell>
          <table:table-cell office:value-type="string" calcext:value-type="string">
            <text:p>THD_Header_Connfly:HDRV14W64P254H860N_2X7_PADC+R_170_170H100</text:p>
          </table:table-cell>
          <table:table-cell office:value-type="string" calcext:value-type="string">
            <text:p>https://www.tme.eu/Document/cc301e58a5da78cb543a94b5a5b7f06a/DS1021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21-2*7SF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743040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ZL202-14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23-2*2S21, THD, 2x2pin, 2.54mm, h{colon}8.5mm, Female, Connfly</text:p>
          </table:table-cell>
          <table:table-cell office:value-type="string" calcext:value-type="string">
            <text:p>Header Socket Double Female, 2x8 pin, 2.54, h:8.5mm, Gold+Tin, THD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S1023-2*2S21</text:p>
          </table:table-cell>
          <table:table-cell office:value-type="string" calcext:value-type="string">
            <text:p>THD_Header_Connfly:HDRV4W80P254H850N_2X2_PADC+R_140_140H100</text:p>
          </table:table-cell>
          <table:table-cell office:value-type="string" calcext:value-type="string">
            <text:p>https://www.tme.eu/Document/efd0203e2d3a140765df98191085ea88/DS1023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23-2*2S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262-4DG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23-2*8S21, THD, 2x8pin, 2.54mm, h{colon}8.5mm, Female, Connfly</text:p>
          </table:table-cell>
          <table:table-cell office:value-type="string" calcext:value-type="string">
            <text:p>Header Socket Double Female, 2x8 pin, 2.54, h:8.5mm, Gold+Tin, THD</text:p>
          </table:table-cell>
          <table:table-cell office:value-type="string" calcext:value-type="string">
            <text:p>CON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S1023-2*8S21</text:p>
          </table:table-cell>
          <table:table-cell office:value-type="string" calcext:value-type="string">
            <text:p>THD_Header_Connfly:HDRV16W80P254H850N_2X8_PADC+R_140_140H100</text:p>
          </table:table-cell>
          <table:table-cell office:value-type="string" calcext:value-type="string">
            <text:p>https://www.tme.eu/Document/efd0203e2d3a140765df98191085ea88/DS1023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23-2*8S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262-16D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Connfly.kicad_sym</text:p>
          </table:table-cell>
          <table:table-cell office:value-type="string" calcext:value-type="string">
            <text:p>DS1031-08-2*5P8BS41-3A, SMD, 2x5pin, 1.27mm, Male, Connfly</text:p>
          </table:table-cell>
          <table:table-cell office:value-type="string" calcext:value-type="string">
            <text:p>Header Pins Dual Male, 2x5 pin, 1.27, SMD</text:p>
          </table:table-cell>
          <table:table-cell office:value-type="string" calcext:value-type="string">
            <text:p>CON10,HEADER2x5,SW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L322-2X5P</text:p>
          </table:table-cell>
          <table:table-cell office:value-type="string" calcext:value-type="string">
            <text:p>SMD_Header_Samtec:SMD_PinHeader_2x05_P1.27mm_Vertical</text:p>
          </table:table-cell>
          <table:table-cell office:value-type="string" calcext:value-type="string">
            <text:p>https://www.tme.eu/Document/10cee82598b403dd3ff041970fccd472/DS1031-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31-08-2*5P8BS41-3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322-2X5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ductor_Yjycoin.kicad_sym</text:p>
          </table:table-cell>
          <table:table-cell office:value-type="string" calcext:value-type="string">
            <text:p>10uH, 2.45 A, YNR6045-100M, SMD 6045</text:p>
          </table:table-cell>
          <table:table-cell office:value-type="string" calcext:value-type="string">
            <text:p>Inductor Power, SMD 6045, 2.45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SMD_Inductor_Yjycoin:INDP600600X450N</text:p>
          </table:table-cell>
          <table:table-cell office:value-type="string" calcext:value-type="string">
            <text:p>https://www.lcsc.com/datasheet/lcsc_datasheet_2409280231_YJYCOIN-YNR6045-100M_C34106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jycoin</text:p>
          </table:table-cell>
          <table:table-cell office:value-type="string" calcext:value-type="string">
            <text:p>YNR6045-100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341067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1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je iba priblizny !!</text:p>
          </table:table-cell>
        </table:table-row>
        <table:table-row table:style-name="ro3">
          <table:table-cell office:value-type="string" calcext:value-type="string">
            <text:p>IC_Power_Lory.kicad_sym</text:p>
          </table:table-cell>
          <table:table-cell office:value-type="string" calcext:value-type="string">
            <text:p>LR6207A-T33, SOT23-5, LDO reg, 3.3V, 300mA, Lory</text:p>
          </table:table-cell>
          <table:table-cell office:value-type="string" calcext:value-type="string">
            <text:p>LDO Regulator, Vo: 3.3V, Iq: 8ÎĽA, Vi:max 6V, Io: 300mA, Pd: 0.25W, with Enab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R6207</text:p>
          </table:table-cell>
          <table:table-cell office:value-type="string" calcext:value-type="string">
            <text:p>SMD_Semiconductor_Generic:SOT95P280X145-5N_SOT23-5__12345</text:p>
          </table:table-cell>
          <table:table-cell office:value-type="string" calcext:value-type="string">
            <text:p>https://www.lcsc.com/datasheet/lcsc_datasheet_2007101109_LR-LR6207-T33_C45978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ory Semiconductor</text:p>
          </table:table-cell>
          <table:table-cell office:value-type="string" calcext:value-type="string">
            <text:p>LR6207A-T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260329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Alt: TC-1017-3.3</text:p>
          </table:table-cell>
        </table:table-row>
        <table:table-row table:style-name="ro3">
          <table:table-cell office:value-type="string" calcext:value-type="string">
            <text:p>IC_Power_ROHM.kicad_sym</text:p>
          </table:table-cell>
          <table:table-cell office:value-type="string" calcext:value-type="string">
            <text:p>BD9G101G, SSOP6, Switching Volt Reg, Adj, 500mA, ROHM</text:p>
          </table:table-cell>
          <table:table-cell office:value-type="string" calcext:value-type="string">
            <text:p>Switching Voltage Regulators, Vo: Adj, Fb:0.75V, Iq: 5ÎĽA, Vi: 6-42V, Io: 500mA, Pd: 0.67W, 1.5MHz, with Shutdown -40 to 105Â°C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D9G101G</text:p>
          </table:table-cell>
          <table:table-cell office:value-type="string" calcext:value-type="string">
            <text:p>SMD_Semiconductor_Generic:SOT95P280X125-6N_SSOP-6</text:p>
          </table:table-cell>
          <table:table-cell office:value-type="string" calcext:value-type="string">
            <text:p>https://fscdn.rohm.com/en/products/databook/datasheet/ic/power/switching_regulator/bd9g101g-e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BD9G101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108761</text:p>
          </table:table-cell>
          <table:table-cell office:value-type="string" calcext:value-type="string">
            <text:p>755-BD9G101G-TR</text:p>
          </table:table-cell>
          <table:table-cell office:value-type="string" calcext:value-type="string">
            <text:p>124-6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D9G101G-TR</text:p>
          </table:table-cell>
          <table:table-cell office:value-type="string" calcext:value-type="string">
            <text:p>2373587</text:p>
          </table:table-cell>
          <table:table-cell office:value-type="string" calcext:value-type="string">
            <text:p>BD9G101G-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0_100V_5perc_P350-N1000_SRPassives.kicad_sym</text:p>
          </table:table-cell>
          <table:table-cell office:value-type="string" calcext:value-type="string">
            <text:p>27p, THD 2.50mm, 100V, 5%, P350-N1000, SRPassives</text:p>
          </table:table-cell>
          <table:table-cell office:value-type="string" calcext:value-type="string">
            <text:p>Capacitor ceramic, THD 2.50mm, 100V, 5%, P350-N1000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7p/100V</text:p>
          </table:table-cell>
          <table:table-cell office:value-type="string" calcext:value-type="string">
            <text:p>THD_Capacitor_Generic:CAPRB250W50D350T150H3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27P/2.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27P/2.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Elyt_THD2.00_25V_20perc_105C_2000H_Aishi.kicad_sym</text:p>
          </table:table-cell>
          <table:table-cell office:value-type="string" calcext:value-type="string">
            <text:p>47u, THD 2.00, 25V, +/-20%, Aishi</text:p>
          </table:table-cell>
          <table:table-cell office:value-type="string" calcext:value-type="string">
            <text:p>Capacitor electrolytic, THD 2.00mm, 25V, 20%, 2000Hrs @105Â°C, WH Series, Aishi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/25V</text:p>
          </table:table-cell>
          <table:table-cell office:value-type="string" calcext:value-type="string">
            <text:p>THD_Capacitor_Generic:CAPPRD150W45D400H700</text:p>
          </table:table-cell>
          <table:table-cell office:value-type="string" calcext:value-type="string">
            <text:p>https://www.tme.eu/Document/d4ed5160d67f7d07e14b13c551409f2c/WH-series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ishi</text:p>
          </table:table-cell>
          <table:table-cell office:value-type="string" calcext:value-type="string">
            <text:p>EWH1EM470D11OT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E-47/25PHT-Y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Harwin.kicad_sym</text:p>
          </table:table-cell>
          <table:table-cell office:value-type="string" calcext:value-type="string">
            <text:p>M20-7861542, SMD, 1x15pin, 2.54mm, h{colon}7.5mm, Golded, Female, Harwin</text:p>
          </table:table-cell>
          <table:table-cell office:value-type="string" calcext:value-type="string">
            <text:p>Header Socket Single Female, 1x15 pin, 2.54, Gold+Tin, SMD</text:p>
          </table:table-cell>
          <table:table-cell office:value-type="string" calcext:value-type="string">
            <text:p>CON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20-7861542</text:p>
          </table:table-cell>
          <table:table-cell office:value-type="string" calcext:value-type="string">
            <text:p>SMD_Header_Harwin:SMD_PinHeader_1x15_P2.54mm_Vertical - M20-786154x</text:p>
          </table:table-cell>
          <table:table-cell office:value-type="string" calcext:value-type="string">
            <text:p>https://eu.mouser.com/datasheet/3/71/1/M20-78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615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55-M20-786154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M20-7861542-N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OBSOLETTE PART!</text:p>
          </table:table-cell>
        </table:table-row>
        <table:table-row table:style-name="ro3">
          <table:table-cell office:value-type="string" calcext:value-type="string">
            <text:p>Header_Harwin.kicad_sym</text:p>
          </table:table-cell>
          <table:table-cell office:value-type="string" calcext:value-type="string">
            <text:p>M20-7861546, SMD, 1x15pin, 2.54mm, h{colon}7.5mm, Tinned, Female, Harwin</text:p>
          </table:table-cell>
          <table:table-cell office:value-type="string" calcext:value-type="string">
            <text:p>Header Socket Single Female, 1x15 pin, 2.54, Tin</text:p>
          </table:table-cell>
          <table:table-cell office:value-type="string" calcext:value-type="string">
            <text:p>CON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20-7861546</text:p>
          </table:table-cell>
          <table:table-cell office:value-type="string" calcext:value-type="string">
            <text:p>SMD_Header_Harwin:SMD_PinHeader_1x15_P2.54mm_Vertical - M20-786154x</text:p>
          </table:table-cell>
          <table:table-cell office:value-type="string" calcext:value-type="string">
            <text:p>https://eu.mouser.com/datasheet/3/71/1/M20-78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615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55-M20-78615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20-7861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20-7861546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210_16V_20perc_X5R_Murata.kicad_sym</text:p>
          </table:table-cell>
          <table:table-cell office:value-type="string" calcext:value-type="string">
            <text:p>47u, SMD 1210, 16V, 20%, X5R, Murata</text:p>
          </table:table-cell>
          <table:table-cell office:value-type="string" calcext:value-type="string">
            <text:p>Capacitor ceramic MLCC, SMD 1206, 16V, +/-20%, X5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SMD_Capacitor_NonPolarised_Generic:CAPC3225X250N_1210</text:p>
          </table:table-cell>
          <table:table-cell office:value-type="string" calcext:value-type="string">
            <text:p>https://www.murata.com/en-global/api/pdfdownloadapi?cate=luCeramicCapacitorsSMD&amp;partno=GRM32ER71H475KA88%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ME15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1-GRM32ER61C476ME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3-73-231</text:p>
          </table:table-cell>
          <table:table-cell office:value-type="string" calcext:value-type="string">
            <text:p>GRM32ER61C476ME15L</text:p>
          </table:table-cell>
          <table:table-cell office:value-type="string" calcext:value-type="string">
            <text:p>1735538</text:p>
          </table:table-cell>
          <table:table-cell office:value-type="string" calcext:value-type="string">
            <text:p>490-3888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atsink_Multicomp.kicad_sym</text:p>
          </table:table-cell>
          <table:table-cell office:value-type="string" calcext:value-type="string">
            <text:p>MC33261, THD, HeatSink, TO2-18/TO-220, 2pin, Vertical, Multicomp</text:p>
          </table:table-cell>
          <table:table-cell office:value-type="string" calcext:value-type="string">
            <text:p>Heat Sink, TO2-18/TO-220, 2 pin, Vertic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HeatSink MC33261</text:p>
          </table:table-cell>
          <table:table-cell office:value-type="string" calcext:value-type="string">
            <text:p>THD_HeatSink_Multicomp:HEAT2W220P1020N_MC33261_Multicomp</text:p>
          </table:table-cell>
          <table:table-cell office:value-type="string" calcext:value-type="string">
            <text:p>https://www.farnell.com/datasheets/3760482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3261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171060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o_Everlight.kicad_sym</text:p>
          </table:table-cell>
          <table:table-cell office:value-type="string" calcext:value-type="string">
            <text:p>ALS-PT19-315C/L177/TR8, SMD 0603, Light Sensor, 2.5-5.5V, 390-700nm, Everlight</text:p>
          </table:table-cell>
          <table:table-cell office:value-type="string" calcext:value-type="string">
            <text:p>Ambient Light Sensor, 2.5-5.5V, 390-700nm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S-PT19-315C/L177/TR8</text:p>
          </table:table-cell>
          <table:table-cell office:value-type="string" calcext:value-type="string">
            <text:p>SMD_Opto_Everlight:OTRANSM1608X60N_0603</text:p>
          </table:table-cell>
          <table:table-cell office:value-type="string" calcext:value-type="string">
            <text:p>https://www.everlighteurope.com/custom/files/datasheets/DLS-000003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ALS-PT19-315C/L177/TR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46233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78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5perc_C0G_Generic.kicad_sym</text:p>
          </table:table-cell>
          <table:table-cell office:value-type="string" calcext:value-type="string">
            <text:p>22p, THD 5.00mm, 50V, 5%, C0G, Generic</text:p>
          </table:table-cell>
          <table:table-cell office:value-type="string" calcext:value-type="string">
            <text:p>Capacitor ceramic MLCC, THD 5.00mm, 50V, 5%, C0G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p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1622024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50V_5perc_C0G_Generic.kicad_sym</text:p>
          </table:table-cell>
          <table:table-cell office:value-type="string" calcext:value-type="string">
            <text:p>27p, THD 5.00mm, 50V, 5%, C0G, Generic</text:p>
          </table:table-cell>
          <table:table-cell office:value-type="string" calcext:value-type="string">
            <text:p>Capacitor ceramic MLCC, THD 5.00mm, 50V, 5%, C0G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7p/5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1622024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1.0x1.0mm Rounded Rectangle with 0.6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100_100R23H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1.5x1.5mm Rounded Rectangle with 0.9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150_150R37H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1.5x1.5mm Rounded Rectangle, SM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SMD_PAD_Generic:SMD_PAD_R150_150R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2.0x2.0mm Rectangular with 0.6mm chamfered corners in all 4 corners, 1.2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200_200C60H1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2.0x2.0mm Rounded Rectangle with 1.2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200_200R50H1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2.0x2.0mm Rounded Rectangle, SM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SMD_PAD_Generic:SMD_PAD_R200_200R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3.17x1.5mm Rounded Rectangle with 0.9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150_317R50H90-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table:number-columns-repeated="2" office:value-type="string" calcext:value-type="string">
            <text:p>Terminal Pad 1 pin, 5.0x5.0mm Rounded Rectangle with 1.5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R500_500R50H1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 Pad 1 pin, dia{colon} 2.5mm Circular with 0.8mm hole, THD</text:p>
          </table:table-cell>
          <table:table-cell office:value-type="string" calcext:value-type="string">
            <text:p>Terminal Pad 1 pin, dia: 2.5mm Circular with 0.8mm hole, THD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C250H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 Pad 1 pin, dia{colon}1.7mm Circular with 0.8mm hole, THD without SilkPrint</text:p>
          </table:table-cell>
          <table:table-cell office:value-type="string" calcext:value-type="string">
            <text:p>Terminal Pad 1 pin, dia:1.7mm Circular with 0.8mm hole, THD without SilkPrint</text:p>
          </table:table-cell>
          <table:table-cell office:value-type="string" calcext:value-type="string">
            <text:p>XC,CON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HD_PAD_Generic:THD_PAD_C170H80_woSi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s 4 pin, RM2.54mm, THD</text:p>
          </table:table-cell>
          <table:table-cell office:value-type="string" calcext:value-type="string">
            <text:p>Terminal 4 pin Header, Programming header, without physical component, RM:2.54mm, Holes in PCB</text:p>
          </table:table-cell>
          <table:table-cell office:value-type="string" calcext:value-type="string">
            <text:p>CON4,SWD,PG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GM Header</text:p>
          </table:table-cell>
          <table:table-cell office:value-type="string" calcext:value-type="string">
            <text:p>THD_Header_Generic:HDRV4W64P254H0_1X4_PADC+R_140_140H90_FE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s 6 pin, RM1.27mm</text:p>
          </table:table-cell>
          <table:table-cell office:value-type="string" calcext:value-type="string">
            <text:p>Terminal 6 pin Header, without physical component, RM:1.27mm, Holes in PCB+SMD pad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SMD_Header_Custom:Custom_Header_1x6_Two_THD_Pad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s 6 pin, RM2.54mm</text:p>
          </table:table-cell>
          <table:table-cell office:value-type="string" calcext:value-type="string">
            <text:p>Terminal 6 pin Header, without physical component, RM:2.54mm, Holes in PCB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THD_Header_Generic:HDRV6W64P254H0_1X6_PADB127_200H90_FE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Generic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s Header 2x3, RM2.54mm, SMD</text:p>
          </table:table-cell>
          <table:table-cell office:value-type="string" calcext:value-type="string">
            <text:p>Header 2x3, RM2.54mm, With Insertion Leads Holes</text:p>
          </table:table-cell>
          <table:table-cell office:value-type="string" calcext:value-type="string">
            <text:p>CON10,HEADER2x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GM Header 2x3 SMD</text:p>
          </table:table-cell>
          <table:table-cell office:value-type="string" calcext:value-type="string">
            <text:p>SMD_Header_Custom:Custom_SMD_Header_2x3_InsertLead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erminal_Generic.kicad_sym</text:p>
          </table:table-cell>
          <table:table-cell office:value-type="string" calcext:value-type="string">
            <text:p>Terminals Header 2x5, RM1.27mm, SMD</text:p>
          </table:table-cell>
          <table:table-cell office:value-type="string" calcext:value-type="string">
            <text:p>Header 2x5, Male</text:p>
          </table:table-cell>
          <table:table-cell office:value-type="string" calcext:value-type="string">
            <text:p>CON10,HEADER2x5,SW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Header 2x5 RM1.27</text:p>
          </table:table-cell>
          <table:table-cell office:value-type="string" calcext:value-type="string">
            <text:p>SMD_Header_Samtec:SMD_PinHeader_2x05_P1.27mm_Vertical</text:p>
          </table:table-cell>
          <table:table-cell office:value-type="string" calcext:value-type="string">
            <text:p>https://www.tme.eu/Document/10cee82598b403dd3ff041970fccd472/DS1031-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ZL322-2X5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ZL322-2X5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AlphaOmega.kicad_sym</text:p>
          </table:table-cell>
          <table:table-cell office:value-type="string" calcext:value-type="string">
            <text:p>AO3401A, SOT23, P-Mosfet, 30V, 4A, AO Semi</text:p>
          </table:table-cell>
          <table:table-cell office:value-type="string" calcext:value-type="string">
            <text:p>Transistor MOSFET P-Channel, SMD, 30V, 4A, 85mâ„¦, Vgs(th): -1.3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MD_Semiconductor_Generic:SOT95P280X125-3N_SOT23-3</text:p>
          </table:table-cell>
          <table:table-cell office:value-type="string" calcext:value-type="string">
            <text:p>https://www.aosmd.com/sites/default/files/res/datasheets/AO3401A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lpha&amp;Omega Semiconductor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15127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4518-AO3413A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AlphaOmega.kicad_sym</text:p>
          </table:table-cell>
          <table:table-cell office:value-type="string" calcext:value-type="string">
            <text:p>AO3413, SOT23, P-mosfet, 20V, 3A, AO Semi</text:p>
          </table:table-cell>
          <table:table-cell office:value-type="string" calcext:value-type="string">
            <text:p>Transistor MOSFET P-Channel, SMD, 20V, 3A, 130mâ„¦, Vgs(th): -1.0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O3413</text:p>
          </table:table-cell>
          <table:table-cell office:value-type="string" calcext:value-type="string">
            <text:p>SMD_Semiconductor_Generic:SOT95P280X125-3N_SOT23-3</text:p>
          </table:table-cell>
          <table:table-cell office:value-type="string" calcext:value-type="string">
            <text:p>https://www.aosmd.com/sites/default/files/res/datasheets/AO341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lpha&amp;Omega Semiconductor</text:p>
          </table:table-cell>
          <table:table-cell office:value-type="string" calcext:value-type="string">
            <text:p>AO34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8664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O341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AlphaOmega.kicad_sym</text:p>
          </table:table-cell>
          <table:table-cell office:value-type="string" calcext:value-type="string">
            <text:p>AO3414, SOT23, N-Mosfet, 20V, 3A, AO Semi</text:p>
          </table:table-cell>
          <table:table-cell office:value-type="string" calcext:value-type="string">
            <text:p>Transistor MOSFET N-Channel, SMD, 20V, 3A, 85mâ„¦, Vgs(th) 1.0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SMD_Semiconductor_Generic:SOT95P280X125-3N_SOT23-3</text:p>
          </table:table-cell>
          <table:table-cell office:value-type="string" calcext:value-type="string">
            <text:p>https://www.aosmd.com/sites/default/files/res/datasheets/AO341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lpha&amp;Omega Semiconductor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C488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O341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AlphaOmega.kicad_sym</text:p>
          </table:table-cell>
          <table:table-cell office:value-type="string" calcext:value-type="string">
            <text:p>AO4485, SO8, P-Mosfet, 40V, 10A. AO Semi</text:p>
          </table:table-cell>
          <table:table-cell office:value-type="string" calcext:value-type="string">
            <text:p>Transistor MOSFET P-Channel, SMD, 40V, 10A, 20mâ„¦, Vgs(th): -1.9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O4485</text:p>
          </table:table-cell>
          <table:table-cell office:value-type="string" calcext:value-type="string">
            <text:p>SMD_IC_Generic:SOP127P600X175-8N_SO-8_MS-012</text:p>
          </table:table-cell>
          <table:table-cell office:value-type="string" calcext:value-type="string">
            <text:p>https://www.tme.eu/Document/b60ed6e200047f026119140f0d74ac6d/AO4485-DTE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lpha&amp;Omega Semiconductor</text:p>
          </table:table-cell>
          <table:table-cell office:value-type="string" calcext:value-type="string">
            <text:p>AO4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49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O4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85-1551-1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3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_Graphical_Symbol.kicad_sym</text:p>
          </table:table-cell>
          <table:table-cell office:value-type="string" calcext:value-type="string">
            <text:p>Emergency Stop</text:p>
          </table:table-cell>
          <table:table-cell office:value-type="string" calcext:value-type="string">
            <text:p>Emergency Stop symbol IEC60947-5-5 - 5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mergency Sto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210_50V_10perc_X7R_Murata.kicad_sym</text:p>
          </table:table-cell>
          <table:table-cell office:value-type="string" calcext:value-type="string">
            <text:p>4u7, SMD 1210, 50V, 10%, X7R, Murata</text:p>
          </table:table-cell>
          <table:table-cell office:value-type="string" calcext:value-type="string">
            <text:p>Capacitor ceramic MLCC, SMD 1206, 50V, +/-10%, X7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SMD_Capacitor_NonPolarised_Generic:CAPC3225X250N_1210</text:p>
          </table:table-cell>
          <table:table-cell office:value-type="string" calcext:value-type="string">
            <text:p>https://www.murata.com/en-global/api/pdfdownloadapi?cate=luCeramicCapacitorsSMD&amp;partno=GRM32ER71H475KA88%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71H475KA88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6052</text:p>
          </table:table-cell>
          <table:table-cell office:value-type="string" calcext:value-type="string">
            <text:p>81-GRM32R71H475KA88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3-73-234</text:p>
          </table:table-cell>
          <table:table-cell office:value-type="string" calcext:value-type="string">
            <text:p>GRM32ER71H475KA88L</text:p>
          </table:table-cell>
          <table:table-cell office:value-type="string" calcext:value-type="string">
            <text:p><text:s/>2696021</text:p>
          </table:table-cell>
          <table:table-cell office:value-type="string" calcext:value-type="string">
            <text:p>490-1864-1-ND</text:p>
          </table:table-cell>
          <table:table-cell office:value-type="string" calcext:value-type="string">
            <text:p>70215</text:p>
          </table:table-cell>
          <table:table-cell office:value-type="string" calcext:value-type="string">
            <text:p>7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Wurth.kicad_sym</text:p>
          </table:table-cell>
          <table:table-cell office:value-type="string" calcext:value-type="string">
            <text:p>WR-PHD 61030821821, SMD, 2x4pin, 2.54mm, Female, Wurth</text:p>
          </table:table-cell>
          <table:table-cell office:value-type="string" calcext:value-type="string">
            <text:p>Header Socket Dual Female, 2x4 pin, 2.54</text:p>
          </table:table-cell>
          <table:table-cell office:value-type="string" calcext:value-type="string">
            <text:p>CON2x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R-PHD 61030821821</text:p>
          </table:table-cell>
          <table:table-cell office:value-type="string" calcext:value-type="string">
            <text:p>SMD_Header_Wurth:SMD_PinHeader_2x04_P2.54mm_Vertical - 61030821821</text:p>
          </table:table-cell>
          <table:table-cell office:value-type="string" calcext:value-type="string">
            <text:p>https://www.we-online.com/components/products/datasheet/61030821821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61030821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6400623</text:p>
          </table:table-cell>
          <table:table-cell office:value-type="string" calcext:value-type="string">
            <text:p>710-6103082182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28004</text:p>
          </table:table-cell>
          <table:table-cell office:value-type="string" calcext:value-type="string">
            <text:p>732-13381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210_50V_10perc_X7R_Samsung.kicad_sym</text:p>
          </table:table-cell>
          <table:table-cell office:value-type="string" calcext:value-type="string">
            <text:p>4u7, SMD 1210, 50V, 10%, X7R, Samsung</text:p>
          </table:table-cell>
          <table:table-cell office:value-type="string" calcext:value-type="string">
            <text:p>Capacitor ceramic MLCC, SMD 1206, 50V, +/-10%, X7R, Murata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SMD_Capacitor_NonPolarised_Generic:CAPC3225X250N_1210</text:p>
          </table:table-cell>
          <table:table-cell office:value-type="string" calcext:value-type="string">
            <text:p>https://www.mouser.sk/datasheet/2/585/MLCC-1837944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475KBUYN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70099</text:p>
          </table:table-cell>
          <table:table-cell office:value-type="string" calcext:value-type="string">
            <text:p>187-CL32B475KBUYNNE</text:p>
          </table:table-cell>
          <table:table-cell office:value-type="string" calcext:value-type="string">
            <text:p>766-1205</text:p>
          </table:table-cell>
          <table:table-cell office:value-type="string" calcext:value-type="string">
            <text:p>301-46-588</text:p>
          </table:table-cell>
          <table:table-cell office:value-type="string" calcext:value-type="string">
            <text:p>CL32B475KBUYNNE</text:p>
          </table:table-cell>
          <table:table-cell office:value-type="string" calcext:value-type="string">
            <text:p>4539041</text:p>
          </table:table-cell>
          <table:table-cell office:value-type="string" calcext:value-type="string">
            <text:p>1276-1292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onnector_ZIF_ChyaoShiunn.kicad_sym</text:p>
          </table:table-cell>
          <table:table-cell office:value-type="string" calcext:value-type="string">
            <text:p>JS-1157U-08, SMD, ZIF 1x8_Pin, 1.00mm, Horizontal, ChyaoShiunn</text:p>
          </table:table-cell>
          <table:table-cell office:value-type="string" calcext:value-type="string">
            <text:p>ZIF Flex Connector, Slider type, 8 pin, Pitch:1.0mm, H:2.0mm, horizontal, SMD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F 1x8 Pin, 1mm</text:p>
          </table:table-cell>
          <table:table-cell office:value-type="string" calcext:value-type="string">
            <text:p>SMD_Connector_ChyaoShiunn:JS-1157U-08_CSN_ChyaoShiunn</text:p>
          </table:table-cell>
          <table:table-cell office:value-type="string" calcext:value-type="string">
            <text:p>https://www.amphenol-cs.com/product/f52q1a7h111008.htm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hyao Shiunn</text:p>
          </table:table-cell>
          <table:table-cell office:value-type="string" calcext:value-type="string">
            <text:p>JS-1157U-08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64824</text:p>
          </table:table-cell>
          <table:table-cell office:value-type="string" calcext:value-type="string">
            <text:p>57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onnector_USB_Lumberg.kicad_sym</text:p>
          </table:table-cell>
          <table:table-cell office:value-type="string" calcext:value-type="string">
            <text:p>2411 05, THD, USB-2.0-B, Vertical, Lumberg</text:p>
          </table:table-cell>
          <table:table-cell office:value-type="string" calcext:value-type="string">
            <text:p>PCB Connector, USB-2.0, Type B, 12x11x16.1mm, Vertical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411 05</text:p>
          </table:table-cell>
          <table:table-cell office:value-type="string" calcext:value-type="string">
            <text:p>THD_Connector_USB_Lumberg:CONNUSBV4W190P250H1610N-241105_Lumberg</text:p>
          </table:table-cell>
          <table:table-cell office:value-type="string" calcext:value-type="string">
            <text:p>https://www.lcsc.com/datasheet/lcsc_datasheet_2410010003_Korean-Hroparts-Elec-TYPE-C-31-M-12_C165948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Lumberg</text:p>
          </table:table-cell>
          <table:table-cell office:value-type="string" calcext:value-type="string">
            <text:p>2411 0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241105-LUM-0</text:p>
          </table:table-cell>
          <table:table-cell office:value-type="string" calcext:value-type="string">
            <text:p>117788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Diode_Rohm.kicad_sym</text:p>
          </table:table-cell>
          <table:table-cell office:value-type="string" calcext:value-type="string">
            <text:p>BZX84C10VLYFHT116, SOT23, Zener diode, 10V, Rohm</text:p>
          </table:table-cell>
          <table:table-cell office:value-type="string" calcext:value-type="string">
            <text:p>Diode Zener, SOT-23, 10V, 250m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ZX84-C10V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3a66968d5e6761b033891a9ea087f90b/bzx84c10vlyfht11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BZX84C10VLYFHT116</text:p>
          </table:table-cell>
          <table:table-cell office:value-type="string" calcext:value-type="string">
            <text:p>D4T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ZX84C10VLYFHT11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10perc_X7R_Generic.kicad_sym</text:p>
          </table:table-cell>
          <table:table-cell office:value-type="string" calcext:value-type="string">
            <text:p>10n, THD 5.00mm, 100V, +/-10%, X7R, Generic</text:p>
          </table:table-cell>
          <table:table-cell office:value-type="string" calcext:value-type="string">
            <text:p>Capacitor ceramic, THD 5.00mm, 1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/100V</text:p>
          </table:table-cell>
          <table:table-cell office:value-type="string" calcext:value-type="string">
            <text:p>THD_Capacitor_Generic:CAPRB500W50D500T250H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M-10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M-10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10perc_X7R_Generic.kicad_sym</text:p>
          </table:table-cell>
          <table:table-cell office:value-type="string" calcext:value-type="string">
            <text:p>1n5, THD 5.00mm, 100V, +/-10%, X7R, Generic</text:p>
          </table:table-cell>
          <table:table-cell office:value-type="string" calcext:value-type="string">
            <text:p>Capacitor ceramic MLCC, THD 5.00mm, 1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5/10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1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10perc_X7R_Generic.kicad_sym</text:p>
          </table:table-cell>
          <table:table-cell office:value-type="string" calcext:value-type="string">
            <text:p>22n, THD 5.00mm, 100V, +/-10%, X7R, Generic</text:p>
          </table:table-cell>
          <table:table-cell office:value-type="string" calcext:value-type="string">
            <text:p>Capacitor ceramic MLCC, THD 5.00mm, 1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n/10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0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10perc_X7R_Generic.kicad_sym</text:p>
          </table:table-cell>
          <table:table-cell office:value-type="string" calcext:value-type="string">
            <text:p>5n6, THD 5.00mm, 100V, +/-10%, X7R, Generic</text:p>
          </table:table-cell>
          <table:table-cell office:value-type="string" calcext:value-type="string">
            <text:p>Capacitor ceramic MLCC, THD 5.00mm, 1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n6/10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acitor_Ceramic_THD5.00_100V_10perc_X7R_Generic.kicad_sym</text:p>
          </table:table-cell>
          <table:table-cell office:value-type="string" calcext:value-type="string">
            <text:p>68n, THD 5.00mm, 100V, +/-10%, X7R, Generic</text:p>
          </table:table-cell>
          <table:table-cell office:value-type="string" calcext:value-type="string">
            <text:p>Capacitor ceramic MLCC, THD 5.00mm, 1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8n/100V</text:p>
          </table:table-cell>
          <table:table-cell office:value-type="string" calcext:value-type="string">
            <text:p>THD_Capacitor_Generic:CAPRR500W50L400T250H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34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Richtek.kicad_sym</text:p>
          </table:table-cell>
          <table:table-cell office:value-type="string" calcext:value-type="string">
            <text:p>RT9080-33GJ5, TSOT23-5, LDO reg, 3.3V, 600mA, Richtek</text:p>
          </table:table-cell>
          <table:table-cell office:value-type="string" calcext:value-type="string">
            <text:p>LDO Ultra low Iq Regulator, Vo: 3.3V, Iq: 4ÎĽA, Vi:max 5.5V, Io: 600mA, Pd: 0.9W, with Enable, -40 to 85Â°C, PSSR:75dB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T9080-33GJ5</text:p>
          </table:table-cell>
          <table:table-cell office:value-type="string" calcext:value-type="string">
            <text:p>SMD_Semiconductor_Generic:SOT95P280X100-5N_TSOT-23-5</text:p>
          </table:table-cell>
          <table:table-cell office:value-type="string" calcext:value-type="string">
            <text:p>https://www.richtek.com/assets/product_file/RT9080/DS9080-0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9080-33GJ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841192</text:p>
          </table:table-cell>
          <table:table-cell office:value-type="string" calcext:value-type="string">
            <text:p>835-RT9080-33GJ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79852</text:p>
          </table:table-cell>
          <table:table-cell office:value-type="string" calcext:value-type="string">
            <text:p>1028-1509-1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witch_Sungmun.kicad_sym</text:p>
          </table:table-cell>
          <table:table-cell office:value-type="string" calcext:value-type="string">
            <text:p>MADR-16S, SMD 9.5x7.4mm, Switch Rotary, HEX, 100mA, 50V, Vertical, Sungmun</text:p>
          </table:table-cell>
          <table:table-cell office:value-type="string" calcext:value-type="string">
            <text:p>Switch Rotary, HEX, 9.5x7.4mm, 100mA, 50V, Vertical</text:p>
          </table:table-cell>
          <table:table-cell office:value-type="string" calcext:value-type="string">
            <text:p>Switch,Bu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DR-16S</text:p>
          </table:table-cell>
          <table:table-cell office:value-type="string" calcext:value-type="string">
            <text:p>SMD_Switch_Sungmun:SW_ROT_508P740X740H385-6N_Sungmun</text:p>
          </table:table-cell>
          <table:table-cell office:value-type="string" calcext:value-type="string">
            <text:p>https://www.tme.eu/Document/bcc97fe79db0d1628ddb3198fcf72999/%5BData%20Sheet%5D%20MADR-16S_En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ungmun</text:p>
          </table:table-cell>
          <table:table-cell office:value-type="string" calcext:value-type="string">
            <text:p>MADR-16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1456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MADR-16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Button NC</text:p>
          </table:table-cell>
          <table:table-cell office:value-type="string" calcext:value-type="string">
            <text:p>Button Normally Conn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tton 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Button NO</text:p>
          </table:table-cell>
          <table:table-cell office:value-type="string" calcext:value-type="string">
            <text:p>Button Normally Op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tton N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Contactor 1P</text:p>
          </table:table-cell>
          <table:table-cell office:value-type="string" calcext:value-type="string">
            <text:p>Conta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tactor 1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C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C Key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C Key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C Pull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C Pull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C Spring Return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C Spring Retur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C Turn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C Turn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O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O Key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O Key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O Pull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O Pull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O Spring Return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O Spring Retur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Emergency Stop NO Turn Reset</text:p>
          </table:table-cell>
          <table:table-cell office:value-type="string" calcext:value-type="string">
            <text:p>Emergency Stop switch symbo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mergency Stop NO Turn Rese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table:number-columns-repeated="2" office:value-type="string" calcext:value-type="string">
            <text:p>Relay Coil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Coi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Relay Contact NC</text:p>
          </table:table-cell>
          <table:table-cell office:value-type="string" calcext:value-type="string">
            <text:p>Relay Normally Close Conta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Contact N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office:value-type="string" calcext:value-type="string">
            <text:p>Relay Contact NO</text:p>
          </table:table-cell>
          <table:table-cell office:value-type="string" calcext:value-type="string">
            <text:p>Relay Normally Open Conta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Contact N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_Elektro_Symbol.kicad_sym</text:p>
          </table:table-cell>
          <table:table-cell table:number-columns-repeated="2" office:value-type="string" calcext:value-type="string">
            <text:p>Relay Contect ChangeOver - Break Before Mak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y Contect ChangeOver - Break Before Ma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raphical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HXY.kicad_sym</text:p>
          </table:table-cell>
          <table:table-cell office:value-type="string" calcext:value-type="string">
            <text:p>HT7130, SOT23, LDO reg, 3.0V, 50mA, HXY</text:p>
          </table:table-cell>
          <table:table-cell office:value-type="string" calcext:value-type="string">
            <text:p>LDO Regulator, Vo: 3.0V, Iq: 3ÎĽA, Vi:max 30V, Io: 50mA, Pd: 0.2W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T7130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hxymos.com/web/userfiles/productfile/Adatasheet/LDO/SOT_23_HT713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XY Mosfet</text:p>
          </table:table-cell>
          <table:table-cell office:value-type="string" calcext:value-type="string">
            <text:p>HT71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770204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HXY.kicad_sym</text:p>
          </table:table-cell>
          <table:table-cell office:value-type="string" calcext:value-type="string">
            <text:p>HT7133, SOT23, LDO reg, 3.3V, 50mA, HXY</text:p>
          </table:table-cell>
          <table:table-cell office:value-type="string" calcext:value-type="string">
            <text:p>LDO Regulator, Vo: 3.3V, Iq: 3ÎĽA, Vi:max 30V, Io: 50mA, Pd: 0.2W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T7133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hxymos.com/web/userfiles/productfile/Adatasheet/LDO/SOT_23_HT713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XY Mosfet</text:p>
          </table:table-cell>
          <table:table-cell office:value-type="string" calcext:value-type="string">
            <text:p>HT7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4939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HXY.kicad_sym</text:p>
          </table:table-cell>
          <table:table-cell office:value-type="string" calcext:value-type="string">
            <text:p>HT7133S, SOT23, LDO reg, 3.3V, 50mA, HXY</text:p>
          </table:table-cell>
          <table:table-cell office:value-type="string" calcext:value-type="string">
            <text:p>LDO Regulator, Vo: 3.0V, Iq: 3ÎĽA, Vi:max 30V, Io: 50mA, Pd: 0.2W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T7133S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hxymos.com/web/userfiles/productfile/Adatasheet/LDO/SOT_23_HT7133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XY Mosfet</text:p>
          </table:table-cell>
          <table:table-cell office:value-type="string" calcext:value-type="string">
            <text:p>HT713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5167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C_Power_HXY.kicad_sym</text:p>
          </table:table-cell>
          <table:table-cell office:value-type="string" calcext:value-type="string">
            <text:p>HT7150S, SOT23, LDO reg, 5.0V, 50mA, HXY</text:p>
          </table:table-cell>
          <table:table-cell office:value-type="string" calcext:value-type="string">
            <text:p>LDO Regulator, Vo: 5.0V, Iq: 3ÎĽA, Vi:max 30V, Io: 50mA, Pd: 0.2W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T7150S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hxymos.com/web/userfiles/productfile/Adatasheet/LDO/SOT_23_HT7133S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XY Mosfet</text:p>
          </table:table-cell>
          <table:table-cell office:value-type="string" calcext:value-type="string">
            <text:p>HT7150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451676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25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EC, SMD 00603, Red, 20mA, Kingbright</text:p>
          </table:table-cell>
          <table:table-cell office:value-type="string" calcext:value-type="string">
            <text:p>LED SMD0603, Red, Rectangle, 1.6x0.8mm, 12mcd, 12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EC</text:p>
          </table:table-cell>
          <table:table-cell office:value-type="string" calcext:value-type="string">
            <text:p>SMD_Opto_Generic:LEDC1608X110-2N_0603_Red</text:p>
          </table:table-cell>
          <table:table-cell office:value-type="string" calcext:value-type="string">
            <text:p>https://www.kingbright.com/attachments/file/psearch/000/00/20131112/KP-1608EC(Ver.14A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9634103</text:p>
          </table:table-cell>
          <table:table-cell office:value-type="string" calcext:value-type="string">
            <text:p>604-AP1608EC</text:p>
          </table:table-cell>
          <table:table-cell office:value-type="string" calcext:value-type="string">
            <text:p>861-0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-1608EC</text:p>
          </table:table-cell>
          <table:table-cell office:value-type="string" calcext:value-type="string">
            <text:p>2463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89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LCGCK, SMD 00603, Green, 20mA, Kingbright</text:p>
          </table:table-cell>
          <table:table-cell office:value-type="string" calcext:value-type="string">
            <text:p>LED SMD0603, Green, Rectangle, 1.6x0.8mm, 12mcd, 120Â°, Water Clear Front, 20mA, Vf: 2.2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LCGCK</text:p>
          </table:table-cell>
          <table:table-cell office:value-type="string" calcext:value-type="string">
            <text:p>SMD_Opto_Generic:LEDC1608X110-2N_0603_Gre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LCGCK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155647</text:p>
          </table:table-cell>
          <table:table-cell office:value-type="string" calcext:value-type="string">
            <text:p>11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OLETTE! 3D model isn't appropriate!</text:p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SEC, SMD 00603, Orange, 20mA, Kingbright</text:p>
          </table:table-cell>
          <table:table-cell office:value-type="string" calcext:value-type="string">
            <text:p>LED SMD0603, Orange, Rectangle, 1.6x0.8mm, 200mcd, 12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SEC</text:p>
          </table:table-cell>
          <table:table-cell office:value-type="string" calcext:value-type="string">
            <text:p>SMD_Opto_Generic:LEDC1608X110-2N_0603_Orange</text:p>
          </table:table-cell>
          <table:table-cell office:value-type="string" calcext:value-type="string">
            <text:p>http://www.farnell.com/datasheets/185407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SEC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6-3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-1608SEC</text:p>
          </table:table-cell>
          <table:table-cell office:value-type="string" calcext:value-type="string">
            <text:p>2464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8427</text:p>
          </table:table-cell>
          <table:table-cell office:value-type="string" calcext:value-type="string">
            <text:p>117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SGC, SMD 00603, Green, 20mA, Kingbright</text:p>
          </table:table-cell>
          <table:table-cell office:value-type="string" calcext:value-type="string">
            <text:p>LED SMD0603, Green, Rectangle, 1.6x0.8mm, 12mcd, 120Â°, Water Clear Front, 20mA, Vf: 2.2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SGC</text:p>
          </table:table-cell>
          <table:table-cell office:value-type="string" calcext:value-type="string">
            <text:p>SMD_Opto_Generic:LEDC1608X110-2N_0603_Green</text:p>
          </table:table-cell>
          <table:table-cell office:value-type="string" calcext:value-type="string">
            <text:p>https://www.kingbright.com/attachments/file/psearch/000/00/20160808bak/KP-1608SGC(Ver.20B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S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63</text:p>
          </table:table-cell>
          <table:table-cell office:value-type="string" calcext:value-type="string">
            <text:p>604-AP1608SGC</text:p>
          </table:table-cell>
          <table:table-cell office:value-type="string" calcext:value-type="string">
            <text:p>466-3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-1608SGC</text:p>
          </table:table-cell>
          <table:table-cell office:value-type="string" calcext:value-type="string">
            <text:p>8529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789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SYCK-J3, SMD 0603, Yellow, 20mA, Kingbright</text:p>
          </table:table-cell>
          <table:table-cell office:value-type="string" calcext:value-type="string">
            <text:p>LED SMD0603, Yellow, Rectangle, 1.6x0.8mm, 320mcd, 12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SYCK-J3</text:p>
          </table:table-cell>
          <table:table-cell office:value-type="string" calcext:value-type="string">
            <text:p>SMD_Opto_Generic:LEDC1608X110-2N_0603_Yellow</text:p>
          </table:table-cell>
          <table:table-cell office:value-type="string" calcext:value-type="string">
            <text:p>https://www.farnell.com/datasheets/171868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SYCK-J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2335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7953</text:p>
          </table:table-cell>
          <table:table-cell office:value-type="string" calcext:value-type="string">
            <text:p>11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1608ZGCK, SMD 0603, Green, 20mA, Kingbright</text:p>
          </table:table-cell>
          <table:table-cell office:value-type="string" calcext:value-type="string">
            <text:p>LED SMD0603, Green, Rectangle, 1.6x0.8mm, 350mcd, 12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1608ZGCK</text:p>
          </table:table-cell>
          <table:table-cell office:value-type="string" calcext:value-type="string">
            <text:p>SMD_Opto_Generic:LEDC1608X110-2N_0603_Green</text:p>
          </table:table-cell>
          <table:table-cell office:value-type="string" calcext:value-type="string">
            <text:p>https://www.farnell.com/datasheets/2045683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ZGCK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142248</text:p>
          </table:table-cell>
          <table:table-cell office:value-type="string" calcext:value-type="string">
            <text:p>112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EC, SMD 0805, Red, 20mA, Kingbright</text:p>
          </table:table-cell>
          <table:table-cell office:value-type="string" calcext:value-type="string">
            <text:p>LED SMD0805, SuperBrightRed, Rectangle, 2.0x1.25mm, H:1.1, 15mcd, 160Â°, Water Clear Front, 20mA, Vf: 2.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EC-Red</text:p>
          </table:table-cell>
          <table:table-cell office:value-type="string" calcext:value-type="string">
            <text:p>SMD_Opto_Generic:LEDC2012X100N_0805_Red</text:p>
          </table:table-cell>
          <table:table-cell office:value-type="string" calcext:value-type="string">
            <text:p>https://www.kingbright.com/attachments/file/psearch/000/00/20160808bak/KP-2012EC(Ver.20A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72</text:p>
          </table:table-cell>
          <table:table-cell office:value-type="string" calcext:value-type="string">
            <text:p>604-AP2012EC</text:p>
          </table:table-cell>
          <table:table-cell office:value-type="string" calcext:value-type="string">
            <text:p>861-00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-2012EC</text:p>
          </table:table-cell>
          <table:table-cell office:value-type="string" calcext:value-type="string">
            <text:p>8529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60</text:p>
          </table:table-cell>
          <table:table-cell office:value-type="string" calcext:value-type="string">
            <text:p>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QBC-D, SMD 0805, Blue, 20mA, Kingbright</text:p>
          </table:table-cell>
          <table:table-cell office:value-type="string" calcext:value-type="string">
            <text:p>LED SMD0805, Blue, Rectangle, 2.0x1.25mm, H:1.1, 100mcd, 14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QBC-D-Blue</text:p>
          </table:table-cell>
          <table:table-cell office:value-type="string" calcext:value-type="string">
            <text:p>SMD_Opto_Generic:LEDC2012X100N_0805_Blue</text:p>
          </table:table-cell>
          <table:table-cell office:value-type="string" calcext:value-type="string">
            <text:p>https://cdn.sos.sk/productdata/5e/9e/87fe918b/kp-2012-qbc-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QBC-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7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KP-2012QBC-D</text:p>
          </table:table-cell>
          <table:table-cell office:value-type="string" calcext:value-type="string">
            <text:p>2846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0975</text:p>
          </table:table-cell>
          <table:table-cell office:value-type="string" calcext:value-type="string">
            <text:p>106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SGC, SMD 0805, Green, 20mA, Kingbright</text:p>
          </table:table-cell>
          <table:table-cell office:value-type="string" calcext:value-type="string">
            <text:p>LED SMD0805, SuperBrightGreen, Rectangle, 2.0x1.25mm, H:1.1, 12mcd, 160Â°, Water Clear Front, 20mA, Vf: 2.2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SGC-Green</text:p>
          </table:table-cell>
          <table:table-cell office:value-type="string" calcext:value-type="string">
            <text:p>SMD_Opto_Generic:LEDC2012X100N_0805_Green</text:p>
          </table:table-cell>
          <table:table-cell office:value-type="string" calcext:value-type="string">
            <text:p>https://www.lcsc.com/datasheet/C59828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S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66-3807</text:p>
          </table:table-cell>
          <table:table-cell office:value-type="string" calcext:value-type="string">
            <text:p>304-42-443</text:p>
          </table:table-cell>
          <table:table-cell office:value-type="string" calcext:value-type="string">
            <text:p>KP-2012SGC</text:p>
          </table:table-cell>
          <table:table-cell office:value-type="string" calcext:value-type="string">
            <text:p>1318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59</text:p>
          </table:table-cell>
          <table:table-cell office:value-type="string" calcext:value-type="string">
            <text:p>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SMGC, SMD 0805, Green, 20mA, Kingbright</text:p>
          </table:table-cell>
          <table:table-cell office:value-type="string" calcext:value-type="string">
            <text:p>LED SMD0805, MegaGreen, Rectangle, 2.0x1.25mm, H:1.1, 60mcd, 140Â°, Water Clear Front, 20mA, Vf: 2.1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MGC-Green</text:p>
          </table:table-cell>
          <table:table-cell office:value-type="string" calcext:value-type="string">
            <text:p>SMD_Opto_Generic:LEDC2012X100N_0805_Green</text:p>
          </table:table-cell>
          <table:table-cell office:value-type="string" calcext:value-type="string">
            <text:p>https://cdn.sos.sk/productdata/7f/b3/9360e0f5/kp-2012-mg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M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7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KP-2012MGC</text:p>
          </table:table-cell>
          <table:table-cell office:value-type="string" calcext:value-type="string">
            <text:p>8529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2204</text:p>
          </table:table-cell>
          <table:table-cell office:value-type="string" calcext:value-type="string">
            <text:p>106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SURCK, SMD 0805, Red, 20mA, Kingbright</text:p>
          </table:table-cell>
          <table:table-cell office:value-type="string" calcext:value-type="string">
            <text:p>LED SMD0805, SuperBrightRed, Rectangle, 2.0x1.25mm, H:1.1, 230mcd, 140Â°, Red Diffused Front, 20mA, Vf: 1.9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SURCK-Red</text:p>
          </table:table-cell>
          <table:table-cell office:value-type="string" calcext:value-type="string">
            <text:p>SMD_Opto_Generic:LEDC2012X100N_0805_Red</text:p>
          </table:table-cell>
          <table:table-cell office:value-type="string" calcext:value-type="string">
            <text:p>https://www.kingbright.com/attachments/file/psearch/000/00/20160808bak/KP-2012SURCK(Ver.16A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SUR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8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KP-2012SURCK</text:p>
          </table:table-cell>
          <table:table-cell office:value-type="string" calcext:value-type="string">
            <text:p>1318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0878</text:p>
          </table:table-cell>
          <table:table-cell office:value-type="string" calcext:value-type="string">
            <text:p>10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2012SYCK, SMD 0805, Yellow, 20mA, Kingbright</text:p>
          </table:table-cell>
          <table:table-cell office:value-type="string" calcext:value-type="string">
            <text:p>LED SMD0805, SuperBrightYellow, Rectangle, 2.0x1.25mm, H:1.1, 120mcd, 140Â°, Water clear Front, 20mA, Vf: 2.0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2012SYCK-Yellow</text:p>
          </table:table-cell>
          <table:table-cell office:value-type="string" calcext:value-type="string">
            <text:p>SMD_Opto_Generic:LEDC2012X100N_0805_Yellow</text:p>
          </table:table-cell>
          <table:table-cell office:value-type="string" calcext:value-type="string">
            <text:p>https://cdn.sos.sk/productdata/22/b7/a74d10b5/kp-2012-syck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SY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8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KP-2012SYCK</text:p>
          </table:table-cell>
          <table:table-cell office:value-type="string" calcext:value-type="string">
            <text:p>1318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9713</text:p>
          </table:table-cell>
          <table:table-cell office:value-type="string" calcext:value-type="string">
            <text:p>106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ID, SMD 1206, Red, 20mA, Kingbright</text:p>
          </table:table-cell>
          <table:table-cell office:value-type="string" calcext:value-type="string">
            <text:p>LED SMD1206, Red, Rectangle, 3.2x1.6mm, 12mcd, 120Â°, Red Diffused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ID-Red</text:p>
          </table:table-cell>
          <table:table-cell office:value-type="string" calcext:value-type="string">
            <text:p>SMD_Opto_Generic:LEDC3216X70N_1206_Red</text:p>
          </table:table-cell>
          <table:table-cell office:value-type="string" calcext:value-type="string">
            <text:p>https://www.farnell.com/datasheets/1854087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I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KP-3216ID</text:p>
          </table:table-cell>
          <table:table-cell office:value-type="string" calcext:value-type="string">
            <text:p>2449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97</text:p>
          </table:table-cell>
          <table:table-cell office:value-type="string" calcext:value-type="string">
            <text:p>94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QBC-D, SMD 1206, Blue, 20mA, Kingbright</text:p>
          </table:table-cell>
          <table:table-cell office:value-type="string" calcext:value-type="string">
            <text:p>LED SMD1206, Blue, Rectangle, 3.2x1.6mm, 100mcd, 12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QBC-D-Blue</text:p>
          </table:table-cell>
          <table:table-cell office:value-type="string" calcext:value-type="string">
            <text:p>SMD_Opto_Generic:LEDC3216X70N_1206_Blue</text:p>
          </table:table-cell>
          <table:table-cell office:value-type="string" calcext:value-type="string">
            <text:p>https://www.tme.eu/Document/3d44a3a1b537c327e4b87040f6250459/KP-3216QBC-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 QBC-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0-8905</text:p>
          </table:table-cell>
          <table:table-cell office:value-type="string" calcext:value-type="string">
            <text:p>301-18-942</text:p>
          </table:table-cell>
          <table:table-cell office:value-type="string" calcext:value-type="string">
            <text:p>KP-3216QBC-D</text:p>
          </table:table-cell>
          <table:table-cell office:value-type="string" calcext:value-type="string">
            <text:p>2217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1166</text:p>
          </table:table-cell>
          <table:table-cell office:value-type="string" calcext:value-type="string">
            <text:p>69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SECK, SMD 1206, Orange, 20mA, Kingbright</text:p>
          </table:table-cell>
          <table:table-cell office:value-type="string" calcext:value-type="string">
            <text:p>LED SMD1206, SuperBrightOrange, Rectangle, 3.2x1.6mm, 250mcd, 120Â°, Red Diffused Front, 20mA, Vf: 2.1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SECK-Orange</text:p>
          </table:table-cell>
          <table:table-cell office:value-type="string" calcext:value-type="string">
            <text:p>SMD_Opto_Generic:LEDC3216X70N_1206_Orange</text:p>
          </table:table-cell>
          <table:table-cell office:value-type="string" calcext:value-type="string">
            <text:p>https://www.farnell.com/datasheets/204599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 SECK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1-0056</text:p>
          </table:table-cell>
          <table:table-cell office:value-type="string" calcext:value-type="string">
            <text:p>175-11-896</text:p>
          </table:table-cell>
          <table:table-cell office:value-type="string" calcext:value-type="string">
            <text:p>KP-3216SECK</text:p>
          </table:table-cell>
          <table:table-cell office:value-type="string" calcext:value-type="string">
            <text:p>229033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10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SGC, SMD 1206, Green, 20mA, Kingbright</text:p>
          </table:table-cell>
          <table:table-cell office:value-type="string" calcext:value-type="string">
            <text:p>LED SMD1206, SuperBrightGreen, 3.2x1.6 mm, 12mcd, 160Â°, Water clear front, 20mA, Vf:2.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SGC-Green</text:p>
          </table:table-cell>
          <table:table-cell office:value-type="string" calcext:value-type="string">
            <text:p>SMD_Opto_Generic:LEDC3216X70N_1206_Green</text:p>
          </table:table-cell>
          <table:table-cell office:value-type="string" calcext:value-type="string">
            <text:p>https://datasheet.lcsc.com/lcsc/2008121136_Kingbright-KP-3216SGC_C598296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 S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66-3908</text:p>
          </table:table-cell>
          <table:table-cell office:value-type="string" calcext:value-type="string">
            <text:p>175-31-018</text:p>
          </table:table-cell>
          <table:table-cell office:value-type="string" calcext:value-type="string">
            <text:p>KP-3216SGC</text:p>
          </table:table-cell>
          <table:table-cell office:value-type="string" calcext:value-type="string">
            <text:p>8530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71</text:p>
          </table:table-cell>
          <table:table-cell office:value-type="string" calcext:value-type="string">
            <text:p>47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SRC-J4, SMD 1206, Red, 20mA, Kingbright</text:p>
          </table:table-cell>
          <table:table-cell office:value-type="string" calcext:value-type="string">
            <text:p>LED SMD1206, SuperBrightRed, Rectangle, 3.2x1.6mm, 600mcd, 120Â°, Red Diffused Front, 20mA, Vf: 2.1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SRC-J4-Red</text:p>
          </table:table-cell>
          <table:table-cell office:value-type="string" calcext:value-type="string">
            <text:p>SMD_Opto_Generic:LEDC3216X70N_1206_Red</text:p>
          </table:table-cell>
          <table:table-cell office:value-type="string" calcext:value-type="string">
            <text:p>https://www.farnell.com/datasheets/1701222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SRC-J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2314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423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-3216YC, SMD 1206, Yellow, 20mA, Kingbright</text:p>
          </table:table-cell>
          <table:table-cell office:value-type="string" calcext:value-type="string">
            <text:p>LED SMD 1206, Yellow, 3.2x1.6mm, 8mcd, 120Â°, Water clear front, 20mA, Vf:2.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-3216YC-Yellow</text:p>
          </table:table-cell>
          <table:table-cell office:value-type="string" calcext:value-type="string">
            <text:p>SMD_Opto_Generic:LEDC3216X70N_1206_Yellow</text:p>
          </table:table-cell>
          <table:table-cell office:value-type="string" calcext:value-type="string">
            <text:p>https://cdn.sos.sk/productdata/c6/e2/f1562b99/kp-3216-y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3216 Y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1-0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-3216YC</text:p>
          </table:table-cell>
          <table:table-cell office:value-type="string" calcext:value-type="string">
            <text:p>8530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30</text:p>
          </table:table-cell>
          <table:table-cell office:value-type="string" calcext:value-type="string">
            <text:p>44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Opto_Kingbright.kicad_sym</text:p>
          </table:table-cell>
          <table:table-cell office:value-type="string" calcext:value-type="string">
            <text:p>KPG-1608SURKC-T, SMD 0603, Red, 20mA, Kingbright</text:p>
          </table:table-cell>
          <table:table-cell office:value-type="string" calcext:value-type="string">
            <text:p>LED SMD0603, Red, Rectangle, 1.6x0.8mm, 350mcd, 120Â°, Water Clear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G-1608SURKC-T</text:p>
          </table:table-cell>
          <table:table-cell office:value-type="string" calcext:value-type="string">
            <text:p>SMD_Opto_Generic:LEDC1608X110-2N_0603_Red</text:p>
          </table:table-cell>
          <table:table-cell office:value-type="string" calcext:value-type="string">
            <text:p>https://www.mouser.com/catalog/specsheets/Kingbright_KPG-1608SURKC-T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G-1608SURKC-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1-0078</text:p>
          </table:table-cell>
          <table:table-cell office:value-type="string" calcext:value-type="string">
            <text:p>301-18-904</text:p>
          </table:table-cell>
          <table:table-cell office:value-type="string" calcext:value-type="string">
            <text:p>KPG-1608SURKC-T</text:p>
          </table:table-cell>
          <table:table-cell office:value-type="string" calcext:value-type="string">
            <text:p>2079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2703</text:p>
          </table:table-cell>
          <table:table-cell office:value-type="string" calcext:value-type="string">
            <text:p>8017,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H-1608ID, SMD 0603, Red, 20mA, Kingbright</text:p>
          </table:table-cell>
          <table:table-cell office:value-type="string" calcext:value-type="string">
            <text:p>LED SMD0603, Red, Rectangle, 1.6x0.8mm, 12mcd, 120Â°, Red Front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-1608ID</text:p>
          </table:table-cell>
          <table:table-cell office:value-type="string" calcext:value-type="string">
            <text:p>SMD_Opto_Generic:LEDC1608X110-2N_0603_Red</text:p>
          </table:table-cell>
          <table:table-cell office:value-type="string" calcext:value-type="string">
            <text:p>https://pdf.dzsc.com/KPH/KPH-16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-1608I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KPH-1608I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68695</text:p>
          </table:table-cell>
          <table:table-cell office:value-type="string" calcext:value-type="string">
            <text:p>7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OLETTE! 3D model isn't appropriate!</text:p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H-1608SGD, SMD 0603, Green, 20mA, Kingbright</text:p>
          </table:table-cell>
          <table:table-cell office:value-type="string" calcext:value-type="string">
            <text:p>LED SMD0603, Green, Rectangle, 1.6x0.8mm, 12mcd, 120Â°, Green Front, 20mA, Vf: 2.2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-1608SGD</text:p>
          </table:table-cell>
          <table:table-cell office:value-type="string" calcext:value-type="string">
            <text:p>SMD_Opto_Generic:LEDC1608X110-2N_0603_Green</text:p>
          </table:table-cell>
          <table:table-cell office:value-type="string" calcext:value-type="string">
            <text:p>https://pdf.dzsc.com/KPH/KPH-16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-1608SG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KPH-1608SG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68701</text:p>
          </table:table-cell>
          <table:table-cell office:value-type="string" calcext:value-type="string">
            <text:p>7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OLETTE! 3D model isn't appropriate!</text:p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H-1608YD, SMD 0603, Yellow, 20mA, Kingbright</text:p>
          </table:table-cell>
          <table:table-cell office:value-type="string" calcext:value-type="string">
            <text:p>LED SMD0603, Yellow, Rectangle, 1.6x0.8mm, 8mcd, 120Â°, Yellow Front, 20mA, Vf: 2.1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-1608YD</text:p>
          </table:table-cell>
          <table:table-cell office:value-type="string" calcext:value-type="string">
            <text:p>SMD_Opto_Generic:LEDC1608X110-2N_0603_Yellow</text:p>
          </table:table-cell>
          <table:table-cell office:value-type="string" calcext:value-type="string">
            <text:p>https://pdf.dzsc.com/KPH/KPH-160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-1608YD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KPH-1608Y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256515</text:p>
          </table:table-cell>
          <table:table-cell office:value-type="string" calcext:value-type="string">
            <text:p>7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OLETTE! 3D model isn't appropriate!</text:p>
          </table:table-cell>
        </table:table-row>
        <table:table-row table:style-name="ro5">
          <table:table-cell office:value-type="string" calcext:value-type="string">
            <text:p>Opto_Kingbright.kicad_sym</text:p>
          </table:table-cell>
          <table:table-cell office:value-type="string" calcext:value-type="string">
            <text:p>KPHCM-2012CGCK, SMD 0805, Green, 20mA, Kingbright</text:p>
          </table:table-cell>
          <table:table-cell office:value-type="string" calcext:value-type="string">
            <text:p>LED SMD0805, Green, Rectangle, 2.0x1.25mm, H:0.4, 150mcd, 110Â°, Water Clear Lens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CM-2012CGCK-Green</text:p>
          </table:table-cell>
          <table:table-cell office:value-type="string" calcext:value-type="string">
            <text:p>SMD_Opto_Kingbright:LEDC2012X40N_0805_KPHCM_White-Kingbright</text:p>
          </table:table-cell>
          <table:table-cell office:value-type="string" calcext:value-type="string">
            <text:p>https://www.kingbright.com/attachments/file/psearch/000/00/20160808bak/KPHCM-2012CGCK(Ver.8B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CM-2012CG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1-0107</text:p>
          </table:table-cell>
          <table:table-cell office:value-type="string" calcext:value-type="string">
            <text:p>301-18-917</text:p>
          </table:table-cell>
          <table:table-cell office:value-type="string" calcext:value-type="string">
            <text:p>KPHCM-2012CGCK</text:p>
          </table:table-cell>
          <table:table-cell office:value-type="string" calcext:value-type="string">
            <text:p>1686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2752</text:p>
          </table:table-cell>
          <table:table-cell office:value-type="string" calcext:value-type="string">
            <text:p>127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o_Kingbright.kicad_sym</text:p>
          </table:table-cell>
          <table:table-cell office:value-type="string" calcext:value-type="string">
            <text:p>KPHCM-2012QBC-D, SMD 0805, Blue, 20mA, Kingbright</text:p>
          </table:table-cell>
          <table:table-cell office:value-type="string" calcext:value-type="string">
            <text:p>LED SMD0805, Blue, Rectangle, 2.0x1.25mm, H:0.5, 100mcd, 140Â°, Water Clear Lens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CM-2012QBC-D-Blue</text:p>
          </table:table-cell>
          <table:table-cell office:value-type="string" calcext:value-type="string">
            <text:p>SMD_Opto_Kingbright:LEDC2012X40N_0805_KPHCM_White-Kingbright</text:p>
          </table:table-cell>
          <table:table-cell office:value-type="string" calcext:value-type="string">
            <text:p>https://www.kingbright.com/attachments/file/psearch/000/00/00/KPHCM-2012QBC-D(Ver.11B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CM-2012QBC-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87896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01-18-91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48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Opto_Kingbright.kicad_sym</text:p>
          </table:table-cell>
          <table:table-cell office:value-type="string" calcext:value-type="string">
            <text:p>KPHCM-2012SECK, SMD 0805, Orange, 20mA, Kingbright</text:p>
          </table:table-cell>
          <table:table-cell office:value-type="string" calcext:value-type="string">
            <text:p>LED SMD0805, Orange, Rectangle, 2.0x1.25mm, H:0.5, 250mcd, 140Â°, Water Clear Lens, 20mA, Vf: 2.1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CM-2012SECK-Orange</text:p>
          </table:table-cell>
          <table:table-cell office:value-type="string" calcext:value-type="string">
            <text:p>SMD_Opto_Kingbright:LEDC2012X40N_0805_KPHCM_White-Kingbright</text:p>
          </table:table-cell>
          <table:table-cell office:value-type="string" calcext:value-type="string">
            <text:p>https://www.kingbright.com/attachments/file/psearch/000/00/00/KPHCM-2012SECK(Ver.13A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CM-2012SE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87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6-15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PHCM-2012SECK</text:p>
          </table:table-cell>
          <table:table-cell office:value-type="string" calcext:value-type="string">
            <text:p>1686068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Opto_Kingbright.kicad_sym</text:p>
          </table:table-cell>
          <table:table-cell office:value-type="string" calcext:value-type="string">
            <text:p>KPHCM-2012SURCK, SMD 0805, Red, 20mA, Kingbright</text:p>
          </table:table-cell>
          <table:table-cell office:value-type="string" calcext:value-type="string">
            <text:p>LED SMD0805, SuperBrightRed, Rectangle, 2.0x1.25mm, H:0.4, 230mcd, 140Â°, Water Clear Lens, 20mA, Vf: 1.9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CM-2012SURCK-Red</text:p>
          </table:table-cell>
          <table:table-cell office:value-type="string" calcext:value-type="string">
            <text:p>SMD_Opto_Kingbright:LEDC2012X40N_0805_KPHCM_White-Kingbright</text:p>
          </table:table-cell>
          <table:table-cell office:value-type="string" calcext:value-type="string">
            <text:p>https://www.kingbright.com/attachments/file/psearch/000/00/20160808bak/KPHCM-2012SURCK(Ver.12A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CM-2012SUR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345</text:p>
          </table:table-cell>
          <table:table-cell office:value-type="string" calcext:value-type="string">
            <text:p>604-APHCM2012SURCK</text:p>
          </table:table-cell>
          <table:table-cell office:value-type="string" calcext:value-type="string">
            <text:p>861-0119</text:p>
          </table:table-cell>
          <table:table-cell office:value-type="string" calcext:value-type="string">
            <text:p>301-18-919</text:p>
          </table:table-cell>
          <table:table-cell office:value-type="string" calcext:value-type="string">
            <text:p>KPHCM-2012SURCK</text:p>
          </table:table-cell>
          <table:table-cell office:value-type="string" calcext:value-type="string">
            <text:p>1686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127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Opto_Kingbright.kicad_sym</text:p>
          </table:table-cell>
          <table:table-cell office:value-type="string" calcext:value-type="string">
            <text:p>KPHCM-2012SYCK, SMD 0805, Yellow, 20mA, Kingbright</text:p>
          </table:table-cell>
          <table:table-cell office:value-type="string" calcext:value-type="string">
            <text:p>LED SMD0805, Yellow, Rectangle, 2.0x1.25mm, H:0.4, 150mcd, 110Â°, Water Clear Lens, 20mA, Vf: 2.0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HCM-2012SYCK-Yellow</text:p>
          </table:table-cell>
          <table:table-cell office:value-type="string" calcext:value-type="string">
            <text:p>SMD_Opto_Kingbright:LEDC2012X40N_0805_KPHCM_White-Kingbright</text:p>
          </table:table-cell>
          <table:table-cell office:value-type="string" calcext:value-type="string">
            <text:p>https://www.kingbright.com/attachments/file/psearch/000/00/watermark00/KPHCM-2012SYCK(Ver.9B)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HCM-2012SY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875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1-0113</text:p>
          </table:table-cell>
          <table:table-cell office:value-type="string" calcext:value-type="string">
            <text:p>301-18-920</text:p>
          </table:table-cell>
          <table:table-cell office:value-type="string" calcext:value-type="string">
            <text:p>KPHCM-2012SYCK</text:p>
          </table:table-cell>
          <table:table-cell office:value-type="string" calcext:value-type="string">
            <text:p>1686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4998</text:p>
          </table:table-cell>
          <table:table-cell office:value-type="string" calcext:value-type="string">
            <text:p>127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KPT-1608QBC-D, SMD 0603, Blue, 20mA, Kingbright</text:p>
          </table:table-cell>
          <table:table-cell office:value-type="string" calcext:value-type="string">
            <text:p>LED SMD0603, Blue, Rectangle, 1.6x0.8mm, 100mcd, 120Â°, Water Clear Front, 20mA, Vf: 3.3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T-1608QBC-D</text:p>
          </table:table-cell>
          <table:table-cell office:value-type="string" calcext:value-type="string">
            <text:p>SMD_Opto_Generic:LEDC1608X110-2N_0603_Blue</text:p>
          </table:table-cell>
          <table:table-cell office:value-type="string" calcext:value-type="string">
            <text:p>https://www.farnell.com/datasheets/2046019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T-1608QBC-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60-9021</text:p>
          </table:table-cell>
          <table:table-cell office:value-type="string" calcext:value-type="string">
            <text:p>301-18-932</text:p>
          </table:table-cell>
          <table:table-cell office:value-type="string" calcext:value-type="string">
            <text:p>KPT-1608QBC-D</text:p>
          </table:table-cell>
          <table:table-cell office:value-type="string" calcext:value-type="string">
            <text:p>221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8778</text:p>
          </table:table-cell>
          <table:table-cell office:value-type="string" calcext:value-type="string">
            <text:p>10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D model isn't appropriate!</text:p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L-934YD, THD, Round 3mm, Yellow, 10mA, Kingbright</text:p>
          </table:table-cell>
          <table:table-cell office:value-type="string" calcext:value-type="string">
            <text:p>LED THD Round 3mm, Yellow, 15mcd, 60Â°, Yellow front, 10mA, Vf:2.5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-934YD-Yello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5ed46f6ca8d7bdbaec10bc0f43b8eac4/L-934Y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L-934Y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98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8-5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-934Y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239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SA52-11EWA</text:p>
          </table:table-cell>
          <table:table-cell office:value-type="string" calcext:value-type="string">
            <text:p>7-Segment, 13.2mm, HiEff. Red, DIL-10 15.24mm, Kingbr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52-11EWA</text:p>
          </table:table-cell>
          <table:table-cell office:value-type="string" calcext:value-type="string">
            <text:p>THD_Opto_Kingbright:DISP_7SEGM_1240X1750X70</text:p>
          </table:table-cell>
          <table:table-cell office:value-type="string" calcext:value-type="string">
            <text:p>https://www.kingbrightusa.com/images/catalog/SPEC/SA52-11EWA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A52-11EW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4-SA52-11EW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5-50-143</text:p>
          </table:table-cell>
          <table:table-cell office:value-type="string" calcext:value-type="string">
            <text:p>SA52-11EWA</text:p>
          </table:table-cell>
          <table:table-cell office:value-type="string" calcext:value-type="string">
            <text:p>1168589</text:p>
          </table:table-cell>
          <table:table-cell office:value-type="string" calcext:value-type="string">
            <text:p>754-2281-ND</text:p>
          </table:table-cell>
          <table:table-cell office:value-type="string" calcext:value-type="string">
            <text:p>1228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SA52-11GWA</text:p>
          </table:table-cell>
          <table:table-cell office:value-type="string" calcext:value-type="string">
            <text:p>7-Segment, 13.2mm, Green, DIL-10 15.24mm, Kingbr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52-11GWA</text:p>
          </table:table-cell>
          <table:table-cell office:value-type="string" calcext:value-type="string">
            <text:p>THD_Opto_Kingbright:DISP_7SEGM_1240X1750X70</text:p>
          </table:table-cell>
          <table:table-cell office:value-type="string" calcext:value-type="string">
            <text:p>https://www.kingbrightusa.com/images/catalog/SPEC/SA52-11GWA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A52-11GW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4-SA52-11GW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A52-11GWA</text:p>
          </table:table-cell>
          <table:table-cell office:value-type="string" calcext:value-type="string">
            <text:p>1168611</text:p>
          </table:table-cell>
          <table:table-cell office:value-type="string" calcext:value-type="string">
            <text:p>754-2282-ND</text:p>
          </table:table-cell>
          <table:table-cell office:value-type="string" calcext:value-type="string">
            <text:p>11938</text:p>
          </table:table-cell>
          <table:table-cell office:value-type="string" calcext:value-type="string">
            <text:p>8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Opto_Kingbright.kicad_sym</text:p>
          </table:table-cell>
          <table:table-cell office:value-type="string" calcext:value-type="string">
            <text:p>SA52-11SURKWA</text:p>
          </table:table-cell>
          <table:table-cell office:value-type="string" calcext:value-type="string">
            <text:p>7-Segment, 13.2mm, Hyper Red, DIL-10 15.24mm, Kingbr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52-11SURKWA</text:p>
          </table:table-cell>
          <table:table-cell office:value-type="string" calcext:value-type="string">
            <text:p>THD_Opto_Kingbright:DISP_7SEGM_1240X1750X70</text:p>
          </table:table-cell>
          <table:table-cell office:value-type="string" calcext:value-type="string">
            <text:p>https://www.kingbrightusa.com/images/catalog/SPEC/SA52-11SURKWA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A52-11SURKW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-1551</text:p>
          </table:table-cell>
          <table:table-cell office:value-type="string" calcext:value-type="string">
            <text:p>175-50-085</text:p>
          </table:table-cell>
          <table:table-cell office:value-type="string" calcext:value-type="string">
            <text:p>SA52-11SURKWA</text:p>
          </table:table-cell>
          <table:table-cell office:value-type="string" calcext:value-type="string">
            <text:p>2314236</text:p>
          </table:table-cell>
          <table:table-cell office:value-type="string" calcext:value-type="string">
            <text:p>754-SA52-11SURKWA-ND</text:p>
          </table:table-cell>
          <table:table-cell office:value-type="string" calcext:value-type="string">
            <text:p>17021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10PIN, 10p, 5.08, horizontal</text:p>
          </table:table-cell>
          <table:table-cell office:value-type="string" calcext:value-type="string">
            <text:p>PCB Terminal, Header, 5.08 mm, 1x10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10PIN</text:p>
          </table:table-cell>
          <table:table-cell office:value-type="string" calcext:value-type="string">
            <text:p>THD_Terminal_Phoenix:HDRV10W140P508N_1X10_5080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1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10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10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12PIN, 12p, 5.08, horizontal</text:p>
          </table:table-cell>
          <table:table-cell office:value-type="string" calcext:value-type="string">
            <text:p>PCB Terminal, Header, 5.08 mm, 1x12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12PIN</text:p>
          </table:table-cell>
          <table:table-cell office:value-type="string" calcext:value-type="string">
            <text:p>THD_Terminal_Phoenix:HDRV12W140P508N_1X12_6096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12P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BG-5-KB-12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1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2PIN, 2p, 5.08, horizontal</text:p>
          </table:table-cell>
          <table:table-cell office:value-type="string" calcext:value-type="string">
            <text:p>PCB Terminal, Header, 5.08 mm, 1x2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2PIN</text:p>
          </table:table-cell>
          <table:table-cell office:value-type="string" calcext:value-type="string">
            <text:p>THD_Terminal_Phoenix:HDRV2W140P508N_1X2_1016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0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2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3PIN, 3p, 5.08, horizontal</text:p>
          </table:table-cell>
          <table:table-cell office:value-type="string" calcext:value-type="string">
            <text:p>PCB Terminal, Header, 5.08 mm, 1x3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3PIN</text:p>
          </table:table-cell>
          <table:table-cell office:value-type="string" calcext:value-type="string">
            <text:p>THD_Terminal_Phoenix:HDRV3W140P508N_1X3_1524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0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3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3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4PIN, 4p, 5.08, horizontal</text:p>
          </table:table-cell>
          <table:table-cell office:value-type="string" calcext:value-type="string">
            <text:p>PCB Terminal, Header, 5.08 mm, 1x4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4PIN</text:p>
          </table:table-cell>
          <table:table-cell office:value-type="string" calcext:value-type="string">
            <text:p>THD_Terminal_Phoenix:HDRV4W140P508N_1X4_2032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0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4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4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5PIN, 5p, 5.08, horizontal</text:p>
          </table:table-cell>
          <table:table-cell office:value-type="string" calcext:value-type="string">
            <text:p>PCB Terminal, Header, 5.08 mm, 1x5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5PIN</text:p>
          </table:table-cell>
          <table:table-cell office:value-type="string" calcext:value-type="string">
            <text:p>THD_Terminal_Phoenix:HDRV5W140P508N_1X5_2540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0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5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5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6PIN, 6p, 5.08, horizontal</text:p>
          </table:table-cell>
          <table:table-cell office:value-type="string" calcext:value-type="string">
            <text:p>PCB Terminal, Header, 5.08 mm, 1x6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6PIN</text:p>
          </table:table-cell>
          <table:table-cell office:value-type="string" calcext:value-type="string">
            <text:p>THD_Terminal_Phoenix:HDRV6W140P508N_1X6_3048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6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6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7PIN, 7p, 5.08, horizontal</text:p>
          </table:table-cell>
          <table:table-cell office:value-type="string" calcext:value-type="string">
            <text:p>PCB Terminal, Header, 5.08 mm, 1x7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7PIN</text:p>
          </table:table-cell>
          <table:table-cell office:value-type="string" calcext:value-type="string">
            <text:p>THD_Terminal_Phoenix:HDRV7W140P508N_1X7_3556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1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7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7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8PIN, 8p, 5.08, horizontal</text:p>
          </table:table-cell>
          <table:table-cell office:value-type="string" calcext:value-type="string">
            <text:p>PCB Terminal, Header, 5.08 mm, 1x8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8PIN</text:p>
          </table:table-cell>
          <table:table-cell office:value-type="string" calcext:value-type="string">
            <text:p>THD_Terminal_Phoenix:HDRV8W140P508N_1X8_4064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B-8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8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C(5.08)-9PIN, 9p, 5.08, horizontal</text:p>
          </table:table-cell>
          <table:table-cell office:value-type="string" calcext:value-type="string">
            <text:p>PCB Terminal, Header, 5.08 mm, 1x9 pin, 300V, 15A, Open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C(5.08)-9PIN</text:p>
          </table:table-cell>
          <table:table-cell office:value-type="string" calcext:value-type="string">
            <text:p>THD_Terminal_Phoenix:HDRV9W140P508N_1X9_4572X1200X857_MSTB2,5xx-G-5,08-Phoenix</text:p>
          </table:table-cell>
          <table:table-cell office:value-type="string" calcext:value-type="string">
            <text:p>https://www.tme.eu/Document/6144e915e7b88f63c63b9e5f65cf9fb7/XY2500R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C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13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Opposite Part: XY2500F-B(5.08)-9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10PIN, 10p, 5.08, horizontal</text:p>
          </table:table-cell>
          <table:table-cell office:value-type="string" calcext:value-type="string">
            <text:p>PCB Terminal, Header, 5.08 mm, 1x10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10PIN</text:p>
          </table:table-cell>
          <table:table-cell office:value-type="string" calcext:value-type="string">
            <text:p>THD_Terminal_Phoenix:HDRV10W140P508N_1X10_5280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3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10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10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12PIN, 12p, 5.08, horizontal</text:p>
          </table:table-cell>
          <table:table-cell office:value-type="string" calcext:value-type="string">
            <text:p>PCB Terminal, Header, 5.08 mm, 1x12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12PIN</text:p>
          </table:table-cell>
          <table:table-cell office:value-type="string" calcext:value-type="string">
            <text:p>THD_Terminal_Phoenix:HDRV12W140P508N_1X12_6296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12P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BG-5-KW-12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1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2PIN, 2p, 5.08, horizontal</text:p>
          </table:table-cell>
          <table:table-cell office:value-type="string" calcext:value-type="string">
            <text:p>PCB Terminal, Header, 5.08 mm, 1x2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2PIN</text:p>
          </table:table-cell>
          <table:table-cell office:value-type="string" calcext:value-type="string">
            <text:p>THD_Terminal_Phoenix:HDRV2W140P508N_1X2_1216X1200X857_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2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3PIN, 3p, 5.08, horizontal</text:p>
          </table:table-cell>
          <table:table-cell office:value-type="string" calcext:value-type="string">
            <text:p>PCB Terminal, Header, 5.08 mm, 1x3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3PIN</text:p>
          </table:table-cell>
          <table:table-cell office:value-type="string" calcext:value-type="string">
            <text:p>THD_Terminal_Phoenix:HDRV3W140P508N_1X3_1724X1200X857_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3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3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4PIN, 4p, 5.08, horizontal</text:p>
          </table:table-cell>
          <table:table-cell office:value-type="string" calcext:value-type="string">
            <text:p>PCB Terminal, Header, 5.08 mm, 1x4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4PIN</text:p>
          </table:table-cell>
          <table:table-cell office:value-type="string" calcext:value-type="string">
            <text:p>THD_Terminal_Phoenix:HDRV4W140P508N_1X4_2232X1200X857_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4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4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5PIN, 5p, 5.08, horizontal</text:p>
          </table:table-cell>
          <table:table-cell office:value-type="string" calcext:value-type="string">
            <text:p>PCB Terminal, Header, 5.08 mm, 1x5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5PIN</text:p>
          </table:table-cell>
          <table:table-cell office:value-type="string" calcext:value-type="string">
            <text:p>THD_Terminal_Phoenix:HDRV5W140P508N_1X5_2740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5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5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6PIN, 6p, 5.08, horizontal</text:p>
          </table:table-cell>
          <table:table-cell office:value-type="string" calcext:value-type="string">
            <text:p>PCB Terminal, Header, 5.08 mm, 1x6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6PIN</text:p>
          </table:table-cell>
          <table:table-cell office:value-type="string" calcext:value-type="string">
            <text:p>THD_Terminal_Phoenix:HDRV6W140P508N_1X6_3248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6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6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7PIN, 7p, 5.08, horizontal</text:p>
          </table:table-cell>
          <table:table-cell office:value-type="string" calcext:value-type="string">
            <text:p>PCB Terminal, Header, 5.08 mm, 1x7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7PIN</text:p>
          </table:table-cell>
          <table:table-cell office:value-type="string" calcext:value-type="string">
            <text:p>THD_Terminal_Phoenix:HDRV7W140P508N_1X7_3756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2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7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7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8PIN, 8p, 5.08, horizontal</text:p>
          </table:table-cell>
          <table:table-cell office:value-type="string" calcext:value-type="string">
            <text:p>PCB Terminal, Header, 5.08 mm, 1x8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8PIN</text:p>
          </table:table-cell>
          <table:table-cell office:value-type="string" calcext:value-type="string">
            <text:p>THD_Terminal_Phoenix:HDRV8W140P508N_1X8_4264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3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KW-8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8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R-D(5.08)-9PIN, 9p, 5.08, horizontal</text:p>
          </table:table-cell>
          <table:table-cell office:value-type="string" calcext:value-type="string">
            <text:p>PCB Terminal, Header, 5.08 mm, 1x9 pin, 300V, 15A, Closed Sides, Horizontal/90Â°/Right Angl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R-D(5.08)-9PIN</text:p>
          </table:table-cell>
          <table:table-cell office:value-type="string" calcext:value-type="string">
            <text:p>THD_Terminal_Phoenix:HDRV9W140P508N_1X9_4772X1200X857_MSTBA2,5xx-Phoenix</text:p>
          </table:table-cell>
          <table:table-cell office:value-type="string" calcext:value-type="string">
            <text:p>https://www.tme.eu/Document/bd2d6e70cf6c7827e7bc08fd27a407a1/XY2500R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R-D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831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Opposite Part: XY2500F-B(5.08)-9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10PIN, 10p, 5.08, vertical</text:p>
          </table:table-cell>
          <table:table-cell office:value-type="string" calcext:value-type="string">
            <text:p>PCB Terminal, Header, 5.08 mm, 1x10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10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10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12PIN, 12p, 5.08, vertical</text:p>
          </table:table-cell>
          <table:table-cell office:value-type="string" calcext:value-type="string">
            <text:p>PCB Terminal, Header, 5.08 mm, 1x12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1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12P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BG-5-PB-12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12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2PIN, 2p, 5.08, vertical</text:p>
          </table:table-cell>
          <table:table-cell office:value-type="string" calcext:value-type="string">
            <text:p>PCB Terminal, Header, 5.08 mm, 1x2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XY2500V-C(5.08)-2PI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3PIN, 3p, 5.08, vertical</text:p>
          </table:table-cell>
          <table:table-cell office:value-type="string" calcext:value-type="string">
            <text:p>PCB Terminal, Header, 5.08 mm, 1x3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3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3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4PIN, 4p, 5.08, vertical</text:p>
          </table:table-cell>
          <table:table-cell office:value-type="string" calcext:value-type="string">
            <text:p>PCB Terminal, Header, 5.08 mm, 1x4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4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4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5PIN, 5p, 5.08, vertical</text:p>
          </table:table-cell>
          <table:table-cell office:value-type="string" calcext:value-type="string">
            <text:p>PCB Terminal, Header, 5.08 mm, 1x5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5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5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6PIN, 6p, 5.08, vertical</text:p>
          </table:table-cell>
          <table:table-cell office:value-type="string" calcext:value-type="string">
            <text:p>PCB Terminal, Header, 5.08 mm, 1x6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6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6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7PIN, 7p, 5.08, vertical</text:p>
          </table:table-cell>
          <table:table-cell office:value-type="string" calcext:value-type="string">
            <text:p>PCB Terminal, Header, 5.08 mm, 1x7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7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7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8PIN, 8p, 5.08, vertical</text:p>
          </table:table-cell>
          <table:table-cell office:value-type="string" calcext:value-type="string">
            <text:p>PCB Terminal, Header, 5.08 mm, 1x8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8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8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C(5.08)-9PIN, 9p, 5.08, vertical</text:p>
          </table:table-cell>
          <table:table-cell office:value-type="string" calcext:value-type="string">
            <text:p>PCB Terminal, Header, 5.08 mm, 1x9 pin, 300V, 15A, Open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C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841b748469165851d303a203a1e0f95a/XY2500V-C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C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7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B-9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9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10PIN, 10p, 5.08, vertical</text:p>
          </table:table-cell>
          <table:table-cell office:value-type="string" calcext:value-type="string">
            <text:p>PCB Terminal, Header, 5.08 mm, 1x10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10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10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10P</text:p>
          </table:table-cell>
        </table:table-row>
        <table:table-row table:style-name="ro5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12PIN, 12p, 5.08, vertical</text:p>
          </table:table-cell>
          <table:table-cell office:value-type="string" calcext:value-type="string">
            <text:p>PCB Terminal, Header, 5.08 mm, 1x12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1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12P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BG-5-PW-12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1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2PIN, 2p, 5.08, vertical</text:p>
          </table:table-cell>
          <table:table-cell office:value-type="string" calcext:value-type="string">
            <text:p>PCB Terminal, Header, 5.08 mm, 1x2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2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8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2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2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3PIN, 3p, 5.08, vertical</text:p>
          </table:table-cell>
          <table:table-cell office:value-type="string" calcext:value-type="string">
            <text:p>PCB Terminal, Header, 5.08 mm, 1x3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3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8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3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3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4PIN, 4p, 5.08, vertical</text:p>
          </table:table-cell>
          <table:table-cell office:value-type="string" calcext:value-type="string">
            <text:p>PCB Terminal, Header, 5.08 mm, 1x4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4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4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4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5PIN, 5p, 5.08, vertical</text:p>
          </table:table-cell>
          <table:table-cell office:value-type="string" calcext:value-type="string">
            <text:p>PCB Terminal, Header, 5.08 mm, 1x5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5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5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5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6PIN, 6p, 5.08, vertical</text:p>
          </table:table-cell>
          <table:table-cell office:value-type="string" calcext:value-type="string">
            <text:p>PCB Terminal, Header, 5.08 mm, 1x6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6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6P-G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Opposite Part: XY2500F-B(5.08)-6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7PIN, 7p, 5.08, vertical</text:p>
          </table:table-cell>
          <table:table-cell office:value-type="string" calcext:value-type="string">
            <text:p>PCB Terminal, Header, 5.08 mm, 1x7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7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7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7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8PIN, 8p, 5.08, vertical</text:p>
          </table:table-cell>
          <table:table-cell office:value-type="string" calcext:value-type="string">
            <text:p>PCB Terminal, Header, 5.08 mm, 1x8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8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TBG-5-PW-8P-G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posite Part: XY2500F-B(5.08)-8P</text:p>
          </table:table-cell>
        </table:table-row>
        <table:table-row table:style-name="ro3">
          <table:table-cell office:value-type="string" calcext:value-type="string">
            <text:p>Terminal_Xinya.kicad_sym</text:p>
          </table:table-cell>
          <table:table-cell office:value-type="string" calcext:value-type="string">
            <text:p>XY2500V-D(5.08)-9PIN, 9p, 5.08, vertical</text:p>
          </table:table-cell>
          <table:table-cell office:value-type="string" calcext:value-type="string">
            <text:p>PCB Terminal, Header, 5.08 mm, 1x9 pin, 300V, 15A, Closed sides, Vertica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2500V-D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tme.eu/Document/4bd4ffc303f673a5c891f7316bbd8867/XY2500V-D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Xinlaiya Electronic Co.,LTD</text:p>
          </table:table-cell>
          <table:table-cell office:value-type="string" calcext:value-type="string">
            <text:p>XY2500V-D(5.08)-9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505795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Opposite Part: XY2500F-B(5.08)-9P</text:p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0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0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0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13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3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0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69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69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17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k2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82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1k5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2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63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22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226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6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90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27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2M2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M2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59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47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3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470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5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820R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0R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7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istor_SMD_0603_0.063W_1perc_Generic.kicad_sym</text:p>
          </table:table-cell>
          <table:table-cell office:value-type="string" calcext:value-type="string">
            <text:p>825k, SMD 0603, 0.063W, 1%</text:p>
          </table:table-cell>
          <table:table-cell office:value-type="string" calcext:value-type="string">
            <text:p>Resistor, SMD 0603, 0.063W, 1%, Generi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25k/1%</text:p>
          </table:table-cell>
          <table:table-cell office:value-type="string" calcext:value-type="string">
            <text:p>SMD_Resistor_Generic:RESC1608X38N_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eneric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105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1206_100V_10perc_X7R_Kyocera.kicad_sym</text:p>
          </table:table-cell>
          <table:table-cell office:value-type="string" calcext:value-type="string">
            <text:p>1u, SMD 1206, 100V, 10%, X7R, Kyocera</text:p>
          </table:table-cell>
          <table:table-cell office:value-type="string" calcext:value-type="string">
            <text:p>Capacitor ceramic MLCC, SMD 1206, 100V, 10%, X7R, KGM Seri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/100V</text:p>
          </table:table-cell>
          <table:table-cell office:value-type="string" calcext:value-type="string">
            <text:p>SMD_Capacitor_NonPolarised_Generic:CAPC3216X190N_1206</text:p>
          </table:table-cell>
          <table:table-cell office:value-type="string" calcext:value-type="string">
            <text:p>https://datasheets.kyocera-avx.com/X7RDielectric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KGM31HR72A105K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20223498</text:p>
          </table:table-cell>
          <table:table-cell office:value-type="string" calcext:value-type="string">
            <text:p>581-KGM31HR72A105K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GM31HR72A105KU</text:p>
          </table:table-cell>
          <table:table-cell office:value-type="string" calcext:value-type="string">
            <text:p>1657939</text:p>
          </table:table-cell>
          <table:table-cell office:value-type="string" calcext:value-type="string">
            <text:p>478-KGM31HR72A105KUCT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ld MPN: 12061C105KAT2A</text:p>
          </table:table-cell>
        </table:table-row>
        <table:table-row table:style-name="ro3">
          <table:table-cell office:value-type="string" calcext:value-type="string">
            <text:p>Capacitor_Elyt_SMD_10V_20perc_S-Series_Panasonic.kicad_sym</text:p>
          </table:table-cell>
          <table:table-cell office:value-type="string" calcext:value-type="string">
            <text:p>220u, SMD, 10V, +/-20%, Panasonic</text:p>
          </table:table-cell>
          <table:table-cell office:value-type="string" calcext:value-type="string">
            <text:p>Capacitor electrolytic, SMD, 10V, 2000Hrs @85Â°C, S Series, Panasonic</text:p>
          </table:table-cell>
          <table:table-cell office:value-type="string" calcext:value-type="string">
            <text:p>E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0u/10V</text:p>
          </table:table-cell>
          <table:table-cell office:value-type="string" calcext:value-type="string">
            <text:p>SMD_Capacitor_Elyt_Panasonic:CAPAE830X620N_Panasonic-E</text:p>
          </table:table-cell>
          <table:table-cell office:value-type="string" calcext:value-type="string">
            <text:p>https://industrial.panasonic.com/cdbs/www-data/pdf/RDE0000/ABA0000C114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1AA221P</text:p>
          </table:table-cell>
          <table:table-cell office:value-type="string" calcext:value-type="string">
            <text:p>220 10 S</text:p>
          </table:table-cell>
          <table:table-cell office:value-type="string" calcext:value-type="string">
            <text:p>C167640</text:p>
          </table:table-cell>
          <table:table-cell office:value-type="string" calcext:value-type="string">
            <text:p>667-EEE-1AA221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5626</text:p>
          </table:table-cell>
          <table:table-cell office:value-type="string" calcext:value-type="string">
            <text:p>PCE3870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0_100V_5perc_C0G-NP0_SRPassives.kicad_sym</text:p>
          </table:table-cell>
          <table:table-cell office:value-type="string" calcext:value-type="string">
            <text:p>100p, THD 2.50mm, 100V, 5%, C0G/NP0, SRPassives</text:p>
          </table:table-cell>
          <table:table-cell office:value-type="string" calcext:value-type="string">
            <text:p>Capacitor ceramic, THD 2.50mm, 100V, 5%, C0G/NP0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p/100V</text:p>
          </table:table-cell>
          <table:table-cell office:value-type="string" calcext:value-type="string">
            <text:p>THD_Capacitor_Generic:CAPRB250W50D350T150H3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100P/2.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100P/2.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0_100V_5perc_C0G-NP0_SRPassives.kicad_sym</text:p>
          </table:table-cell>
          <table:table-cell office:value-type="string" calcext:value-type="string">
            <text:p>15p, THD 2.50mm, 100V, 5%, C0G/NP0, SRPassives</text:p>
          </table:table-cell>
          <table:table-cell office:value-type="string" calcext:value-type="string">
            <text:p>Capacitor ceramic, THD 2.50mm, 100V, 5%, C0G/NP0, SRPassives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p/100V</text:p>
          </table:table-cell>
          <table:table-cell office:value-type="string" calcext:value-type="string">
            <text:p>THD_Capacitor_Generic:CAPRB250W50D350T150H3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CCK-15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K-15P/2.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ransistor_Toshiba.kicad_sym</text:p>
          </table:table-cell>
          <table:table-cell office:value-type="string" calcext:value-type="string">
            <text:p>T2N7002BK, SOT23, N-Mosfet, 60V, 400mA, Toshiba</text:p>
          </table:table-cell>
          <table:table-cell office:value-type="string" calcext:value-type="string">
            <text:p>Transistor MOSFET N-Channel, SMD, 60V, 400mA, 1.75â„¦, Vgs(th) 2.1V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www.tme.eu/Document/b8cc1aa6895e6a60ab2a73784061b767/T2N7002BK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shi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146372</text:p>
          </table:table-cell>
          <table:table-cell office:value-type="string" calcext:value-type="string">
            <text:p>757-T2N7002BKLM</text:p>
          </table:table-cell>
          <table:table-cell office:value-type="string" calcext:value-type="string">
            <text:p>171-2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2N7002BK</text:p>
          </table:table-cell>
          <table:table-cell office:value-type="string" calcext:value-type="string">
            <text:p>3872309</text:p>
          </table:table-cell>
          <table:table-cell office:value-type="string" calcext:value-type="string">
            <text:p>T2N7002BKLMCT-ND</text:p>
          </table:table-cell>
          <table:table-cell office:value-type="string" calcext:value-type="string">
            <text:p>T1110095</text:p>
          </table:table-cell>
          <table:table-cell office:value-type="string" calcext:value-type="string">
            <text:p>123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Capacitor_Ceramic_SMD_0603_50V_10perc_X7R_Yageo.kicad_sym</text:p>
          </table:table-cell>
          <table:table-cell office:value-type="string" calcext:value-type="string">
            <text:p>22n, SMD 0603, 50V, 10%, X7R, Yageo</text:p>
          </table:table-cell>
          <table:table-cell office:value-type="string" calcext:value-type="string">
            <text:p>Capacitor ceramic MLCC, SMD 0603, 50V, 10%, X7R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SMD_Capacitor_NonPolarised_Generic:CAPC1608X80N_0603</text:p>
          </table:table-cell>
          <table:table-cell office:value-type="string" calcext:value-type="string">
            <text:p>https://www.tme.eu/Document/fbb9415081fcefba62c0f8bbf5b21210/UPY-GPHC_X7R_6.3V-to-50V_2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PX7R9BB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852984</text:p>
          </table:table-cell>
          <table:table-cell office:value-type="string" calcext:value-type="string">
            <text:p>603-CC603KPX7R9BB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2-88-024</text:p>
          </table:table-cell>
          <table:table-cell office:value-type="string" calcext:value-type="string">
            <text:p>CC0603KPX7R9223</text:p>
          </table:table-cell>
          <table:table-cell office:value-type="string" calcext:value-type="string">
            <text:p>3764511</text:p>
          </table:table-cell>
          <table:table-cell office:value-type="string" calcext:value-type="string">
            <text:p>13-CC0603KPX7R9BB223CT-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VS_Semtech.kicad_sym</text:p>
          </table:table-cell>
          <table:table-cell office:value-type="string" calcext:value-type="string">
            <text:p>UCLAMP3301D.TCT, SOD323, Unidir, 3.3V, Semtech</text:p>
          </table:table-cell>
          <table:table-cell office:value-type="string" calcext:value-type="string">
            <text:p>TVS Diode, Unidirectional, Vrwm: 3.3V, 100W, uClamp Series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CLAMP3301D.TCT</text:p>
          </table:table-cell>
          <table:table-cell office:value-type="string" calcext:value-type="string">
            <text:p>SMD_Semiconductor_Generic:SOD2516X110N_SOD-323_SC-76</text:p>
          </table:table-cell>
          <table:table-cell office:value-type="string" calcext:value-type="string">
            <text:p>https://www.tme.eu/Document/aa8e311704b48c9a68d77d81e0c0adf5/uclamp3301d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UCLAMP3301D.TCT</text:p>
          </table:table-cell>
          <table:table-cell office:value-type="string" calcext:value-type="string">
            <text:p>3U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UCLAMP3301D.TCT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2.54_100V_5perc_C0G-NP0_Kemet.kicad_sym</text:p>
          </table:table-cell>
          <table:table-cell office:value-type="string" calcext:value-type="string">
            <text:p>390p, THD 2.54mm, 100V, 5%, C0G/NP0, Kemet</text:p>
          </table:table-cell>
          <table:table-cell office:value-type="string" calcext:value-type="string">
            <text:p>Capacitor ceramic MLCC, THD 2.54mm, 100V, 5%, C0G/NP0, Kemet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90p/100V</text:p>
          </table:table-cell>
          <table:table-cell office:value-type="string" calcext:value-type="string">
            <text:p>THD_Capacitor_Kemet:CAPRR254W50L381T254H314_C315_Kemet</text:p>
          </table:table-cell>
          <table:table-cell office:value-type="string" calcext:value-type="string">
            <text:p>https://4donline.ihs.com/images/VipMasterIC/IC/KEME/KEME-S-A0019495103/KEME-S-A0019495103-1.pdf?hkey=6D3A4C79FDBF58556ACFDE234799DDF0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391J1G5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1622711</text:p>
          </table:table-cell>
          <table:table-cell office:value-type="string" calcext:value-type="string">
            <text:p>80-C315C391J1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39045</text:p>
          </table:table-cell>
          <table:table-cell office:value-type="string" calcext:value-type="string">
            <text:p>399-9735-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SMD_1206_16V_10perc_X5R_Yaego.kicad_sym</text:p>
          </table:table-cell>
          <table:table-cell office:value-type="string" calcext:value-type="string">
            <text:p>4u7, SMD 1206, 16V, 10%, X5R, Yaego</text:p>
          </table:table-cell>
          <table:table-cell office:value-type="string" calcext:value-type="string">
            <text:p>Capacitor ceramic MLCC, SMD 1206, 16V, 10%, X5R, Yageo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u7/16V</text:p>
          </table:table-cell>
          <table:table-cell office:value-type="string" calcext:value-type="string">
            <text:p>SMD_Capacitor_NonPolarised_Generic:CAPC3216X160N_1206</text:p>
          </table:table-cell>
          <table:table-cell office:value-type="string" calcext:value-type="string">
            <text:p>https://www.yageo.com/en/Chart/Download/pdf/CC1206KKX5R7BB47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KX5R7BB4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3-CC126KKX5R7BB47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5802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rystalResonator_SRPassives.kicad_sym</text:p>
          </table:table-cell>
          <table:table-cell office:value-type="string" calcext:value-type="string">
            <text:p>WTL3M23500RH, SMD, 24MHz, SRPassives</text:p>
          </table:table-cell>
          <table:table-cell office:value-type="string" calcext:value-type="string">
            <text:p>Crystal Resonator, 9pF, 10ppm, -55 to 125Â°C</text:p>
          </table:table-cell>
          <table:table-cell office:value-type="string" calcext:value-type="string">
            <text:p>Crystal,quart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SMD_CrystalResonator_SRPassives:XTALDFN32X25X70_4N_SRPassives</text:p>
          </table:table-cell>
          <table:table-cell office:value-type="string" calcext:value-type="string">
            <text:p>https://www.tme.eu/Document/9cb2d0edad968d8543e7bc99995fd180/3235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WTL3M23500RH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25-24M-SR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iodes.kicad_sym</text:p>
          </table:table-cell>
          <table:table-cell office:value-type="string" calcext:value-type="string">
            <text:p>AZ431LANTR-E1, SOT23, 1.24V, 0.1mA, 0.5 %, Lead-Free, Diodes</text:p>
          </table:table-cell>
          <table:table-cell office:value-type="string" calcext:value-type="string">
            <text:p>Adjustable Precision Shunt Regulator 1.24V, SOT-23/N, 0.5 %, Vka: max36V, Ika: 0.1-100mA, Lead-F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Z431L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atasheet.lcsc.com/lcsc/1809081612_Diodes-Incorporated-AZ431LBNTR-G1_C15486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Z431LANTR-E1</text:p>
          </table:table-cell>
          <table:table-cell office:value-type="string" calcext:value-type="string">
            <text:p>EA6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94280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iodes.kicad_sym</text:p>
          </table:table-cell>
          <table:table-cell office:value-type="string" calcext:value-type="string">
            <text:p>AZ431LANTR-G1, SOT23, 1.24V, 0.1mA, 0.5 %, Green, Diodes</text:p>
          </table:table-cell>
          <table:table-cell office:value-type="string" calcext:value-type="string">
            <text:p>Adjustable Precision Shunt Regulator 1.24V, SOT-23/N, 0.5 %, Vka: max36V, Ika: 0.1-100mA, Gree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Z431L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atasheet.lcsc.com/lcsc/1809081612_Diodes-Incorporated-AZ431LBNTR-G1_C15486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Z431LANTR-G1</text:p>
          </table:table-cell>
          <table:table-cell office:value-type="string" calcext:value-type="string">
            <text:p>GA6</text:p>
          </table:table-cell>
          <table:table-cell office:value-type="string" calcext:value-type="string">
            <text:p>C460576</text:p>
          </table:table-cell>
          <table:table-cell office:value-type="string" calcext:value-type="string">
            <text:p>621-AZ431LANTR-G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8309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iodes.kicad_sym</text:p>
          </table:table-cell>
          <table:table-cell office:value-type="string" calcext:value-type="string">
            <text:p>AZ431LBNTR-E1, SOT23, 1.24V, 0.1mA, 1.0 %, Lead-Free, Diodes</text:p>
          </table:table-cell>
          <table:table-cell office:value-type="string" calcext:value-type="string">
            <text:p>Adjustable Precision Shunt Regulator 1.24V, SOT-23/N, 1.0 %, Vka: max36V, Ika: 0.1-100mA, Lead-F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Z431L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atasheet.lcsc.com/lcsc/1809081612_Diodes-Incorporated-AZ431LBNTR-G1_C15486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Z431LBNTR-E1</text:p>
          </table:table-cell>
          <table:table-cell office:value-type="string" calcext:value-type="string">
            <text:p>EA7</text:p>
          </table:table-cell>
          <table:table-cell office:value-type="string" calcext:value-type="string">
            <text:p>C460670</text:p>
          </table:table-cell>
          <table:table-cell office:value-type="string" calcext:value-type="string">
            <text:p>621-AZ431LBNTR-E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4280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EOL! Use AZ431LBNTR-G1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iodes.kicad_sym</text:p>
          </table:table-cell>
          <table:table-cell office:value-type="string" calcext:value-type="string">
            <text:p>AZ431LBNTR-G1, SOT23, 1.24V, 0.1mA, 1.0 %, Green, Diodes</text:p>
          </table:table-cell>
          <table:table-cell office:value-type="string" calcext:value-type="string">
            <text:p>Adjustable Precision Shunt Regulator 1.24V, SOT-23/N, 1.0 %, Vka: max36V, Ika: 0.1-100mA, Gree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Z431L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atasheet.lcsc.com/lcsc/1809081612_Diodes-Incorporated-AZ431LBNTR-G1_C154868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Z431LBNTR-G1</text:p>
          </table:table-cell>
          <table:table-cell office:value-type="string" calcext:value-type="string">
            <text:p>GA7</text:p>
          </table:table-cell>
          <table:table-cell office:value-type="string" calcext:value-type="string">
            <text:p>C154868</text:p>
          </table:table-cell>
          <table:table-cell office:value-type="string" calcext:value-type="string">
            <text:p>621-AZ431LBNTR-G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Z431LBNTR-G1</text:p>
          </table:table-cell>
          <table:table-cell office:value-type="string" calcext:value-type="string">
            <text:p>34830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5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iode_Diodes.kicad_sym</text:p>
          </table:table-cell>
          <table:table-cell office:value-type="string" calcext:value-type="string">
            <text:p>TL431B, SOT23, 2.495V, 1-100mA, Diodes</text:p>
          </table:table-cell>
          <table:table-cell office:value-type="string" calcext:value-type="string">
            <text:p>Adjustable Precision Shunt Regulator 2.495V, SOT-23, 0.5 %, Vka: max36V, Ika: 1-100mA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L431B</text:p>
          </table:table-cell>
          <table:table-cell office:value-type="string" calcext:value-type="string">
            <text:p>SMD_Semiconductor_Generic:SOT95P250X110-3N_SOT23-3</text:p>
          </table:table-cell>
          <table:table-cell office:value-type="string" calcext:value-type="string">
            <text:p>https://datasheet.lcsc.com/lcsc/1810181648_Diodes-Incorporated-TL431BSA-7_C97730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L431BSA-7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97730</text:p>
          </table:table-cell>
          <table:table-cell office:value-type="string" calcext:value-type="string">
            <text:p>621-TL431BSA-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4056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10P, THD, 1x10 Pin, RM2.54mm, Vertical, Male, Ninigi</text:p>
          </table:table-cell>
          <table:table-cell office:value-type="string" calcext:value-type="string">
            <text:p>Connector Header Locked, 1x10 pin, 2.54mm, Vertical, White</text:p>
          </table:table-cell>
          <table:table-cell office:value-type="string" calcext:value-type="string">
            <text:p>CON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10P</text:p>
          </table:table-cell>
          <table:table-cell office:value-type="string" calcext:value-type="string">
            <text:p>THD_Header_Ninigi:HDRV10W64P254H115N_NS25-W10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10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10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2P, THD, 1x2 Pin, RM2.54mm, Vertical, Male, Ninigi</text:p>
          </table:table-cell>
          <table:table-cell office:value-type="string" calcext:value-type="string">
            <text:p>Connector Header Locked, 1x2 pin, 2.54mm, Vertical, White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2P</text:p>
          </table:table-cell>
          <table:table-cell office:value-type="string" calcext:value-type="string">
            <text:p>THD_Header_Ninigi:HDRV2W64P254H115N_NS25-W2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2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2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3P, THD, 1x3 Pin, RM2.54mm, Vertical, Male, Ninigi</text:p>
          </table:table-cell>
          <table:table-cell office:value-type="string" calcext:value-type="string">
            <text:p>Connector Header Locked, 1x3 pin, 2.54mm, Vertical, White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3P</text:p>
          </table:table-cell>
          <table:table-cell office:value-type="string" calcext:value-type="string">
            <text:p>THD_Header_Ninigi:HDRV3W64P254H115N_NS25-W3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3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3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4P, THD, 1x4 Pin, RM2.54mm, Vertical, Male, Ninigi</text:p>
          </table:table-cell>
          <table:table-cell office:value-type="string" calcext:value-type="string">
            <text:p>Connector Header Locked, 1x4 pin, 2.54mm, Vertical, White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4P</text:p>
          </table:table-cell>
          <table:table-cell office:value-type="string" calcext:value-type="string">
            <text:p>THD_Header_Ninigi:HDRV4W64P254H115N_NS25-W4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4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4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5P, THD, 1x5 Pin, RM2.54mm, Vertical, Male, Ninigi</text:p>
          </table:table-cell>
          <table:table-cell office:value-type="string" calcext:value-type="string">
            <text:p>Connector Header Locked, 1x5 pin, 2.54mm, Vertical, White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5P</text:p>
          </table:table-cell>
          <table:table-cell office:value-type="string" calcext:value-type="string">
            <text:p>THD_Header_Ninigi:HDRV5W64P254H115N_NS25-W5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5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5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6P, THD, 1x6 Pin, RM2.54mm, Vertical, Male, Ninigi</text:p>
          </table:table-cell>
          <table:table-cell office:value-type="string" calcext:value-type="string">
            <text:p>Connector Header Locked, 1x6 pin, 2.54mm, Vertical, White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6P</text:p>
          </table:table-cell>
          <table:table-cell office:value-type="string" calcext:value-type="string">
            <text:p>THD_Header_Ninigi:HDRV6W64P254H115N_NS25-W6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6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6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7P, THD, 1x7 Pin, RM2.54mm, Vertical, Male, Ninigi</text:p>
          </table:table-cell>
          <table:table-cell office:value-type="string" calcext:value-type="string">
            <text:p>Connector Header Locked, 1x7 pin, 2.54mm, Vertical, White</text:p>
          </table:table-cell>
          <table:table-cell office:value-type="string" calcext:value-type="string">
            <text:p>CON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7P</text:p>
          </table:table-cell>
          <table:table-cell office:value-type="string" calcext:value-type="string">
            <text:p>THD_Header_Ninigi:HDRV7W64P254H115N_NS25-W7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7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7P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8P, THD, 1x8 Pin, RM2.54mm, Vertical, Male, Ninigi</text:p>
          </table:table-cell>
          <table:table-cell office:value-type="string" calcext:value-type="string">
            <text:p>Connector Header Locked, 1x8 pin, 2.54mm, Vertical, White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8P</text:p>
          </table:table-cell>
          <table:table-cell office:value-type="string" calcext:value-type="string">
            <text:p>THD_Header_Ninigi:HDRV8W64P254H115N_NS25-W8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8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8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Header_Ninigi.kicad_sym</text:p>
          </table:table-cell>
          <table:table-cell office:value-type="string" calcext:value-type="string">
            <text:p>NS25-W9P, THD, 1x9 Pin, RM2.54mm, Vertical, Male, Ninigi</text:p>
          </table:table-cell>
          <table:table-cell office:value-type="string" calcext:value-type="string">
            <text:p>Connector Header Locked, 1x9 pin, 2.54mm, Vertical, White</text:p>
          </table:table-cell>
          <table:table-cell office:value-type="string" calcext:value-type="string">
            <text:p>CON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25-W9P</text:p>
          </table:table-cell>
          <table:table-cell office:value-type="string" calcext:value-type="string">
            <text:p>THD_Header_Ninigi:HDRV9W64P254H115N_NS25-W9_NINIGI</text:p>
          </table:table-cell>
          <table:table-cell office:value-type="string" calcext:value-type="string">
            <text:p>https://www.tme.eu/Document/f4fbc03349849389d5a444932ab1e0cf/ns25-w2p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NS25-W9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NS25-W9P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pacitor_Ceramic_THD5.00_1000V_10perc_X7R_Generic.kicad_sym</text:p>
          </table:table-cell>
          <table:table-cell office:value-type="string" calcext:value-type="string">
            <text:p>2n2, THD 5.00mm, 1000V, +/-10%, X7R, Generic</text:p>
          </table:table-cell>
          <table:table-cell office:value-type="string" calcext:value-type="string">
            <text:p>Capacitor ceramic MLCC, THD 5.00mm, 1000V, 10%, X7R, Generic</text:p>
          </table:table-cell>
          <table:table-cell office:value-type="string" calcext:value-type="string">
            <text:p>C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/100V</text:p>
          </table:table-cell>
          <table:table-cell office:value-type="string" calcext:value-type="string">
            <text:p>THD_Capacitor_Generic:CAPRR500W50L550T350H6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1620189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5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Vishay.kicad_sym</text:p>
          </table:table-cell>
          <table:table-cell office:value-type="string" calcext:value-type="string">
            <text:p>SM6T33CA-E3/52, DO214AA, Bidir, 33V, Vishay</text:p>
          </table:table-cell>
          <table:table-cell office:value-type="string" calcext:value-type="string">
            <text:p>TVS diode, Bidirectional, Vbr: 33V, SM6T series, bidirectional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33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vishay.com/docs/88385/sm6t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6T33CA-E3/52</text:p>
          </table:table-cell>
          <table:table-cell office:value-type="string" calcext:value-type="string">
            <text:p>MG7</text:p>
          </table:table-cell>
          <table:table-cell office:value-type="string" calcext:value-type="string">
            <text:p>C1976341</text:p>
          </table:table-cell>
          <table:table-cell office:value-type="string" calcext:value-type="string">
            <text:p>625-SM6T33CA-E3</text:p>
          </table:table-cell>
          <table:table-cell office:value-type="string" calcext:value-type="string">
            <text:p>699-7997</text:p>
          </table:table-cell>
          <table:table-cell office:value-type="string" calcext:value-type="string">
            <text:p>301-52-332</text:p>
          </table:table-cell>
          <table:table-cell office:value-type="string" calcext:value-type="string">
            <text:p>SM6T33CA-E3/52</text:p>
          </table:table-cell>
          <table:table-cell office:value-type="string" calcext:value-type="string">
            <text:p>3373173</text:p>
          </table:table-cell>
          <table:table-cell office:value-type="string" calcext:value-type="string">
            <text:p>SM6T33CA-E3/52GICT-ND</text:p>
          </table:table-cell>
          <table:table-cell office:value-type="string" calcext:value-type="string">
            <text:p>T118681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VS_Vishay.kicad_sym</text:p>
          </table:table-cell>
          <table:table-cell office:value-type="string" calcext:value-type="string">
            <text:p>SM6T36CA-E3/52, DO214AA, Bidir, 36V, Vishay</text:p>
          </table:table-cell>
          <table:table-cell office:value-type="string" calcext:value-type="string">
            <text:p>TVS diode, Bidirectional, Vbr: 36V, SM6T series, bidirectional, 600W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SMD_Semiconductor_Generic:DIOM5539X261N_DO214AA_SMB-J</text:p>
          </table:table-cell>
          <table:table-cell office:value-type="string" calcext:value-type="string">
            <text:p>https://www.tme.eu/Document/403cd697bbcc449b3f73ca122610e73d/sm6t.pd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6T36CA-E3/52</text:p>
          </table:table-cell>
          <table:table-cell office:value-type="string" calcext:value-type="string">
            <text:p>CK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25-SM6T36CA-E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6T36CA-E3/52</text:p>
          </table:table-cell>
          <table:table-cell office:value-type="string" calcext:value-type="string">
            <text:p>3774606</text:p>
          </table:table-cell>
          <table:table-cell office:value-type="string" calcext:value-type="string">
            <text:p>SM6T36CA-E3/52GICT-ND</text:p>
          </table:table-cell>
          <table:table-cell office:value-type="string" calcext:value-type="string">
            <text:p>T1193786</text:p>
          </table:table-cell>
          <table:table-cell office:value-type="string" calcext:value-type="string">
            <text:p>39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rystalResonator_YIC.kicad_sym</text:p>
          </table:table-cell>
          <table:table-cell office:value-type="string" calcext:value-type="string">
            <text:p>16.00M-HC49-S, THD, 16MHz, Low Height{colon} 3.5mm, YIC</text:p>
          </table:table-cell>
          <table:table-cell office:value-type="string" calcext:value-type="string">
            <text:p>Crystal Resonator, Cs: 20pF, Cload: 7pF, 30ppm, ESR: 40Î©, -20 to 70Â°C, h:3.5mm</text:p>
          </table:table-cell>
          <table:table-cell office:value-type="string" calcext:value-type="string">
            <text:p>Crystal,quar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D_Crystal_Generic:XTAL_TH_HC49UV-2N_Generic</text:p>
          </table:table-cell>
          <table:table-cell office:value-type="string" calcext:value-type="string">
            <text:p>https://www.tme.eu/Document/f66bf60257c9f23ef7a204a968cd6195/YIC-49US_49SMT-quartz_crystal.pd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YIC</text:p>
          </table:table-cell>
          <table:table-cell office:value-type="string" calcext:value-type="string">
            <text:p>16.00M-HC49-S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16.00M-HC49-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3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number-columns-repeated="21"/>
        </table:table-row>
        <table:table-row table:style-name="ro1" table:number-rows-repeated="104686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1" table:target-range-address="'Export for GitHUB'.A1:'Export for GitHUB'.W17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sk" number:country="SK">€</number:currency-symbol>
    </number:currency-style>
    <number:currency-style style:name="N119">
      <number:text>-</number:text>
      <number:number number:decimal-places="4" number:min-decimal-places="4" number:min-integer-digits="1" number:grouping="true"/>
      <number:text> </number:text>
      <number:currency-symbol number:language="sk" number:country="SK">€</number:currency-symbol>
      <style:map style:condition="value()&gt;=0" style:apply-style-name="N119P0"/>
    </number:currency-style>
    <style:style style:name="Default" style:family="table-cell">
      <style:table-cell-properties style:diagonal-bl-tr="none" style:diagonal-tl-br="none" fo:background-color="transparent"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nLib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14:18:49.73176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KLAD-2024.06.19.RAW" style:display-name="PageStyle_SKLAD-2024.06.19.RA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iltered_20_view" style:display-name="PageStyle_Filtered vie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Janiš Peter</dc:creator>
    <dc:date>2025-10-03T14:18:41.786818600</dc:date>
    <meta:editing-cycles>46</meta:editing-cycles>
    <meta:editing-duration>P2DT6H3M9S</meta:editing-duration>
    <meta:generator>LibreOffice/25.2.5.2$Windows_X86_64 LibreOffice_project/03d19516eb2e1dd5d4ccd751a0d6f35f35e08022</meta:generator>
    <meta:print-date>2025-10-03T14:14:28.723690300</meta:print-date>
    <meta:printed-by>PDF files: Janiš Peter</meta:printed-by>
    <dc:title>Z Elektrik KiCad Library listing</dc:title>
    <meta:document-statistic meta:table-count="2" meta:cell-count="34078" meta:object-count="0"/>
  </office:meta>
</office:document-meta>
</file>